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ans Serif" svg:font-family="'Sans Serif'"/>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348cm"/>
    </style:style>
    <style:style style:name="co3" style:family="table-column">
      <style:table-column-properties fo:break-before="auto" style:column-width="4.163cm"/>
    </style:style>
    <style:style style:name="co4" style:family="table-column">
      <style:table-column-properties fo:break-before="auto" style:column-width="2.787cm"/>
    </style:style>
    <style:style style:name="co5" style:family="table-column">
      <style:table-column-properties fo:break-before="auto" style:column-width="3.669cm"/>
    </style:style>
    <style:style style:name="co6" style:family="table-column">
      <style:table-column-properties fo:break-before="auto" style:column-width="0.635cm"/>
    </style:style>
    <style:style style:name="co7" style:family="table-column">
      <style:table-column-properties fo:break-before="auto" style:column-width="4.269cm"/>
    </style:style>
    <style:style style:name="co8" style:family="table-column">
      <style:table-column-properties fo:break-before="auto" style:column-width="3.493cm"/>
    </style:style>
    <style:style style:name="co9" style:family="table-column">
      <style:table-column-properties fo:break-before="auto" style:column-width="0.388cm"/>
    </style:style>
    <style:style style:name="co10" style:family="table-column">
      <style:table-column-properties fo:break-before="auto" style:column-width="4.445cm"/>
    </style:style>
    <style:style style:name="co11" style:family="table-column">
      <style:table-column-properties fo:break-before="auto" style:column-width="1.376cm"/>
    </style:style>
    <style:style style:name="co12" style:family="table-column">
      <style:table-column-properties fo:break-before="auto" style:column-width="2.267cm"/>
    </style:style>
    <style:style style:name="ro1" style:family="table-row">
      <style:table-row-properties style:row-height="0.388cm" fo:break-before="auto" style:use-optimal-row-height="false"/>
    </style:style>
    <style:style style:name="ro2" style:family="table-row">
      <style:table-row-properties style:row-height="0.282cm" fo:break-before="auto" style:use-optimal-row-height="false"/>
    </style:style>
    <style:style style:name="ro3" style:family="table-row">
      <style:table-row-properties style:row-height="0.39cm" fo:break-before="auto" style:use-optimal-row-height="false"/>
    </style:style>
    <style:style style:name="ro4" style:family="table-row">
      <style:table-row-properties style:row-height="0.427cm" fo:break-before="auto" style:use-optimal-row-height="true"/>
    </style:style>
    <style:style style:name="ta1" style:family="table" style:master-page-name="Standard1">
      <style:table-properties table:display="true" style:writing-mode="lr-tb"/>
    </style:style>
    <style:style style:name="ce1" style:family="table-cell" style:parent-style-name="Default">
      <style:table-cell-properties fo:background-color="#e6e6e6" style:cell-protect="protected" style:print-content="true" style:vertical-align="middle"/>
      <style:text-properties fo:color="#000000" style:font-name="Sans Serif" fo:font-size="7pt"/>
    </style:style>
    <style:style style:name="ce2" style:family="table-cell" style:parent-style-name="Default">
      <style:text-properties fo:font-size="7pt"/>
    </style:style>
    <style:style style:name="ce3" style:family="table-cell" style:parent-style-name="Default">
      <style:table-cell-properties fo:background-color="#ffffff" style:cell-protect="none" style:print-content="true" style:vertical-align="middle"/>
      <style:text-properties fo:color="#000000" style:font-name="Sans Serif" fo:font-size="7pt" fo:font-weight="bold"/>
    </style:style>
    <style:style style:name="ce4" style:family="table-cell" style:parent-style-name="Default">
      <style:table-cell-properties style:vertical-align="middle"/>
      <style:text-properties fo:font-size="7pt"/>
    </style:style>
    <style:style style:name="ce5" style:family="table-cell" style:parent-style-name="Default">
      <style:table-cell-properties fo:background-color="#ffffff" style:cell-protect="none" style:print-content="true" style:vertical-align="middle"/>
      <style:text-properties fo:color="#000000" style:font-name="Sans Serif" fo:font-size="7pt"/>
    </style:style>
    <style:style style:name="ce6" style:family="table-cell" style:parent-style-name="Default">
      <style:table-cell-properties fo:background-color="#ff9966" style:cell-protect="protected" style:print-content="true" style:vertical-align="middle"/>
      <style:text-properties fo:color="#000000" style:font-name="Sans Serif" fo:font-size="7pt"/>
    </style:style>
    <style:style style:name="ce7" style:family="table-cell" style:parent-style-name="Default">
      <style:table-cell-properties fo:background-color="#00ae00" style:cell-protect="protected" style:print-content="true" style:vertical-align="middle"/>
      <style:text-properties fo:color="#000000" style:font-name="Sans Serif" fo:font-size="7pt"/>
    </style:style>
    <style:style style:name="ce8" style:family="table-cell" style:parent-style-name="Default">
      <style:table-cell-properties fo:background-color="#e6e6e6"/>
      <style:text-properties fo:font-size="7pt"/>
    </style:style>
    <style:style style:name="ce9" style:family="table-cell" style:parent-style-name="Default">
      <style:table-cell-properties fo:background-color="#ffff99" style:cell-protect="protected" style:print-content="true" style:vertical-align="middle"/>
      <style:text-properties fo:color="#000000" style:font-name="Sans Serif" fo:font-size="7pt"/>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Default"/>
        <table:table-column table:style-name="co4" table:default-cell-style-name="Default"/>
        <table:table-column table:style-name="co5" table:number-columns-repeated="2" table:default-cell-style-name="Default"/>
        <table:table-column table:style-name="co3"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241" table:default-cell-style-name="Default"/>
        <table:table-row table:style-name="ro1">
          <table:table-cell table:style-name="ce1" office:value-type="string">
            <text:p>Category</text:p>
          </table:table-cell>
          <table:table-cell table:style-name="ce1" office:value-type="string">
            <text:p>Standard Name</text:p>
          </table:table-cell>
          <table:table-cell table:style-name="ce1" office:value-type="string">
            <text:p>Current Name</text:p>
          </table:table-cell>
          <table:table-cell table:style-name="ce1" office:value-type="string">
            <text:p>Description (Icon Name Standard)</text:p>
          </table:table-cell>
          <table:table-cell table:style-name="ce1" office:value-type="string">
            <text:p>In Name Spec?</text:p>
          </table:table-cell>
          <table:table-cell table:style-name="ce1" office:value-type="string">
            <text:p>KDE Usage</text:p>
          </table:table-cell>
          <table:table-cell table:style-name="ce1" office:value-type="string">
            <text:p>Status</text:p>
          </table:table-cell>
          <table:table-cell table:style-name="ce8"/>
          <table:table-cell table:style-name="ce1" office:value-type="string">
            <text:p>Comments</text:p>
          </table:table-cell>
          <table:table-cell table:style-name="ce1" office:value-type="string">
            <text:p>Assigned Artist</text:p>
          </table:table-cell>
          <table:table-cell table:style-name="ce1" office:value-type="string">
            <text:p>Signing Artist</text:p>
          </table:table-cell>
          <table:table-cell table:style-name="ce8"/>
          <table:table-cell table:style-name="ce1" office:value-type="string">
            <text:p>Statuses</text:p>
          </table:table-cell>
          <table:table-cell table:style-name="ce8" table:number-columns-repeated="242"/>
        </table:table-row>
        <table:table-row table:style-name="ro1">
          <table:table-cell office:value-type="string">
            <text:p>actions</text:p>
          </table:table-cell>
          <table:table-cell office:value-type="string">
            <text:p>about-kde</text:p>
          </table:table-cell>
          <table:table-cell office:value-type="string">
            <text:p>about_kde</text:p>
          </table:table-cell>
          <table:table-cell office:value-type="string">
            <text:p>none</text:p>
          </table:table-cell>
          <table:table-cell office:value-type="string">
            <text:p>no</text:p>
          </table:table-cell>
          <table:table-cell office:value-type="string">
            <text:p>help menu</text:p>
          </table:table-cell>
          <table:table-cell table:style-name="ce2"/>
          <table:table-cell table:style-name="ce2" table:formula="oooc:=IF(ISBLANK([.G2];&quot;approval&quot;);0;IF(EXACT([.G2];&quot;draft&quot;);1;IF(EXACT([.G2];&quot;approval&quot;);2;IF(EXACT([.G2];&quot;final&quot;);3;0))))" office:value-type="float" office:value="0">
            <text:p>Err:508</text:p>
          </table:table-cell>
          <table:table-cell table:style-name="ce2" table:number-columns-repeated="4"/>
          <table:table-cell office:value-type="string">
            <text:p>blank: not in theme</text:p>
          </table:table-cell>
          <table:table-cell table:style-name="ce2" table:formula="oooc:=COUNTIF([.H2:.H143];0)" office:value-type="float" office:value="142">
            <text:p>142</text:p>
          </table:table-cell>
          <table:table-cell table:style-name="ce2"/>
          <table:table-cell table:number-columns-repeated="240"/>
        </table:table-row>
        <table:table-row table:style-name="ro1">
          <table:table-cell office:value-type="string">
            <text:p>actions</text:p>
          </table:table-cell>
          <table:table-cell office:value-type="string">
            <text:p>application-exit</text:p>
          </table:table-cell>
          <table:table-cell office:value-type="string">
            <text:p>exit</text:p>
          </table:table-cell>
          <table:table-cell office:value-type="string">
            <text:p>The icon used for exiting an application. Typically this is seen in the application's menus as File-&gt;Quit. </text:p>
          </table:table-cell>
          <table:table-cell office:value-type="string">
            <text:p>yes</text:p>
          </table:table-cell>
          <table:table-cell office:value-type="string">
            <text:p>quit action</text:p>
          </table:table-cell>
          <table:table-cell table:style-name="ce6" office:value-type="string">
            <text:p>approval</text:p>
          </table:table-cell>
          <table:table-cell table:style-name="ce2" table:formula="oooc:=IF(ISBLANK([.G3];&quot;approval&quot;);0;IF(EXACT([.G3];&quot;draft&quot;);1;IF(EXACT([.G3];&quot;approval&quot;);2;IF(EXACT([.G3];&quot;final&quot;);3;0))))" office:value-type="float" office:value="0">
            <text:p>Err:508</text:p>
          </table:table-cell>
          <table:table-cell table:style-name="ce2" table:number-columns-repeated="4"/>
          <table:table-cell table:style-name="ce9" office:value-type="string">
            <text:p>draft: pre-approval</text:p>
          </table:table-cell>
          <table:table-cell table:style-name="ce2" table:formula="oooc:=COUNTIF([.H2:.H143];1)" office:value-type="float" office:value="0">
            <text:p>0</text:p>
          </table:table-cell>
          <table:table-cell table:style-name="ce2"/>
          <table:table-cell table:number-columns-repeated="240"/>
        </table:table-row>
        <table:table-row table:style-name="ro1">
          <table:table-cell office:value-type="string">
            <text:p>actions</text:p>
          </table:table-cell>
          <table:table-cell office:value-type="string">
            <text:p>arrow-down</text:p>
          </table:table-cell>
          <table:table-cell office:value-type="string">
            <text:p>1downarrow</text:p>
          </table:table-cell>
          <table:table-cell office:value-type="string">
            <text:p>none</text:p>
          </table:table-cell>
          <table:table-cell office:value-type="string">
            <text:p>no</text:p>
          </table:table-cell>
          <table:table-cell table:style-name="ce2"/>
          <table:table-cell table:style-name="ce6" office:value-type="string">
            <text:p>approval</text:p>
          </table:table-cell>
          <table:table-cell table:style-name="ce2" table:formula="oooc:=IF(ISBLANK([.G4];&quot;approval&quot;);0;IF(EXACT([.G4];&quot;draft&quot;);1;IF(EXACT([.G4];&quot;approval&quot;);2;IF(EXACT([.G4];&quot;final&quot;);3;0))))" office:value-type="float" office:value="0">
            <text:p>Err:508</text:p>
          </table:table-cell>
          <table:table-cell table:style-name="ce2" table:number-columns-repeated="4"/>
          <table:table-cell table:style-name="ce6" office:value-type="string">
            <text:p>approval: needs approval</text:p>
          </table:table-cell>
          <table:table-cell table:style-name="ce2" table:formula="oooc:=COUNTIF([.H2:.H143];2)" office:value-type="float" office:value="0">
            <text:p>0</text:p>
          </table:table-cell>
          <table:table-cell table:style-name="ce2"/>
          <table:table-cell table:number-columns-repeated="240"/>
        </table:table-row>
        <table:table-row table:style-name="ro1">
          <table:table-cell office:value-type="string">
            <text:p>actions</text:p>
          </table:table-cell>
          <table:table-cell office:value-type="string">
            <text:p>arrow-down-double</text:p>
          </table:table-cell>
          <table:table-cell office:value-type="string">
            <text:p>2downarrow</text:p>
          </table:table-cell>
          <table:table-cell office:value-type="string">
            <text:p>The icon for the go to bottom of a list action. </text:p>
          </table:table-cell>
          <table:table-cell table:style-name="ce2" table:number-columns-repeated="3"/>
          <table:table-cell table:style-name="ce2" table:formula="oooc:=IF(ISBLANK([.G5];&quot;approval&quot;);0;IF(EXACT([.G5];&quot;draft&quot;);1;IF(EXACT([.G5];&quot;approval&quot;);2;IF(EXACT([.G5];&quot;final&quot;);3;0))))" office:value-type="float" office:value="0">
            <text:p>Err:508</text:p>
          </table:table-cell>
          <table:table-cell table:style-name="ce2" table:number-columns-repeated="4"/>
          <table:table-cell table:style-name="ce7" office:value-type="string">
            <text:p>final</text:p>
          </table:table-cell>
          <table:table-cell table:style-name="ce2" table:formula="oooc:=COUNTIF([.H2:.H143];3)" office:value-type="float" office:value="0">
            <text:p>0</text:p>
          </table:table-cell>
          <table:table-cell table:style-name="ce2"/>
          <table:table-cell table:number-columns-repeated="240"/>
        </table:table-row>
        <table:table-row table:style-name="ro1">
          <table:table-cell office:value-type="string">
            <text:p>actions</text:p>
          </table:table-cell>
          <table:table-cell office:value-type="string">
            <text:p>arrow-left</text:p>
          </table:table-cell>
          <table:table-cell office:value-type="string">
            <text:p>1leftarrow</text:p>
          </table:table-cell>
          <table:table-cell office:value-type="string">
            <text:p>none</text:p>
          </table:table-cell>
          <table:table-cell office:value-type="string">
            <text:p>no</text:p>
          </table:table-cell>
          <table:table-cell office:value-type="string">
            <text:p>datepicker, html</text:p>
          </table:table-cell>
          <table:table-cell table:style-name="ce6" office:value-type="string">
            <text:p>approval</text:p>
          </table:table-cell>
          <table:table-cell table:style-name="ce2" table:formula="oooc:=IF(ISBLANK([.G6];&quot;approval&quot;);0;IF(EXACT([.G6];&quot;draft&quot;);1;IF(EXACT([.G6];&quot;approval&quot;);2;IF(EXACT([.G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rrow-left-double</text:p>
          </table:table-cell>
          <table:table-cell office:value-type="string">
            <text:p>2leftarrow</text:p>
          </table:table-cell>
          <table:table-cell office:value-type="string">
            <text:p>none</text:p>
          </table:table-cell>
          <table:table-cell office:value-type="string">
            <text:p>no</text:p>
          </table:table-cell>
          <table:table-cell office:value-type="string">
            <text:p>datepicker</text:p>
          </table:table-cell>
          <table:table-cell table:style-name="ce6" office:value-type="string">
            <text:p>approval</text:p>
          </table:table-cell>
          <table:table-cell table:style-name="ce2" table:formula="oooc:=IF(ISBLANK([.G7];&quot;approval&quot;);0;IF(EXACT([.G7];&quot;draft&quot;);1;IF(EXACT([.G7];&quot;approval&quot;);2;IF(EXACT([.G7];&quot;final&quot;);3;0))))" office:value-type="float" office:value="0">
            <text:p>Err:508</text:p>
          </table:table-cell>
          <table:table-cell table:style-name="ce2" table:number-columns-repeated="4"/>
          <table:table-cell office:value-type="string">
            <text:p>Standard names</text:p>
          </table:table-cell>
          <table:table-cell table:style-name="ce2" table:formula="oooc:=153-COUNTBLANK([.B2:.B143])" office:value-type="float" office:value="153">
            <text:p>153</text:p>
          </table:table-cell>
          <table:table-cell table:style-name="ce2"/>
          <table:table-cell table:number-columns-repeated="240"/>
        </table:table-row>
        <table:table-row table:style-name="ro1">
          <table:table-cell office:value-type="string">
            <text:p>actions</text:p>
          </table:table-cell>
          <table:table-cell office:value-type="string">
            <text:p>arrow-right</text:p>
          </table:table-cell>
          <table:table-cell office:value-type="string">
            <text:p>1rightarrow</text:p>
          </table:table-cell>
          <table:table-cell office:value-type="string">
            <text:p>none</text:p>
          </table:table-cell>
          <table:table-cell office:value-type="string">
            <text:p>no</text:p>
          </table:table-cell>
          <table:table-cell office:value-type="string">
            <text:p>datepicker, html</text:p>
          </table:table-cell>
          <table:table-cell table:style-name="ce6" office:value-type="string">
            <text:p>approval</text:p>
          </table:table-cell>
          <table:table-cell table:style-name="ce2" table:formula="oooc:=IF(ISBLANK([.G8];&quot;approval&quot;);0;IF(EXACT([.G8];&quot;draft&quot;);1;IF(EXACT([.G8];&quot;approval&quot;);2;IF(EXACT([.G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rrow-right-double</text:p>
          </table:table-cell>
          <table:table-cell office:value-type="string">
            <text:p>2rightarrow</text:p>
          </table:table-cell>
          <table:table-cell office:value-type="string">
            <text:p>none</text:p>
          </table:table-cell>
          <table:table-cell office:value-type="string">
            <text:p>no</text:p>
          </table:table-cell>
          <table:table-cell office:value-type="string">
            <text:p>datepicker</text:p>
          </table:table-cell>
          <table:table-cell table:style-name="ce6" office:value-type="string">
            <text:p>approval</text:p>
          </table:table-cell>
          <table:table-cell table:style-name="ce2" table:formula="oooc:=IF(ISBLANK([.G9];&quot;approval&quot;);0;IF(EXACT([.G9];&quot;draft&quot;);1;IF(EXACT([.G9];&quot;approval&quot;);2;IF(EXACT([.G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rrow-up</text:p>
          </table:table-cell>
          <table:table-cell office:value-type="string">
            <text:p>1uparrow</text:p>
          </table:table-cell>
          <table:table-cell office:value-type="string">
            <text:p>none</text:p>
          </table:table-cell>
          <table:table-cell office:value-type="string">
            <text:p>no</text:p>
          </table:table-cell>
          <table:table-cell table:style-name="ce2"/>
          <table:table-cell table:style-name="ce6" office:value-type="string">
            <text:p>approval</text:p>
          </table:table-cell>
          <table:table-cell table:style-name="ce2" table:formula="oooc:=IF(ISBLANK([.G10];&quot;approval&quot;);0;IF(EXACT([.G10];&quot;draft&quot;);1;IF(EXACT([.G10];&quot;approval&quot;);2;IF(EXACT([.G1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rrow-up-double</text:p>
          </table:table-cell>
          <table:table-cell office:value-type="string">
            <text:p>2uparrow</text:p>
          </table:table-cell>
          <table:table-cell office:value-type="string">
            <text:p>The icon for the go to the first item in a list action. </text:p>
          </table:table-cell>
          <table:table-cell table:style-name="ce2" table:number-columns-repeated="3"/>
          <table:table-cell table:style-name="ce2" table:formula="oooc:=IF(ISBLANK([.G11];&quot;approval&quot;);0;IF(EXACT([.G11];&quot;draft&quot;);1;IF(EXACT([.G11];&quot;approval&quot;);2;IF(EXACT([.G1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bookmark</text:p>
          </table:table-cell>
          <table:table-cell office:value-type="string">
            <text:p>none</text:p>
          </table:table-cell>
          <table:table-cell office:value-type="string">
            <text:p>no</text:p>
          </table:table-cell>
          <table:table-cell office:value-type="string">
            <text:p>file dialog, kate, edit bookmark action</text:p>
          </table:table-cell>
          <table:table-cell table:style-name="ce6" office:value-type="string">
            <text:p>approval</text:p>
          </table:table-cell>
          <table:table-cell table:style-name="ce2" table:formula="oooc:=IF(ISBLANK([.G12];&quot;approval&quot;);0;IF(EXACT([.G12];&quot;draft&quot;);1;IF(EXACT([.G12];&quot;approval&quot;);2;IF(EXACT([.G1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bookmark-new</text:p>
          </table:table-cell>
          <table:table-cell office:value-type="string">
            <text:p>bookmark_add</text:p>
          </table:table-cell>
          <table:table-cell office:value-type="string">
            <text:p>none</text:p>
          </table:table-cell>
          <table:table-cell office:value-type="string">
            <text:p>no</text:p>
          </table:table-cell>
          <table:table-cell office:value-type="string">
            <text:p>bookmark menu</text:p>
          </table:table-cell>
          <table:table-cell table:style-name="ce6" office:value-type="string">
            <text:p>approval</text:p>
          </table:table-cell>
          <table:table-cell table:style-name="ce2" table:formula="oooc:=IF(ISBLANK([.G13];&quot;approval&quot;);0;IF(EXACT([.G13];&quot;draft&quot;);1;IF(EXACT([.G13];&quot;approval&quot;);2;IF(EXACT([.G1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bookmark-new-list</text:p>
          </table:table-cell>
          <table:table-cell office:value-type="string">
            <text:p>bookmarks_list_add</text:p>
          </table:table-cell>
          <table:table-cell office:value-type="string">
            <text:p>none</text:p>
          </table:table-cell>
          <table:table-cell office:value-type="string">
            <text:p>no</text:p>
          </table:table-cell>
          <table:table-cell office:value-type="string">
            <text:p>bookmark menu</text:p>
          </table:table-cell>
          <table:table-cell table:style-name="ce6" office:value-type="string">
            <text:p>approval</text:p>
          </table:table-cell>
          <table:table-cell table:style-name="ce2" table:formula="oooc:=IF(ISBLANK([.G14];&quot;approval&quot;);0;IF(EXACT([.G14];&quot;draft&quot;);1;IF(EXACT([.G14];&quot;approval&quot;);2;IF(EXACT([.G1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alendar-today</text:p>
          </table:table-cell>
          <table:table-cell office:value-type="string">
            <text:p>today</text:p>
          </table:table-cell>
          <table:table-cell office:value-type="string">
            <text:p>none</text:p>
          </table:table-cell>
          <table:table-cell office:value-type="string">
            <text:p>no</text:p>
          </table:table-cell>
          <table:table-cell office:value-type="string">
            <text:p>datepicker</text:p>
          </table:table-cell>
          <table:table-cell table:style-name="ce6" office:value-type="string">
            <text:p>approval</text:p>
          </table:table-cell>
          <table:table-cell table:style-name="ce2" table:formula="oooc:=IF(ISBLANK([.G15];&quot;approval&quot;);0;IF(EXACT([.G15];&quot;draft&quot;);1;IF(EXACT([.G15];&quot;approval&quot;);2;IF(EXACT([.G1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haracter-set</text:p>
          </table:table-cell>
          <table:table-cell office:value-type="string">
            <text:p>charset</text:p>
          </table:table-cell>
          <table:table-cell office:value-type="string">
            <text:p>none</text:p>
          </table:table-cell>
          <table:table-cell office:value-type="string">
            <text:p>no</text:p>
          </table:table-cell>
          <table:table-cell office:value-type="string">
            <text:p>khtml (encodings)</text:p>
          </table:table-cell>
          <table:table-cell table:style-name="ce2"/>
          <table:table-cell table:style-name="ce2" table:formula="oooc:=IF(ISBLANK([.G16];&quot;approval&quot;);0;IF(EXACT([.G16];&quot;draft&quot;);1;IF(EXACT([.G16];&quot;approval&quot;);2;IF(EXACT([.G1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lor-picker</text:p>
          </table:table-cell>
          <table:table-cell office:value-type="string">
            <text:p>colorpicker</text:p>
          </table:table-cell>
          <table:table-cell office:value-type="string">
            <text:p>none</text:p>
          </table:table-cell>
          <table:table-cell office:value-type="string">
            <text:p>no</text:p>
          </table:table-cell>
          <table:table-cell office:value-type="string">
            <text:p>color dialog button</text:p>
          </table:table-cell>
          <table:table-cell table:style-name="ce6" office:value-type="string">
            <text:p>approval</text:p>
          </table:table-cell>
          <table:table-cell table:style-name="ce2" table:formula="oooc:=IF(ISBLANK([.G17];&quot;approval&quot;);0;IF(EXACT([.G17];&quot;draft&quot;);1;IF(EXACT([.G17];&quot;approval&quot;);2;IF(EXACT([.G1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colorize</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18];&quot;approval&quot;);0;IF(EXACT([.G18];&quot;draft&quot;);1;IF(EXACT([.G18];&quot;approval&quot;);2;IF(EXACT([.G1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configure</text:p>
          </table:table-cell>
          <table:table-cell office:value-type="string">
            <text:p>none</text:p>
          </table:table-cell>
          <table:table-cell office:value-type="string">
            <text:p>no</text:p>
          </table:table-cell>
          <table:table-cell office:value-type="string">
            <text:p>file dialog, properties dialog, kate</text:p>
          </table:table-cell>
          <table:table-cell table:style-name="ce6" office:value-type="string">
            <text:p>approval</text:p>
          </table:table-cell>
          <table:table-cell table:style-name="ce2" table:formula="oooc:=IF(ISBLANK([.G19];&quot;approval&quot;);0;IF(EXACT([.G19];&quot;draft&quot;);1;IF(EXACT([.G19];&quot;approval&quot;);2;IF(EXACT([.G1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nfigure-shortcuts</text:p>
          </table:table-cell>
          <table:table-cell office:value-type="string">
            <text:p>configure_shortcuts</text:p>
          </table:table-cell>
          <table:table-cell office:value-type="string">
            <text:p>none</text:p>
          </table:table-cell>
          <table:table-cell office:value-type="string">
            <text:p>no</text:p>
          </table:table-cell>
          <table:table-cell office:value-type="string">
            <text:p>config shortcuts action</text:p>
          </table:table-cell>
          <table:table-cell table:style-name="ce6" office:value-type="string">
            <text:p>approval</text:p>
          </table:table-cell>
          <table:table-cell table:style-name="ce2" table:formula="oooc:=IF(ISBLANK([.G20];&quot;approval&quot;);0;IF(EXACT([.G20];&quot;draft&quot;);1;IF(EXACT([.G20];&quot;approval&quot;);2;IF(EXACT([.G2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nfigure-toolbars</text:p>
          </table:table-cell>
          <table:table-cell office:value-type="string">
            <text:p>configure_toolbars</text:p>
          </table:table-cell>
          <table:table-cell office:value-type="string">
            <text:p>none</text:p>
          </table:table-cell>
          <table:table-cell office:value-type="string">
            <text:p>no</text:p>
          </table:table-cell>
          <table:table-cell office:value-type="string">
            <text:p>config toolbars action</text:p>
          </table:table-cell>
          <table:table-cell table:style-name="ce6" office:value-type="string">
            <text:p>approval</text:p>
          </table:table-cell>
          <table:table-cell table:style-name="ce2" table:formula="oooc:=IF(ISBLANK([.G21];&quot;approval&quot;);0;IF(EXACT([.G21];&quot;draft&quot;);1;IF(EXACT([.G21];&quot;approval&quot;);2;IF(EXACT([.G2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nnection-established</text:p>
          </table:table-cell>
          <table:table-cell office:value-type="string">
            <text:p>connect_established</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22];&quot;approval&quot;);0;IF(EXACT([.G22];&quot;draft&quot;);1;IF(EXACT([.G22];&quot;approval&quot;);2;IF(EXACT([.G2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ialog-apply</text:p>
          </table:table-cell>
          <table:table-cell office:value-type="string">
            <text:p>apply</text:p>
          </table:table-cell>
          <table:table-cell office:value-type="string">
            <text:p>none</text:p>
          </table:table-cell>
          <table:table-cell office:value-type="string">
            <text:p>no</text:p>
          </table:table-cell>
          <table:table-cell office:value-type="string">
            <text:p>dialog button</text:p>
          </table:table-cell>
          <table:table-cell table:style-name="ce6" office:value-type="string">
            <text:p>approval</text:p>
          </table:table-cell>
          <table:table-cell table:style-name="ce2" table:formula="oooc:=IF(ISBLANK([.G23];&quot;approval&quot;);0;IF(EXACT([.G23];&quot;draft&quot;);1;IF(EXACT([.G23];&quot;approval&quot;);2;IF(EXACT([.G23];&quot;final&quot;);3;0))))" office:value-type="float" office:value="0">
            <text:p>Err:508</text:p>
          </table:table-cell>
          <table:table-cell office:value-type="string">
            <text:p>another checkmark! heh. how many do we have?</text:p>
          </table:table-cell>
          <table:table-cell table:style-name="ce2"/>
          <table:table-cell table:number-columns-repeated="245"/>
        </table:table-row>
        <table:table-row table:style-name="ro1">
          <table:table-cell office:value-type="string">
            <text:p>actions</text:p>
          </table:table-cell>
          <table:table-cell office:value-type="string">
            <text:p>dialog-cancel</text:p>
          </table:table-cell>
          <table:table-cell office:value-type="string">
            <text:p>button_cancel</text:p>
          </table:table-cell>
          <table:table-cell office:value-type="string">
            <text:p>The icon used for the &lt;quote&gt;Cancel&lt;/quote&gt; button that might appear in dialog windows.</text:p>
          </table:table-cell>
          <table:table-cell office:value-type="string">
            <text:p>yes</text:p>
          </table:table-cell>
          <table:table-cell office:value-type="string">
            <text:p>dialog button</text:p>
          </table:table-cell>
          <table:table-cell table:style-name="ce6" office:value-type="string">
            <text:p>approval</text:p>
          </table:table-cell>
          <table:table-cell table:style-name="ce2" table:formula="oooc:=IF(ISBLANK([.G24];&quot;approval&quot;);0;IF(EXACT([.G24];&quot;draft&quot;);1;IF(EXACT([.G24];&quot;approval&quot;);2;IF(EXACT([.G2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ialog-error</text:p>
          </table:table-cell>
          <table:table-cell office:value-type="string">
            <text:p>messagebox_critical</text:p>
          </table:table-cell>
          <table:table-cell office:value-type="string">
            <text:p>The icon used when a dialog is opened to explain an error condition to the user. </text:p>
          </table:table-cell>
          <table:table-cell office:value-type="string">
            <text:p>yes</text:p>
          </table:table-cell>
          <table:table-cell office:value-type="string">
            <text:p>passive popups, kjs debugger</text:p>
          </table:table-cell>
          <table:table-cell table:style-name="ce2"/>
          <table:table-cell table:style-name="ce2" table:formula="oooc:=IF(ISBLANK([.G25];&quot;approval&quot;);0;IF(EXACT([.G25];&quot;draft&quot;);1;IF(EXACT([.G25];&quot;approval&quot;);2;IF(EXACT([.G2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ialog-information</text:p>
          </table:table-cell>
          <table:table-cell office:value-type="string">
            <text:p>messagebox_info</text:p>
          </table:table-cell>
          <table:table-cell office:value-type="string">
            <text:p>The icon used when a dialog is opened to give information to the user that may be pertinent to the requested action. </text:p>
          </table:table-cell>
          <table:table-cell office:value-type="string">
            <text:p>yes</text:p>
          </table:table-cell>
          <table:table-cell office:value-type="string">
            <text:p>passive popups</text:p>
          </table:table-cell>
          <table:table-cell table:style-name="ce2"/>
          <table:table-cell table:style-name="ce2" table:formula="oooc:=IF(ISBLANK([.G26];&quot;approval&quot;);0;IF(EXACT([.G26];&quot;draft&quot;);1;IF(EXACT([.G26];&quot;approval&quot;);2;IF(EXACT([.G2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ialog-ok</text:p>
          </table:table-cell>
          <table:table-cell office:value-type="string">
            <text:p>button_ok</text:p>
          </table:table-cell>
          <table:table-cell office:value-type="string">
            <text:p>The icon used for the “OK” button that might appear in dialog windows. </text:p>
          </table:table-cell>
          <table:table-cell office:value-type="string">
            <text:p>yes</text:p>
          </table:table-cell>
          <table:table-cell office:value-type="string">
            <text:p>kate, knewstuff</text:p>
          </table:table-cell>
          <table:table-cell table:style-name="ce6" office:value-type="string">
            <text:p>approval</text:p>
          </table:table-cell>
          <table:table-cell table:style-name="ce2" table:formula="oooc:=IF(ISBLANK([.G27];&quot;approval&quot;);0;IF(EXACT([.G27];&quot;draft&quot;);1;IF(EXACT([.G27];&quot;approval&quot;);2;IF(EXACT([.G27];&quot;final&quot;);3;0))))" office:value-type="float" office:value="0">
            <text:p>Err:508</text:p>
          </table:table-cell>
          <table:table-cell office:value-type="string">
            <text:p>replace ok.png</text:p>
          </table:table-cell>
          <table:table-cell table:style-name="ce2"/>
          <table:table-cell table:number-columns-repeated="245"/>
        </table:table-row>
        <table:table-row table:style-name="ro1">
          <table:table-cell office:value-type="string">
            <text:p>actions</text:p>
          </table:table-cell>
          <table:table-cell office:value-type="string">
            <text:p>dialog-warning</text:p>
          </table:table-cell>
          <table:table-cell office:value-type="string">
            <text:p>messagebox_warning</text:p>
          </table:table-cell>
          <table:table-cell office:value-type="string">
            <text:p>The icon used when a dialog is opened to warn the user of impending issues with the requested action. </text:p>
          </table:table-cell>
          <table:table-cell office:value-type="string">
            <text:p>yes</text:p>
          </table:table-cell>
          <table:table-cell office:value-type="string">
            <text:p>passive popups</text:p>
          </table:table-cell>
          <table:table-cell table:style-name="ce2"/>
          <table:table-cell table:style-name="ce2" table:formula="oooc:=IF(ISBLANK([.G28];&quot;approval&quot;);0;IF(EXACT([.G28];&quot;draft&quot;);1;IF(EXACT([.G28];&quot;approval&quot;);2;IF(EXACT([.G2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new</text:p>
          </table:table-cell>
          <table:table-cell office:value-type="string">
            <text:p>filenew</text:p>
          </table:table-cell>
          <table:table-cell office:value-type="string">
            <text:p>The icon used for the action to create a new document. </text:p>
          </table:table-cell>
          <table:table-cell office:value-type="string">
            <text:p>yes</text:p>
          </table:table-cell>
          <table:table-cell office:value-type="string">
            <text:p>new action</text:p>
          </table:table-cell>
          <table:table-cell table:style-name="ce6" office:value-type="string">
            <text:p>approval</text:p>
          </table:table-cell>
          <table:table-cell table:style-name="ce2" table:formula="oooc:=IF(ISBLANK([.G29];&quot;approval&quot;);0;IF(EXACT([.G29];&quot;draft&quot;);1;IF(EXACT([.G29];&quot;approval&quot;);2;IF(EXACT([.G2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open</text:p>
          </table:table-cell>
          <table:table-cell office:value-type="string">
            <text:p>fileopen</text:p>
          </table:table-cell>
          <table:table-cell office:value-type="string">
            <text:p>The icon used for the action to open a document. </text:p>
          </table:table-cell>
          <table:table-cell office:value-type="string">
            <text:p>yes</text:p>
          </table:table-cell>
          <table:table-cell office:value-type="string">
            <text:p>url line edit, file dialog, kprinter</text:p>
          </table:table-cell>
          <table:table-cell table:style-name="ce6" office:value-type="string">
            <text:p>approval</text:p>
          </table:table-cell>
          <table:table-cell table:style-name="ce2" table:formula="oooc:=IF(ISBLANK([.G30];&quot;approval&quot;);0;IF(EXACT([.G30];&quot;draft&quot;);1;IF(EXACT([.G30];&quot;approval&quot;);2;IF(EXACT([.G30];&quot;final&quot;);3;0))))" office:value-type="float" office:value="0">
            <text:p>Err:508</text:p>
          </table:table-cell>
          <table:table-cell office:value-type="string">
            <text:p>needs finalizing of folder.svg?</text:p>
          </table:table-cell>
          <table:table-cell table:style-name="ce2"/>
          <table:table-cell table:number-columns-repeated="245"/>
        </table:table-row>
        <table:table-row table:style-name="ro1">
          <table:table-cell office:value-type="string">
            <text:p>actions</text:p>
          </table:table-cell>
          <table:table-cell office:value-type="string">
            <text:p>document-print</text:p>
          </table:table-cell>
          <table:table-cell office:value-type="string">
            <text:p>fileprint</text:p>
          </table:table-cell>
          <table:table-cell office:value-type="string">
            <text:p>The icon for the print action of an application. </text:p>
          </table:table-cell>
          <table:table-cell office:value-type="string">
            <text:p>yes</text:p>
          </table:table-cell>
          <table:table-cell office:value-type="string">
            <text:p>print action</text:p>
          </table:table-cell>
          <table:table-cell table:style-name="ce6" office:value-type="string">
            <text:p>approval</text:p>
          </table:table-cell>
          <table:table-cell table:style-name="ce2" table:formula="oooc:=IF(ISBLANK([.G31];&quot;approval&quot;);0;IF(EXACT([.G31];&quot;draft&quot;);1;IF(EXACT([.G31];&quot;approval&quot;);2;IF(EXACT([.G3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print-preview</text:p>
          </table:table-cell>
          <table:table-cell office:value-type="string">
            <text:p>filequickprint</text:p>
          </table:table-cell>
          <table:table-cell office:value-type="string">
            <text:p>The icon for the print preview action of an application. </text:p>
          </table:table-cell>
          <table:table-cell office:value-type="string">
            <text:p>yes</text:p>
          </table:table-cell>
          <table:table-cell office:value-type="string">
            <text:p>print preview action</text:p>
          </table:table-cell>
          <table:table-cell table:style-name="ce6" office:value-type="string">
            <text:p>approval</text:p>
          </table:table-cell>
          <table:table-cell table:style-name="ce2" table:formula="oooc:=IF(ISBLANK([.G32];&quot;approval&quot;);0;IF(EXACT([.G32];&quot;draft&quot;);1;IF(EXACT([.G32];&quot;approval&quot;);2;IF(EXACT([.G32];&quot;final&quot;);3;0))))" office:value-type="float" office:value="0">
            <text:p>Err:508</text:p>
          </table:table-cell>
          <table:table-cell table:style-name="ce2"/>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office:value-type="string">
            <text:p>document-save</text:p>
          </table:table-cell>
          <table:table-cell office:value-type="string">
            <text:p>filesave</text:p>
          </table:table-cell>
          <table:table-cell office:value-type="string">
            <text:p>The icon for the save action. </text:p>
          </table:table-cell>
          <table:table-cell office:value-type="string">
            <text:p>yes</text:p>
          </table:table-cell>
          <table:table-cell office:value-type="string">
            <text:p>download progress, kate, save action</text:p>
          </table:table-cell>
          <table:table-cell table:style-name="ce6" office:value-type="string">
            <text:p>approval</text:p>
          </table:table-cell>
          <table:table-cell table:style-name="ce2" table:formula="oooc:=IF(ISBLANK([.G33];&quot;approval&quot;);0;IF(EXACT([.G33];&quot;draft&quot;);1;IF(EXACT([.G33];&quot;approval&quot;);2;IF(EXACT([.G33];&quot;final&quot;);3;0))))" office:value-type="float" office:value="0">
            <text:p>Err:508</text:p>
          </table:table-cell>
          <table:table-cell table:style-name="ce2"/>
          <table:table-cell office:value-type="string">
            <text:p>Wimer</text:p>
          </table:table-cell>
          <table:table-cell table:style-name="ce2"/>
          <table:table-cell table:number-columns-repeated="244"/>
        </table:table-row>
        <table:table-row table:style-name="ro1">
          <table:table-cell office:value-type="string">
            <text:p>actions</text:p>
          </table:table-cell>
          <table:table-cell office:value-type="string">
            <text:p>document-save-as</text:p>
          </table:table-cell>
          <table:table-cell office:value-type="string">
            <text:p>filesaveas</text:p>
          </table:table-cell>
          <table:table-cell office:value-type="string">
            <text:p>The icon for the save as action. </text:p>
          </table:table-cell>
          <table:table-cell office:value-type="string">
            <text:p>yes</text:p>
          </table:table-cell>
          <table:table-cell office:value-type="string">
            <text:p>save as action</text:p>
          </table:table-cell>
          <table:table-cell table:style-name="ce6" office:value-type="string">
            <text:p>approval</text:p>
          </table:table-cell>
          <table:table-cell table:style-name="ce2" table:formula="oooc:=IF(ISBLANK([.G34];&quot;approval&quot;);0;IF(EXACT([.G34];&quot;draft&quot;);1;IF(EXACT([.G34];&quot;approval&quot;);2;IF(EXACT([.G34];&quot;final&quot;);3;0))))" office:value-type="float" office:value="0">
            <text:p>Err:508</text:p>
          </table:table-cell>
          <table:table-cell table:style-name="ce2"/>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office:value-type="string">
            <text:p>edit-clear</text:p>
          </table:table-cell>
          <table:table-cell office:value-type="string">
            <text:p>editclear</text:p>
          </table:table-cell>
          <table:table-cell office:value-type="string">
            <text:p>The icon for the clear action.</text:p>
          </table:table-cell>
          <table:table-cell office:value-type="string">
            <text:p>yes</text:p>
          </table:table-cell>
          <table:table-cell office:value-type="string">
            <text:p>text edit context menus</text:p>
          </table:table-cell>
          <table:table-cell table:style-name="ce6" office:value-type="string">
            <text:p>approval</text:p>
          </table:table-cell>
          <table:table-cell table:style-name="ce2" table:formula="oooc:=IF(ISBLANK([.G35];&quot;approval&quot;);0;IF(EXACT([.G35];&quot;draft&quot;);1;IF(EXACT([.G35];&quot;approval&quot;);2;IF(EXACT([.G3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copy</text:p>
          </table:table-cell>
          <table:table-cell office:value-type="string">
            <text:p>editcopy</text:p>
          </table:table-cell>
          <table:table-cell office:value-type="string">
            <text:p>The icon for the copy action. </text:p>
          </table:table-cell>
          <table:table-cell office:value-type="string">
            <text:p>yes</text:p>
          </table:table-cell>
          <table:table-cell office:value-type="string">
            <text:p>text edit context menus, kate, kdeprint</text:p>
          </table:table-cell>
          <table:table-cell table:style-name="ce6" office:value-type="string">
            <text:p>approval</text:p>
          </table:table-cell>
          <table:table-cell table:style-name="ce2" table:formula="oooc:=IF(ISBLANK([.G36];&quot;approval&quot;);0;IF(EXACT([.G36];&quot;draft&quot;);1;IF(EXACT([.G36];&quot;approval&quot;);2;IF(EXACT([.G3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cut</text:p>
          </table:table-cell>
          <table:table-cell office:value-type="string">
            <text:p>editcut</text:p>
          </table:table-cell>
          <table:table-cell office:value-type="string">
            <text:p>The icon for the cut action. </text:p>
          </table:table-cell>
          <table:table-cell office:value-type="string">
            <text:p>yes</text:p>
          </table:table-cell>
          <table:table-cell office:value-type="string">
            <text:p>text edit context menus</text:p>
          </table:table-cell>
          <table:table-cell table:style-name="ce6" office:value-type="string">
            <text:p>approval</text:p>
          </table:table-cell>
          <table:table-cell table:style-name="ce2" table:formula="oooc:=IF(ISBLANK([.G37];&quot;approval&quot;);0;IF(EXACT([.G37];&quot;draft&quot;);1;IF(EXACT([.G37];&quot;approval&quot;);2;IF(EXACT([.G3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delete</text:p>
          </table:table-cell>
          <table:table-cell office:value-type="string">
            <text:p>editdelete</text:p>
          </table:table-cell>
          <table:table-cell office:value-type="string">
            <text:p>The icon for the delete action. </text:p>
          </table:table-cell>
          <table:table-cell office:value-type="string">
            <text:p>yes</text:p>
          </table:table-cell>
          <table:table-cell office:value-type="string">
            <text:p>file dialog, kdeprint</text:p>
          </table:table-cell>
          <table:table-cell table:style-name="ce6" office:value-type="string">
            <text:p>approval</text:p>
          </table:table-cell>
          <table:table-cell table:style-name="ce2" table:formula="oooc:=IF(ISBLANK([.G38];&quot;approval&quot;);0;IF(EXACT([.G38];&quot;draft&quot;);1;IF(EXACT([.G38];&quot;approval&quot;);2;IF(EXACT([.G3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find</text:p>
          </table:table-cell>
          <table:table-cell office:value-type="string">
            <text:p>find</text:p>
          </table:table-cell>
          <table:table-cell office:value-type="string">
            <text:p>The icon for the find action. </text:p>
          </table:table-cell>
          <table:table-cell office:value-type="string">
            <text:p>yes</text:p>
          </table:table-cell>
          <table:table-cell office:value-type="string">
            <text:p>dialog button</text:p>
          </table:table-cell>
          <table:table-cell table:style-name="ce6" office:value-type="string">
            <text:p>approval</text:p>
          </table:table-cell>
          <table:table-cell table:style-name="ce2" table:formula="oooc:=IF(ISBLANK([.G39];&quot;approval&quot;);0;IF(EXACT([.G39];&quot;draft&quot;);1;IF(EXACT([.G39];&quot;approval&quot;);2;IF(EXACT([.G3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paste</text:p>
          </table:table-cell>
          <table:table-cell office:value-type="string">
            <text:p>editpaste</text:p>
          </table:table-cell>
          <table:table-cell office:value-type="string">
            <text:p>The icon for the paste action. </text:p>
          </table:table-cell>
          <table:table-cell office:value-type="string">
            <text:p>yes</text:p>
          </table:table-cell>
          <table:table-cell office:value-type="string">
            <text:p>text edit context menus, kdeprint</text:p>
          </table:table-cell>
          <table:table-cell table:style-name="ce6" office:value-type="string">
            <text:p>approval</text:p>
          </table:table-cell>
          <table:table-cell table:style-name="ce2" table:formula="oooc:=IF(ISBLANK([.G40];&quot;approval&quot;);0;IF(EXACT([.G40];&quot;draft&quot;);1;IF(EXACT([.G40];&quot;approval&quot;);2;IF(EXACT([.G4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redo</text:p>
          </table:table-cell>
          <table:table-cell office:value-type="string">
            <text:p>redo</text:p>
          </table:table-cell>
          <table:table-cell office:value-type="string">
            <text:p>The icon for the redo action. </text:p>
          </table:table-cell>
          <table:table-cell office:value-type="string">
            <text:p>yes</text:p>
          </table:table-cell>
          <table:table-cell office:value-type="string">
            <text:p>undo/redo action, text edit ctx menus, redo stack, print job mgr</text:p>
          </table:table-cell>
          <table:table-cell table:style-name="ce6" office:value-type="string">
            <text:p>approval</text:p>
          </table:table-cell>
          <table:table-cell table:style-name="ce2" table:formula="oooc:=IF(ISBLANK([.G41];&quot;approval&quot;);0;IF(EXACT([.G41];&quot;draft&quot;);1;IF(EXACT([.G41];&quot;approval&quot;);2;IF(EXACT([.G4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trash</text:p>
          </table:table-cell>
          <table:table-cell office:value-type="string">
            <text:p>edittrash</text:p>
          </table:table-cell>
          <table:table-cell office:value-type="string">
            <text:p>none</text:p>
          </table:table-cell>
          <table:table-cell office:value-type="string">
            <text:p>no</text:p>
          </table:table-cell>
          <table:table-cell office:value-type="string">
            <text:p>file dialog, print job mgr</text:p>
          </table:table-cell>
          <table:table-cell table:style-name="ce2"/>
          <table:table-cell table:style-name="ce2" table:formula="oooc:=IF(ISBLANK([.G42];&quot;approval&quot;);0;IF(EXACT([.G42];&quot;draft&quot;);1;IF(EXACT([.G42];&quot;approval&quot;);2;IF(EXACT([.G42];&quot;final&quot;);3;0))))" office:value-type="float" office:value="0">
            <text:p>Err:508</text:p>
          </table:table-cell>
          <table:table-cell office:value-type="string">
            <text:p>should we just replace this with the trash can from filesystem/?</text:p>
          </table:table-cell>
          <table:table-cell table:style-name="ce2"/>
          <table:table-cell table:number-columns-repeated="245"/>
        </table:table-row>
        <table:table-row table:style-name="ro1">
          <table:table-cell office:value-type="string">
            <text:p>actions</text:p>
          </table:table-cell>
          <table:table-cell office:value-type="string">
            <text:p>edit-undo</text:p>
          </table:table-cell>
          <table:table-cell office:value-type="string">
            <text:p>undo</text:p>
          </table:table-cell>
          <table:table-cell office:value-type="string">
            <text:p>The icon for the undo action. </text:p>
          </table:table-cell>
          <table:table-cell office:value-type="string">
            <text:p>yes</text:p>
          </table:table-cell>
          <table:table-cell office:value-type="string">
            <text:p>undo/redo action, text edit context menus, redo stack</text:p>
          </table:table-cell>
          <table:table-cell table:style-name="ce6" office:value-type="string">
            <text:p>approval</text:p>
          </table:table-cell>
          <table:table-cell table:style-name="ce2" table:formula="oooc:=IF(ISBLANK([.G43];&quot;approval&quot;);0;IF(EXACT([.G43];&quot;draft&quot;);1;IF(EXACT([.G43];&quot;approval&quot;);2;IF(EXACT([.G4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find</text:p>
          </table:table-cell>
          <table:table-cell office:value-type="string">
            <text:p>filefind</text:p>
          </table:table-cell>
          <table:table-cell office:value-type="string">
            <text:p>none</text:p>
          </table:table-cell>
          <table:table-cell office:value-type="string">
            <text:p>no</text:p>
          </table:table-cell>
          <table:table-cell office:value-type="string">
            <text:p>kprinter</text:p>
          </table:table-cell>
          <table:table-cell table:style-name="ce6" office:value-type="string">
            <text:p>approval</text:p>
          </table:table-cell>
          <table:table-cell table:style-name="ce2" table:formula="oooc:=IF(ISBLANK([.G44];&quot;approval&quot;);0;IF(EXACT([.G44];&quot;draft&quot;);1;IF(EXACT([.G44];&quot;approval&quot;);2;IF(EXACT([.G4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import</text:p>
          </table:table-cell>
          <table:table-cell office:value-type="string">
            <text:p>fileimport</text:p>
          </table:table-cell>
          <table:table-cell office:value-type="string">
            <text:p>none</text:p>
          </table:table-cell>
          <table:table-cell office:value-type="string">
            <text:p>no</text:p>
          </table:table-cell>
          <table:table-cell office:value-type="string">
            <text:p>kross script</text:p>
          </table:table-cell>
          <table:table-cell table:style-name="ce6" office:value-type="string">
            <text:p>approval</text:p>
          </table:table-cell>
          <table:table-cell table:style-name="ce2" table:formula="oooc:=IF(ISBLANK([.G45];&quot;approval&quot;);0;IF(EXACT([.G45];&quot;draft&quot;);1;IF(EXACT([.G45];&quot;approval&quot;);2;IF(EXACT([.G4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revert</text:p>
          </table:table-cell>
          <table:table-cell office:value-type="string">
            <text:p>revert</text:p>
          </table:table-cell>
          <table:table-cell office:value-type="string">
            <text:p>none</text:p>
          </table:table-cell>
          <table:table-cell office:value-type="string">
            <text:p>no</text:p>
          </table:table-cell>
          <table:table-cell office:value-type="string">
            <text:p>revert file action</text:p>
          </table:table-cell>
          <table:table-cell table:style-name="ce6" office:value-type="string">
            <text:p>approval</text:p>
          </table:table-cell>
          <table:table-cell table:style-name="ce2" table:formula="oooc:=IF(ISBLANK([.G46];&quot;approval&quot;);0;IF(EXACT([.G46];&quot;draft&quot;);1;IF(EXACT([.G46];&quot;approval&quot;);2;IF(EXACT([.G4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view-detailed</text:p>
          </table:table-cell>
          <table:table-cell office:value-type="string">
            <text:p>view_detailed</text:p>
          </table:table-cell>
          <table:table-cell office:value-type="string">
            <text:p>none</text:p>
          </table:table-cell>
          <table:table-cell office:value-type="string">
            <text:p>no</text:p>
          </table:table-cell>
          <table:table-cell office:value-type="string">
            <text:p>file dialog</text:p>
          </table:table-cell>
          <table:table-cell table:style-name="ce6" office:value-type="string">
            <text:p>approval</text:p>
          </table:table-cell>
          <table:table-cell table:style-name="ce2" table:formula="oooc:=IF(ISBLANK([.G47];&quot;approval&quot;);0;IF(EXACT([.G47];&quot;draft&quot;);1;IF(EXACT([.G47];&quot;approval&quot;);2;IF(EXACT([.G4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view-multicolumn</text:p>
          </table:table-cell>
          <table:table-cell office:value-type="string">
            <text:p>view_multicolumn</text:p>
          </table:table-cell>
          <table:table-cell office:value-type="string">
            <text:p>none</text:p>
          </table:table-cell>
          <table:table-cell office:value-type="string">
            <text:p>no</text:p>
          </table:table-cell>
          <table:table-cell office:value-type="string">
            <text:p>file dialog</text:p>
          </table:table-cell>
          <table:table-cell table:style-name="ce6" office:value-type="string">
            <text:p>approval</text:p>
          </table:table-cell>
          <table:table-cell table:style-name="ce2" table:formula="oooc:=IF(ISBLANK([.G48];&quot;approval&quot;);0;IF(EXACT([.G48];&quot;draft&quot;);1;IF(EXACT([.G48];&quot;approval&quot;);2;IF(EXACT([.G4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view-text</text:p>
          </table:table-cell>
          <table:table-cell office:value-type="string">
            <text:p>view_text</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49];&quot;approval&quot;);0;IF(EXACT([.G49];&quot;draft&quot;);1;IF(EXACT([.G49];&quot;approval&quot;);2;IF(EXACT([.G4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nd-next</text:p>
          </table:table-cell>
          <table:table-cell office:value-type="string">
            <text:p>next</text:p>
          </table:table-cell>
          <table:table-cell office:value-type="string">
            <text:p>none</text:p>
          </table:table-cell>
          <table:table-cell office:value-type="string">
            <text:p>no</text:p>
          </table:table-cell>
          <table:table-cell table:style-name="ce2"/>
          <table:table-cell table:style-name="ce6" office:value-type="string">
            <text:p>approval</text:p>
          </table:table-cell>
          <table:table-cell table:style-name="ce2" table:formula="oooc:=IF(ISBLANK([.G50];&quot;approval&quot;);0;IF(EXACT([.G50];&quot;draft&quot;);1;IF(EXACT([.G50];&quot;approval&quot;);2;IF(EXACT([.G5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nd-previous</text:p>
          </table:table-cell>
          <table:table-cell office:value-type="string">
            <text:p>previous</text:p>
          </table:table-cell>
          <table:table-cell office:value-type="string">
            <text:p>none</text:p>
          </table:table-cell>
          <table:table-cell office:value-type="string">
            <text:p>no</text:p>
          </table:table-cell>
          <table:table-cell table:style-name="ce2"/>
          <table:table-cell table:style-name="ce6" office:value-type="string">
            <text:p>approval</text:p>
          </table:table-cell>
          <table:table-cell table:style-name="ce2" table:formula="oooc:=IF(ISBLANK([.G51];&quot;approval&quot;);0;IF(EXACT([.G51];&quot;draft&quot;);1;IF(EXACT([.G51];&quot;approval&quot;);2;IF(EXACT([.G5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lder-new</text:p>
          </table:table-cell>
          <table:table-cell office:value-type="string">
            <text:p>folder_new</text:p>
          </table:table-cell>
          <table:table-cell office:value-type="string">
            <text:p>The icon for creating a new folder.</text:p>
          </table:table-cell>
          <table:table-cell office:value-type="string">
            <text:p>yes</text:p>
          </table:table-cell>
          <table:table-cell office:value-type="string">
            <text:p>bookmark menu, file dialog</text:p>
          </table:table-cell>
          <table:table-cell table:style-name="ce7" office:value-type="string">
            <text:p>final</text:p>
          </table:table-cell>
          <table:table-cell table:style-name="ce2" table:formula="oooc:=IF(ISBLANK([.G52];&quot;approval&quot;);0;IF(EXACT([.G52];&quot;draft&quot;);1;IF(EXACT([.G52];&quot;approval&quot;);2;IF(EXACT([.G52];&quot;final&quot;);3;0))))" office:value-type="float" office:value="0">
            <text:p>Err:508</text:p>
          </table:table-cell>
          <table:table-cell table:style-name="ce2"/>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office:value-type="string">
            <text:p>format-indent-less</text:p>
          </table:table-cell>
          <table:table-cell office:value-type="string">
            <text:p>unindent</text:p>
          </table:table-cell>
          <table:table-cell office:value-type="string">
            <text:p>The icon for the decrease indent formatting action.</text:p>
          </table:table-cell>
          <table:table-cell office:value-type="string">
            <text:p>yes</text:p>
          </table:table-cell>
          <table:table-cell office:value-type="string">
            <text:p>kate</text:p>
          </table:table-cell>
          <table:table-cell table:style-name="ce2"/>
          <table:table-cell table:style-name="ce2" table:formula="oooc:=IF(ISBLANK([.G53];&quot;approval&quot;);0;IF(EXACT([.G53];&quot;draft&quot;);1;IF(EXACT([.G53];&quot;approval&quot;);2;IF(EXACT([.G5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indent-more</text:p>
          </table:table-cell>
          <table:table-cell office:value-type="string">
            <text:p>indent</text:p>
          </table:table-cell>
          <table:table-cell office:value-type="string">
            <text:p>The icon for the increase indent formatting action.</text:p>
          </table:table-cell>
          <table:table-cell office:value-type="string">
            <text:p>yes</text:p>
          </table:table-cell>
          <table:table-cell office:value-type="string">
            <text:p>kate</text:p>
          </table:table-cell>
          <table:table-cell table:style-name="ce2"/>
          <table:table-cell table:style-name="ce2" table:formula="oooc:=IF(ISBLANK([.G54];&quot;approval&quot;);0;IF(EXACT([.G54];&quot;draft&quot;);1;IF(EXACT([.G54];&quot;approval&quot;);2;IF(EXACT([.G5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justify-center</text:p>
          </table:table-cell>
          <table:table-cell office:value-type="string">
            <text:p>centrejust/text_center</text:p>
          </table:table-cell>
          <table:table-cell office:value-type="string">
            <text:p>The icon for the center justification formatting action.</text:p>
          </table:table-cell>
          <table:table-cell office:value-type="string">
            <text:p>yes</text:p>
          </table:table-cell>
          <table:table-cell table:style-name="ce2" table:number-columns-repeated="2"/>
          <table:table-cell table:style-name="ce2" table:formula="oooc:=IF(ISBLANK([.G55];&quot;approval&quot;);0;IF(EXACT([.G55];&quot;draft&quot;);1;IF(EXACT([.G55];&quot;approval&quot;);2;IF(EXACT([.G5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justify-fill</text:p>
          </table:table-cell>
          <table:table-cell office:value-type="string">
            <text:p>text_block</text:p>
          </table:table-cell>
          <table:table-cell office:value-type="string">
            <text:p>The icon for the fill justification formatting action.</text:p>
          </table:table-cell>
          <table:table-cell office:value-type="string">
            <text:p>yes</text:p>
          </table:table-cell>
          <table:table-cell table:style-name="ce2" table:number-columns-repeated="2"/>
          <table:table-cell table:style-name="ce2" table:formula="oooc:=IF(ISBLANK([.G56];&quot;approval&quot;);0;IF(EXACT([.G56];&quot;draft&quot;);1;IF(EXACT([.G56];&quot;approval&quot;);2;IF(EXACT([.G5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justify-left</text:p>
          </table:table-cell>
          <table:table-cell office:value-type="string">
            <text:p>leftjust/text_left</text:p>
          </table:table-cell>
          <table:table-cell office:value-type="string">
            <text:p>The icon for the left justification formatting action.</text:p>
          </table:table-cell>
          <table:table-cell office:value-type="string">
            <text:p>yes</text:p>
          </table:table-cell>
          <table:table-cell table:style-name="ce2" table:number-columns-repeated="2"/>
          <table:table-cell table:style-name="ce2" table:formula="oooc:=IF(ISBLANK([.G57];&quot;approval&quot;);0;IF(EXACT([.G57];&quot;draft&quot;);1;IF(EXACT([.G57];&quot;approval&quot;);2;IF(EXACT([.G5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justify-right</text:p>
          </table:table-cell>
          <table:table-cell office:value-type="string">
            <text:p>rightjust/text_right</text:p>
          </table:table-cell>
          <table:table-cell office:value-type="string">
            <text:p>The icon for the right justification action.</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58];&quot;approval&quot;);0;IF(EXACT([.G58];&quot;draft&quot;);1;IF(EXACT([.G58];&quot;approval&quot;);2;IF(EXACT([.G5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bold</text:p>
          </table:table-cell>
          <table:table-cell office:value-type="string">
            <text:p>text_bold</text:p>
          </table:table-cell>
          <table:table-cell office:value-type="string">
            <text:p>The icon for the bold text formatting action.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59];&quot;approval&quot;);0;IF(EXACT([.G59];&quot;draft&quot;);1;IF(EXACT([.G59];&quot;approval&quot;);2;IF(EXACT([.G5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italic</text:p>
          </table:table-cell>
          <table:table-cell office:value-type="string">
            <text:p>text_italic</text:p>
          </table:table-cell>
          <table:table-cell office:value-type="string">
            <text:p>The icon for the italic text formatting action.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60];&quot;approval&quot;);0;IF(EXACT([.G60];&quot;draft&quot;);1;IF(EXACT([.G60];&quot;approval&quot;);2;IF(EXACT([.G6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strikethrough</text:p>
          </table:table-cell>
          <table:table-cell office:value-type="string">
            <text:p>text_strike</text:p>
          </table:table-cell>
          <table:table-cell office:value-type="string">
            <text:p>The icon for the strikethrough text formatting action.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61];&quot;approval&quot;);0;IF(EXACT([.G61];&quot;draft&quot;);1;IF(EXACT([.G61];&quot;approval&quot;);2;IF(EXACT([.G6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underline</text:p>
          </table:table-cell>
          <table:table-cell office:value-type="string">
            <text:p>text_under</text:p>
          </table:table-cell>
          <table:table-cell office:value-type="string">
            <text:p>The icon for the underlined text formatting action.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62];&quot;approval&quot;);0;IF(EXACT([.G62];&quot;draft&quot;);1;IF(EXACT([.G62];&quot;approval&quot;);2;IF(EXACT([.G6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rame-edit</text:p>
          </table:table-cell>
          <table:table-cell office:value-type="string">
            <text:p>frame_edit</text:p>
          </table:table-cell>
          <table:table-cell office:value-type="string">
            <text:p>none</text:p>
          </table:table-cell>
          <table:table-cell office:value-type="string">
            <text:p>no</text:p>
          </table:table-cell>
          <table:table-cell office:value-type="string">
            <text:p>kate</text:p>
          </table:table-cell>
          <table:table-cell table:style-name="ce2"/>
          <table:table-cell table:style-name="ce2" table:formula="oooc:=IF(ISBLANK([.G63];&quot;approval&quot;);0;IF(EXACT([.G63];&quot;draft&quot;);1;IF(EXACT([.G63];&quot;approval&quot;);2;IF(EXACT([.G6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et-hot-new-stuff</text:p>
          </table:table-cell>
          <table:table-cell office:value-type="string">
            <text:p>knewstuff</text:p>
          </table:table-cell>
          <table:table-cell office:value-type="string">
            <text:p>none</text:p>
          </table:table-cell>
          <table:table-cell office:value-type="string">
            <text:p>no</text:p>
          </table:table-cell>
          <table:table-cell office:value-type="string">
            <text:p>kross script, knewstuff</text:p>
          </table:table-cell>
          <table:table-cell table:style-name="ce6" office:value-type="string">
            <text:p>approval</text:p>
          </table:table-cell>
          <table:table-cell table:style-name="ce2" table:formula="oooc:=IF(ISBLANK([.G64];&quot;approval&quot;);0;IF(EXACT([.G64];&quot;draft&quot;);1;IF(EXACT([.G64];&quot;approval&quot;);2;IF(EXACT([.G64];&quot;final&quot;);3;0))))" office:value-type="float" office:value="0">
            <text:p>Err:508</text:p>
          </table:table-cell>
          <table:table-cell office:value-type="string">
            <text:p>looks a lot like bookmarks icon?</text:p>
          </table:table-cell>
          <table:table-cell table:style-name="ce2"/>
          <table:table-cell table:number-columns-repeated="245"/>
        </table:table-row>
        <table:table-row table:style-name="ro1">
          <table:table-cell office:value-type="string">
            <text:p>actions</text:p>
          </table:table-cell>
          <table:table-cell office:value-type="string">
            <text:p>go-bottom</text:p>
          </table:table-cell>
          <table:table-cell office:value-type="string">
            <text:p>bottom</text:p>
          </table:table-cell>
          <table:table-cell office:value-type="string">
            <text:p>The icon for the go to bottom of a list action. </text:p>
          </table:table-cell>
          <table:table-cell table:style-name="ce2" table:number-columns-repeated="2"/>
          <table:table-cell table:style-name="ce6" office:value-type="string">
            <text:p>approval</text:p>
          </table:table-cell>
          <table:table-cell table:style-name="ce2" table:formula="oooc:=IF(ISBLANK([.G65];&quot;approval&quot;);0;IF(EXACT([.G65];&quot;draft&quot;);1;IF(EXACT([.G65];&quot;approval&quot;);2;IF(EXACT([.G6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down</text:p>
          </table:table-cell>
          <table:table-cell office:value-type="string">
            <text:p>down</text:p>
          </table:table-cell>
          <table:table-cell office:value-type="string">
            <text:p>The icon for the go down in a list action. </text:p>
          </table:table-cell>
          <table:table-cell office:value-type="string">
            <text:p>yes</text:p>
          </table:table-cell>
          <table:table-cell office:value-type="string">
            <text:p>khtml</text:p>
          </table:table-cell>
          <table:table-cell table:style-name="ce6" office:value-type="string">
            <text:p>approval</text:p>
          </table:table-cell>
          <table:table-cell table:style-name="ce2" table:formula="oooc:=IF(ISBLANK([.G66];&quot;approval&quot;);0;IF(EXACT([.G66];&quot;draft&quot;);1;IF(EXACT([.G66];&quot;approval&quot;);2;IF(EXACT([.G6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down</text:p>
          </table:table-cell>
          <table:table-cell office:value-type="string">
            <text:p>down</text:p>
          </table:table-cell>
          <table:table-cell office:value-type="string">
            <text:p>none</text:p>
          </table:table-cell>
          <table:table-cell office:value-type="string">
            <text:p>no</text:p>
          </table:table-cell>
          <table:table-cell table:style-name="ce5" office:value-type="string">
            <text:p>toolbar editor, action selector dialog, kate, kprinter</text:p>
          </table:table-cell>
          <table:table-cell table:style-name="ce6" office:value-type="string">
            <text:p>approval</text:p>
          </table:table-cell>
          <table:table-cell table:style-name="ce2" table:formula="oooc:=IF(ISBLANK([.G67];&quot;approval&quot;);0;IF(EXACT([.G67];&quot;draft&quot;);1;IF(EXACT([.G67];&quot;approval&quot;);2;IF(EXACT([.G6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first</text:p>
          </table:table-cell>
          <table:table-cell office:value-type="string">
            <text:p>start</text:p>
          </table:table-cell>
          <table:table-cell office:value-type="string">
            <text:p>The icon for the go to the first item in a list action. </text:p>
          </table:table-cell>
          <table:table-cell office:value-type="string">
            <text:p>yes</text:p>
          </table:table-cell>
          <table:table-cell office:value-type="string">
            <text:p>first page action</text:p>
          </table:table-cell>
          <table:table-cell table:style-name="ce6" office:value-type="string">
            <text:p>approval</text:p>
          </table:table-cell>
          <table:table-cell table:style-name="ce2" table:formula="oooc:=IF(ISBLANK([.G68];&quot;approval&quot;);0;IF(EXACT([.G68];&quot;draft&quot;);1;IF(EXACT([.G68];&quot;approval&quot;);2;IF(EXACT([.G6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home</text:p>
          </table:table-cell>
          <table:table-cell office:value-type="string">
            <text:p>gohome</text:p>
          </table:table-cell>
          <table:table-cell office:value-type="string">
            <text:p>The icon for the go to home location action. </text:p>
          </table:table-cell>
          <table:table-cell office:value-type="string">
            <text:p>yes</text:p>
          </table:table-cell>
          <table:table-cell office:value-type="string">
            <text:p>home action</text:p>
          </table:table-cell>
          <table:table-cell table:style-name="ce6" office:value-type="string">
            <text:p>approval</text:p>
          </table:table-cell>
          <table:table-cell table:style-name="ce2" table:formula="oooc:=IF(ISBLANK([.G69];&quot;approval&quot;);0;IF(EXACT([.G69];&quot;draft&quot;);1;IF(EXACT([.G69];&quot;approval&quot;);2;IF(EXACT([.G6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last</text:p>
          </table:table-cell>
          <table:table-cell office:value-type="string">
            <text:p>finish</text:p>
          </table:table-cell>
          <table:table-cell office:value-type="string">
            <text:p>The icon for the go to the last item in a list action. </text:p>
          </table:table-cell>
          <table:table-cell office:value-type="string">
            <text:p>yes</text:p>
          </table:table-cell>
          <table:table-cell office:value-type="string">
            <text:p>last page action</text:p>
          </table:table-cell>
          <table:table-cell table:style-name="ce6" office:value-type="string">
            <text:p>approval</text:p>
          </table:table-cell>
          <table:table-cell table:style-name="ce2" table:formula="oooc:=IF(ISBLANK([.G70];&quot;approval&quot;);0;IF(EXACT([.G70];&quot;draft&quot;);1;IF(EXACT([.G70];&quot;approval&quot;);2;IF(EXACT([.G7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next</text:p>
          </table:table-cell>
          <table:table-cell office:value-type="string">
            <text:p>forward</text:p>
          </table:table-cell>
          <table:table-cell office:value-type="string">
            <text:p>The icon for the go to the next item in a list action. </text:p>
          </table:table-cell>
          <table:table-cell office:value-type="string">
            <text:p>yes</text:p>
          </table:table-cell>
          <table:table-cell office:value-type="string">
            <text:p>next action, kate</text:p>
          </table:table-cell>
          <table:table-cell table:style-name="ce6" office:value-type="string">
            <text:p>approval</text:p>
          </table:table-cell>
          <table:table-cell table:style-name="ce2" table:formula="oooc:=IF(ISBLANK([.G71];&quot;approval&quot;);0;IF(EXACT([.G71];&quot;draft&quot;);1;IF(EXACT([.G71];&quot;approval&quot;);2;IF(EXACT([.G7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previous</text:p>
          </table:table-cell>
          <table:table-cell office:value-type="string">
            <text:p>back</text:p>
          </table:table-cell>
          <table:table-cell office:value-type="string">
            <text:p>The icon for the go to the previous item in a list action. </text:p>
          </table:table-cell>
          <table:table-cell office:value-type="string">
            <text:p>yes</text:p>
          </table:table-cell>
          <table:table-cell office:value-type="string">
            <text:p>previous action, kate</text:p>
          </table:table-cell>
          <table:table-cell table:style-name="ce6" office:value-type="string">
            <text:p>approval</text:p>
          </table:table-cell>
          <table:table-cell table:style-name="ce2" table:formula="oooc:=IF(ISBLANK([.G72];&quot;approval&quot;);0;IF(EXACT([.G72];&quot;draft&quot;);1;IF(EXACT([.G72];&quot;approval&quot;);2;IF(EXACT([.G7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top</text:p>
          </table:table-cell>
          <table:table-cell office:value-type="string">
            <text:p>top</text:p>
          </table:table-cell>
          <table:table-cell office:value-type="string">
            <text:p>The icon for the go to the top of a list action. </text:p>
          </table:table-cell>
          <table:table-cell table:style-name="ce2" table:number-columns-repeated="2"/>
          <table:table-cell table:style-name="ce6" office:value-type="string">
            <text:p>approval</text:p>
          </table:table-cell>
          <table:table-cell table:style-name="ce2" table:formula="oooc:=IF(ISBLANK([.G73];&quot;approval&quot;);0;IF(EXACT([.G73];&quot;draft&quot;);1;IF(EXACT([.G73];&quot;approval&quot;);2;IF(EXACT([.G7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up</text:p>
          </table:table-cell>
          <table:table-cell office:value-type="string">
            <text:p>up</text:p>
          </table:table-cell>
          <table:table-cell office:value-type="string">
            <text:p>The icon for the go up in a list action. </text:p>
          </table:table-cell>
          <table:table-cell office:value-type="string">
            <text:p>yes</text:p>
          </table:table-cell>
          <table:table-cell office:value-type="string">
            <text:p>khtml</text:p>
          </table:table-cell>
          <table:table-cell table:style-name="ce6" office:value-type="string">
            <text:p>approval</text:p>
          </table:table-cell>
          <table:table-cell table:style-name="ce2" table:formula="oooc:=IF(ISBLANK([.G74];&quot;approval&quot;);0;IF(EXACT([.G74];&quot;draft&quot;);1;IF(EXACT([.G74];&quot;approval&quot;);2;IF(EXACT([.G7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to-page</text:p>
          </table:table-cell>
          <table:table-cell office:value-type="string">
            <text:p>goto</text:p>
          </table:table-cell>
          <table:table-cell office:value-type="string">
            <text:p>none</text:p>
          </table:table-cell>
          <table:table-cell office:value-type="string">
            <text:p>no</text:p>
          </table:table-cell>
          <table:table-cell office:value-type="string">
            <text:p>go to page action</text:p>
          </table:table-cell>
          <table:table-cell table:style-name="ce6" office:value-type="string">
            <text:p>approval</text:p>
          </table:table-cell>
          <table:table-cell table:style-name="ce2" table:formula="oooc:=IF(ISBLANK([.G75];&quot;approval&quot;);0;IF(EXACT([.G75];&quot;draft&quot;);1;IF(EXACT([.G75];&quot;approval&quot;);2;IF(EXACT([.G7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contents</text:p>
          </table:table-cell>
          <table:table-cell office:value-type="string">
            <text:p>contents</text:p>
          </table:table-cell>
          <table:table-cell office:value-type="string">
            <text:p>none</text:p>
          </table:table-cell>
          <table:table-cell office:value-type="string">
            <text:p>no</text:p>
          </table:table-cell>
          <table:table-cell office:value-type="string">
            <text:p>help menu, printer config</text:p>
          </table:table-cell>
          <table:table-cell table:style-name="ce6" office:value-type="string">
            <text:p>approval</text:p>
          </table:table-cell>
          <table:table-cell table:style-name="ce2" table:formula="oooc:=IF(ISBLANK([.G76];&quot;approval&quot;);0;IF(EXACT([.G76];&quot;draft&quot;);1;IF(EXACT([.G76];&quot;approval&quot;);2;IF(EXACT([.G7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contents</text:p>
          </table:table-cell>
          <table:table-cell office:value-type="string">
            <text:p>help</text:p>
          </table:table-cell>
          <table:table-cell office:value-type="string">
            <text:p>The icon for Contents item in the Help menu. </text:p>
          </table:table-cell>
          <table:table-cell office:value-type="string">
            <text:p>yes</text:p>
          </table:table-cell>
          <table:table-cell office:value-type="string">
            <text:p>kprinter</text:p>
          </table:table-cell>
          <table:table-cell table:style-name="ce6" office:value-type="string">
            <text:p>approval</text:p>
          </table:table-cell>
          <table:table-cell table:style-name="ce2" table:formula="oooc:=IF(ISBLANK([.G77];&quot;approval&quot;);0;IF(EXACT([.G77];&quot;draft&quot;);1;IF(EXACT([.G77];&quot;approval&quot;);2;IF(EXACT([.G7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whatsthis</text:p>
          </table:table-cell>
          <table:table-cell office:value-type="string">
            <text:p>contexthelp</text:p>
          </table:table-cell>
          <table:table-cell office:value-type="string">
            <text:p>none</text:p>
          </table:table-cell>
          <table:table-cell office:value-type="string">
            <text:p>no</text:p>
          </table:table-cell>
          <table:table-cell office:value-type="string">
            <text:p>whats this action</text:p>
          </table:table-cell>
          <table:table-cell table:style-name="ce6" office:value-type="string">
            <text:p>approval</text:p>
          </table:table-cell>
          <table:table-cell table:style-name="ce2" table:formula="oooc:=IF(ISBLANK([.G78];&quot;approval&quot;);0;IF(EXACT([.G78];&quot;draft&quot;);1;IF(EXACT([.G78];&quot;approval&quot;);2;IF(EXACT([.G7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history</text:p>
          </table:table-cell>
          <table:table-cell office:value-type="string">
            <text:p>none</text:p>
          </table:table-cell>
          <table:table-cell office:value-type="string">
            <text:p>no</text:p>
          </table:table-cell>
          <table:table-cell office:value-type="string">
            <text:p>print job mgr, knewstuff</text:p>
          </table:table-cell>
          <table:table-cell table:style-name="ce6" office:value-type="string">
            <text:p>approval</text:p>
          </table:table-cell>
          <table:table-cell table:style-name="ce2" table:formula="oooc:=IF(ISBLANK([.G79];&quot;approval&quot;);0;IF(EXACT([.G79];&quot;draft&quot;);1;IF(EXACT([.G79];&quot;approval&quot;);2;IF(EXACT([.G7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istory-clear</text:p>
          </table:table-cell>
          <table:table-cell office:value-type="string">
            <text:p>history_clear</text:p>
          </table:table-cell>
          <table:table-cell office:value-type="string">
            <text:p>none</text:p>
          </table:table-cell>
          <table:table-cell office:value-type="string">
            <text:p>no</text:p>
          </table:table-cell>
          <table:table-cell office:value-type="string">
            <text:p>combobox context menu, html forms</text:p>
          </table:table-cell>
          <table:table-cell table:style-name="ce6" office:value-type="string">
            <text:p>approval</text:p>
          </table:table-cell>
          <table:table-cell table:style-name="ce2" table:formula="oooc:=IF(ISBLANK([.G80];&quot;approval&quot;);0;IF(EXACT([.G80];&quot;draft&quot;);1;IF(EXACT([.G80];&quot;approval&quot;);2;IF(EXACT([.G8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idea</text:p>
          </table:table-cell>
          <table:table-cell office:value-type="string">
            <text:p>none</text:p>
          </table:table-cell>
          <table:table-cell office:value-type="string">
            <text:p>no</text:p>
          </table:table-cell>
          <table:table-cell office:value-type="string">
            <text:p>ktip dialog and action</text:p>
          </table:table-cell>
          <table:table-cell table:style-name="ce6" office:value-type="string">
            <text:p>approval</text:p>
          </table:table-cell>
          <table:table-cell table:style-name="ce2" table:formula="oooc:=IF(ISBLANK([.G81];&quot;approval&quot;);0;IF(EXACT([.G81];&quot;draft&quot;);1;IF(EXACT([.G81];&quot;approval&quot;);2;IF(EXACT([.G8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mages-display</text:p>
          </table:table-cell>
          <table:table-cell office:value-type="string">
            <text:p>images_display</text:p>
          </table:table-cell>
          <table:table-cell office:value-type="string">
            <text:p>none</text:p>
          </table:table-cell>
          <table:table-cell office:value-type="string">
            <text:p>no</text:p>
          </table:table-cell>
          <table:table-cell office:value-type="string">
            <text:p>khtml</text:p>
          </table:table-cell>
          <table:table-cell table:style-name="ce2"/>
          <table:table-cell table:style-name="ce2" table:formula="oooc:=IF(ISBLANK([.G82];&quot;approval&quot;);0;IF(EXACT([.G82];&quot;draft&quot;);1;IF(EXACT([.G82];&quot;approval&quot;);2;IF(EXACT([.G8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nsert-image</text:p>
          </table:table-cell>
          <table:table-cell office:value-type="string">
            <text:p>frame_image</text:p>
          </table:table-cell>
          <table:table-cell office:value-type="string">
            <text:p>The icon for the insert image action of an application.</text:p>
          </table:table-cell>
          <table:table-cell office:value-type="string">
            <text:p>yes</text:p>
          </table:table-cell>
          <table:table-cell table:style-name="ce2" table:number-columns-repeated="2"/>
          <table:table-cell table:style-name="ce2" table:formula="oooc:=IF(ISBLANK([.G83];&quot;approval&quot;);0;IF(EXACT([.G83];&quot;draft&quot;);1;IF(EXACT([.G83];&quot;approval&quot;);2;IF(EXACT([.G8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nsert-object</text:p>
          </table:table-cell>
          <table:table-cell office:value-type="string">
            <text:p>frame_text</text:p>
          </table:table-cell>
          <table:table-cell office:value-type="string">
            <text:p>The icon for the insert object action of an application.</text:p>
          </table:table-cell>
          <table:table-cell office:value-type="string">
            <text:p>yes</text:p>
          </table:table-cell>
          <table:table-cell table:style-name="ce2" table:number-columns-repeated="2"/>
          <table:table-cell table:style-name="ce2" table:formula="oooc:=IF(ISBLANK([.G84];&quot;approval&quot;);0;IF(EXACT([.G84];&quot;draft&quot;);1;IF(EXACT([.G84];&quot;approval&quot;);2;IF(EXACT([.G8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list-add</text:p>
          </table:table-cell>
          <table:table-cell office:value-type="string">
            <text:p>add</text:p>
          </table:table-cell>
          <table:table-cell office:value-type="string">
            <text:p>The icon for the add to list action.</text:p>
          </table:table-cell>
          <table:table-cell office:value-type="string">
            <text:p>yes</text:p>
          </table:table-cell>
          <table:table-cell office:value-type="string">
            <text:p>dialog button</text:p>
          </table:table-cell>
          <table:table-cell table:style-name="ce4"/>
          <table:table-cell table:style-name="ce2" table:formula="oooc:=IF(ISBLANK([.G85];&quot;approval&quot;);0;IF(EXACT([.G85];&quot;draft&quot;);1;IF(EXACT([.G85];&quot;approval&quot;);2;IF(EXACT([.G8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list-remove</text:p>
          </table:table-cell>
          <table:table-cell office:value-type="string">
            <text:p>remove</text:p>
          </table:table-cell>
          <table:table-cell office:value-type="string">
            <text:p>The icon for the remove from list action.</text:p>
          </table:table-cell>
          <table:table-cell office:value-type="string">
            <text:p>yes</text:p>
          </table:table-cell>
          <table:table-cell office:value-type="string">
            <text:p>dialog button</text:p>
          </table:table-cell>
          <table:table-cell table:style-name="ce6" office:value-type="string">
            <text:p>approval</text:p>
          </table:table-cell>
          <table:table-cell table:style-name="ce2" table:formula="oooc:=IF(ISBLANK([.G86];&quot;approval&quot;);0;IF(EXACT([.G86];&quot;draft&quot;);1;IF(EXACT([.G86];&quot;approval&quot;);2;IF(EXACT([.G8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text:p>
          </table:table-cell>
          <table:table-cell office:value-type="string">
            <text:p>mail_generic</text:p>
          </table:table-cell>
          <table:table-cell office:value-type="string">
            <text:p>none</text:p>
          </table:table-cell>
          <table:table-cell office:value-type="string">
            <text:p>no</text:p>
          </table:table-cell>
          <table:table-cell office:value-type="string">
            <text:p>khtml</text:p>
          </table:table-cell>
          <table:table-cell table:style-name="ce6" office:value-type="string">
            <text:p>approval</text:p>
          </table:table-cell>
          <table:table-cell table:style-name="ce2" table:formula="oooc:=IF(ISBLANK([.G87];&quot;approval&quot;);0;IF(EXACT([.G87];&quot;draft&quot;);1;IF(EXACT([.G87];&quot;approval&quot;);2;IF(EXACT([.G8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forward</text:p>
          </table:table-cell>
          <table:table-cell office:value-type="string">
            <text:p>mail_forward</text:p>
          </table:table-cell>
          <table:table-cell office:value-type="string">
            <text:p>The icon for the forward action of an electronic mail application.</text:p>
          </table:table-cell>
          <table:table-cell office:value-type="string">
            <text:p>yes</text:p>
          </table:table-cell>
          <table:table-cell table:style-name="ce2" table:number-columns-repeated="2"/>
          <table:table-cell table:style-name="ce2" table:formula="oooc:=IF(ISBLANK([.G88];&quot;approval&quot;);0;IF(EXACT([.G88];&quot;draft&quot;);1;IF(EXACT([.G88];&quot;approval&quot;);2;IF(EXACT([.G8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junk</text:p>
          </table:table-cell>
          <table:table-cell office:value-type="string">
            <text:p>mail_spam</text:p>
          </table:table-cell>
          <table:table-cell office:value-type="string">
            <text:p>The icon for the mark as junk action of an electronic mail application.</text:p>
          </table:table-cell>
          <table:table-cell office:value-type="string">
            <text:p>yes</text:p>
          </table:table-cell>
          <table:table-cell table:style-name="ce2" table:number-columns-repeated="2"/>
          <table:table-cell table:style-name="ce2" table:formula="oooc:=IF(ISBLANK([.G89];&quot;approval&quot;);0;IF(EXACT([.G89];&quot;draft&quot;);1;IF(EXACT([.G89];&quot;approval&quot;);2;IF(EXACT([.G8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notjunk</text:p>
          </table:table-cell>
          <table:table-cell office:value-type="string">
            <text:p>mail_ham</text:p>
          </table:table-cell>
          <table:table-cell office:value-type="string">
            <text:p>The icon for the mark as not junk action of an electronic mail application.</text:p>
          </table:table-cell>
          <table:table-cell office:value-type="string">
            <text:p>yes</text:p>
          </table:table-cell>
          <table:table-cell table:style-name="ce2" table:number-columns-repeated="2"/>
          <table:table-cell table:style-name="ce2" table:formula="oooc:=IF(ISBLANK([.G90];&quot;approval&quot;);0;IF(EXACT([.G90];&quot;draft&quot;);1;IF(EXACT([.G90];&quot;approval&quot;);2;IF(EXACT([.G9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reply-all</text:p>
          </table:table-cell>
          <table:table-cell office:value-type="string">
            <text:p>mail_replyall</text:p>
          </table:table-cell>
          <table:table-cell office:value-type="string">
            <text:p>The icon for the reply to all action of an electronic mail application.</text:p>
          </table:table-cell>
          <table:table-cell office:value-type="string">
            <text:p>yes</text:p>
          </table:table-cell>
          <table:table-cell table:style-name="ce2" table:number-columns-repeated="2"/>
          <table:table-cell table:style-name="ce2" table:formula="oooc:=IF(ISBLANK([.G91];&quot;approval&quot;);0;IF(EXACT([.G91];&quot;draft&quot;);1;IF(EXACT([.G91];&quot;approval&quot;);2;IF(EXACT([.G9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reply-sender</text:p>
          </table:table-cell>
          <table:table-cell office:value-type="string">
            <text:p>mail_reply</text:p>
          </table:table-cell>
          <table:table-cell office:value-type="string">
            <text:p>The icon for the reply to sender action of an electronic mail application.</text:p>
          </table:table-cell>
          <table:table-cell office:value-type="string">
            <text:p>yes</text:p>
          </table:table-cell>
          <table:table-cell table:style-name="ce2" table:number-columns-repeated="2"/>
          <table:table-cell table:style-name="ce2" table:formula="oooc:=IF(ISBLANK([.G92];&quot;approval&quot;);0;IF(EXACT([.G92];&quot;draft&quot;);1;IF(EXACT([.G92];&quot;approval&quot;);2;IF(EXACT([.G9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send</text:p>
          </table:table-cell>
          <table:table-cell office:value-type="string">
            <text:p>mail_send</text:p>
          </table:table-cell>
          <table:table-cell office:value-type="string">
            <text:p>The icon for the send action of an electronic mail application.</text:p>
          </table:table-cell>
          <table:table-cell office:value-type="string">
            <text:p>yes</text:p>
          </table:table-cell>
          <table:table-cell table:style-name="ce2" table:number-columns-repeated="2"/>
          <table:table-cell table:style-name="ce2" table:formula="oooc:=IF(ISBLANK([.G93];&quot;approval&quot;);0;IF(EXACT([.G93];&quot;draft&quot;);1;IF(EXACT([.G93];&quot;approval&quot;);2;IF(EXACT([.G9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eject</text:p>
          </table:table-cell>
          <table:table-cell office:value-type="string">
            <text:p>player_eject</text:p>
          </table:table-cell>
          <table:table-cell office:value-type="string">
            <text:p>The icon for the eject action of a media player or file manager.</text:p>
          </table:table-cell>
          <table:table-cell office:value-type="string">
            <text:p>yes</text:p>
          </table:table-cell>
          <table:table-cell table:style-name="ce2" table:number-columns-repeated="2"/>
          <table:table-cell table:style-name="ce2" table:formula="oooc:=IF(ISBLANK([.G94];&quot;approval&quot;);0;IF(EXACT([.G94];&quot;draft&quot;);1;IF(EXACT([.G94];&quot;approval&quot;);2;IF(EXACT([.G9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playback-pause</text:p>
          </table:table-cell>
          <table:table-cell office:value-type="string">
            <text:p>player_pause</text:p>
          </table:table-cell>
          <table:table-cell office:value-type="string">
            <text:p>The icon for the pause action of a media player.</text:p>
          </table:table-cell>
          <table:table-cell office:value-type="string">
            <text:p>yes</text:p>
          </table:table-cell>
          <table:table-cell table:style-name="ce2" table:number-columns-repeated="2"/>
          <table:table-cell table:style-name="ce2" table:formula="oooc:=IF(ISBLANK([.G95];&quot;approval&quot;);0;IF(EXACT([.G95];&quot;draft&quot;);1;IF(EXACT([.G95];&quot;approval&quot;);2;IF(EXACT([.G9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playback-start</text:p>
          </table:table-cell>
          <table:table-cell office:value-type="string">
            <text:p>player_play</text:p>
          </table:table-cell>
          <table:table-cell office:value-type="string">
            <text:p>The icon for the start playback action of a media player. </text:p>
          </table:table-cell>
          <table:table-cell office:value-type="string">
            <text:p>yes</text:p>
          </table:table-cell>
          <table:table-cell office:value-type="string">
            <text:p>notification dialog</text:p>
          </table:table-cell>
          <table:table-cell table:style-name="ce6" office:value-type="string">
            <text:p>approval</text:p>
          </table:table-cell>
          <table:table-cell table:style-name="ce2" table:formula="oooc:=IF(ISBLANK([.G96];&quot;approval&quot;);0;IF(EXACT([.G96];&quot;draft&quot;);1;IF(EXACT([.G96];&quot;approval&quot;);2;IF(EXACT([.G9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playback-stop</text:p>
          </table:table-cell>
          <table:table-cell office:value-type="string">
            <text:p>player_stop</text:p>
          </table:table-cell>
          <table:table-cell office:value-type="string">
            <text:p>The icon for the stop action of a media player. </text:p>
          </table:table-cell>
          <table:table-cell office:value-type="string">
            <text:p>yes</text:p>
          </table:table-cell>
          <table:table-cell office:value-type="string">
            <text:p>kross script</text:p>
          </table:table-cell>
          <table:table-cell table:style-name="ce6" office:value-type="string">
            <text:p>approval</text:p>
          </table:table-cell>
          <table:table-cell table:style-name="ce2" table:formula="oooc:=IF(ISBLANK([.G97];&quot;approval&quot;);0;IF(EXACT([.G97];&quot;draft&quot;);1;IF(EXACT([.G97];&quot;approval&quot;);2;IF(EXACT([.G9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record</text:p>
          </table:table-cell>
          <table:table-cell office:value-type="string">
            <text:p>player_record</text:p>
          </table:table-cell>
          <table:table-cell office:value-type="string">
            <text:p>The icon for the record action of a media application.</text:p>
          </table:table-cell>
          <table:table-cell office:value-type="string">
            <text:p>yes</text:p>
          </table:table-cell>
          <table:table-cell table:style-name="ce2" table:number-columns-repeated="2"/>
          <table:table-cell table:style-name="ce2" table:formula="oooc:=IF(ISBLANK([.G98];&quot;approval&quot;);0;IF(EXACT([.G98];&quot;draft&quot;);1;IF(EXACT([.G98];&quot;approval&quot;);2;IF(EXACT([.G9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seek-backward</text:p>
          </table:table-cell>
          <table:table-cell office:value-type="string">
            <text:p>player_rew</text:p>
          </table:table-cell>
          <table:table-cell office:value-type="string">
            <text:p>The icon for the seek backward action of a media player.</text:p>
          </table:table-cell>
          <table:table-cell office:value-type="string">
            <text:p>yes</text:p>
          </table:table-cell>
          <table:table-cell table:style-name="ce2" table:number-columns-repeated="2"/>
          <table:table-cell table:style-name="ce2" table:formula="oooc:=IF(ISBLANK([.G99];&quot;approval&quot;);0;IF(EXACT([.G99];&quot;draft&quot;);1;IF(EXACT([.G99];&quot;approval&quot;);2;IF(EXACT([.G9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seek-forward</text:p>
          </table:table-cell>
          <table:table-cell office:value-type="string">
            <text:p>player_fwd</text:p>
          </table:table-cell>
          <table:table-cell office:value-type="string">
            <text:p>The icon for the seek forward action of a media player.</text:p>
          </table:table-cell>
          <table:table-cell office:value-type="string">
            <text:p>yes</text:p>
          </table:table-cell>
          <table:table-cell table:style-name="ce2" table:number-columns-repeated="2"/>
          <table:table-cell table:style-name="ce2" table:formula="oooc:=IF(ISBLANK([.G100];&quot;approval&quot;);0;IF(EXACT([.G100];&quot;draft&quot;);1;IF(EXACT([.G100];&quot;approval&quot;);2;IF(EXACT([.G10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skip-backward</text:p>
          </table:table-cell>
          <table:table-cell office:value-type="string">
            <text:p>player_start</text:p>
          </table:table-cell>
          <table:table-cell office:value-type="string">
            <text:p>The icon for the skip backward action of a media player.</text:p>
          </table:table-cell>
          <table:table-cell office:value-type="string">
            <text:p>yes</text:p>
          </table:table-cell>
          <table:table-cell table:style-name="ce2" table:number-columns-repeated="2"/>
          <table:table-cell table:style-name="ce2" table:formula="oooc:=IF(ISBLANK([.G101];&quot;approval&quot;);0;IF(EXACT([.G101];&quot;draft&quot;);1;IF(EXACT([.G101];&quot;approval&quot;);2;IF(EXACT([.G10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skip-forward</text:p>
          </table:table-cell>
          <table:table-cell office:value-type="string">
            <text:p>player_end</text:p>
          </table:table-cell>
          <table:table-cell office:value-type="string">
            <text:p>The icon for the skip forward action of a media player.</text:p>
          </table:table-cell>
          <table:table-cell office:value-type="string">
            <text:p>yes</text:p>
          </table:table-cell>
          <table:table-cell table:style-name="ce2" table:number-columns-repeated="2"/>
          <table:table-cell table:style-name="ce2" table:formula="oooc:=IF(ISBLANK([.G102];&quot;approval&quot;);0;IF(EXACT([.G102];&quot;draft&quot;);1;IF(EXACT([.G102];&quot;approval&quot;);2;IF(EXACT([.G10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addprinter</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3];&quot;approval&quot;);0;IF(EXACT([.G103];&quot;draft&quot;);1;IF(EXACT([.G103];&quot;approval&quot;);2;IF(EXACT([.G10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addpseudo</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4];&quot;approval&quot;);0;IF(EXACT([.G104];&quot;draft&quot;);1;IF(EXACT([.G104];&quot;approval&quot;);2;IF(EXACT([.G10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configmgr</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5];&quot;approval&quot;);0;IF(EXACT([.G105];&quot;draft&quot;);1;IF(EXACT([.G105];&quot;approval&quot;);2;IF(EXACT([.G10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configsrv</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6];&quot;approval&quot;);0;IF(EXACT([.G106];&quot;draft&quot;);1;IF(EXACT([.G106];&quot;approval&quot;);2;IF(EXACT([.G10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defaulthard</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7];&quot;approval&quot;);0;IF(EXACT([.G107];&quot;draft&quot;);1;IF(EXACT([.G107];&quot;approval&quot;);2;IF(EXACT([.G10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defaultsoft</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8];&quot;approval&quot;);0;IF(EXACT([.G108];&quot;draft&quot;);1;IF(EXACT([.G108];&quot;approval&quot;);2;IF(EXACT([.G10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printer_infos</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9];&quot;approval&quot;);0;IF(EXACT([.G109];&quot;draft&quot;);1;IF(EXACT([.G109];&quot;approval&quot;);2;IF(EXACT([.G10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printstate</text:p>
          </table:table-cell>
          <table:table-cell office:value-type="string">
            <text:p>none</text:p>
          </table:table-cell>
          <table:table-cell office:value-type="string">
            <text:p>no</text:p>
          </table:table-cell>
          <table:table-cell office:value-type="string">
            <text:p>kdeprint</text:p>
          </table:table-cell>
          <table:table-cell table:style-name="ce2"/>
          <table:table-cell table:style-name="ce2" table:formula="oooc:=IF(ISBLANK([.G110];&quot;approval&quot;);0;IF(EXACT([.G110];&quot;draft&quot;);1;IF(EXACT([.G110];&quot;approval&quot;);2;IF(EXACT([.G11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report</text:p>
          </table:table-cell>
          <table:table-cell office:value-type="string">
            <text:p>none</text:p>
          </table:table-cell>
          <table:table-cell office:value-type="string">
            <text:p>no</text:p>
          </table:table-cell>
          <table:table-cell office:value-type="string">
            <text:p>cups config (printing)</text:p>
          </table:table-cell>
          <table:table-cell table:style-name="ce2"/>
          <table:table-cell table:style-name="ce2" table:formula="oooc:=IF(ISBLANK([.G111];&quot;approval&quot;);0;IF(EXACT([.G111];&quot;draft&quot;);1;IF(EXACT([.G111];&quot;approval&quot;);2;IF(EXACT([.G11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restartsrv</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12];&quot;approval&quot;);0;IF(EXACT([.G112];&quot;draft&quot;);1;IF(EXACT([.G112];&quot;approval&quot;);2;IF(EXACT([.G11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testprinter</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13];&quot;approval&quot;);0;IF(EXACT([.G113];&quot;draft&quot;);1;IF(EXACT([.G113];&quot;approval&quot;);2;IF(EXACT([.G11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uploadsmb</text:p>
          </table:table-cell>
          <table:table-cell office:value-type="string">
            <text:p>none</text:p>
          </table:table-cell>
          <table:table-cell office:value-type="string">
            <text:p>no</text:p>
          </table:table-cell>
          <table:table-cell office:value-type="string">
            <text:p>cups config (printing)</text:p>
          </table:table-cell>
          <table:table-cell table:style-name="ce2"/>
          <table:table-cell table:style-name="ce2" table:formula="oooc:=IF(ISBLANK([.G114];&quot;approval&quot;);0;IF(EXACT([.G114];&quot;draft&quot;);1;IF(EXACT([.G114];&quot;approval&quot;);2;IF(EXACT([.G11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view_change</text:p>
          </table:table-cell>
          <table:table-cell office:value-type="string">
            <text:p>none</text:p>
          </table:table-cell>
          <table:table-cell office:value-type="string">
            <text:p>no</text:p>
          </table:table-cell>
          <table:table-cell office:value-type="string">
            <text:p>kdeprint</text:p>
          </table:table-cell>
          <table:table-cell table:style-name="ce2"/>
          <table:table-cell table:style-name="ce2" table:formula="oooc:=IF(ISBLANK([.G115];&quot;approval&quot;);0;IF(EXACT([.G115];&quot;draft&quot;);1;IF(EXACT([.G115];&quot;approval&quot;);2;IF(EXACT([.G11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style-name="ce4" office:value-type="string">
            <text:p>object-rotate-left</text:p>
          </table:table-cell>
          <table:table-cell office:value-type="string">
            <text:p>rotate_cw</text:p>
          </table:table-cell>
          <table:table-cell office:value-type="string">
            <text:p>The icon for the rotate left action performed on an object.</text:p>
          </table:table-cell>
          <table:table-cell office:value-type="string">
            <text:p>yes</text:p>
          </table:table-cell>
          <table:table-cell office:value-type="string">
            <text:p>pixmap region selector</text:p>
          </table:table-cell>
          <table:table-cell table:style-name="ce6" office:value-type="string">
            <text:p>approval</text:p>
          </table:table-cell>
          <table:table-cell table:style-name="ce2" table:formula="oooc:=IF(ISBLANK([.G116];&quot;approval&quot;);0;IF(EXACT([.G116];&quot;draft&quot;);1;IF(EXACT([.G116];&quot;approval&quot;);2;IF(EXACT([.G11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object-rotate-right</text:p>
          </table:table-cell>
          <table:table-cell office:value-type="string">
            <text:p>rotate_ccw</text:p>
          </table:table-cell>
          <table:table-cell office:value-type="string">
            <text:p>The icon for the rotate rigt action performed on an object.</text:p>
          </table:table-cell>
          <table:table-cell office:value-type="string">
            <text:p>yes</text:p>
          </table:table-cell>
          <table:table-cell office:value-type="string">
            <text:p>pixmap region selector</text:p>
          </table:table-cell>
          <table:table-cell table:style-name="ce6" office:value-type="string">
            <text:p>approval</text:p>
          </table:table-cell>
          <table:table-cell table:style-name="ce2" table:formula="oooc:=IF(ISBLANK([.G117];&quot;approval&quot;);0;IF(EXACT([.G117];&quot;draft&quot;);1;IF(EXACT([.G117];&quot;approval&quot;);2;IF(EXACT([.G11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print-frame</text:p>
          </table:table-cell>
          <table:table-cell office:value-type="string">
            <text:p>frameprint</text:p>
          </table:table-cell>
          <table:table-cell office:value-type="string">
            <text:p>none</text:p>
          </table:table-cell>
          <table:table-cell office:value-type="string">
            <text:p>no</text:p>
          </table:table-cell>
          <table:table-cell office:value-type="string">
            <text:p>khtml print</text:p>
          </table:table-cell>
          <table:table-cell table:style-name="ce6" office:value-type="string">
            <text:p>approval</text:p>
          </table:table-cell>
          <table:table-cell table:style-name="ce2" table:formula="oooc:=IF(ISBLANK([.G118];&quot;approval&quot;);0;IF(EXACT([.G118];&quot;draft&quot;);1;IF(EXACT([.G118];&quot;approval&quot;);2;IF(EXACT([.G11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printer-enable</text:p>
          </table:table-cell>
          <table:table-cell office:value-type="string">
            <text:p>kdeprint_enableprinter</text:p>
          </table:table-cell>
          <table:table-cell office:value-type="string">
            <text:p>none</text:p>
          </table:table-cell>
          <table:table-cell office:value-type="string">
            <text:p>no</text:p>
          </table:table-cell>
          <table:table-cell office:value-type="string">
            <text:p>printer config</text:p>
          </table:table-cell>
          <table:table-cell table:style-name="ce6" office:value-type="string">
            <text:p>approval</text:p>
          </table:table-cell>
          <table:table-cell table:style-name="ce2" table:formula="oooc:=IF(ISBLANK([.G119];&quot;approval&quot;);0;IF(EXACT([.G119];&quot;draft&quot;);1;IF(EXACT([.G119];&quot;approval&quot;);2;IF(EXACT([.G119];&quot;final&quot;);3;0))))" office:value-type="float" office:value="0">
            <text:p>Err:508</text:p>
          </table:table-cell>
          <table:table-cell office:value-type="string">
            <text:p>wrong name in theme or?</text:p>
          </table:table-cell>
          <table:table-cell table:style-name="ce2"/>
          <table:table-cell table:number-columns-repeated="245"/>
        </table:table-row>
        <table:table-row table:style-name="ro1">
          <table:table-cell office:value-type="string">
            <text:p>actions</text:p>
          </table:table-cell>
          <table:table-cell office:value-type="string">
            <text:p>printer-queue-state</text:p>
          </table:table-cell>
          <table:table-cell office:value-type="string">
            <text:p>kdeprint_queuestate</text:p>
          </table:table-cell>
          <table:table-cell office:value-type="string">
            <text:p>none</text:p>
          </table:table-cell>
          <table:table-cell office:value-type="string">
            <text:p>no</text:p>
          </table:table-cell>
          <table:table-cell office:value-type="string">
            <text:p>printer config</text:p>
          </table:table-cell>
          <table:table-cell table:style-name="ce6" office:value-type="string">
            <text:p>approval</text:p>
          </table:table-cell>
          <table:table-cell table:style-name="ce2" table:formula="oooc:=IF(ISBLANK([.G120];&quot;approval&quot;);0;IF(EXACT([.G120];&quot;draft&quot;);1;IF(EXACT([.G120];&quot;approval&quot;);2;IF(EXACT([.G120];&quot;final&quot;);3;0))))" office:value-type="float" office:value="0">
            <text:p>Err:508</text:p>
          </table:table-cell>
          <table:table-cell office:value-type="string">
            <text:p>wrong name in theme or?</text:p>
          </table:table-cell>
          <table:table-cell table:style-name="ce2"/>
          <table:table-cell table:number-columns-repeated="245"/>
        </table:table-row>
        <table:table-row table:style-name="ro1">
          <table:table-cell office:value-type="string">
            <text:p>actions</text:p>
          </table:table-cell>
          <table:table-cell office:value-type="string">
            <text:p>printer-stop</text:p>
          </table:table-cell>
          <table:table-cell office:value-type="string">
            <text:p>kdeprint_stopprinter</text:p>
          </table:table-cell>
          <table:table-cell office:value-type="string">
            <text:p>none</text:p>
          </table:table-cell>
          <table:table-cell office:value-type="string">
            <text:p>no</text:p>
          </table:table-cell>
          <table:table-cell office:value-type="string">
            <text:p>printer config</text:p>
          </table:table-cell>
          <table:table-cell table:style-name="ce6" office:value-type="string">
            <text:p>approval</text:p>
          </table:table-cell>
          <table:table-cell table:style-name="ce2" table:formula="oooc:=IF(ISBLANK([.G121];&quot;approval&quot;);0;IF(EXACT([.G121];&quot;draft&quot;);1;IF(EXACT([.G121];&quot;approval&quot;);2;IF(EXACT([.G121];&quot;final&quot;);3;0))))" office:value-type="float" office:value="0">
            <text:p>Err:508</text:p>
          </table:table-cell>
          <table:table-cell office:value-type="string">
            <text:p>wrong name in theme or?</text:p>
          </table:table-cell>
          <table:table-cell table:style-name="ce2"/>
          <table:table-cell table:number-columns-repeated="245"/>
        </table:table-row>
        <table:table-row table:style-name="ro1">
          <table:table-cell office:value-type="string">
            <text:p>actions</text:p>
          </table:table-cell>
          <table:table-cell office:value-type="string">
            <text:p>process-stop</text:p>
          </table:table-cell>
          <table:table-cell office:value-type="string">
            <text:p>stop</text:p>
          </table:table-cell>
          <table:table-cell office:value-type="string">
            <text:p>The icon used for the &lt;quote&gt;Stop&lt;/quote&gt; action in applications with actions that may take a while to process, such as web page loading in a browser.</text:p>
          </table:table-cell>
          <table:table-cell office:value-type="string">
            <text:p>yes</text:p>
          </table:table-cell>
          <table:table-cell office:value-type="string">
            <text:p>khtml/ecma/debugger/images</text:p>
          </table:table-cell>
          <table:table-cell table:style-name="ce6" office:value-type="string">
            <text:p>approval</text:p>
          </table:table-cell>
          <table:table-cell table:style-name="ce2" table:formula="oooc:=IF(ISBLANK([.G122];&quot;approval&quot;);0;IF(EXACT([.G122];&quot;draft&quot;);1;IF(EXACT([.G122];&quot;approval&quot;);2;IF(EXACT([.G122];&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office:value-type="string">
            <text:p>actions</text:p>
          </table:table-cell>
          <table:table-cell office:value-type="string">
            <text:p>SCRAPME</text:p>
          </table:table-cell>
          <table:table-cell office:value-type="string">
            <text:p>print</text:p>
          </table:table-cell>
          <table:table-cell table:style-name="ce2"/>
          <table:table-cell office:value-type="string">
            <text:p>no</text:p>
          </table:table-cell>
          <table:table-cell office:value-type="string">
            <text:p>khtml print</text:p>
          </table:table-cell>
          <table:table-cell table:style-name="ce2"/>
          <table:table-cell table:style-name="ce2" table:formula="oooc:=IF(ISBLANK([.G123];&quot;approval&quot;);0;IF(EXACT([.G123];&quot;draft&quot;);1;IF(EXACT([.G123];&quot;approval&quot;);2;IF(EXACT([.G123];&quot;final&quot;);3;0))))" office:value-type="float" office:value="0">
            <text:p>Err:508</text:p>
          </table:table-cell>
          <table:table-cell office:value-type="string">
            <text:p>?? should be fileprint?</text:p>
          </table:table-cell>
          <table:table-cell table:style-name="ce2"/>
          <table:table-cell table:number-columns-repeated="245"/>
        </table:table-row>
        <table:table-row table:style-name="ro1">
          <table:table-cell office:value-type="string">
            <text:p>actions</text:p>
          </table:table-cell>
          <table:table-cell office:value-type="string">
            <text:p>search-filter</text:p>
          </table:table-cell>
          <table:table-cell office:value-type="string">
            <text:p>filter</text:p>
          </table:table-cell>
          <table:table-cell office:value-type="string">
            <text:p>none</text:p>
          </table:table-cell>
          <table:table-cell office:value-type="string">
            <text:p>no</text:p>
          </table:table-cell>
          <table:table-cell office:value-type="string">
            <text:p>kate, kprinter</text:p>
          </table:table-cell>
          <table:table-cell table:style-name="ce6" office:value-type="string">
            <text:p>approval</text:p>
          </table:table-cell>
          <table:table-cell table:style-name="ce2" table:formula="oooc:=IF(ISBLANK([.G124];&quot;approval&quot;);0;IF(EXACT([.G124];&quot;draft&quot;);1;IF(EXACT([.G124];&quot;approval&quot;);2;IF(EXACT([.G12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hared-file</text:p>
          </table:table-cell>
          <table:table-cell office:value-type="string">
            <text:p>share</text:p>
          </table:table-cell>
          <table:table-cell office:value-type="string">
            <text:p>none</text:p>
          </table:table-cell>
          <table:table-cell office:value-type="string">
            <text:p>no</text:p>
          </table:table-cell>
          <table:table-cell office:value-type="string">
            <text:p>share overlay</text:p>
          </table:table-cell>
          <table:table-cell table:style-name="ce2"/>
          <table:table-cell table:style-name="ce2" table:formula="oooc:=IF(ISBLANK([.G125];&quot;approval&quot;);0;IF(EXACT([.G125];&quot;draft&quot;);1;IF(EXACT([.G125];&quot;approval&quot;);2;IF(EXACT([.G125];&quot;final&quot;);3;0))))" office:value-type="float" office:value="0">
            <text:p>Err:508</text:p>
          </table:table-cell>
          <table:table-cell office:value-type="string">
            <text:p>make an emblem</text:p>
          </table:table-cell>
          <table:table-cell table:style-name="ce2"/>
          <table:table-cell table:number-columns-repeated="245"/>
        </table:table-row>
        <table:table-row table:style-name="ro1">
          <table:table-cell office:value-type="string">
            <text:p>actions</text:p>
          </table:table-cell>
          <table:table-cell office:value-type="string">
            <text:p>show-menu</text:p>
          </table:table-cell>
          <table:table-cell office:value-type="string">
            <text:p>showmenu</text:p>
          </table:table-cell>
          <table:table-cell office:value-type="string">
            <text:p>none</text:p>
          </table:table-cell>
          <table:table-cell office:value-type="string">
            <text:p>no</text:p>
          </table:table-cell>
          <table:table-cell office:value-type="string">
            <text:p>showMenuBar action</text:p>
          </table:table-cell>
          <table:table-cell table:style-name="ce2"/>
          <table:table-cell table:style-name="ce2" table:formula="oooc:=IF(ISBLANK([.G126];&quot;approval&quot;);0;IF(EXACT([.G126];&quot;draft&quot;);1;IF(EXACT([.G126];&quot;approval&quot;);2;IF(EXACT([.G12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sort</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127];&quot;approval&quot;);0;IF(EXACT([.G127];&quot;draft&quot;);1;IF(EXACT([.G127];&quot;approval&quot;);2;IF(EXACT([.G12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ystem-lock-screen</text:p>
          </table:table-cell>
          <table:table-cell office:value-type="string">
            <text:p>lock</text:p>
          </table:table-cell>
          <table:table-cell office:value-type="string">
            <text:p>The icon used for the “Lock Screen” item in the desktop's panel application. </text:p>
          </table:table-cell>
          <table:table-cell office:value-type="string">
            <text:p>yes</text:p>
          </table:table-cell>
          <table:table-cell office:value-type="string">
            <text:p>toolbar context menu, lock overlay</text:p>
          </table:table-cell>
          <table:table-cell table:style-name="ce6" office:value-type="string">
            <text:p>approval</text:p>
          </table:table-cell>
          <table:table-cell table:style-name="ce2" table:formula="oooc:=IF(ISBLANK([.G128];&quot;approval&quot;);0;IF(EXACT([.G128];&quot;draft&quot;);1;IF(EXACT([.G128];&quot;approval&quot;);2;IF(EXACT([.G12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ystem-run</text:p>
          </table:table-cell>
          <table:table-cell office:value-type="string">
            <text:p>run</text:p>
          </table:table-cell>
          <table:table-cell office:value-type="string">
            <text:p>The icon used for the “Run Application...” item in the desktop's panel application. </text:p>
          </table:table-cell>
          <table:table-cell office:value-type="string">
            <text:p>yes</text:p>
          </table:table-cell>
          <table:table-cell office:value-type="string">
            <text:p>print job mgr</text:p>
          </table:table-cell>
          <table:table-cell table:style-name="ce2"/>
          <table:table-cell table:style-name="ce2" table:formula="oooc:=IF(ISBLANK([.G129];&quot;approval&quot;);0;IF(EXACT([.G129];&quot;draft&quot;);1;IF(EXACT([.G129];&quot;approval&quot;);2;IF(EXACT([.G12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tab-new</text:p>
          </table:table-cell>
          <table:table-cell office:value-type="string">
            <text:p>tab_new</text:p>
          </table:table-cell>
          <table:table-cell office:value-type="string">
            <text:p>none</text:p>
          </table:table-cell>
          <table:table-cell office:value-type="string">
            <text:p>no</text:p>
          </table:table-cell>
          <table:table-cell office:value-type="string">
            <text:p>khtml</text:p>
          </table:table-cell>
          <table:table-cell table:style-name="ce6" office:value-type="string">
            <text:p>approval</text:p>
          </table:table-cell>
          <table:table-cell table:style-name="ce2" table:formula="oooc:=IF(ISBLANK([.G130];&quot;approval&quot;);0;IF(EXACT([.G130];&quot;draft&quot;);1;IF(EXACT([.G130];&quot;approval&quot;);2;IF(EXACT([.G13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text-completion</text:p>
          </table:table-cell>
          <table:table-cell office:value-type="string">
            <text:p>completion</text:p>
          </table:table-cell>
          <table:table-cell office:value-type="string">
            <text:p>none</text:p>
          </table:table-cell>
          <table:table-cell office:value-type="string">
            <text:p>no</text:p>
          </table:table-cell>
          <table:table-cell office:value-type="string">
            <text:p>line edits context menu</text:p>
          </table:table-cell>
          <table:table-cell table:style-name="ce2"/>
          <table:table-cell table:style-name="ce2" table:formula="oooc:=IF(ISBLANK([.G131];&quot;approval&quot;);0;IF(EXACT([.G131];&quot;draft&quot;);1;IF(EXACT([.G131];&quot;approval&quot;);2;IF(EXACT([.G13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thumbnail-show</text:p>
          </table:table-cell>
          <table:table-cell office:value-type="string">
            <text:p>thumbnail</text:p>
          </table:table-cell>
          <table:table-cell table:style-name="ce2"/>
          <table:table-cell office:value-type="string">
            <text:p>no</text:p>
          </table:table-cell>
          <table:table-cell office:value-type="string">
            <text:p>image previewer, file dialog</text:p>
          </table:table-cell>
          <table:table-cell table:style-name="ce6" office:value-type="string">
            <text:p>approval</text:p>
          </table:table-cell>
          <table:table-cell table:style-name="ce2" table:formula="oooc:=IF(ISBLANK([.G132];&quot;approval&quot;);0;IF(EXACT([.G132];&quot;draft&quot;);1;IF(EXACT([.G132];&quot;approval&quot;);2;IF(EXACT([.G13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tools-check-spelling</text:p>
          </table:table-cell>
          <table:table-cell office:value-type="string">
            <text:p>spellcheck</text:p>
          </table:table-cell>
          <table:table-cell office:value-type="string">
            <text:p>The icon used for the “Check Spelling” item in the application's “Tools” menu. </text:p>
          </table:table-cell>
          <table:table-cell office:value-type="string">
            <text:p>yes</text:p>
          </table:table-cell>
          <table:table-cell office:value-type="string">
            <text:p>text box context menu, kate, spell check action</text:p>
          </table:table-cell>
          <table:table-cell table:style-name="ce6" office:value-type="string">
            <text:p>approval</text:p>
          </table:table-cell>
          <table:table-cell table:style-name="ce2" table:formula="oooc:=IF(ISBLANK([.G133];&quot;approval&quot;);0;IF(EXACT([.G133];&quot;draft&quot;);1;IF(EXACT([.G133];&quot;approval&quot;);2;IF(EXACT([.G13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unlock</text:p>
          </table:table-cell>
          <table:table-cell office:value-type="string">
            <text:p>none</text:p>
          </table:table-cell>
          <table:table-cell office:value-type="string">
            <text:p>no</text:p>
          </table:table-cell>
          <table:table-cell office:value-type="string">
            <text:p>toolbar context menu</text:p>
          </table:table-cell>
          <table:table-cell table:style-name="ce2"/>
          <table:table-cell table:style-name="ce2" table:formula="oooc:=IF(ISBLANK([.G134];&quot;approval&quot;);0;IF(EXACT([.G134];&quot;draft&quot;);1;IF(EXACT([.G134];&quot;approval&quot;);2;IF(EXACT([.G13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fullscreen</text:p>
          </table:table-cell>
          <table:table-cell office:value-type="string">
            <text:p>window_fullscreen</text:p>
          </table:table-cell>
          <table:table-cell office:value-type="string">
            <text:p>The icon used for the “Fullscreen” item in the application's “View” menu. </text:p>
          </table:table-cell>
          <table:table-cell office:value-type="string">
            <text:p>yes</text:p>
          </table:table-cell>
          <table:table-cell office:value-type="string">
            <text:p>full screen action</text:p>
          </table:table-cell>
          <table:table-cell table:style-name="ce6" office:value-type="string">
            <text:p>approval</text:p>
          </table:table-cell>
          <table:table-cell table:style-name="ce2" table:formula="oooc:=IF(ISBLANK([.G135];&quot;approval&quot;);0;IF(EXACT([.G135];&quot;draft&quot;);1;IF(EXACT([.G135];&quot;approval&quot;);2;IF(EXACT([.G13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refresh</text:p>
          </table:table-cell>
          <table:table-cell office:value-type="string">
            <text:p>reload</text:p>
          </table:table-cell>
          <table:table-cell office:value-type="string">
            <text:p>The icon used for the “Refresh” item in the application's “View” menu. </text:p>
          </table:table-cell>
          <table:table-cell office:value-type="string">
            <text:p>yes</text:p>
          </table:table-cell>
          <table:table-cell office:value-type="string">
            <text:p>khtml, kate, print job mgr, printer config</text:p>
          </table:table-cell>
          <table:table-cell table:style-name="ce6" office:value-type="string">
            <text:p>approval</text:p>
          </table:table-cell>
          <table:table-cell table:style-name="ce2" table:formula="oooc:=IF(ISBLANK([.G136];&quot;approval&quot;);0;IF(EXACT([.G136];&quot;draft&quot;);1;IF(EXACT([.G136];&quot;approval&quot;);2;IF(EXACT([.G13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restore</text:p>
          </table:table-cell>
          <table:table-cell office:value-type="string">
            <text:p>window_nofullscreen</text:p>
          </table:table-cell>
          <table:table-cell office:value-type="string">
            <text:p>The icon used by an application for leaving the fullscreen view, and returning to a normal windowed view.</text:p>
          </table:table-cell>
          <table:table-cell office:value-type="string">
            <text:p>yes</text:p>
          </table:table-cell>
          <table:table-cell office:value-type="string">
            <text:p>de-full screen action</text:p>
          </table:table-cell>
          <table:table-cell table:style-name="ce6" office:value-type="string">
            <text:p>approval</text:p>
          </table:table-cell>
          <table:table-cell table:style-name="ce2" table:formula="oooc:=IF(ISBLANK([.G137];&quot;approval&quot;);0;IF(EXACT([.G137];&quot;draft&quot;);1;IF(EXACT([.G137];&quot;approval&quot;);2;IF(EXACT([.G13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office:value-type="string">
            <text:p>yes</text:p>
          </table:table-cell>
          <table:table-cell office:value-type="string">
            <text:p>tab bar, javascript error dialog, kross script, actions</text:p>
          </table:table-cell>
          <table:table-cell table:style-name="ce6" office:value-type="string">
            <text:p>approval</text:p>
          </table:table-cell>
          <table:table-cell table:style-name="ce2" table:formula="oooc:=IF(ISBLANK([.G138];&quot;approval&quot;);0;IF(EXACT([.G138];&quot;draft&quot;);1;IF(EXACT([.G138];&quot;approval&quot;);2;IF(EXACT([.G13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window-new</text:p>
          </table:table-cell>
          <table:table-cell office:value-type="string">
            <text:p>window_new</text:p>
          </table:table-cell>
          <table:table-cell office:value-type="string">
            <text:p>The icon used for the “New Window” item in the application's “Windows” menu. </text:p>
          </table:table-cell>
          <table:table-cell office:value-type="string">
            <text:p>yes</text:p>
          </table:table-cell>
          <table:table-cell office:value-type="string">
            <text:p>khtml, kate</text:p>
          </table:table-cell>
          <table:table-cell table:style-name="ce6" office:value-type="string">
            <text:p>approval</text:p>
          </table:table-cell>
          <table:table-cell table:style-name="ce2" table:formula="oooc:=IF(ISBLANK([.G139];&quot;approval&quot;);0;IF(EXACT([.G139];&quot;draft&quot;);1;IF(EXACT([.G139];&quot;approval&quot;);2;IF(EXACT([.G13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wizard</text:p>
          </table:table-cell>
          <table:table-cell office:value-type="string">
            <text:p>none</text:p>
          </table:table-cell>
          <table:table-cell office:value-type="string">
            <text:p>no</text:p>
          </table:table-cell>
          <table:table-cell office:value-type="string">
            <text:p>kprinter</text:p>
          </table:table-cell>
          <table:table-cell table:style-name="ce6" office:value-type="string">
            <text:p>approval</text:p>
          </table:table-cell>
          <table:table-cell table:style-name="ce2" table:formula="oooc:=IF(ISBLANK([.G140];&quot;approval&quot;);0;IF(EXACT([.G140];&quot;draft&quot;);1;IF(EXACT([.G140];&quot;approval&quot;);2;IF(EXACT([.G14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zoom-best-fit</text:p>
          </table:table-cell>
          <table:table-cell office:value-type="string">
            <text:p>viewmagfit</text:p>
          </table:table-cell>
          <table:table-cell office:value-type="string">
            <text:p>The icon used for the &lt;quote&gt;Best Fit&lt;/quote&gt; item in the application's &lt;quote&gt;View&lt;/quote&gt; menu.</text:p>
          </table:table-cell>
          <table:table-cell office:value-type="string">
            <text:p>yes</text:p>
          </table:table-cell>
          <table:table-cell table:style-name="ce2" table:number-columns-repeated="2"/>
          <table:table-cell table:style-name="ce2" table:formula="oooc:=IF(ISBLANK([.G141];&quot;approval&quot;);0;IF(EXACT([.G141];&quot;draft&quot;);1;IF(EXACT([.G141];&quot;approval&quot;);2;IF(EXACT([.G14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zoom-in</text:p>
          </table:table-cell>
          <table:table-cell office:value-type="string">
            <text:p>viewmag+</text:p>
          </table:table-cell>
          <table:table-cell office:value-type="string">
            <text:p>The icon used for the &lt;quote&gt;Zoom in&lt;/quote&gt; item in the application's &lt;quote&gt;View&lt;/quote&gt; menu.</text:p>
          </table:table-cell>
          <table:table-cell office:value-type="string">
            <text:p>yes</text:p>
          </table:table-cell>
          <table:table-cell table:style-name="ce2" table:number-columns-repeated="2"/>
          <table:table-cell table:style-name="ce2" table:formula="oooc:=IF(ISBLANK([.G142];&quot;approval&quot;);0;IF(EXACT([.G142];&quot;draft&quot;);1;IF(EXACT([.G142];&quot;approval&quot;);2;IF(EXACT([.G14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zoom-original</text:p>
          </table:table-cell>
          <table:table-cell office:value-type="string">
            <text:p>viewmag</text:p>
          </table:table-cell>
          <table:table-cell office:value-type="string">
            <text:p>The icon used for the “Original Size” item in the application's “View” menu.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143];&quot;approval&quot;);0;IF(EXACT([.G143];&quot;draft&quot;);1;IF(EXACT([.G143];&quot;approval&quot;);2;IF(EXACT([.G14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zoom-out</text:p>
          </table:table-cell>
          <table:table-cell office:value-type="string">
            <text:p>viewmag-</text:p>
          </table:table-cell>
          <table:table-cell office:value-type="string">
            <text:p>The icon used for the “Zoom Out” item in the application's “View” menu.</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144];&quot;approval&quot;);0;IF(EXACT([.G144];&quot;draft&quot;);1;IF(EXACT([.G144];&quot;approval&quot;);2;IF(EXACT([.G14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table-cell office:value-type="string">
            <text:p>edit</text:p>
          </table:table-cell>
          <table:table-cell table:style-name="ce2"/>
          <table:table-cell office:value-type="string">
            <text:p>no</text:p>
          </table:table-cell>
          <table:table-cell office:value-type="string">
            <text:p>file dialog speedbar, kate</text:p>
          </table:table-cell>
          <table:table-cell table:style-name="ce2"/>
          <table:table-cell table:style-name="ce2" table:formula="oooc:=IF(ISBLANK([.G145];&quot;approval&quot;);0;IF(EXACT([.G145];&quot;draft&quot;);1;IF(EXACT([.G145];&quot;approval&quot;);2;IF(EXACT([.G145];&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dialog-password</text:p>
          </table:table-cell>
          <table:table-cell office:value-type="string">
            <text:p>password</text:p>
          </table:table-cell>
          <table:table-cell table:style-name="ce5" office:value-type="string">
            <text:p>The icon used when a dialog requesting the authentication credentials for a user is opened.</text:p>
          </table:table-cell>
          <table:table-cell office:value-type="string">
            <text:p>yes</text:p>
          </table:table-cell>
          <table:table-cell office:value-type="string">
            <text:p>password dialog</text:p>
          </table:table-cell>
          <table:table-cell table:style-name="ce2"/>
          <table:table-cell table:style-name="ce2" table:formula="oooc:=IF(ISBLANK([.G146];&quot;approval&quot;);0;IF(EXACT([.G146];&quot;draft&quot;);1;IF(EXACT([.G146];&quot;approval&quot;);2;IF(EXACT([.G146];&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none</text:p>
          </table:table-cell>
          <table:table-cell office:value-type="string">
            <text:p>kdeprint_printer</text:p>
          </table:table-cell>
          <table:table-cell office:value-type="string">
            <text:p>none</text:p>
          </table:table-cell>
          <table:table-cell office:value-type="string">
            <text:p>no</text:p>
          </table:table-cell>
          <table:table-cell office:value-type="string">
            <text:p>print job mgr</text:p>
          </table:table-cell>
          <table:table-cell table:style-name="ce2"/>
          <table:table-cell table:style-name="ce2" table:formula="oooc:=IF(ISBLANK([.G147];&quot;approval&quot;);0;IF(EXACT([.G147];&quot;draft&quot;);1;IF(EXACT([.G147];&quot;approval&quot;);2;IF(EXACT([.G147];&quot;final&quot;);3;0))))" office:value-type="float" office:value="0">
            <text:p>Err:508</text:p>
          </table:table-cell>
          <table:table-cell office:value-type="string">
            <text:p>why is this different from printer?</text:p>
          </table:table-cell>
          <table:table-cell table:style-name="ce2"/>
          <table:table-cell table:number-columns-repeated="245"/>
        </table:table-row>
        <table:table-row table:style-name="ro1">
          <table:table-cell office:value-type="string">
            <text:p>apps</text:p>
          </table:table-cell>
          <table:table-cell office:value-type="string">
            <text:p>none</text:p>
          </table:table-cell>
          <table:table-cell office:value-type="string">
            <text:p>knotify</text:p>
          </table:table-cell>
          <table:table-cell office:value-type="string">
            <text:p>none</text:p>
          </table:table-cell>
          <table:table-cell office:value-type="string">
            <text:p>no</text:p>
          </table:table-cell>
          <table:table-cell office:value-type="string">
            <text:p>config notifications action</text:p>
          </table:table-cell>
          <table:table-cell table:style-name="ce2"/>
          <table:table-cell table:style-name="ce2" table:formula="oooc:=IF(ISBLANK([.G148];&quot;approval&quot;);0;IF(EXACT([.G148];&quot;draft&quot;);1;IF(EXACT([.G148];&quot;approval&quot;);2;IF(EXACT([.G148];&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system-file-manager</text:p>
          </table:table-cell>
          <table:table-cell office:value-type="string">
            <text:p>kfm</text:p>
          </table:table-cell>
          <table:table-cell office:value-type="string">
            <text:p>The icon used for the desktop's file management application.</text:p>
          </table:table-cell>
          <table:table-cell office:value-type="string">
            <text:p>yes</text:p>
          </table:table-cell>
          <table:table-cell table:style-name="ce2" table:number-columns-repeated="2"/>
          <table:table-cell table:style-name="ce2" table:formula="oooc:=IF(ISBLANK([.G149];&quot;approval&quot;);0;IF(EXACT([.G149];&quot;draft&quot;);1;IF(EXACT([.G149];&quot;approval&quot;);2;IF(EXACT([.G149];&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x-window-system</text:p>
          </table:table-cell>
          <table:table-cell office:value-type="string">
            <text:p>xapp</text:p>
          </table:table-cell>
          <table:table-cell office:value-type="string">
            <text:p>none</text:p>
          </table:table-cell>
          <table:table-cell office:value-type="string">
            <text:p>no</text:p>
          </table:table-cell>
          <table:table-cell office:value-type="string">
            <text:p>window titles</text:p>
          </table:table-cell>
          <table:table-cell table:style-name="ce2"/>
          <table:table-cell table:style-name="ce2" table:formula="oooc:=IF(ISBLANK([.G150];&quot;approval&quot;);0;IF(EXACT([.G150];&quot;draft&quot;);1;IF(EXACT([.G150];&quot;approval&quot;);2;IF(EXACT([.G150];&quot;final&quot;);3;0))))" office:value-type="float" office:value="0">
            <text:p>Err:508</text:p>
          </table:table-cell>
          <table:table-cell office:value-type="string">
            <text:p>there is X.svg in BOTH actions/ and apps/?</text:p>
          </table:table-cell>
          <table:table-cell table:style-name="ce2"/>
          <table:table-cell table:number-columns-repeated="245"/>
        </table:table-row>
        <table:table-row table:style-name="ro1">
          <table:table-cell office:value-type="string">
            <text:p>category</text:p>
          </table:table-cell>
          <table:table-cell office:value-type="string">
            <text:p>applications-development</text:p>
          </table:table-cell>
          <table:table-cell office:value-type="string">
            <text:p>package_development</text:p>
          </table:table-cell>
          <table:table-cell office:value-type="string">
            <text:p>The icon for the &lt;quote&gt;Programming&lt;/quote&gt; sub-menu of the Programs menu.</text:p>
          </table:table-cell>
          <table:table-cell office:value-type="string">
            <text:p>yes</text:p>
          </table:table-cell>
          <table:table-cell table:style-name="ce2" table:number-columns-repeated="2"/>
          <table:table-cell table:style-name="ce2" table:formula="oooc:=IF(ISBLANK([.G151];&quot;approval&quot;);0;IF(EXACT([.G151];&quot;draft&quot;);1;IF(EXACT([.G151];&quot;approval&quot;);2;IF(EXACT([.G151];&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editors</text:p>
          </table:table-cell>
          <table:table-cell office:value-type="string">
            <text:p>package_editors</text:p>
          </table:table-cell>
          <table:table-cell table:style-name="ce2"/>
          <table:table-cell office:value-type="string">
            <text:p>no</text:p>
          </table:table-cell>
          <table:table-cell table:style-name="ce2"/>
          <table:table-cell office:value-type="string">
            <text:p>no</text:p>
          </table:table-cell>
          <table:table-cell table:style-name="ce2" table:formula="oooc:=IF(ISBLANK([.G152];&quot;approval&quot;);0;IF(EXACT([.G152];&quot;draft&quot;);1;IF(EXACT([.G152];&quot;approval&quot;);2;IF(EXACT([.G152];&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educational</text:p>
          </table:table-cell>
          <table:table-cell office:value-type="string">
            <text:p>package_edutainment</text:p>
          </table:table-cell>
          <table:table-cell table:style-name="ce2"/>
          <table:table-cell office:value-type="string">
            <text:p>no</text:p>
          </table:table-cell>
          <table:table-cell table:style-name="ce2"/>
          <table:table-cell office:value-type="string">
            <text:p>no</text:p>
          </table:table-cell>
          <table:table-cell table:style-name="ce2" table:formula="oooc:=IF(ISBLANK([.G153];&quot;approval&quot;);0;IF(EXACT([.G153];&quot;draft&quot;);1;IF(EXACT([.G153];&quot;approval&quot;);2;IF(EXACT([.G153];&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text:p>
          </table:table-cell>
          <table:table-cell office:value-type="string">
            <text:p>package_games</text:p>
          </table:table-cell>
          <table:table-cell office:value-type="string">
            <text:p>The icon for the &lt;quote&gt;Games&lt;/quote&gt; sub-menu of the Programs menu.</text:p>
          </table:table-cell>
          <table:table-cell office:value-type="string">
            <text:p>yes</text:p>
          </table:table-cell>
          <table:table-cell table:style-name="ce2" table:number-columns-repeated="2"/>
          <table:table-cell table:style-name="ce2" table:formula="oooc:=IF(ISBLANK([.G154];&quot;approval&quot;);0;IF(EXACT([.G154];&quot;draft&quot;);1;IF(EXACT([.G154];&quot;approval&quot;);2;IF(EXACT([.G154];&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arcade</text:p>
          </table:table-cell>
          <table:table-cell office:value-type="string">
            <text:p>package_games_arcade</text:p>
          </table:table-cell>
          <table:table-cell table:style-name="ce2"/>
          <table:table-cell office:value-type="string">
            <text:p>no</text:p>
          </table:table-cell>
          <table:table-cell table:style-name="ce2"/>
          <table:table-cell office:value-type="string">
            <text:p>no</text:p>
          </table:table-cell>
          <table:table-cell table:style-name="ce2" table:formula="oooc:=IF(ISBLANK([.G155];&quot;approval&quot;);0;IF(EXACT([.G155];&quot;draft&quot;);1;IF(EXACT([.G155];&quot;approval&quot;);2;IF(EXACT([.G155];&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board</text:p>
          </table:table-cell>
          <table:table-cell office:value-type="string">
            <text:p>package_games_board</text:p>
          </table:table-cell>
          <table:table-cell table:style-name="ce2"/>
          <table:table-cell office:value-type="string">
            <text:p>no</text:p>
          </table:table-cell>
          <table:table-cell table:style-name="ce2"/>
          <table:table-cell office:value-type="string">
            <text:p>yes</text:p>
          </table:table-cell>
          <table:table-cell table:style-name="ce2" table:formula="oooc:=IF(ISBLANK([.G156];&quot;approval&quot;);0;IF(EXACT([.G156];&quot;draft&quot;);1;IF(EXACT([.G156];&quot;approval&quot;);2;IF(EXACT([.G156];&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card</text:p>
          </table:table-cell>
          <table:table-cell office:value-type="string">
            <text:p>package_games_card</text:p>
          </table:table-cell>
          <table:table-cell table:style-name="ce2"/>
          <table:table-cell office:value-type="string">
            <text:p>no</text:p>
          </table:table-cell>
          <table:table-cell table:style-name="ce2"/>
          <table:table-cell office:value-type="string">
            <text:p>yes</text:p>
          </table:table-cell>
          <table:table-cell table:style-name="ce2" table:formula="oooc:=IF(ISBLANK([.G157];&quot;approval&quot;);0;IF(EXACT([.G157];&quot;draft&quot;);1;IF(EXACT([.G157];&quot;approval&quot;);2;IF(EXACT([.G157];&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kids</text:p>
          </table:table-cell>
          <table:table-cell office:value-type="string">
            <text:p>package_games_kids</text:p>
          </table:table-cell>
          <table:table-cell table:style-name="ce2"/>
          <table:table-cell office:value-type="string">
            <text:p>no</text:p>
          </table:table-cell>
          <table:table-cell table:style-name="ce2"/>
          <table:table-cell office:value-type="string">
            <text:p>yes</text:p>
          </table:table-cell>
          <table:table-cell table:style-name="ce2" table:formula="oooc:=IF(ISBLANK([.G158];&quot;approval&quot;);0;IF(EXACT([.G158];&quot;draft&quot;);1;IF(EXACT([.G158];&quot;approval&quot;);2;IF(EXACT([.G158];&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strategyu</text:p>
          </table:table-cell>
          <table:table-cell office:value-type="string">
            <text:p>package_games_strategy</text:p>
          </table:table-cell>
          <table:table-cell table:style-name="ce2"/>
          <table:table-cell office:value-type="string">
            <text:p>no</text:p>
          </table:table-cell>
          <table:table-cell table:style-name="ce2"/>
          <table:table-cell office:value-type="string">
            <text:p>yes</text:p>
          </table:table-cell>
          <table:table-cell table:style-name="ce2" table:formula="oooc:=IF(ISBLANK([.G159];&quot;approval&quot;);0;IF(EXACT([.G159];&quot;draft&quot;);1;IF(EXACT([.G159];&quot;approval&quot;);2;IF(EXACT([.G159];&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raphics</text:p>
          </table:table-cell>
          <table:table-cell office:value-type="string">
            <text:p>package_graphics</text:p>
          </table:table-cell>
          <table:table-cell office:value-type="string">
            <text:p>The icon for the &lt;quote&gt;Graphics&lt;/quote&gt; sub-menu of the Programs menu.</text:p>
          </table:table-cell>
          <table:table-cell office:value-type="string">
            <text:p>yes</text:p>
          </table:table-cell>
          <table:table-cell table:style-name="ce2" table:number-columns-repeated="2"/>
          <table:table-cell table:style-name="ce2" table:formula="oooc:=IF(ISBLANK([.G160];&quot;approval&quot;);0;IF(EXACT([.G160];&quot;draft&quot;);1;IF(EXACT([.G160];&quot;approval&quot;);2;IF(EXACT([.G160];&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internet</text:p>
          </table:table-cell>
          <table:table-cell office:value-type="string">
            <text:p>package_network</text:p>
          </table:table-cell>
          <table:table-cell office:value-type="string">
            <text:p>The icon for the &lt;quote&gt;Internet&lt;/quote&gt; sub-menu of the Programs menu.</text:p>
          </table:table-cell>
          <table:table-cell office:value-type="string">
            <text:p>yes</text:p>
          </table:table-cell>
          <table:table-cell table:style-name="ce2" table:number-columns-repeated="2"/>
          <table:table-cell table:style-name="ce2" table:formula="oooc:=IF(ISBLANK([.G161];&quot;approval&quot;);0;IF(EXACT([.G161];&quot;draft&quot;);1;IF(EXACT([.G161];&quot;approval&quot;);2;IF(EXACT([.G161];&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multimedia</text:p>
          </table:table-cell>
          <table:table-cell office:value-type="string">
            <text:p>package_multimedia</text:p>
          </table:table-cell>
          <table:table-cell office:value-type="string">
            <text:p>The icon for the &lt;quote&gt;Multimedia&lt;/quote&gt; sub-menu of the Programs menu.</text:p>
          </table:table-cell>
          <table:table-cell office:value-type="string">
            <text:p>yes</text:p>
          </table:table-cell>
          <table:table-cell table:style-name="ce2" table:number-columns-repeated="2"/>
          <table:table-cell table:style-name="ce2" table:formula="oooc:=IF(ISBLANK([.G162];&quot;approval&quot;);0;IF(EXACT([.G162];&quot;draft&quot;);1;IF(EXACT([.G162];&quot;approval&quot;);2;IF(EXACT([.G162];&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office</text:p>
          </table:table-cell>
          <table:table-cell office:value-type="string">
            <text:p>package_wordprocessing</text:p>
          </table:table-cell>
          <table:table-cell office:value-type="string">
            <text:p>The icon for the &lt;quote&gt;Office&lt;/quote&gt; sub-menu of the Programs menu.</text:p>
          </table:table-cell>
          <table:table-cell office:value-type="string">
            <text:p>yes</text:p>
          </table:table-cell>
          <table:table-cell table:style-name="ce2"/>
          <table:table-cell office:value-type="string">
            <text:p>yes</text:p>
          </table:table-cell>
          <table:table-cell table:style-name="ce2" table:formula="oooc:=IF(ISBLANK([.G163];&quot;approval&quot;);0;IF(EXACT([.G163];&quot;draft&quot;);1;IF(EXACT([.G163];&quot;approval&quot;);2;IF(EXACT([.G163];&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settings</text:p>
          </table:table-cell>
          <table:table-cell office:value-type="string">
            <text:p>package_settings</text:p>
          </table:table-cell>
          <table:table-cell table:style-name="ce2"/>
          <table:table-cell office:value-type="string">
            <text:p>no</text:p>
          </table:table-cell>
          <table:table-cell table:style-name="ce2"/>
          <table:table-cell office:value-type="string">
            <text:p>yes</text:p>
          </table:table-cell>
          <table:table-cell table:style-name="ce2" table:formula="oooc:=IF(ISBLANK([.G164];&quot;approval&quot;);0;IF(EXACT([.G164];&quot;draft&quot;);1;IF(EXACT([.G164];&quot;approval&quot;);2;IF(EXACT([.G164];&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system</text:p>
          </table:table-cell>
          <table:table-cell office:value-type="string">
            <text:p>package_system</text:p>
          </table:table-cell>
          <table:table-cell office:value-type="string">
            <text:p>The icon for the &lt;quote&gt;System Tools&lt;/quote&gt; sub-menu of the Programs menu.</text:p>
          </table:table-cell>
          <table:table-cell office:value-type="string">
            <text:p>yes</text:p>
          </table:table-cell>
          <table:table-cell table:style-name="ce2" table:number-columns-repeated="2"/>
          <table:table-cell table:style-name="ce2" table:formula="oooc:=IF(ISBLANK([.G165];&quot;approval&quot;);0;IF(EXACT([.G165];&quot;draft&quot;);1;IF(EXACT([.G165];&quot;approval&quot;);2;IF(EXACT([.G165];&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toys</text:p>
          </table:table-cell>
          <table:table-cell office:value-type="string">
            <text:p>package_toys</text:p>
          </table:table-cell>
          <table:table-cell table:style-name="ce2"/>
          <table:table-cell office:value-type="string">
            <text:p>no</text:p>
          </table:table-cell>
          <table:table-cell table:style-name="ce2"/>
          <table:table-cell office:value-type="string">
            <text:p>yes</text:p>
          </table:table-cell>
          <table:table-cell table:style-name="ce2" table:formula="oooc:=IF(ISBLANK([.G166];&quot;approval&quot;);0;IF(EXACT([.G166];&quot;draft&quot;);1;IF(EXACT([.G166];&quot;approval&quot;);2;IF(EXACT([.G166];&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utilities</text:p>
          </table:table-cell>
          <table:table-cell office:value-type="string">
            <text:p>package_utilities</text:p>
          </table:table-cell>
          <table:table-cell office:value-type="string">
            <text:p>The icon for the “Utilities” sub-menu of the Programs menu. </text:p>
          </table:table-cell>
          <table:table-cell office:value-type="string">
            <text:p>yes</text:p>
          </table:table-cell>
          <table:table-cell office:value-type="string">
            <text:p>printer config</text:p>
          </table:table-cell>
          <table:table-cell table:style-name="ce2"/>
          <table:table-cell table:style-name="ce2" table:formula="oooc:=IF(ISBLANK([.G167];&quot;approval&quot;);0;IF(EXACT([.G167];&quot;draft&quot;);1;IF(EXACT([.G167];&quot;approval&quot;);2;IF(EXACT([.G167];&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accessibility</text:p>
          </table:table-cell>
          <table:table-cell office:value-type="string">
            <text:p>access</text:p>
          </table:table-cell>
          <table:table-cell office:value-type="string">
            <text:p>The icon used for the desktop's accessibility preferences.</text:p>
          </table:table-cell>
          <table:table-cell office:value-type="string">
            <text:p>yes</text:p>
          </table:table-cell>
          <table:table-cell table:style-name="ce2" table:number-columns-repeated="2"/>
          <table:table-cell table:style-name="ce2" table:formula="oooc:=IF(ISBLANK([.G168];&quot;approval&quot;);0;IF(EXACT([.G168];&quot;draft&quot;);1;IF(EXACT([.G168];&quot;approval&quot;);2;IF(EXACT([.G168];&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font</text:p>
          </table:table-cell>
          <table:table-cell office:value-type="string">
            <text:p>fonts</text:p>
          </table:table-cell>
          <table:table-cell office:value-type="string">
            <text:p>The icon used for the desktop's font preferences.</text:p>
          </table:table-cell>
          <table:table-cell office:value-type="string">
            <text:p>yes</text:p>
          </table:table-cell>
          <table:table-cell table:style-name="ce2" table:number-columns-repeated="2"/>
          <table:table-cell table:style-name="ce2" table:formula="oooc:=IF(ISBLANK([.G169];&quot;approval&quot;);0;IF(EXACT([.G169];&quot;draft&quot;);1;IF(EXACT([.G169];&quot;approval&quot;);2;IF(EXACT([.G169];&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keyboard</text:p>
          </table:table-cell>
          <table:table-cell office:value-type="string">
            <text:p>keyboard</text:p>
          </table:table-cell>
          <table:table-cell office:value-type="string">
            <text:p>The icon used for the desktop's keyboard preferences.</text:p>
          </table:table-cell>
          <table:table-cell office:value-type="string">
            <text:p>yes</text:p>
          </table:table-cell>
          <table:table-cell table:style-name="ce2" table:number-columns-repeated="2"/>
          <table:table-cell table:style-name="ce2" table:formula="oooc:=IF(ISBLANK([.G170];&quot;approval&quot;);0;IF(EXACT([.G170];&quot;draft&quot;);1;IF(EXACT([.G170];&quot;approval&quot;);2;IF(EXACT([.G170];&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locale</text:p>
          </table:table-cell>
          <table:table-cell office:value-type="string">
            <text:p>locale</text:p>
          </table:table-cell>
          <table:table-cell office:value-type="string">
            <text:p>The icon used for the desktop's locale preferences.</text:p>
          </table:table-cell>
          <table:table-cell office:value-type="string">
            <text:p>yes</text:p>
          </table:table-cell>
          <table:table-cell table:style-name="ce2" table:number-columns-repeated="2"/>
          <table:table-cell table:style-name="ce2" table:formula="oooc:=IF(ISBLANK([.G171];&quot;approval&quot;);0;IF(EXACT([.G171];&quot;draft&quot;);1;IF(EXACT([.G171];&quot;approval&quot;);2;IF(EXACT([.G171];&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personal</text:p>
          </table:table-cell>
          <table:table-cell office:value-type="string">
            <text:p>personal</text:p>
          </table:table-cell>
          <table:table-cell office:value-type="string">
            <text:p>The icon for the &lt;quote&gt;Personal&lt;/quote&gt; sub-category of the &lt;quote&gt;Desktop Preferences&lt;/quote&gt; category.</text:p>
          </table:table-cell>
          <table:table-cell office:value-type="string">
            <text:p>no</text:p>
          </table:table-cell>
          <table:table-cell office:value-type="string">
            <text:p>print job mgr</text:p>
          </table:table-cell>
          <table:table-cell table:style-name="ce2"/>
          <table:table-cell table:style-name="ce2" table:formula="oooc:=IF(ISBLANK([.G172];&quot;approval&quot;);0;IF(EXACT([.G172];&quot;draft&quot;);1;IF(EXACT([.G172];&quot;approval&quot;);2;IF(EXACT([.G172];&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screensaver</text:p>
          </table:table-cell>
          <table:table-cell office:value-type="string">
            <text:p>kscreensaver</text:p>
          </table:table-cell>
          <table:table-cell office:value-type="string">
            <text:p>The icon used for the desktop's screen saving preferences.</text:p>
          </table:table-cell>
          <table:table-cell office:value-type="string">
            <text:p>yes</text:p>
          </table:table-cell>
          <table:table-cell table:style-name="ce2" table:number-columns-repeated="2"/>
          <table:table-cell table:style-name="ce2" table:formula="oooc:=IF(ISBLANK([.G173];&quot;approval&quot;);0;IF(EXACT([.G173];&quot;draft&quot;);1;IF(EXACT([.G173];&quot;approval&quot;);2;IF(EXACT([.G173];&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theme</text:p>
          </table:table-cell>
          <table:table-cell office:value-type="string">
            <text:p>style</text:p>
          </table:table-cell>
          <table:table-cell office:value-type="string">
            <text:p>The icon used for the desktop's theme preferences.</text:p>
          </table:table-cell>
          <table:table-cell office:value-type="string">
            <text:p>yes</text:p>
          </table:table-cell>
          <table:table-cell table:style-name="ce2" table:number-columns-repeated="2"/>
          <table:table-cell table:style-name="ce2" table:formula="oooc:=IF(ISBLANK([.G174];&quot;approval&quot;);0;IF(EXACT([.G174];&quot;draft&quot;);1;IF(EXACT([.G174];&quot;approval&quot;);2;IF(EXACT([.G174];&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wallpaper</text:p>
          </table:table-cell>
          <table:table-cell office:value-type="string">
            <text:p>background</text:p>
          </table:table-cell>
          <table:table-cell office:value-type="string">
            <text:p>The icon used for the desktop's wallpaper preferences.</text:p>
          </table:table-cell>
          <table:table-cell office:value-type="string">
            <text:p>yes</text:p>
          </table:table-cell>
          <table:table-cell table:style-name="ce2" table:number-columns-repeated="2"/>
          <table:table-cell table:style-name="ce2" table:formula="oooc:=IF(ISBLANK([.G175];&quot;approval&quot;);0;IF(EXACT([.G175];&quot;draft&quot;);1;IF(EXACT([.G175];&quot;approval&quot;);2;IF(EXACT([.G175];&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camera-photo</text:p>
          </table:table-cell>
          <table:table-cell office:value-type="string">
            <text:p>camera</text:p>
          </table:table-cell>
          <table:table-cell office:value-type="string">
            <text:p>The icon used for a digital still camera devices.</text:p>
          </table:table-cell>
          <table:table-cell office:value-type="string">
            <text:p>yes</text:p>
          </table:table-cell>
          <table:table-cell table:style-name="ce2" table:number-columns-repeated="2"/>
          <table:table-cell table:style-name="ce2" table:formula="oooc:=IF(ISBLANK([.G176];&quot;approval&quot;);0;IF(EXACT([.G176];&quot;draft&quot;);1;IF(EXACT([.G176];&quot;approval&quot;);2;IF(EXACT([.G176];&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computer</text:p>
          </table:table-cell>
          <table:table-cell office:value-type="string">
            <text:p>system</text:p>
          </table:table-cell>
          <table:table-cell office:value-type="string">
            <text:p>The icon used for the computing device as a whole.</text:p>
          </table:table-cell>
          <table:table-cell office:value-type="string">
            <text:p>yes</text:p>
          </table:table-cell>
          <table:table-cell table:style-name="ce2" table:number-columns-repeated="2"/>
          <table:table-cell table:style-name="ce2" table:formula="oooc:=IF(ISBLANK([.G177];&quot;approval&quot;);0;IF(EXACT([.G177];&quot;draft&quot;);1;IF(EXACT([.G177];&quot;approval&quot;);2;IF(EXACT([.G177];&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drive-harddisk</text:p>
          </table:table-cell>
          <table:table-cell office:value-type="string">
            <text:p>hdd_unmount</text:p>
          </table:table-cell>
          <table:table-cell office:value-type="string">
            <text:p>The icon used for hard disk drives.</text:p>
          </table:table-cell>
          <table:table-cell office:value-type="string">
            <text:p>yes</text:p>
          </table:table-cell>
          <table:table-cell table:style-name="ce2" table:number-columns-repeated="2"/>
          <table:table-cell table:style-name="ce2" table:formula="oooc:=IF(ISBLANK([.G178];&quot;approval&quot;);0;IF(EXACT([.G178];&quot;draft&quot;);1;IF(EXACT([.G178];&quot;approval&quot;);2;IF(EXACT([.G178];&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drive-removable-media</text:p>
          </table:table-cell>
          <table:table-cell office:value-type="string">
            <text:p>usbpendrive_unmount</text:p>
          </table:table-cell>
          <table:table-cell office:value-type="string">
            <text:p>The icon used for removable media drives.</text:p>
          </table:table-cell>
          <table:table-cell office:value-type="string">
            <text:p>yes</text:p>
          </table:table-cell>
          <table:table-cell table:style-name="ce2" table:number-columns-repeated="2"/>
          <table:table-cell table:style-name="ce2" table:formula="oooc:=IF(ISBLANK([.G179];&quot;approval&quot;);0;IF(EXACT([.G179];&quot;draft&quot;);1;IF(EXACT([.G179];&quot;approval&quot;);2;IF(EXACT([.G179];&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input-gaming</text:p>
          </table:table-cell>
          <table:table-cell office:value-type="string">
            <text:p>joystick</text:p>
          </table:table-cell>
          <table:table-cell office:value-type="string">
            <text:p>The icon used for the gaming input device.</text:p>
          </table:table-cell>
          <table:table-cell office:value-type="string">
            <text:p>yes</text:p>
          </table:table-cell>
          <table:table-cell table:style-name="ce2" table:number-columns-repeated="2"/>
          <table:table-cell table:style-name="ce2" table:formula="oooc:=IF(ISBLANK([.G180];&quot;approval&quot;);0;IF(EXACT([.G180];&quot;draft&quot;);1;IF(EXACT([.G180];&quot;approval&quot;);2;IF(EXACT([.G180];&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input-mouse</text:p>
          </table:table-cell>
          <table:table-cell office:value-type="string">
            <text:p>mouse</text:p>
          </table:table-cell>
          <table:table-cell office:value-type="string">
            <text:p>The icon used for the mousing input device.</text:p>
          </table:table-cell>
          <table:table-cell office:value-type="string">
            <text:p>yes</text:p>
          </table:table-cell>
          <table:table-cell table:style-name="ce2" table:number-columns-repeated="2"/>
          <table:table-cell table:style-name="ce2" table:formula="oooc:=IF(ISBLANK([.G181];&quot;approval&quot;);0;IF(EXACT([.G181];&quot;draft&quot;);1;IF(EXACT([.G181];&quot;approval&quot;);2;IF(EXACT([.G181];&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edia-flash</text:p>
          </table:table-cell>
          <table:table-cell office:value-type="string">
            <text:p>memory_stick_unmount</text:p>
          </table:table-cell>
          <table:table-cell office:value-type="string">
            <text:p>The icon used for generic physical CD and DVD media.</text:p>
          </table:table-cell>
          <table:table-cell office:value-type="string">
            <text:p>yes</text:p>
          </table:table-cell>
          <table:table-cell table:style-name="ce2" table:number-columns-repeated="2"/>
          <table:table-cell table:style-name="ce2" table:formula="oooc:=IF(ISBLANK([.G182];&quot;approval&quot;);0;IF(EXACT([.G182];&quot;draft&quot;);1;IF(EXACT([.G182];&quot;approval&quot;);2;IF(EXACT([.G182];&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edia-floppy</text:p>
          </table:table-cell>
          <table:table-cell office:value-type="string">
            <text:p>3floppy_unmount</text:p>
          </table:table-cell>
          <table:table-cell office:value-type="string">
            <text:p>The icon used for physical floppy disk media.</text:p>
          </table:table-cell>
          <table:table-cell office:value-type="string">
            <text:p>yes</text:p>
          </table:table-cell>
          <table:table-cell table:style-name="ce2" table:number-columns-repeated="2"/>
          <table:table-cell table:style-name="ce2" table:formula="oooc:=IF(ISBLANK([.G183];&quot;approval&quot;);0;IF(EXACT([.G183];&quot;draft&quot;);1;IF(EXACT([.G183];&quot;approval&quot;);2;IF(EXACT([.G183];&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edia-optical</text:p>
          </table:table-cell>
          <table:table-cell office:value-type="string">
            <text:p>cdrom_unmount</text:p>
          </table:table-cell>
          <table:table-cell office:value-type="string">
            <text:p>The icon used for physical optical media such as CD and DVD.</text:p>
          </table:table-cell>
          <table:table-cell office:value-type="string">
            <text:p>yes</text:p>
          </table:table-cell>
          <table:table-cell table:style-name="ce2" table:number-columns-repeated="2"/>
          <table:table-cell table:style-name="ce2" table:formula="oooc:=IF(ISBLANK([.G184];&quot;approval&quot;);0;IF(EXACT([.G184];&quot;draft&quot;);1;IF(EXACT([.G184];&quot;approval&quot;);2;IF(EXACT([.G184];&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ultimedia-player</text:p>
          </table:table-cell>
          <table:table-cell office:value-type="string">
            <text:p>ipod_unmount</text:p>
          </table:table-cell>
          <table:table-cell office:value-type="string">
            <text:p>The icon used for generic multimedia playing devices.</text:p>
          </table:table-cell>
          <table:table-cell office:value-type="string">
            <text:p>yes</text:p>
          </table:table-cell>
          <table:table-cell table:style-name="ce2" table:number-columns-repeated="2"/>
          <table:table-cell table:style-name="ce2" table:formula="oooc:=IF(ISBLANK([.G185];&quot;approval&quot;);0;IF(EXACT([.G185];&quot;draft&quot;);1;IF(EXACT([.G185];&quot;approval&quot;);2;IF(EXACT([.G185];&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printer</text:p>
          </table:table-cell>
          <table:table-cell office:value-type="string">
            <text:p>printer1</text:p>
          </table:table-cell>
          <table:table-cell office:value-type="string">
            <text:p>The icon used for a printer which is connected locally.</text:p>
          </table:table-cell>
          <table:table-cell office:value-type="string">
            <text:p>yes</text:p>
          </table:table-cell>
          <table:table-cell table:style-name="ce2" table:number-columns-repeated="2"/>
          <table:table-cell table:style-name="ce2" table:formula="oooc:=IF(ISBLANK([.G186];&quot;approval&quot;);0;IF(EXACT([.G186];&quot;draft&quot;);1;IF(EXACT([.G186];&quot;approval&quot;);2;IF(EXACT([.G186];&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video-display</text:p>
          </table:table-cell>
          <table:table-cell office:value-type="string">
            <text:p>display</text:p>
          </table:table-cell>
          <table:table-cell office:value-type="string">
            <text:p>The icon used for the monitor that video gets displayed to.</text:p>
          </table:table-cell>
          <table:table-cell office:value-type="string">
            <text:p>yes</text:p>
          </table:table-cell>
          <table:table-cell table:style-name="ce2" table:number-columns-repeated="2"/>
          <table:table-cell table:style-name="ce2" table:formula="oooc:=IF(ISBLANK([.G187];&quot;approval&quot;);0;IF(EXACT([.G187];&quot;draft&quot;);1;IF(EXACT([.G187];&quot;approval&quot;);2;IF(EXACT([.G187];&quot;final&quot;);3;0))))" office:value-type="float" office:value="0">
            <text:p>Err:508</text:p>
          </table:table-cell>
          <table:table-cell table:style-name="ce2"/>
          <table:table-cell table:number-columns-repeated="246"/>
        </table:table-row>
        <table:table-row table:style-name="ro1">
          <table:table-cell office:value-type="string">
            <text:p>filesystems</text:p>
          </table:table-cell>
          <table:table-cell office:value-type="string">
            <text:p>file-broken</text:p>
          </table:table-cell>
          <table:table-cell office:value-type="string">
            <text:p>file_broken</text:p>
          </table:table-cell>
          <table:table-cell office:value-type="string">
            <text:p>none</text:p>
          </table:table-cell>
          <table:table-cell office:value-type="string">
            <text:p>no</text:p>
          </table:table-cell>
          <table:table-cell office:value-type="string">
            <text:p>khtml</text:p>
          </table:table-cell>
          <table:table-cell table:style-name="ce2"/>
          <table:table-cell table:style-name="ce2" table:formula="oooc:=IF(ISBLANK([.G188];&quot;approval&quot;);0;IF(EXACT([.G188];&quot;draft&quot;);1;IF(EXACT([.G188];&quot;approval&quot;);2;IF(EXACT([.G188];&quot;final&quot;);3;0))))" office:value-type="float" office:value="0">
            <text:p>Err:508</text:p>
          </table:table-cell>
          <table:table-cell table:style-name="ce2"/>
          <table:table-cell table:number-columns-repeated="246"/>
        </table:table-row>
        <table:table-row table:style-name="ro1">
          <table:table-cell office:value-type="string">
            <text:p>filesystems</text:p>
          </table:table-cell>
          <table:table-cell office:value-type="string">
            <text:p>folder-open</text:p>
          </table:table-cell>
          <table:table-cell office:value-type="string">
            <text:p>folder_open</text:p>
          </table:table-cell>
          <table:table-cell office:value-type="string">
            <text:p>The icon used for folders, while their contents are being displayed within the same window. This icon would normally be shown in a tree or list view, next to the main view of a folder's contents. </text:p>
          </table:table-cell>
          <table:table-cell office:value-type="string">
            <text:p>yes</text:p>
          </table:table-cell>
          <table:table-cell office:value-type="string">
            <text:p>url drop list</text:p>
          </table:table-cell>
          <table:table-cell table:style-name="ce7" office:value-type="string">
            <text:p>final</text:p>
          </table:table-cell>
          <table:table-cell table:style-name="ce2" table:formula="oooc:=IF(ISBLANK([.G189];&quot;approval&quot;);0;IF(EXACT([.G189];&quot;draft&quot;);1;IF(EXACT([.G189];&quot;approval&quot;);2;IF(EXACT([.G189];&quot;final&quot;);3;0))))" office:value-type="float" office:value="0">
            <text:p>Err:508</text:p>
          </table:table-cell>
          <table:table-cell table:style-name="ce2"/>
          <table:table-cell office:value-type="string">
            <text:p>Vignoni</text:p>
          </table:table-cell>
          <table:table-cell table:style-name="ce2"/>
          <table:table-cell table:number-columns-repeated="244"/>
        </table:table-row>
        <table:table-row table:style-name="ro1">
          <table:table-cell office:value-type="string">
            <text:p>filesystems</text:p>
          </table:table-cell>
          <table:table-cell office:value-type="string">
            <text:p>network-wired</text:p>
          </table:table-cell>
          <table:table-cell office:value-type="string">
            <text:p>network</text:p>
          </table:table-cell>
          <table:table-cell office:value-type="string">
            <text:p>The icon used for wired network connections. </text:p>
          </table:table-cell>
          <table:table-cell office:value-type="string">
            <text:p>yes</text:p>
          </table:table-cell>
          <table:table-cell office:value-type="string">
            <text:p>printer config</text:p>
          </table:table-cell>
          <table:table-cell table:style-name="ce6" office:value-type="string">
            <text:p>approval</text:p>
          </table:table-cell>
          <table:table-cell table:style-name="ce2" table:formula="oooc:=IF(ISBLANK([.G190];&quot;approval&quot;);0;IF(EXACT([.G190];&quot;draft&quot;);1;IF(EXACT([.G190];&quot;approval&quot;);2;IF(EXACT([.G190];&quot;final&quot;);3;0))))" office:value-type="float" office:value="0">
            <text:p>Err:508</text:p>
          </table:table-cell>
          <table:table-cell table:style-name="ce2"/>
          <table:table-cell table:number-columns-repeated="246"/>
        </table:table-row>
        <table:table-row table:style-name="ro1">
          <table:table-cell office:value-type="string">
            <text:p>filesystems</text:p>
          </table:table-cell>
          <table:table-cell office:value-type="string">
            <text:p>user-trash</text:p>
          </table:table-cell>
          <table:table-cell office:value-type="string">
            <text:p>trashcan_empty</text:p>
          </table:table-cell>
          <table:table-cell office:value-type="string">
            <text:p>The icon for the user's “Trash” place in the desktop's file manager.</text:p>
          </table:table-cell>
          <table:table-cell office:value-type="string">
            <text:p>yes</text:p>
          </table:table-cell>
          <table:table-cell table:style-name="ce2"/>
          <table:table-cell office:value-type="string">
            <text:p>yes</text:p>
          </table:table-cell>
          <table:table-cell table:style-name="ce2" table:formula="oooc:=IF(ISBLANK([.G191];&quot;approval&quot;);0;IF(EXACT([.G191];&quot;draft&quot;);1;IF(EXACT([.G191];&quot;approval&quot;);2;IF(EXACT([.G191];&quot;final&quot;);3;0))))" office:value-type="float" office:value="0">
            <text:p>Err:508</text:p>
          </table:table-cell>
          <table:table-cell table:style-name="ce2"/>
          <table:table-cell table:number-columns-repeated="246"/>
        </table:table-row>
        <table:table-row table:style-name="ro1">
          <table:table-cell office:value-type="string">
            <text:p>filesystems</text:p>
          </table:table-cell>
          <table:table-cell office:value-type="string">
            <text:p>user-trash-full</text:p>
          </table:table-cell>
          <table:table-cell office:value-type="string">
            <text:p>trashcan_full</text:p>
          </table:table-cell>
          <table:table-cell office:value-type="string">
            <text:p>The icon for the user's “Trash” in the desktop's file manager, when there are items in the “Trash” waiting for disposal or recovery. </text:p>
          </table:table-cell>
          <table:table-cell office:value-type="string">
            <text:p>yes</text:p>
          </table:table-cell>
          <table:table-cell table:style-name="ce2"/>
          <table:table-cell office:value-type="string">
            <text:p>yes</text:p>
          </table:table-cell>
          <table:table-cell table:style-name="ce2" table:formula="oooc:=IF(ISBLANK([.G192];&quot;approval&quot;);0;IF(EXACT([.G192];&quot;draft&quot;);1;IF(EXACT([.G192];&quot;approval&quot;);2;IF(EXACT([.G192];&quot;final&quot;);3;0))))" office:value-type="float" office:value="0">
            <text:p>Err:508</text:p>
          </table:table-cell>
          <table:table-cell table:style-name="ce2"/>
          <table:table-cell table:number-columns-repeated="246"/>
        </table:table-row>
        <table:table-row table:style-name="ro1">
          <table:table-cell office:value-type="string">
            <text:p>filesystems (move to emblems)</text:p>
          </table:table-cell>
          <table:table-cell office:value-type="string">
            <text:p>emblem-symbolic-link</text:p>
          </table:table-cell>
          <table:table-cell office:value-type="string">
            <text:p>link</text:p>
          </table:table-cell>
          <table:table-cell office:value-type="string">
            <text:p>none</text:p>
          </table:table-cell>
          <table:table-cell office:value-type="string">
            <text:p>no</text:p>
          </table:table-cell>
          <table:table-cell office:value-type="string">
            <text:p>link overlay</text:p>
          </table:table-cell>
          <table:table-cell table:style-name="ce7" office:value-type="string">
            <text:p>final</text:p>
          </table:table-cell>
          <table:table-cell table:style-name="ce2" table:formula="oooc:=IF(ISBLANK([.G193];&quot;approval&quot;);0;IF(EXACT([.G193];&quot;draft&quot;);1;IF(EXACT([.G193];&quot;approval&quot;);2;IF(EXACT([.G193];&quot;final&quot;);3;0))))" office:value-type="float" office:value="0">
            <text:p>Err:508</text:p>
          </table:table-cell>
          <table:table-cell table:style-name="ce2"/>
          <table:table-cell table:number-columns-repeated="2" office:value-type="string">
            <text:p>Vignoni</text:p>
          </table:table-cell>
          <table:table-cell table:style-name="ce2"/>
          <table:table-cell table:number-columns-repeated="243"/>
        </table:table-row>
        <table:table-row table:style-name="ro1">
          <table:table-cell office:value-type="string">
            <text:p>filesystems (overlay)</text:p>
          </table:table-cell>
          <table:table-cell office:value-type="string">
            <text:p>none</text:p>
          </table:table-cell>
          <table:table-cell office:value-type="string">
            <text:p>mounted</text:p>
          </table:table-cell>
          <table:table-cell office:value-type="string">
            <text:p>none</text:p>
          </table:table-cell>
          <table:table-cell office:value-type="string">
            <text:p>no</text:p>
          </table:table-cell>
          <table:table-cell office:value-type="string">
            <text:p>filesystem is mounted overlay</text:p>
          </table:table-cell>
          <table:table-cell table:style-name="ce2"/>
          <table:table-cell table:style-name="ce2" table:formula="oooc:=IF(ISBLANK([.G194];&quot;approval&quot;);0;IF(EXACT([.G194];&quot;draft&quot;);1;IF(EXACT([.G194];&quot;approval&quot;);2;IF(EXACT([.G194];&quot;final&quot;);3;0))))" office:value-type="float" office:value="0">
            <text:p>Err:508</text:p>
          </table:table-cell>
          <table:table-cell table:style-name="ce2"/>
          <table:table-cell table:number-columns-repeated="246"/>
        </table:table-row>
        <table:table-row table:style-name="ro1">
          <table:table-cell office:value-type="string">
            <text:p>filesystems (place)</text:p>
          </table:table-cell>
          <table:table-cell table:number-columns-repeated="2" office:value-type="string">
            <text:p>folder</text:p>
          </table:table-cell>
          <table:table-cell office:value-type="string">
            <text:p>The standard folder icon used to represent directories on local filesystems, mail folders, and other hierarchical groups. </text:p>
          </table:table-cell>
          <table:table-cell office:value-type="string">
            <text:p>yes</text:p>
          </table:table-cell>
          <table:table-cell office:value-type="string">
            <text:p>kboomarkmenu, kdeprint</text:p>
          </table:table-cell>
          <table:table-cell table:style-name="ce6" office:value-type="string">
            <text:p>approval</text:p>
          </table:table-cell>
          <table:table-cell table:style-name="ce2" table:formula="oooc:=IF(ISBLANK([.G195];&quot;approval&quot;);0;IF(EXACT([.G195];&quot;draft&quot;);1;IF(EXACT([.G195];&quot;approval&quot;);2;IF(EXACT([.G195];&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application-x-executable</text:p>
          </table:table-cell>
          <table:table-cell office:value-type="string">
            <text:p>exec</text:p>
          </table:table-cell>
          <table:table-cell office:value-type="string">
            <text:p>The icon used for executable file types.</text:p>
          </table:table-cell>
          <table:table-cell office:value-type="string">
            <text:p>yes</text:p>
          </table:table-cell>
          <table:table-cell table:style-name="ce2" table:number-columns-repeated="2"/>
          <table:table-cell table:style-name="ce2" table:formula="oooc:=IF(ISBLANK([.G196];&quot;approval&quot;);0;IF(EXACT([.G196];&quot;draft&quot;);1;IF(EXACT([.G196];&quot;approval&quot;);2;IF(EXACT([.G196];&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audio-x-generic</text:p>
          </table:table-cell>
          <table:table-cell office:value-type="string">
            <text:p>sound</text:p>
          </table:table-cell>
          <table:table-cell office:value-type="string">
            <text:p>The icon used for generic audio file types.</text:p>
          </table:table-cell>
          <table:table-cell office:value-type="string">
            <text:p>yes</text:p>
          </table:table-cell>
          <table:table-cell table:style-name="ce2" table:number-columns-repeated="2"/>
          <table:table-cell table:style-name="ce2" table:formula="oooc:=IF(ISBLANK([.G197];&quot;approval&quot;);0;IF(EXACT([.G197];&quot;draft&quot;);1;IF(EXACT([.G197];&quot;approval&quot;);2;IF(EXACT([.G197];&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font-x-generic</text:p>
          </table:table-cell>
          <table:table-cell office:value-type="string">
            <text:p>font</text:p>
          </table:table-cell>
          <table:table-cell office:value-type="string">
            <text:p>The icon used for generic font file types.</text:p>
          </table:table-cell>
          <table:table-cell office:value-type="string">
            <text:p>yes</text:p>
          </table:table-cell>
          <table:table-cell table:style-name="ce2" table:number-columns-repeated="2"/>
          <table:table-cell table:style-name="ce2" table:formula="oooc:=IF(ISBLANK([.G198];&quot;approval&quot;);0;IF(EXACT([.G198];&quot;draft&quot;);1;IF(EXACT([.G198];&quot;approval&quot;);2;IF(EXACT([.G198];&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image-x-generic</text:p>
          </table:table-cell>
          <table:table-cell office:value-type="string">
            <text:p>image</text:p>
          </table:table-cell>
          <table:table-cell office:value-type="string">
            <text:p>The icon used for generic image file types.</text:p>
          </table:table-cell>
          <table:table-cell office:value-type="string">
            <text:p>yes</text:p>
          </table:table-cell>
          <table:table-cell table:style-name="ce2" table:number-columns-repeated="2"/>
          <table:table-cell table:style-name="ce2" table:formula="oooc:=IF(ISBLANK([.G199];&quot;approval&quot;);0;IF(EXACT([.G199];&quot;draft&quot;);1;IF(EXACT([.G199];&quot;approval&quot;);2;IF(EXACT([.G199];&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none</text:p>
          </table:table-cell>
          <table:table-cell office:value-type="string">
            <text:p>source</text:p>
          </table:table-cell>
          <table:table-cell office:value-type="string">
            <text:p>none</text:p>
          </table:table-cell>
          <table:table-cell office:value-type="string">
            <text:p>no</text:p>
          </table:table-cell>
          <table:table-cell office:value-type="string">
            <text:p>kate</text:p>
          </table:table-cell>
          <table:table-cell table:style-name="ce2"/>
          <table:table-cell table:style-name="ce2" table:formula="oooc:=IF(ISBLANK([.G200];&quot;approval&quot;);0;IF(EXACT([.G200];&quot;draft&quot;);1;IF(EXACT([.G200];&quot;approval&quot;);2;IF(EXACT([.G200];&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text-html</text:p>
          </table:table-cell>
          <table:table-cell office:value-type="string">
            <text:p>html</text:p>
          </table:table-cell>
          <table:table-cell office:value-type="string">
            <text:p>The icon used for HTML text file types.</text:p>
          </table:table-cell>
          <table:table-cell office:value-type="string">
            <text:p>yes</text:p>
          </table:table-cell>
          <table:table-cell table:style-name="ce2" table:number-columns-repeated="2"/>
          <table:table-cell table:style-name="ce2" table:formula="oooc:=IF(ISBLANK([.G201];&quot;approval&quot;);0;IF(EXACT([.G201];&quot;draft&quot;);1;IF(EXACT([.G201];&quot;approval&quot;);2;IF(EXACT([.G201];&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text-x-generic</text:p>
          </table:table-cell>
          <table:table-cell office:value-type="string">
            <text:p>txt</text:p>
          </table:table-cell>
          <table:table-cell office:value-type="string">
            <text:p>The icon used for generic text file types.</text:p>
          </table:table-cell>
          <table:table-cell office:value-type="string">
            <text:p>yes</text:p>
          </table:table-cell>
          <table:table-cell table:style-name="ce2" table:number-columns-repeated="2"/>
          <table:table-cell table:style-name="ce2" table:formula="oooc:=IF(ISBLANK([.G202];&quot;approval&quot;);0;IF(EXACT([.G202];&quot;draft&quot;);1;IF(EXACT([.G202];&quot;approval&quot;);2;IF(EXACT([.G202];&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text-x-script</text:p>
          </table:table-cell>
          <table:table-cell office:value-type="string">
            <text:p>shellscript</text:p>
          </table:table-cell>
          <table:table-cell office:value-type="string">
            <text:p>The icon used for script file types, such as shell scripts.</text:p>
          </table:table-cell>
          <table:table-cell office:value-type="string">
            <text:p>yes</text:p>
          </table:table-cell>
          <table:table-cell table:style-name="ce2" table:number-columns-repeated="2"/>
          <table:table-cell table:style-name="ce2" table:formula="oooc:=IF(ISBLANK([.G203];&quot;approval&quot;);0;IF(EXACT([.G203];&quot;draft&quot;);1;IF(EXACT([.G203];&quot;approval&quot;);2;IF(EXACT([.G203];&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video-x-generic</text:p>
          </table:table-cell>
          <table:table-cell office:value-type="string">
            <text:p>video</text:p>
          </table:table-cell>
          <table:table-cell office:value-type="string">
            <text:p>The icon used for generic video file types.</text:p>
          </table:table-cell>
          <table:table-cell office:value-type="string">
            <text:p>yes</text:p>
          </table:table-cell>
          <table:table-cell table:style-name="ce2" table:number-columns-repeated="2"/>
          <table:table-cell table:style-name="ce2" table:formula="oooc:=IF(ISBLANK([.G204];&quot;approval&quot;);0;IF(EXACT([.G204];&quot;draft&quot;);1;IF(EXACT([.G204];&quot;approval&quot;);2;IF(EXACT([.G204];&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address-book</text:p>
          </table:table-cell>
          <table:table-cell office:value-type="string">
            <text:p>vcard</text:p>
          </table:table-cell>
          <table:table-cell office:value-type="string">
            <text:p>The icon used for generic address book file types.</text:p>
          </table:table-cell>
          <table:table-cell office:value-type="string">
            <text:p>yes</text:p>
          </table:table-cell>
          <table:table-cell table:style-name="ce2" table:number-columns-repeated="2"/>
          <table:table-cell table:style-name="ce2" table:formula="oooc:=IF(ISBLANK([.G205];&quot;approval&quot;);0;IF(EXACT([.G205];&quot;draft&quot;);1;IF(EXACT([.G205];&quot;approval&quot;);2;IF(EXACT([.G205];&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calendar</text:p>
          </table:table-cell>
          <table:table-cell office:value-type="string">
            <text:p>vcalendar</text:p>
          </table:table-cell>
          <table:table-cell office:value-type="string">
            <text:p>The icon used for generic calendar file types.</text:p>
          </table:table-cell>
          <table:table-cell office:value-type="string">
            <text:p>yes</text:p>
          </table:table-cell>
          <table:table-cell table:style-name="ce2" table:number-columns-repeated="2"/>
          <table:table-cell table:style-name="ce2" table:formula="oooc:=IF(ISBLANK([.G206];&quot;approval&quot;);0;IF(EXACT([.G206];&quot;draft&quot;);1;IF(EXACT([.G206];&quot;approval&quot;);2;IF(EXACT([.G20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browser-go</text:p>
          </table:table-cell>
          <table:table-cell office:value-type="string">
            <text:p>key_enter</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207];&quot;approval&quot;);0;IF(EXACT([.G207];&quot;draft&quot;);1;IF(EXACT([.G207];&quot;approval&quot;);2;IF(EXACT([.G207];&quot;final&quot;);3;0))))" office:value-type="float" office:value="0">
            <text:p>Err:508</text:p>
          </table:table-cell>
          <table:table-cell office:value-type="string">
            <text:p>kate should use configure-shortcuts</text:p>
          </table:table-cell>
          <table:table-cell table:style-name="ce2"/>
          <table:table-cell table:number-columns-repeated="245"/>
        </table:table-row>
        <table:table-row table:style-name="ro1">
          <table:table-cell office:value-type="string">
            <text:p>mimetypes</text:p>
          </table:table-cell>
          <table:table-cell office:value-type="string">
            <text:p>none</text:p>
          </table:table-cell>
          <table:table-cell office:value-type="string">
            <text:p>document</text:p>
          </table:table-cell>
          <table:table-cell office:value-type="string">
            <text:p>none</text:p>
          </table:table-cell>
          <table:table-cell office:value-type="string">
            <text:p>no</text:p>
          </table:table-cell>
          <table:table-cell office:value-type="string">
            <text:p>kdeprint</text:p>
          </table:table-cell>
          <table:table-cell table:style-name="ce2"/>
          <table:table-cell table:style-name="ce2" table:formula="oooc:=IF(ISBLANK([.G208];&quot;approval&quot;);0;IF(EXACT([.G208];&quot;draft&quot;);1;IF(EXACT([.G208];&quot;approval&quot;);2;IF(EXACT([.G208];&quot;final&quot;);3;0))))" office:value-type="float" office:value="0">
            <text:p>Err:508</text:p>
          </table:table-cell>
          <table:table-cell office:value-type="string">
            <text:p>use a mimetype?</text:p>
          </table:table-cell>
          <table:table-cell table:style-name="ce2"/>
          <table:table-cell table:number-columns-repeated="245"/>
        </table:table-row>
        <table:table-row table:style-name="ro1">
          <table:table-cell office:value-type="string">
            <text:p>mimetypes</text:p>
          </table:table-cell>
          <table:table-cell office:value-type="string">
            <text:p>none</text:p>
          </table:table-cell>
          <table:table-cell office:value-type="string">
            <text:p>unknown</text:p>
          </table:table-cell>
          <table:table-cell table:style-name="ce2"/>
          <table:table-cell office:value-type="string">
            <text:p>no</text:p>
          </table:table-cell>
          <table:table-cell office:value-type="string">
            <text:p>mimetype dialog</text:p>
          </table:table-cell>
          <table:table-cell table:style-name="ce6" office:value-type="string">
            <text:p>approval</text:p>
          </table:table-cell>
          <table:table-cell table:style-name="ce2" table:formula="oooc:=IF(ISBLANK([.G209];&quot;approval&quot;);0;IF(EXACT([.G209];&quot;draft&quot;);1;IF(EXACT([.G209];&quot;approval&quot;);2;IF(EXACT([.G209];&quot;final&quot;);3;0))))" office:value-type="float" office:value="0">
            <text:p>Err:508</text:p>
          </table:table-cell>
          <table:table-cell table:style-name="ce2"/>
          <table:table-cell table:number-columns-repeated="246"/>
        </table:table-row>
        <table:table-row table:style-name="ro1">
          <table:table-cell office:value-type="string">
            <text:p>mimetypes</text:p>
          </table:table-cell>
          <table:table-cell office:value-type="string">
            <text:p>none</text:p>
          </table:table-cell>
          <table:table-cell office:value-type="string">
            <text:p>zip</text:p>
          </table:table-cell>
          <table:table-cell office:value-type="string">
            <text:p>none</text:p>
          </table:table-cell>
          <table:table-cell office:value-type="string">
            <text:p>no</text:p>
          </table:table-cell>
          <table:table-cell office:value-type="string">
            <text:p>zip overlay</text:p>
          </table:table-cell>
          <table:table-cell table:style-name="ce6" office:value-type="string">
            <text:p>approval</text:p>
          </table:table-cell>
          <table:table-cell table:style-name="ce2" table:formula="oooc:=IF(ISBLANK([.G210];&quot;approval&quot;);0;IF(EXACT([.G210];&quot;draft&quot;);1;IF(EXACT([.G210];&quot;approval&quot;);2;IF(EXACT([.G210];&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network-server</text:p>
          </table:table-cell>
          <table:table-cell office:value-type="string">
            <text:p>server</text:p>
          </table:table-cell>
          <table:table-cell office:value-type="string">
            <text:p>The icon used for individual host machines under the &lt;quote&gt;Network Servers&lt;/quote&gt; place in the file manager.</text:p>
          </table:table-cell>
          <table:table-cell office:value-type="string">
            <text:p>yes</text:p>
          </table:table-cell>
          <table:table-cell table:style-name="ce2" table:number-columns-repeated="2"/>
          <table:table-cell table:style-name="ce2" table:formula="oooc:=IF(ISBLANK([.G211];&quot;approval&quot;);0;IF(EXACT([.G211];&quot;draft&quot;);1;IF(EXACT([.G211];&quot;approval&quot;);2;IF(EXACT([.G211];&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network-workgroup</text:p>
          </table:table-cell>
          <table:table-cell office:value-type="string">
            <text:p>network_local</text:p>
          </table:table-cell>
          <table:table-cell office:value-type="string">
            <text:p>The icon for the &lt;quote&gt;Network Servers&lt;/quote&gt; place in the desktop's file manager, and workgroups within the network.</text:p>
          </table:table-cell>
          <table:table-cell office:value-type="string">
            <text:p>yes</text:p>
          </table:table-cell>
          <table:table-cell table:style-name="ce2" table:number-columns-repeated="2"/>
          <table:table-cell table:style-name="ce2" table:formula="oooc:=IF(ISBLANK([.G212];&quot;approval&quot;);0;IF(EXACT([.G212];&quot;draft&quot;);1;IF(EXACT([.G212];&quot;approval&quot;);2;IF(EXACT([.G212];&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user-desktop</text:p>
          </table:table-cell>
          <table:table-cell office:value-type="string">
            <text:p>desktop</text:p>
          </table:table-cell>
          <table:table-cell office:value-type="string">
            <text:p>The icon for the special &lt;quote&gt;Desktop&lt;/quote&gt; directory of the user.</text:p>
          </table:table-cell>
          <table:table-cell office:value-type="string">
            <text:p>yes</text:p>
          </table:table-cell>
          <table:table-cell table:style-name="ce2" table:number-columns-repeated="2"/>
          <table:table-cell table:style-name="ce2" table:formula="oooc:=IF(ISBLANK([.G213];&quot;approval&quot;);0;IF(EXACT([.G213];&quot;draft&quot;);1;IF(EXACT([.G213];&quot;approval&quot;);2;IF(EXACT([.G213];&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user-home</text:p>
          </table:table-cell>
          <table:table-cell office:value-type="string">
            <text:p>folder_home</text:p>
          </table:table-cell>
          <table:table-cell office:value-type="string">
            <text:p>The icon for the special &lt;quote&gt;Home&lt;/quote&gt; directory of the user.</text:p>
          </table:table-cell>
          <table:table-cell office:value-type="string">
            <text:p>yes</text:p>
          </table:table-cell>
          <table:table-cell table:style-name="ce2" table:number-columns-repeated="2"/>
          <table:table-cell table:style-name="ce2" table:formula="oooc:=IF(ISBLANK([.G214];&quot;approval&quot;);0;IF(EXACT([.G214];&quot;draft&quot;);1;IF(EXACT([.G214];&quot;approval&quot;);2;IF(EXACT([.G214];&quot;final&quot;);3;0))))" office:value-type="float" office:value="0">
            <text:p>Err:508</text:p>
          </table:table-cell>
          <table:table-cell table:style-name="ce2"/>
          <table:table-cell table:number-columns-repeated="246"/>
        </table:table-row>
        <table:table-row table:style-name="ro1">
          <table:table-cell office:value-type="string">
            <text:p>unknown</text:p>
          </table:table-cell>
          <table:table-cell office:value-type="string">
            <text:p>none</text:p>
          </table:table-cell>
          <table:table-cell office:value-type="string">
            <text:p>continue</text:p>
          </table:table-cell>
          <table:table-cell office:value-type="string">
            <text:p>none</text:p>
          </table:table-cell>
          <table:table-cell office:value-type="string">
            <text:p>no</text:p>
          </table:table-cell>
          <table:table-cell office:value-type="string">
            <text:p>khtml/ecma/debugger/images</text:p>
          </table:table-cell>
          <table:table-cell table:style-name="ce2"/>
          <table:table-cell table:style-name="ce2" table:formula="oooc:=IF(ISBLANK([.G215];&quot;approval&quot;);0;IF(EXACT([.G215];&quot;draft&quot;);1;IF(EXACT([.G215];&quot;approval&quot;);2;IF(EXACT([.G215];&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office:value-type="string">
            <text:p>unknown</text:p>
          </table:table-cell>
          <table:table-cell office:value-type="string">
            <text:p>none</text:p>
          </table:table-cell>
          <table:table-cell office:value-type="string">
            <text:p>example</text:p>
          </table:table-cell>
          <table:table-cell office:value-type="string">
            <text:p>none</text:p>
          </table:table-cell>
          <table:table-cell office:value-type="string">
            <text:p>no</text:p>
          </table:table-cell>
          <table:table-cell office:value-type="string">
            <text:p>overlay, none by default</text:p>
          </table:table-cell>
          <table:table-cell table:style-name="ce2"/>
          <table:table-cell table:style-name="ce2" table:formula="oooc:=IF(ISBLANK([.G216];&quot;approval&quot;);0;IF(EXACT([.G216];&quot;draft&quot;);1;IF(EXACT([.G216];&quot;approval&quot;);2;IF(EXACT([.G216];&quot;final&quot;);3;0))))" office:value-type="float" office:value="0">
            <text:p>Err:508</text:p>
          </table:table-cell>
          <table:table-cell table:style-name="ce2"/>
          <table:table-cell table:number-columns-repeated="246"/>
        </table:table-row>
        <table:table-row table:style-name="ro1">
          <table:table-cell office:value-type="string">
            <text:p>unknown</text:p>
          </table:table-cell>
          <table:table-cell office:value-type="string">
            <text:p>none</text:p>
          </table:table-cell>
          <table:table-cell office:value-type="string">
            <text:p>java</text:p>
          </table:table-cell>
          <table:table-cell office:value-type="string">
            <text:p>none</text:p>
          </table:table-cell>
          <table:table-cell office:value-type="string">
            <text:p>no</text:p>
          </table:table-cell>
          <table:table-cell office:value-type="string">
            <text:p>java applets</text:p>
          </table:table-cell>
          <table:table-cell table:style-name="ce2"/>
          <table:table-cell table:style-name="ce2" table:formula="oooc:=IF(ISBLANK([.G217];&quot;approval&quot;);0;IF(EXACT([.G217];&quot;draft&quot;);1;IF(EXACT([.G217];&quot;approval&quot;);2;IF(EXACT([.G217];&quot;final&quot;);3;0))))" office:value-type="float" office:value="0">
            <text:p>Err:508</text:p>
          </table:table-cell>
          <table:table-cell office:value-type="string">
            <text:p>see java_kjava</text:p>
          </table:table-cell>
          <table:table-cell table:style-name="ce2"/>
          <table:table-cell table:number-columns-repeated="245"/>
        </table:table-row>
        <table:table-row table:style-name="ro1">
          <table:table-cell office:value-type="string">
            <text:p>unknown</text:p>
          </table:table-cell>
          <table:table-cell office:value-type="string">
            <text:p>none</text:p>
          </table:table-cell>
          <table:table-cell office:value-type="string">
            <text:p>screenshot</text:p>
          </table:table-cell>
          <table:table-cell office:value-type="string">
            <text:p>none</text:p>
          </table:table-cell>
          <table:table-cell office:value-type="string">
            <text:p>no</text:p>
          </table:table-cell>
          <table:table-cell office:value-type="string">
            <text:p>screenshot overlay, none by default</text:p>
          </table:table-cell>
          <table:table-cell table:style-name="ce2"/>
          <table:table-cell table:style-name="ce2" table:formula="oooc:=IF(ISBLANK([.G218];&quot;approval&quot;);0;IF(EXACT([.G218];&quot;draft&quot;);1;IF(EXACT([.G218];&quot;approval&quot;);2;IF(EXACT([.G218];&quot;final&quot;);3;0))))" office:value-type="float" office:value="0">
            <text:p>Err:508</text:p>
          </table:table-cell>
          <table:table-cell table:style-name="ce2"/>
          <table:table-cell table:number-columns-repeated="246"/>
        </table:table-row>
        <table:table-row table:style-name="ro1">
          <table:table-cell office:value-type="string">
            <text:p>unknown</text:p>
          </table:table-cell>
          <table:table-cell office:value-type="string">
            <text:p>none</text:p>
          </table:table-cell>
          <table:table-cell office:value-type="string">
            <text:p>step-into</text:p>
          </table:table-cell>
          <table:table-cell office:value-type="string">
            <text:p>none</text:p>
          </table:table-cell>
          <table:table-cell office:value-type="string">
            <text:p>no</text:p>
          </table:table-cell>
          <table:table-cell office:value-type="string">
            <text:p>khtml/ecma/debugger/images</text:p>
          </table:table-cell>
          <table:table-cell table:style-name="ce2"/>
          <table:table-cell table:style-name="ce2" table:formula="oooc:=IF(ISBLANK([.G219];&quot;approval&quot;);0;IF(EXACT([.G219];&quot;draft&quot;);1;IF(EXACT([.G219];&quot;approval&quot;);2;IF(EXACT([.G219];&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office:value-type="string">
            <text:p>unknown</text:p>
          </table:table-cell>
          <table:table-cell office:value-type="string">
            <text:p>none</text:p>
          </table:table-cell>
          <table:table-cell office:value-type="string">
            <text:p>step-out</text:p>
          </table:table-cell>
          <table:table-cell office:value-type="string">
            <text:p>none</text:p>
          </table:table-cell>
          <table:table-cell office:value-type="string">
            <text:p>no</text:p>
          </table:table-cell>
          <table:table-cell office:value-type="string">
            <text:p>khtml/ecma/debugger/images</text:p>
          </table:table-cell>
          <table:table-cell table:style-name="ce2"/>
          <table:table-cell table:style-name="ce2" table:formula="oooc:=IF(ISBLANK([.G220];&quot;approval&quot;);0;IF(EXACT([.G220];&quot;draft&quot;);1;IF(EXACT([.G220];&quot;approval&quot;);2;IF(EXACT([.G220];&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office:value-type="string">
            <text:p>unknown</text:p>
          </table:table-cell>
          <table:table-cell office:value-type="string">
            <text:p>none</text:p>
          </table:table-cell>
          <table:table-cell office:value-type="string">
            <text:p>step-over</text:p>
          </table:table-cell>
          <table:table-cell office:value-type="string">
            <text:p>none</text:p>
          </table:table-cell>
          <table:table-cell office:value-type="string">
            <text:p>no</text:p>
          </table:table-cell>
          <table:table-cell office:value-type="string">
            <text:p>khtml/ecma/debugger/images</text:p>
          </table:table-cell>
          <table:table-cell table:style-name="ce2"/>
          <table:table-cell table:style-name="ce2" table:formula="oooc:=IF(ISBLANK([.G221];&quot;approval&quot;);0;IF(EXACT([.G221];&quot;draft&quot;);1;IF(EXACT([.G221];&quot;approval&quot;);2;IF(EXACT([.G221];&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table:style-name="ce2"/>
          <table:table-cell office:value-type="string">
            <text:p>none</text:p>
          </table:table-cell>
          <table:table-cell table:style-name="ce2"/>
          <table:table-cell office:value-type="string">
            <text:p>none</text:p>
          </table:table-cell>
          <table:table-cell table:style-name="ce2"/>
          <table:table-cell office:value-type="string">
            <text:p>javascript error dialog, dialog button</text:p>
          </table:table-cell>
          <table:table-cell table:style-name="ce6" office:value-type="string">
            <text:p>approval</text:p>
          </table:table-cell>
          <table:table-cell table:style-name="ce2" table:formula="oooc:=IF(ISBLANK([.G222];&quot;approval&quot;);0;IF(EXACT([.G222];&quot;draft&quot;);1;IF(EXACT([.G222];&quot;approval&quot;);2;IF(EXACT([.G222];&quot;final&quot;);3;0))))" office:value-type="float" office:value="0">
            <text:p>Err:508</text:p>
          </table:table-cell>
          <table:table-cell table:style-name="ce2"/>
          <table:table-cell table:number-columns-repeated="246"/>
        </table:table-row>
        <table:table-row table:style-name="ro1">
          <table:table-cell table:style-name="ce2"/>
          <table:table-cell table:number-columns-repeated="254"/>
        </table:table-row>
        <table:table-row table:style-name="ro1">
          <table:table-cell table:style-name="ce3" office:value-type="string">
            <text:p>Icons Which Have a New Use With Icon Spec</text:p>
          </table:table-cell>
          <table:table-cell table:number-columns-repeated="254"/>
        </table:table-row>
        <table:table-row table:style-name="ro1">
          <table:table-cell office:value-type="string">
            <text:p>actions</text:p>
          </table:table-cell>
          <table:table-cell office:value-type="string">
            <text:p>dialog-close</text:p>
          </table:table-cell>
          <table:table-cell office:value-type="string">
            <text:p>fileclose</text:p>
          </table:table-cell>
          <table:table-cell office:value-type="string">
            <text:p>The icon used for the “Close” button that might appear in dialog windows. </text:p>
          </table:table-cell>
          <table:table-cell table:style-name="ce2" table:number-columns-repeated="3"/>
          <table:table-cell table:style-name="ce2" table:formula="oooc:=IF(ISBLANK([.G225];&quot;approval&quot;);0;IF(EXACT([.G225];&quot;draft&quot;);1;IF(EXACT([.G225];&quot;approval&quot;);2;IF(EXACT([.G22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open-recent</text:p>
          </table:table-cell>
          <table:table-cell office:value-type="string">
            <text:p>fileopen</text:p>
          </table:table-cell>
          <table:table-cell office:value-type="string">
            <text:p>The icon used for the action to open a document that was recently opened. </text:p>
          </table:table-cell>
          <table:table-cell table:style-name="ce2" table:number-columns-repeated="3"/>
          <table:table-cell table:style-name="ce2" table:formula="oooc:=IF(ISBLANK([.G226];&quot;approval&quot;);0;IF(EXACT([.G226];&quot;draft&quot;);1;IF(EXACT([.G226];&quot;approval&quot;);2;IF(EXACT([.G22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properties</text:p>
          </table:table-cell>
          <table:table-cell office:value-type="string">
            <text:p>info</text:p>
          </table:table-cell>
          <table:table-cell office:value-type="string">
            <text:p>The icon for the action to view the properties of a document in an application. </text:p>
          </table:table-cell>
          <table:table-cell table:style-name="ce2" table:number-columns-repeated="3"/>
          <table:table-cell table:style-name="ce2" table:formula="oooc:=IF(ISBLANK([.G227];&quot;approval&quot;);0;IF(EXACT([.G227];&quot;draft&quot;);1;IF(EXACT([.G227];&quot;approval&quot;);2;IF(EXACT([.G22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revert</text:p>
          </table:table-cell>
          <table:table-cell office:value-type="string">
            <text:p>reload</text:p>
          </table:table-cell>
          <table:table-cell office:value-type="string">
            <text:p>The icon for the action of reverting to a previous version of a document. </text:p>
          </table:table-cell>
          <table:table-cell table:style-name="ce2" table:number-columns-repeated="3"/>
          <table:table-cell table:style-name="ce2" table:formula="oooc:=IF(ISBLANK([.G228];&quot;approval&quot;);0;IF(EXACT([.G228];&quot;draft&quot;);1;IF(EXACT([.G228];&quot;approval&quot;);2;IF(EXACT([.G22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essage-new</text:p>
          </table:table-cell>
          <table:table-cell office:value-type="string">
            <text:p>mail_send</text:p>
          </table:table-cell>
          <table:table-cell office:value-type="string">
            <text:p>The icon for the compose new mail action of an electronic mail application.</text:p>
          </table:table-cell>
          <table:table-cell table:style-name="ce2"/>
          <table:table-cell office:value-type="string">
            <text:p>email action</text:p>
          </table:table-cell>
          <table:table-cell table:style-name="ce6" office:value-type="string">
            <text:p>approval</text:p>
          </table:table-cell>
          <table:table-cell table:style-name="ce2" table:formula="oooc:=IF(ISBLANK([.G229];&quot;approval&quot;);0;IF(EXACT([.G229];&quot;draft&quot;);1;IF(EXACT([.G229];&quot;approval&quot;);2;IF(EXACT([.G22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ystem-log-out</text:p>
          </table:table-cell>
          <table:table-cell office:value-type="string">
            <text:p>exit</text:p>
          </table:table-cell>
          <table:table-cell office:value-type="string">
            <text:p>The icon used for the “Log Out” item in the desktop's panel application. </text:p>
          </table:table-cell>
          <table:table-cell table:style-name="ce2" table:number-columns-repeated="3"/>
          <table:table-cell table:style-name="ce2" table:formula="oooc:=IF(ISBLANK([.G230];&quot;approval&quot;);0;IF(EXACT([.G230];&quot;draft&quot;);1;IF(EXACT([.G230];&quot;approval&quot;);2;IF(EXACT([.G23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ystem-search</text:p>
          </table:table-cell>
          <table:table-cell office:value-type="string">
            <text:p>kfind</text:p>
          </table:table-cell>
          <table:table-cell office:value-type="string">
            <text:p>The icon used for the “Search” item in the desktop's panel application. </text:p>
          </table:table-cell>
          <table:table-cell table:style-name="ce2" table:number-columns-repeated="3"/>
          <table:table-cell table:style-name="ce2" table:formula="oooc:=IF(ISBLANK([.G231];&quot;approval&quot;);0;IF(EXACT([.G231];&quot;draft&quot;);1;IF(EXACT([.G231];&quot;approval&quot;);2;IF(EXACT([.G23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table:style-name="ce2" table:number-columns-repeated="3"/>
          <table:table-cell table:style-name="ce2" table:formula="oooc:=IF(ISBLANK([.G232];&quot;approval&quot;);0;IF(EXACT([.G232];&quot;draft&quot;);1;IF(EXACT([.G232];&quot;approval&quot;);2;IF(EXACT([.G232];&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preferences-desktop</text:p>
          </table:table-cell>
          <table:table-cell office:value-type="string">
            <text:p>desktop</text:p>
          </table:table-cell>
          <table:table-cell office:value-type="string">
            <text:p>The icon used for the desktop's accessibility preferences. </text:p>
          </table:table-cell>
          <table:table-cell table:style-name="ce2" table:number-columns-repeated="3"/>
          <table:table-cell table:style-name="ce2" table:formula="oooc:=IF(ISBLANK([.G233];&quot;approval&quot;);0;IF(EXACT([.G233];&quot;draft&quot;);1;IF(EXACT([.G233];&quot;approval&quot;);2;IF(EXACT([.G233];&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preferences-desktop-peripherals</text:p>
          </table:table-cell>
          <table:table-cell office:value-type="string">
            <text:p>keyboard</text:p>
          </table:table-cell>
          <table:table-cell office:value-type="string">
            <text:p>The icon used for the desktop's keyboard preferences. </text:p>
          </table:table-cell>
          <table:table-cell table:style-name="ce2" table:number-columns-repeated="3"/>
          <table:table-cell table:style-name="ce2" table:formula="oooc:=IF(ISBLANK([.G234];&quot;approval&quot;);0;IF(EXACT([.G234];&quot;draft&quot;);1;IF(EXACT([.G234];&quot;approval&quot;);2;IF(EXACT([.G234];&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battery</text:p>
          </table:table-cell>
          <table:table-cell office:value-type="string">
            <text:p>laptop_battery</text:p>
          </table:table-cell>
          <table:table-cell office:value-type="string">
            <text:p>The icon used for the system battery device. </text:p>
          </table:table-cell>
          <table:table-cell table:style-name="ce2" table:number-columns-repeated="3"/>
          <table:table-cell table:style-name="ce2" table:formula="oooc:=IF(ISBLANK([.G235];&quot;approval&quot;);0;IF(EXACT([.G235];&quot;draft&quot;);1;IF(EXACT([.G235];&quot;approval&quot;);2;IF(EXACT([.G235];&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drive-optical</text:p>
          </table:table-cell>
          <table:table-cell office:value-type="string">
            <text:p>cdrom_mount/cdrom_unmount</text:p>
          </table:table-cell>
          <table:table-cell office:value-type="string">
            <text:p>The icon used for optical media drives such as CD and DVD.</text:p>
          </table:table-cell>
          <table:table-cell table:style-name="ce2" table:number-columns-repeated="3"/>
          <table:table-cell table:style-name="ce2" table:formula="oooc:=IF(ISBLANK([.G236];&quot;approval&quot;);0;IF(EXACT([.G236];&quot;draft&quot;);1;IF(EXACT([.G236];&quot;approval&quot;);2;IF(EXACT([.G236];&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input-keyboard</text:p>
          </table:table-cell>
          <table:table-cell office:value-type="string">
            <text:p>keyboard</text:p>
          </table:table-cell>
          <table:table-cell office:value-type="string">
            <text:p>The icon used for the keyboard input device. </text:p>
          </table:table-cell>
          <table:table-cell table:style-name="ce2" table:number-columns-repeated="3"/>
          <table:table-cell table:style-name="ce2" table:formula="oooc:=IF(ISBLANK([.G237];&quot;approval&quot;);0;IF(EXACT([.G237];&quot;draft&quot;);1;IF(EXACT([.G237];&quot;approval&quot;);2;IF(EXACT([.G237];&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network-wireless</text:p>
          </table:table-cell>
          <table:table-cell office:value-type="string">
            <text:p>wlassistant</text:p>
          </table:table-cell>
          <table:table-cell office:value-type="string">
            <text:p>The icon used for wireless network connections. </text:p>
          </table:table-cell>
          <table:table-cell table:style-name="ce2" table:number-columns-repeated="3"/>
          <table:table-cell table:style-name="ce2" table:formula="oooc:=IF(ISBLANK([.G238];&quot;approval&quot;);0;IF(EXACT([.G238];&quot;draft&quot;);1;IF(EXACT([.G238];&quot;approval&quot;);2;IF(EXACT([.G238];&quot;final&quot;);3;0))))" office:value-type="float" office:value="0">
            <text:p>Err:508</text:p>
          </table:table-cell>
          <table:table-cell table:style-name="ce2"/>
          <table:table-cell table:number-columns-repeated="246"/>
        </table:table-row>
        <table:table-row table:style-name="ro1">
          <table:table-cell office:value-type="string">
            <text:p>mimetypes</text:p>
          </table:table-cell>
          <table:table-cell office:value-type="string">
            <text:p>text-x-generic-template</text:p>
          </table:table-cell>
          <table:table-cell office:value-type="string">
            <text:p>template_source</text:p>
          </table:table-cell>
          <table:table-cell office:value-type="string">
            <text:p>The icon used for generic text templates. </text:p>
          </table:table-cell>
          <table:table-cell table:style-name="ce2" table:number-columns-repeated="3"/>
          <table:table-cell table:style-name="ce2" table:formula="oooc:=IF(ISBLANK([.G239];&quot;approval&quot;);0;IF(EXACT([.G239];&quot;draft&quot;);1;IF(EXACT([.G239];&quot;approval&quot;);2;IF(EXACT([.G239];&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folder-remote</text:p>
          </table:table-cell>
          <table:table-cell office:value-type="string">
            <text:p>network</text:p>
          </table:table-cell>
          <table:table-cell office:value-type="string">
            <text:p>The icon used for normal directories on a remote filesystem.</text:p>
          </table:table-cell>
          <table:table-cell table:style-name="ce2" table:number-columns-repeated="3"/>
          <table:table-cell table:style-name="ce2" table:formula="oooc:=IF(ISBLANK([.G240];&quot;approval&quot;);0;IF(EXACT([.G240];&quot;draft&quot;);1;IF(EXACT([.G240];&quot;approval&quot;);2;IF(EXACT([.G24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dialog-question</text:p>
          </table:table-cell>
          <table:table-cell office:value-type="string">
            <text:p>messagebox_info</text:p>
          </table:table-cell>
          <table:table-cell office:value-type="string">
            <text:p>The icon used when a dialog is opened to ask a simple question of the user. </text:p>
          </table:table-cell>
          <table:table-cell table:style-name="ce2" table:number-columns-repeated="3"/>
          <table:table-cell table:style-name="ce2" table:formula="oooc:=IF(ISBLANK([.G241];&quot;approval&quot;);0;IF(EXACT([.G241];&quot;draft&quot;);1;IF(EXACT([.G241];&quot;approval&quot;);2;IF(EXACT([.G241];&quot;final&quot;);3;0))))" office:value-type="float" office:value="0">
            <text:p>Err:508</text:p>
          </table:table-cell>
          <table:table-cell table:style-name="ce2"/>
          <table:table-cell table:number-columns-repeated="246"/>
        </table:table-row>
        <table:table-row table:style-name="ro1">
          <table:table-cell table:style-name="ce3" office:value-type="string">
            <text:p>Icons in Name Spec Which Do Not Exist in KDE</text:p>
          </table:table-cell>
          <table:table-cell/>
          <table:table-cell table:style-name="ce2" table:number-columns-repeated="5"/>
          <table:table-cell table:style-name="ce2" table:formula="oooc:=IF(ISBLANK([.G242];&quot;approval&quot;);0;IF(EXACT([.G242];&quot;draft&quot;);1;IF(EXACT([.G242];&quot;approval&quot;);2;IF(EXACT([.G242];&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accessories</text:p>
          </table:table-cell>
          <table:table-cell office:value-type="string">
            <text:p>package_utilities</text:p>
          </table:table-cell>
          <table:table-cell office:value-type="string">
            <text:p>The icon for the &lt;quote&gt;Accessories&lt;/quote&gt; sub-menu of the Programs menu.</text:p>
          </table:table-cell>
          <table:table-cell table:style-name="ce2" table:number-columns-repeated="3"/>
          <table:table-cell table:style-name="ce2" table:formula="oooc:=IF(ISBLANK([.G243];&quot;approval&quot;);0;IF(EXACT([.G243];&quot;draft&quot;);1;IF(EXACT([.G243];&quot;approval&quot;);2;IF(EXACT([.G24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ddress-book-new</text:p>
          </table:table-cell>
          <table:table-cell table:style-name="ce2"/>
          <table:table-cell office:value-type="string">
            <text:p>The icon used for the action to create a new address book.</text:p>
          </table:table-cell>
          <table:table-cell table:style-name="ce2" table:number-columns-repeated="3"/>
          <table:table-cell table:style-name="ce2" table:formula="oooc:=IF(ISBLANK([.G244];&quot;approval&quot;);0;IF(EXACT([.G244];&quot;draft&quot;);1;IF(EXACT([.G244];&quot;approval&quot;);2;IF(EXACT([.G24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ppointment-new</text:p>
          </table:table-cell>
          <table:table-cell table:style-name="ce2"/>
          <table:table-cell office:value-type="string">
            <text:p>The icon used for the action to create a new appointment in a calendaring application.</text:p>
          </table:table-cell>
          <table:table-cell table:style-name="ce2" table:number-columns-repeated="3"/>
          <table:table-cell table:style-name="ce2" table:formula="oooc:=IF(ISBLANK([.G245];&quot;approval&quot;);0;IF(EXACT([.G245];&quot;draft&quot;);1;IF(EXACT([.G245];&quot;approval&quot;);2;IF(EXACT([.G24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ntact-new</text:p>
          </table:table-cell>
          <table:table-cell table:style-name="ce2"/>
          <table:table-cell office:value-type="string">
            <text:p>The icon used for the action to create a new contact in an address book application.</text:p>
          </table:table-cell>
          <table:table-cell table:style-name="ce2" table:number-columns-repeated="3"/>
          <table:table-cell table:style-name="ce2" table:formula="oooc:=IF(ISBLANK([.G246];&quot;approval&quot;);0;IF(EXACT([.G246];&quot;draft&quot;);1;IF(EXACT([.G246];&quot;approval&quot;);2;IF(EXACT([.G24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page-setup</text:p>
          </table:table-cell>
          <table:table-cell table:style-name="ce2"/>
          <table:table-cell office:value-type="string">
            <text:p>The icon for the page setup action of a document editor.</text:p>
          </table:table-cell>
          <table:table-cell table:style-name="ce2" table:number-columns-repeated="3"/>
          <table:table-cell table:style-name="ce2" table:formula="oooc:=IF(ISBLANK([.G247];&quot;approval&quot;);0;IF(EXACT([.G247];&quot;draft&quot;);1;IF(EXACT([.G247];&quot;approval&quot;);2;IF(EXACT([.G24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find-replace</text:p>
          </table:table-cell>
          <table:table-cell table:style-name="ce2"/>
          <table:table-cell office:value-type="string">
            <text:p>The icon for the find and replace action.</text:p>
          </table:table-cell>
          <table:table-cell table:style-name="ce2" table:number-columns-repeated="3"/>
          <table:table-cell table:style-name="ce2" table:formula="oooc:=IF(ISBLANK([.G248];&quot;approval&quot;);0;IF(EXACT([.G248];&quot;draft&quot;);1;IF(EXACT([.G248];&quot;approval&quot;);2;IF(EXACT([.G24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select-all</text:p>
          </table:table-cell>
          <table:table-cell table:style-name="ce2"/>
          <table:table-cell office:value-type="string">
            <text:p>The icon for the select all action.</text:p>
          </table:table-cell>
          <table:table-cell table:style-name="ce2" table:number-columns-repeated="3"/>
          <table:table-cell table:style-name="ce2" table:formula="oooc:=IF(ISBLANK([.G249];&quot;approval&quot;);0;IF(EXACT([.G249];&quot;draft&quot;);1;IF(EXACT([.G249];&quot;approval&quot;);2;IF(EXACT([.G24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direction-ltr</text:p>
          </table:table-cell>
          <table:table-cell table:style-name="ce2"/>
          <table:table-cell office:value-type="string">
            <text:p>The icon for the left-to-right text formatting action.</text:p>
          </table:table-cell>
          <table:table-cell table:style-name="ce2" table:number-columns-repeated="3"/>
          <table:table-cell table:style-name="ce2" table:formula="oooc:=IF(ISBLANK([.G250];&quot;approval&quot;);0;IF(EXACT([.G250];&quot;draft&quot;);1;IF(EXACT([.G250];&quot;approval&quot;);2;IF(EXACT([.G25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direction-rtl</text:p>
          </table:table-cell>
          <table:table-cell table:style-name="ce2"/>
          <table:table-cell office:value-type="string">
            <text:p>The icon for the right-to-left formatting action.</text:p>
          </table:table-cell>
          <table:table-cell table:style-name="ce2" table:number-columns-repeated="3"/>
          <table:table-cell table:style-name="ce2" table:formula="oooc:=IF(ISBLANK([.G251];&quot;approval&quot;);0;IF(EXACT([.G251];&quot;draft&quot;);1;IF(EXACT([.G251];&quot;approval&quot;);2;IF(EXACT([.G25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jump</text:p>
          </table:table-cell>
          <table:table-cell table:style-name="ce2"/>
          <table:table-cell office:value-type="string">
            <text:p>The icon for the jump to action.</text:p>
          </table:table-cell>
          <table:table-cell table:style-name="ce2" table:number-columns-repeated="3"/>
          <table:table-cell table:style-name="ce2" table:formula="oooc:=IF(ISBLANK([.G252];&quot;approval&quot;);0;IF(EXACT([.G252];&quot;draft&quot;);1;IF(EXACT([.G252];&quot;approval&quot;);2;IF(EXACT([.G25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about</text:p>
          </table:table-cell>
          <table:table-cell table:style-name="ce2"/>
          <table:table-cell office:value-type="string">
            <text:p>The icon for the About item in the Help menu.</text:p>
          </table:table-cell>
          <table:table-cell table:style-name="ce2" table:number-columns-repeated="3"/>
          <table:table-cell table:style-name="ce2" table:formula="oooc:=IF(ISBLANK([.G253];&quot;approval&quot;);0;IF(EXACT([.G253];&quot;draft&quot;);1;IF(EXACT([.G253];&quot;approval&quot;);2;IF(EXACT([.G25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faq</text:p>
          </table:table-cell>
          <table:table-cell table:style-name="ce2"/>
          <table:table-cell office:value-type="string">
            <text:p>The icon for the FAQ item in the Help menu.</text:p>
          </table:table-cell>
          <table:table-cell table:style-name="ce2" table:number-columns-repeated="3"/>
          <table:table-cell table:style-name="ce2" table:formula="oooc:=IF(ISBLANK([.G254];&quot;approval&quot;);0;IF(EXACT([.G254];&quot;draft&quot;);1;IF(EXACT([.G254];&quot;approval&quot;);2;IF(EXACT([.G25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nsert-link</text:p>
          </table:table-cell>
          <table:table-cell table:style-name="ce2"/>
          <table:table-cell office:value-type="string">
            <text:p>The icon for the insert link action of an application.</text:p>
          </table:table-cell>
          <table:table-cell table:style-name="ce2" table:number-columns-repeated="3"/>
          <table:table-cell table:style-name="ce2" table:formula="oooc:=IF(ISBLANK([.G255];&quot;approval&quot;);0;IF(EXACT([.G255];&quot;draft&quot;);1;IF(EXACT([.G255];&quot;approval&quot;);2;IF(EXACT([.G25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nsert-text</text:p>
          </table:table-cell>
          <table:table-cell table:style-name="ce2"/>
          <table:table-cell office:value-type="string">
            <text:p>The icon for the insert text action of an application.</text:p>
          </table:table-cell>
          <table:table-cell table:style-name="ce2" table:number-columns-repeated="3"/>
          <table:table-cell table:style-name="ce2" table:formula="oooc:=IF(ISBLANK([.G256];&quot;approval&quot;);0;IF(EXACT([.G256];&quot;draft&quot;);1;IF(EXACT([.G256];&quot;approval&quot;);2;IF(EXACT([.G25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important</text:p>
          </table:table-cell>
          <table:table-cell table:style-name="ce2"/>
          <table:table-cell office:value-type="string">
            <text:p>The icon for the mark as important action of an electronic mail application.</text:p>
          </table:table-cell>
          <table:table-cell table:style-name="ce2" table:number-columns-repeated="3"/>
          <table:table-cell table:style-name="ce2" table:formula="oooc:=IF(ISBLANK([.G257];&quot;approval&quot;);0;IF(EXACT([.G257];&quot;draft&quot;);1;IF(EXACT([.G257];&quot;approval&quot;);2;IF(EXACT([.G25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read</text:p>
          </table:table-cell>
          <table:table-cell table:style-name="ce2"/>
          <table:table-cell office:value-type="string">
            <text:p>The icon for the mark as read action of an electronic mail application.</text:p>
          </table:table-cell>
          <table:table-cell table:style-name="ce2" table:number-columns-repeated="3"/>
          <table:table-cell table:style-name="ce2" table:formula="oooc:=IF(ISBLANK([.G258];&quot;approval&quot;);0;IF(EXACT([.G258];&quot;draft&quot;);1;IF(EXACT([.G258];&quot;approval&quot;);2;IF(EXACT([.G25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unread</text:p>
          </table:table-cell>
          <table:table-cell table:style-name="ce2"/>
          <table:table-cell office:value-type="string">
            <text:p>The icon for the mark as unread action of an electronic mail application.</text:p>
          </table:table-cell>
          <table:table-cell table:style-name="ce2" table:number-columns-repeated="3"/>
          <table:table-cell table:style-name="ce2" table:formula="oooc:=IF(ISBLANK([.G259];&quot;approval&quot;);0;IF(EXACT([.G259];&quot;draft&quot;);1;IF(EXACT([.G259];&quot;approval&quot;);2;IF(EXACT([.G25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send-receive</text:p>
          </table:table-cell>
          <table:table-cell table:style-name="ce2"/>
          <table:table-cell office:value-type="string">
            <text:p>The icon for the send and receive action of an electronic mail application.</text:p>
          </table:table-cell>
          <table:table-cell table:style-name="ce2" table:number-columns-repeated="3"/>
          <table:table-cell table:style-name="ce2" table:formula="oooc:=IF(ISBLANK([.G260];&quot;approval&quot;);0;IF(EXACT([.G260];&quot;draft&quot;);1;IF(EXACT([.G260];&quot;approval&quot;);2;IF(EXACT([.G26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object-flip-horizontal</text:p>
          </table:table-cell>
          <table:table-cell table:style-name="ce2"/>
          <table:table-cell office:value-type="string">
            <text:p>The icon for the action to flip an object horizontally.</text:p>
          </table:table-cell>
          <table:table-cell table:style-name="ce2" table:number-columns-repeated="3"/>
          <table:table-cell table:style-name="ce2" table:formula="oooc:=IF(ISBLANK([.G261];&quot;approval&quot;);0;IF(EXACT([.G261];&quot;draft&quot;);1;IF(EXACT([.G261];&quot;approval&quot;);2;IF(EXACT([.G26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object-flip-vertical</text:p>
          </table:table-cell>
          <table:table-cell table:style-name="ce2"/>
          <table:table-cell office:value-type="string">
            <text:p>The icon for the action to flip an object vertically.</text:p>
          </table:table-cell>
          <table:table-cell table:style-name="ce2" table:number-columns-repeated="3"/>
          <table:table-cell table:style-name="ce2" table:formula="oooc:=IF(ISBLANK([.G262];&quot;approval&quot;);0;IF(EXACT([.G262];&quot;draft&quot;);1;IF(EXACT([.G262];&quot;approval&quot;);2;IF(EXACT([.G26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sort-ascending</text:p>
          </table:table-cell>
          <table:table-cell table:style-name="ce2"/>
          <table:table-cell office:value-type="string">
            <text:p>The icon used for the &lt;quote&gt;Sort Ascending&lt;/quote&gt; item in the application's &lt;quote&gt;View&lt;/quote&gt; menu, or in a button for changing the sort method for a list.</text:p>
          </table:table-cell>
          <table:table-cell table:style-name="ce2" table:number-columns-repeated="3"/>
          <table:table-cell table:style-name="ce2" table:formula="oooc:=IF(ISBLANK([.G263];&quot;approval&quot;);0;IF(EXACT([.G263];&quot;draft&quot;);1;IF(EXACT([.G263];&quot;approval&quot;);2;IF(EXACT([.G26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sort-descending</text:p>
          </table:table-cell>
          <table:table-cell table:style-name="ce2"/>
          <table:table-cell office:value-type="string">
            <text:p>The icon used for the &lt;quote&gt;Sort Descending&lt;/quote&gt; item in the application's &lt;quote&gt;View&lt;/quote&gt; menu, or in a button for changing the sort method for a list.</text:p>
          </table:table-cell>
          <table:table-cell table:style-name="ce2" table:number-columns-repeated="3"/>
          <table:table-cell table:style-name="ce2" table:formula="oooc:=IF(ISBLANK([.G264];&quot;approval&quot;);0;IF(EXACT([.G264];&quot;draft&quot;);1;IF(EXACT([.G264];&quot;approval&quot;);2;IF(EXACT([.G264];&quot;final&quot;);3;0))))" office:value-type="float" office:value="0">
            <text:p>Err:508</text:p>
          </table:table-cell>
          <table:table-cell table:style-name="ce2"/>
          <table:table-cell table:number-columns-repeated="246"/>
        </table:table-row>
        <table:table-row table:style-name="ro1">
          <table:table-cell office:value-type="string">
            <text:p>animation</text:p>
          </table:table-cell>
          <table:table-cell office:value-type="string">
            <text:p>process-working</text:p>
          </table:table-cell>
          <table:table-cell table:style-name="ce2"/>
          <table:table-cell office:value-type="string">
            <text:p>This is the standard spinner animation for web browsers and file managers to show that the location is loading. This image should be a multi-frame PNG with the frames as the size that the directory containing the image, is specified to be in. The first frame of the animation should be used for the resting state of the animation.</text:p>
          </table:table-cell>
          <table:table-cell table:style-name="ce2" table:number-columns-repeated="3"/>
          <table:table-cell table:style-name="ce2" table:formula="oooc:=IF(ISBLANK([.G265];&quot;approval&quot;);0;IF(EXACT([.G265];&quot;draft&quot;);1;IF(EXACT([.G265];&quot;approval&quot;);2;IF(EXACT([.G265];&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accessories-calculator</text:p>
          </table:table-cell>
          <table:table-cell table:style-name="ce2"/>
          <table:table-cell office:value-type="string">
            <text:p>The icon used for the desktop's calculator accessory program.</text:p>
          </table:table-cell>
          <table:table-cell table:style-name="ce2" table:number-columns-repeated="3"/>
          <table:table-cell table:style-name="ce2" table:formula="oooc:=IF(ISBLANK([.G266];&quot;approval&quot;);0;IF(EXACT([.G266];&quot;draft&quot;);1;IF(EXACT([.G266];&quot;approval&quot;);2;IF(EXACT([.G266];&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accessories-character-map</text:p>
          </table:table-cell>
          <table:table-cell table:style-name="ce2"/>
          <table:table-cell office:value-type="string">
            <text:p>The icon used for the desktop's international and extended text character accessory program.</text:p>
          </table:table-cell>
          <table:table-cell table:style-name="ce2" table:number-columns-repeated="3"/>
          <table:table-cell table:style-name="ce2" table:formula="oooc:=IF(ISBLANK([.G267];&quot;approval&quot;);0;IF(EXACT([.G267];&quot;draft&quot;);1;IF(EXACT([.G267];&quot;approval&quot;);2;IF(EXACT([.G267];&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accessories-dictionary</text:p>
          </table:table-cell>
          <table:table-cell table:style-name="ce2"/>
          <table:table-cell office:value-type="string">
            <text:p>The icon used for the desktop's dictionary accessory program.</text:p>
          </table:table-cell>
          <table:table-cell table:style-name="ce2" table:number-columns-repeated="3"/>
          <table:table-cell table:style-name="ce2" table:formula="oooc:=IF(ISBLANK([.G268];&quot;approval&quot;);0;IF(EXACT([.G268];&quot;draft&quot;);1;IF(EXACT([.G268];&quot;approval&quot;);2;IF(EXACT([.G268];&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accessories-text-editor</text:p>
          </table:table-cell>
          <table:table-cell table:style-name="ce2"/>
          <table:table-cell office:value-type="string">
            <text:p>The icon used for the desktop's text editing accessory program.</text:p>
          </table:table-cell>
          <table:table-cell table:style-name="ce2" table:number-columns-repeated="3"/>
          <table:table-cell table:style-name="ce2" table:formula="oooc:=IF(ISBLANK([.G269];&quot;approval&quot;);0;IF(EXACT([.G269];&quot;draft&quot;);1;IF(EXACT([.G269];&quot;approval&quot;);2;IF(EXACT([.G269];&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help-browser</text:p>
          </table:table-cell>
          <table:table-cell table:style-name="ce2"/>
          <table:table-cell office:value-type="string">
            <text:p>The icon used for the desktop's help browsing application.</text:p>
          </table:table-cell>
          <table:table-cell table:style-name="ce2" table:number-columns-repeated="3"/>
          <table:table-cell table:style-name="ce2" table:formula="oooc:=IF(ISBLANK([.G270];&quot;approval&quot;);0;IF(EXACT([.G270];&quot;draft&quot;);1;IF(EXACT([.G270];&quot;approval&quot;);2;IF(EXACT([.G270];&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multimedia-volume-control</text:p>
          </table:table-cell>
          <table:table-cell table:style-name="ce2"/>
          <table:table-cell office:value-type="string">
            <text:p>The icon used for the desktop's hardware volume control application.</text:p>
          </table:table-cell>
          <table:table-cell table:style-name="ce2" table:number-columns-repeated="3"/>
          <table:table-cell table:style-name="ce2" table:formula="oooc:=IF(ISBLANK([.G271];&quot;approval&quot;);0;IF(EXACT([.G271];&quot;draft&quot;);1;IF(EXACT([.G271];&quot;approval&quot;);2;IF(EXACT([.G271];&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preferences-desktop-multimedia</text:p>
          </table:table-cell>
          <table:table-cell table:style-name="ce2"/>
          <table:table-cell office:value-type="string">
            <text:p>The icon used for the desktop's multimedia preferences.</text:p>
          </table:table-cell>
          <table:table-cell table:style-name="ce2" table:number-columns-repeated="3"/>
          <table:table-cell table:style-name="ce2" table:formula="oooc:=IF(ISBLANK([.G272];&quot;approval&quot;);0;IF(EXACT([.G272];&quot;draft&quot;);1;IF(EXACT([.G272];&quot;approval&quot;);2;IF(EXACT([.G272];&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system-software-update</text:p>
          </table:table-cell>
          <table:table-cell table:style-name="ce2"/>
          <table:table-cell office:value-type="string">
            <text:p>The icon used for the desktop's software updating application.</text:p>
          </table:table-cell>
          <table:table-cell table:style-name="ce2" table:number-columns-repeated="3"/>
          <table:table-cell table:style-name="ce2" table:formula="oooc:=IF(ISBLANK([.G273];&quot;approval&quot;);0;IF(EXACT([.G273];&quot;draft&quot;);1;IF(EXACT([.G273];&quot;approval&quot;);2;IF(EXACT([.G273];&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utilities-system-monitor</text:p>
          </table:table-cell>
          <table:table-cell table:style-name="ce2"/>
          <table:table-cell office:value-type="string">
            <text:p>The icon used for the desktop's system resource monitor application.</text:p>
          </table:table-cell>
          <table:table-cell table:style-name="ce2" table:number-columns-repeated="3"/>
          <table:table-cell table:style-name="ce2" table:formula="oooc:=IF(ISBLANK([.G274];&quot;approval&quot;);0;IF(EXACT([.G274];&quot;draft&quot;);1;IF(EXACT([.G274];&quot;approval&quot;);2;IF(EXACT([.G274];&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utilities-terminal</text:p>
          </table:table-cell>
          <table:table-cell table:style-name="ce2"/>
          <table:table-cell office:value-type="string">
            <text:p>The icon used for the desktop's terminal emulation application.</text:p>
          </table:table-cell>
          <table:table-cell table:style-name="ce2" table:number-columns-repeated="3"/>
          <table:table-cell table:style-name="ce2" table:formula="oooc:=IF(ISBLANK([.G275];&quot;approval&quot;);0;IF(EXACT([.G275];&quot;draft&quot;);1;IF(EXACT([.G275];&quot;approval&quot;);2;IF(EXACT([.G275];&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engineering</text:p>
          </table:table-cell>
          <table:table-cell table:style-name="ce2"/>
          <table:table-cell office:value-type="string">
            <text:p>The icon for the &lt;quote&gt;Engineering&lt;/quote&gt; sub-menu of the Programs menu.</text:p>
          </table:table-cell>
          <table:table-cell table:style-name="ce2" table:number-columns-repeated="3"/>
          <table:table-cell table:style-name="ce2" table:formula="oooc:=IF(ISBLANK([.G276];&quot;approval&quot;);0;IF(EXACT([.G276];&quot;draft&quot;);1;IF(EXACT([.G276];&quot;approval&quot;);2;IF(EXACT([.G276];&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other</text:p>
          </table:table-cell>
          <table:table-cell table:style-name="ce2"/>
          <table:table-cell office:value-type="string">
            <text:p>The icon for the &lt;quote&gt;Other&lt;/quote&gt; sub-menu of the Programs menu.</text:p>
          </table:table-cell>
          <table:table-cell table:style-name="ce2" table:number-columns-repeated="3"/>
          <table:table-cell table:style-name="ce2" table:formula="oooc:=IF(ISBLANK([.G277];&quot;approval&quot;);0;IF(EXACT([.G277];&quot;draft&quot;);1;IF(EXACT([.G277];&quot;approval&quot;);2;IF(EXACT([.G277];&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science</text:p>
          </table:table-cell>
          <table:table-cell table:style-name="ce2"/>
          <table:table-cell office:value-type="string">
            <text:p>The icon for the &lt;quote&gt;Science&lt;/quote&gt; sub-menu of the Programs menu.</text:p>
          </table:table-cell>
          <table:table-cell table:style-name="ce2" table:number-columns-repeated="3"/>
          <table:table-cell table:style-name="ce2" table:formula="oooc:=IF(ISBLANK([.G278];&quot;approval&quot;);0;IF(EXACT([.G278];&quot;draft&quot;);1;IF(EXACT([.G278];&quot;approval&quot;);2;IF(EXACT([.G278];&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other</text:p>
          </table:table-cell>
          <table:table-cell table:style-name="ce2"/>
          <table:table-cell office:value-type="string">
            <text:p>The icon for the &lt;quote&gt;Other&lt;/quote&gt; preferences category.</text:p>
          </table:table-cell>
          <table:table-cell table:style-name="ce2" table:number-columns-repeated="3"/>
          <table:table-cell table:style-name="ce2" table:formula="oooc:=IF(ISBLANK([.G279];&quot;approval&quot;);0;IF(EXACT([.G279];&quot;draft&quot;);1;IF(EXACT([.G279];&quot;approval&quot;);2;IF(EXACT([.G279];&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system</text:p>
          </table:table-cell>
          <table:table-cell table:style-name="ce2"/>
          <table:table-cell office:value-type="string">
            <text:p>The icon for the &lt;quote&gt;System Preferences&lt;/quote&gt; category.</text:p>
          </table:table-cell>
          <table:table-cell table:style-name="ce2" table:number-columns-repeated="3"/>
          <table:table-cell table:style-name="ce2" table:formula="oooc:=IF(ISBLANK([.G280];&quot;approval&quot;);0;IF(EXACT([.G280];&quot;draft&quot;);1;IF(EXACT([.G280];&quot;approval&quot;);2;IF(EXACT([.G280];&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system-network</text:p>
          </table:table-cell>
          <table:table-cell table:style-name="ce2"/>
          <table:table-cell office:value-type="string">
            <text:p>The icon for the &lt;quote&gt;Network&lt;/quote&gt; sub-category of the &lt;quote&gt;System Preferences&lt;/quote&gt; category.</text:p>
          </table:table-cell>
          <table:table-cell table:style-name="ce2" table:number-columns-repeated="3"/>
          <table:table-cell table:style-name="ce2" table:formula="oooc:=IF(ISBLANK([.G281];&quot;approval&quot;);0;IF(EXACT([.G281];&quot;draft&quot;);1;IF(EXACT([.G281];&quot;approval&quot;);2;IF(EXACT([.G281];&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system-help</text:p>
          </table:table-cell>
          <table:table-cell table:style-name="ce2"/>
          <table:table-cell office:value-type="string">
            <text:p>The icon for the &lt;quote&gt;Help&lt;/quote&gt; system category.</text:p>
          </table:table-cell>
          <table:table-cell table:style-name="ce2" table:number-columns-repeated="3"/>
          <table:table-cell table:style-name="ce2" table:formula="oooc:=IF(ISBLANK([.G282];&quot;approval&quot;);0;IF(EXACT([.G282];&quot;draft&quot;);1;IF(EXACT([.G282];&quot;approval&quot;);2;IF(EXACT([.G282];&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audio-card</text:p>
          </table:table-cell>
          <table:table-cell table:style-name="ce2"/>
          <table:table-cell office:value-type="string">
            <text:p>The icon used for the audio rendering device.</text:p>
          </table:table-cell>
          <table:table-cell table:style-name="ce2" table:number-columns-repeated="3"/>
          <table:table-cell table:style-name="ce2" table:formula="oooc:=IF(ISBLANK([.G283];&quot;approval&quot;);0;IF(EXACT([.G283];&quot;draft&quot;);1;IF(EXACT([.G283];&quot;approval&quot;);2;IF(EXACT([.G283];&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audio-input-microphone</text:p>
          </table:table-cell>
          <table:table-cell table:style-name="ce2"/>
          <table:table-cell office:value-type="string">
            <text:p>The icon used for the microphone audio input device.</text:p>
          </table:table-cell>
          <table:table-cell table:style-name="ce2" table:number-columns-repeated="3"/>
          <table:table-cell table:style-name="ce2" table:formula="oooc:=IF(ISBLANK([.G284];&quot;approval&quot;);0;IF(EXACT([.G284];&quot;draft&quot;);1;IF(EXACT([.G284];&quot;approval&quot;);2;IF(EXACT([.G284];&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camera-video</text:p>
          </table:table-cell>
          <table:table-cell table:style-name="ce2"/>
          <table:table-cell office:value-type="string">
            <text:p>The icon used for a video or web camera.</text:p>
          </table:table-cell>
          <table:table-cell table:style-name="ce2" table:number-columns-repeated="3"/>
          <table:table-cell table:style-name="ce2" table:formula="oooc:=IF(ISBLANK([.G285];&quot;approval&quot;);0;IF(EXACT([.G285];&quot;draft&quot;);1;IF(EXACT([.G285];&quot;approval&quot;);2;IF(EXACT([.G285];&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edia-tape</text:p>
          </table:table-cell>
          <table:table-cell table:style-name="ce2"/>
          <table:table-cell office:value-type="string">
            <text:p>The icon used for generic physical tape media.</text:p>
          </table:table-cell>
          <table:table-cell table:style-name="ce2" table:number-columns-repeated="3"/>
          <table:table-cell table:style-name="ce2" table:formula="oooc:=IF(ISBLANK([.G286];&quot;approval&quot;);0;IF(EXACT([.G286];&quot;draft&quot;);1;IF(EXACT([.G286];&quot;approval&quot;);2;IF(EXACT([.G286];&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odem</text:p>
          </table:table-cell>
          <table:table-cell table:style-name="ce2"/>
          <table:table-cell office:value-type="string">
            <text:p>The icon used for modem devices.</text:p>
          </table:table-cell>
          <table:table-cell table:style-name="ce2" table:number-columns-repeated="3"/>
          <table:table-cell table:style-name="ce2" table:formula="oooc:=IF(ISBLANK([.G287];&quot;approval&quot;);0;IF(EXACT([.G287];&quot;draft&quot;);1;IF(EXACT([.G287];&quot;approval&quot;);2;IF(EXACT([.G287];&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default</text:p>
          </table:table-cell>
          <table:table-cell table:style-name="ce2"/>
          <table:table-cell office:value-type="string">
            <text:p>The icon used as an emblem to specify the default selection of a printer for example.</text:p>
          </table:table-cell>
          <table:table-cell table:style-name="ce2" table:number-columns-repeated="3"/>
          <table:table-cell table:style-name="ce2" table:formula="oooc:=IF(ISBLANK([.G288];&quot;approval&quot;);0;IF(EXACT([.G288];&quot;draft&quot;);1;IF(EXACT([.G288];&quot;approval&quot;);2;IF(EXACT([.G288];&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default</text:p>
          </table:table-cell>
          <table:table-cell table:style-name="ce2"/>
          <table:table-cell office:value-type="string">
            <text:p>The icon used as an emblem to specify the default selection of a printer for example.</text:p>
          </table:table-cell>
          <table:table-cell table:style-name="ce2" table:number-columns-repeated="3"/>
          <table:table-cell table:style-name="ce2" table:formula="oooc:=IF(ISBLANK([.G289];&quot;approval&quot;);0;IF(EXACT([.G289];&quot;draft&quot;);1;IF(EXACT([.G289];&quot;approval&quot;);2;IF(EXACT([.G289];&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documents</text:p>
          </table:table-cell>
          <table:table-cell table:style-name="ce2"/>
          <table:table-cell office:value-type="string">
            <text:p>The icon used as an emblem for the directory where a user's documents are stored.</text:p>
          </table:table-cell>
          <table:table-cell table:style-name="ce2" table:number-columns-repeated="3"/>
          <table:table-cell table:style-name="ce2" table:formula="oooc:=IF(ISBLANK([.G290];&quot;approval&quot;);0;IF(EXACT([.G290];&quot;draft&quot;);1;IF(EXACT([.G290];&quot;approval&quot;);2;IF(EXACT([.G290];&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downloads</text:p>
          </table:table-cell>
          <table:table-cell table:style-name="ce2"/>
          <table:table-cell office:value-type="string">
            <text:p>The icon used as an emblem for the directory where a user's downloads from the internet are stored.</text:p>
          </table:table-cell>
          <table:table-cell table:style-name="ce2" table:number-columns-repeated="3"/>
          <table:table-cell table:style-name="ce2" table:formula="oooc:=IF(ISBLANK([.G291];&quot;approval&quot;);0;IF(EXACT([.G291];&quot;draft&quot;);1;IF(EXACT([.G291];&quot;approval&quot;);2;IF(EXACT([.G291];&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favorite</text:p>
          </table:table-cell>
          <table:table-cell table:style-name="ce2"/>
          <table:table-cell office:value-type="string">
            <text:p>The icon used as an emblem for files and directories that the user marks as favorites.</text:p>
          </table:table-cell>
          <table:table-cell table:style-name="ce2" table:number-columns-repeated="3"/>
          <table:table-cell table:style-name="ce2" table:formula="oooc:=IF(ISBLANK([.G292];&quot;approval&quot;);0;IF(EXACT([.G292];&quot;draft&quot;);1;IF(EXACT([.G292];&quot;approval&quot;);2;IF(EXACT([.G292];&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important</text:p>
          </table:table-cell>
          <table:table-cell table:style-name="ce2"/>
          <table:table-cell office:value-type="string">
            <text:p>The icon used as an emblem for files and directories that are marked as important by the user.</text:p>
          </table:table-cell>
          <table:table-cell table:style-name="ce2" table:number-columns-repeated="3"/>
          <table:table-cell table:style-name="ce2" table:formula="oooc:=IF(ISBLANK([.G293];&quot;approval&quot;);0;IF(EXACT([.G293];&quot;draft&quot;);1;IF(EXACT([.G293];&quot;approval&quot;);2;IF(EXACT([.G293];&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mail</text:p>
          </table:table-cell>
          <table:table-cell table:style-name="ce2"/>
          <table:table-cell office:value-type="string">
            <text:p>The icon used as an emblem to specify the directory where the user's electronic mail is stored.</text:p>
          </table:table-cell>
          <table:table-cell table:style-name="ce2" table:number-columns-repeated="3"/>
          <table:table-cell table:style-name="ce2" table:formula="oooc:=IF(ISBLANK([.G294];&quot;approval&quot;);0;IF(EXACT([.G294];&quot;draft&quot;);1;IF(EXACT([.G294];&quot;approval&quot;);2;IF(EXACT([.G294];&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photos</text:p>
          </table:table-cell>
          <table:table-cell table:style-name="ce2"/>
          <table:table-cell office:value-type="string">
            <text:p>The icon used as an emblem to specify the directory where the user stores photographs.</text:p>
          </table:table-cell>
          <table:table-cell table:style-name="ce2" table:number-columns-repeated="3"/>
          <table:table-cell table:style-name="ce2" table:formula="oooc:=IF(ISBLANK([.G295];&quot;approval&quot;);0;IF(EXACT([.G295];&quot;draft&quot;);1;IF(EXACT([.G295];&quot;approval&quot;);2;IF(EXACT([.G295];&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readonly</text:p>
          </table:table-cell>
          <table:table-cell table:style-name="ce2"/>
          <table:table-cell office:value-type="string">
            <text:p>The icon used as an emblem for files and directories which can not be written to by the user.</text:p>
          </table:table-cell>
          <table:table-cell table:style-name="ce2" table:number-columns-repeated="3"/>
          <table:table-cell table:style-name="ce2" table:formula="oooc:=IF(ISBLANK([.G296];&quot;approval&quot;);0;IF(EXACT([.G296];&quot;draft&quot;);1;IF(EXACT([.G296];&quot;approval&quot;);2;IF(EXACT([.G296];&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shared</text:p>
          </table:table-cell>
          <table:table-cell table:style-name="ce2"/>
          <table:table-cell office:value-type="string">
            <text:p>The icon used as an emblem for files and directories that are shared to other users.</text:p>
          </table:table-cell>
          <table:table-cell table:style-name="ce2" table:number-columns-repeated="3"/>
          <table:table-cell table:style-name="ce2" table:formula="oooc:=IF(ISBLANK([.G297];&quot;approval&quot;);0;IF(EXACT([.G297];&quot;draft&quot;);1;IF(EXACT([.G297];&quot;approval&quot;);2;IF(EXACT([.G297];&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symbolic-link</text:p>
          </table:table-cell>
          <table:table-cell table:style-name="ce2"/>
          <table:table-cell office:value-type="string">
            <text:p>The icon used as an emblem for files and direcotires that are links to other files or directories on the filesystem.</text:p>
          </table:table-cell>
          <table:table-cell table:style-name="ce2" table:number-columns-repeated="3"/>
          <table:table-cell table:style-name="ce2" table:formula="oooc:=IF(ISBLANK([.G298];&quot;approval&quot;);0;IF(EXACT([.G298];&quot;draft&quot;);1;IF(EXACT([.G298];&quot;approval&quot;);2;IF(EXACT([.G298];&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synchronized</text:p>
          </table:table-cell>
          <table:table-cell table:style-name="ce2"/>
          <table:table-cell office:value-type="string">
            <text:p>The icon used as an emblem for files or directories that are configured to be synchronized to another device.</text:p>
          </table:table-cell>
          <table:table-cell table:style-name="ce2" table:number-columns-repeated="3"/>
          <table:table-cell table:style-name="ce2" table:formula="oooc:=IF(ISBLANK([.G299];&quot;approval&quot;);0;IF(EXACT([.G299];&quot;draft&quot;);1;IF(EXACT([.G299];&quot;approval&quot;);2;IF(EXACT([.G299];&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system</text:p>
          </table:table-cell>
          <table:table-cell table:style-name="ce2"/>
          <table:table-cell office:value-type="string">
            <text:p>The icon used as an emblem for directories that contain system libraries, settings, and data.</text:p>
          </table:table-cell>
          <table:table-cell table:style-name="ce2" table:number-columns-repeated="3"/>
          <table:table-cell table:style-name="ce2" table:formula="oooc:=IF(ISBLANK([.G300];&quot;approval&quot;);0;IF(EXACT([.G300];&quot;draft&quot;);1;IF(EXACT([.G300];&quot;approval&quot;);2;IF(EXACT([.G300];&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unreadable</text:p>
          </table:table-cell>
          <table:table-cell table:style-name="ce2"/>
          <table:table-cell office:value-type="string">
            <text:p>The icon used as an emblem for files and directories that are inaccessible.</text:p>
          </table:table-cell>
          <table:table-cell table:style-name="ce2" table:number-columns-repeated="3"/>
          <table:table-cell table:style-name="ce2" table:formula="oooc:=IF(ISBLANK([.G301];&quot;approval&quot;);0;IF(EXACT([.G301];&quot;draft&quot;);1;IF(EXACT([.G301];&quot;approval&quot;);2;IF(EXACT([.G301];&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angel</text:p>
          </table:table-cell>
          <table:table-cell table:style-name="ce2"/>
          <table:table-cell office:value-type="string">
            <text:p>The icon used for the 0:-) emote.</text:p>
          </table:table-cell>
          <table:table-cell table:style-name="ce2" table:number-columns-repeated="3"/>
          <table:table-cell table:style-name="ce2" table:formula="oooc:=IF(ISBLANK([.G302];&quot;approval&quot;);0;IF(EXACT([.G302];&quot;draft&quot;);1;IF(EXACT([.G302];&quot;approval&quot;);2;IF(EXACT([.G302];&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crying</text:p>
          </table:table-cell>
          <table:table-cell table:style-name="ce2"/>
          <table:table-cell office:value-type="string">
            <text:p>The icon used for the :'( emote.</text:p>
          </table:table-cell>
          <table:table-cell table:style-name="ce2" table:number-columns-repeated="3"/>
          <table:table-cell table:style-name="ce2" table:formula="oooc:=IF(ISBLANK([.G303];&quot;approval&quot;);0;IF(EXACT([.G303];&quot;draft&quot;);1;IF(EXACT([.G303];&quot;approval&quot;);2;IF(EXACT([.G303];&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devil-grin</text:p>
          </table:table-cell>
          <table:table-cell table:style-name="ce2"/>
          <table:table-cell office:value-type="string">
            <text:p>The icon used for the &gt;:-) emote.</text:p>
          </table:table-cell>
          <table:table-cell table:style-name="ce2" table:number-columns-repeated="3"/>
          <table:table-cell table:style-name="ce2" table:formula="oooc:=IF(ISBLANK([.G304];&quot;approval&quot;);0;IF(EXACT([.G304];&quot;draft&quot;);1;IF(EXACT([.G304];&quot;approval&quot;);2;IF(EXACT([.G304];&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devil-sad</text:p>
          </table:table-cell>
          <table:table-cell table:style-name="ce2"/>
          <table:table-cell office:value-type="string">
            <text:p>The icon used for the &gt;:-( emote.</text:p>
          </table:table-cell>
          <table:table-cell table:style-name="ce2" table:number-columns-repeated="3"/>
          <table:table-cell table:style-name="ce2" table:formula="oooc:=IF(ISBLANK([.G305];&quot;approval&quot;);0;IF(EXACT([.G305];&quot;draft&quot;);1;IF(EXACT([.G305];&quot;approval&quot;);2;IF(EXACT([.G305];&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glasses</text:p>
          </table:table-cell>
          <table:table-cell table:style-name="ce2"/>
          <table:table-cell office:value-type="string">
            <text:p>The icon used for the B-) emote.</text:p>
          </table:table-cell>
          <table:table-cell table:style-name="ce2" table:number-columns-repeated="3"/>
          <table:table-cell table:style-name="ce2" table:formula="oooc:=IF(ISBLANK([.G306];&quot;approval&quot;);0;IF(EXACT([.G306];&quot;draft&quot;);1;IF(EXACT([.G306];&quot;approval&quot;);2;IF(EXACT([.G306];&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kiss</text:p>
          </table:table-cell>
          <table:table-cell table:style-name="ce2"/>
          <table:table-cell office:value-type="string">
            <text:p>The icon used for the :-* emote.</text:p>
          </table:table-cell>
          <table:table-cell table:style-name="ce2" table:number-columns-repeated="3"/>
          <table:table-cell table:style-name="ce2" table:formula="oooc:=IF(ISBLANK([.G307];&quot;approval&quot;);0;IF(EXACT([.G307];&quot;draft&quot;);1;IF(EXACT([.G307];&quot;approval&quot;);2;IF(EXACT([.G307];&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monkey</text:p>
          </table:table-cell>
          <table:table-cell table:style-name="ce2"/>
          <table:table-cell office:value-type="string">
            <text:p>The icon used for the :-(|) emote.</text:p>
          </table:table-cell>
          <table:table-cell table:style-name="ce2" table:number-columns-repeated="3"/>
          <table:table-cell table:style-name="ce2" table:formula="oooc:=IF(ISBLANK([.G308];&quot;approval&quot;);0;IF(EXACT([.G308];&quot;draft&quot;);1;IF(EXACT([.G308];&quot;approval&quot;);2;IF(EXACT([.G308];&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plain</text:p>
          </table:table-cell>
          <table:table-cell table:style-name="ce2"/>
          <table:table-cell office:value-type="string">
            <text:p>The icon used for the :-| emote.</text:p>
          </table:table-cell>
          <table:table-cell table:style-name="ce2" table:number-columns-repeated="3"/>
          <table:table-cell table:style-name="ce2" table:formula="oooc:=IF(ISBLANK([.G309];&quot;approval&quot;);0;IF(EXACT([.G309];&quot;draft&quot;);1;IF(EXACT([.G309];&quot;approval&quot;);2;IF(EXACT([.G309];&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ad</text:p>
          </table:table-cell>
          <table:table-cell table:style-name="ce2"/>
          <table:table-cell office:value-type="string">
            <text:p>The icon used for the :-( emote.</text:p>
          </table:table-cell>
          <table:table-cell table:style-name="ce2" table:number-columns-repeated="3"/>
          <table:table-cell table:style-name="ce2" table:formula="oooc:=IF(ISBLANK([.G310];&quot;approval&quot;);0;IF(EXACT([.G310];&quot;draft&quot;);1;IF(EXACT([.G310];&quot;approval&quot;);2;IF(EXACT([.G310];&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mile</text:p>
          </table:table-cell>
          <table:table-cell table:style-name="ce2"/>
          <table:table-cell office:value-type="string">
            <text:p>The icon used for the :-) emote.</text:p>
          </table:table-cell>
          <table:table-cell table:style-name="ce2" table:number-columns-repeated="3"/>
          <table:table-cell table:style-name="ce2" table:formula="oooc:=IF(ISBLANK([.G311];&quot;approval&quot;);0;IF(EXACT([.G311];&quot;draft&quot;);1;IF(EXACT([.G311];&quot;approval&quot;);2;IF(EXACT([.G311];&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mile-big</text:p>
          </table:table-cell>
          <table:table-cell table:style-name="ce2"/>
          <table:table-cell office:value-type="string">
            <text:p>The icon used for the :-D emote.</text:p>
          </table:table-cell>
          <table:table-cell table:style-name="ce2" table:number-columns-repeated="3"/>
          <table:table-cell table:style-name="ce2" table:formula="oooc:=IF(ISBLANK([.G312];&quot;approval&quot;);0;IF(EXACT([.G312];&quot;draft&quot;);1;IF(EXACT([.G312];&quot;approval&quot;);2;IF(EXACT([.G312];&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mile-big</text:p>
          </table:table-cell>
          <table:table-cell table:style-name="ce2"/>
          <table:table-cell office:value-type="string">
            <text:p>The icon used for the :-D emote.</text:p>
          </table:table-cell>
          <table:table-cell table:style-name="ce2" table:number-columns-repeated="3"/>
          <table:table-cell table:style-name="ce2" table:formula="oooc:=IF(ISBLANK([.G313];&quot;approval&quot;);0;IF(EXACT([.G313];&quot;draft&quot;);1;IF(EXACT([.G313];&quot;approval&quot;);2;IF(EXACT([.G313];&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mirk</text:p>
          </table:table-cell>
          <table:table-cell table:style-name="ce2"/>
          <table:table-cell office:value-type="string">
            <text:p>The icon used for the :-! emote.</text:p>
          </table:table-cell>
          <table:table-cell table:style-name="ce2" table:number-columns-repeated="3"/>
          <table:table-cell table:style-name="ce2" table:formula="oooc:=IF(ISBLANK([.G314];&quot;approval&quot;);0;IF(EXACT([.G314];&quot;draft&quot;);1;IF(EXACT([.G314];&quot;approval&quot;);2;IF(EXACT([.G314];&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urprise</text:p>
          </table:table-cell>
          <table:table-cell table:style-name="ce2"/>
          <table:table-cell office:value-type="string">
            <text:p>The icon used for the :-0 emote.</text:p>
          </table:table-cell>
          <table:table-cell table:style-name="ce2" table:number-columns-repeated="3"/>
          <table:table-cell table:style-name="ce2" table:formula="oooc:=IF(ISBLANK([.G315];&quot;approval&quot;);0;IF(EXACT([.G315];&quot;draft&quot;);1;IF(EXACT([.G315];&quot;approval&quot;);2;IF(EXACT([.G315];&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wink</text:p>
          </table:table-cell>
          <table:table-cell table:style-name="ce2"/>
          <table:table-cell office:value-type="string">
            <text:p>The icon used for the </text:p>
          </table:table-cell>
          <table:table-cell table:style-name="ce2" table:number-columns-repeated="3"/>
          <table:table-cell table:style-name="ce2" table:formula="oooc:=IF(ISBLANK([.G316];&quot;approval&quot;);0;IF(EXACT([.G316];&quot;draft&quot;);1;IF(EXACT([.G316];&quot;approval&quot;);2;IF(EXACT([.G316];&quot;final&quot;);3;0))))" office:value-type="float" office:value="0">
            <text:p>Err:508</text:p>
          </table:table-cell>
          <table:table-cell table:style-name="ce2"/>
          <table:table-cell table:number-columns-repeated="246"/>
        </table:table-row>
        <table:table-row table:style-name="ro1">
          <table:table-cell office:value-type="string">
            <text:p>flag</text:p>
          </table:table-cell>
          <table:table-cell office:value-type="string">
            <text:p>flag-aa</text:p>
          </table:table-cell>
          <table:table-cell table:style-name="ce2"/>
          <table:table-cell office:value-type="string">
            <text:p>The flag for the country with the ISO 3166 country code AA. All flags should use ISO 3166 two-letter country codes, in lowercase form, as the specifier for the country.</text:p>
          </table:table-cell>
          <table:table-cell table:style-name="ce2" table:number-columns-repeated="3"/>
          <table:table-cell table:style-name="ce2" table:formula="oooc:=IF(ISBLANK([.G317];&quot;approval&quot;);0;IF(EXACT([.G317];&quot;draft&quot;);1;IF(EXACT([.G317];&quot;approval&quot;);2;IF(EXACT([.G317];&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package-x-generic</text:p>
          </table:table-cell>
          <table:table-cell table:style-name="ce2"/>
          <table:table-cell office:value-type="string">
            <text:p>The icon used for generic package file types.</text:p>
          </table:table-cell>
          <table:table-cell table:style-name="ce2" table:number-columns-repeated="3"/>
          <table:table-cell table:style-name="ce2" table:formula="oooc:=IF(ISBLANK([.G318];&quot;approval&quot;);0;IF(EXACT([.G318];&quot;draft&quot;);1;IF(EXACT([.G318];&quot;approval&quot;);2;IF(EXACT([.G318];&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text-x-generic-template</text:p>
          </table:table-cell>
          <table:table-cell table:style-name="ce2"/>
          <table:table-cell office:value-type="string">
            <text:p>The icon used for generic text templates.</text:p>
          </table:table-cell>
          <table:table-cell table:style-name="ce2" table:number-columns-repeated="3"/>
          <table:table-cell table:style-name="ce2" table:formula="oooc:=IF(ISBLANK([.G319];&quot;approval&quot;);0;IF(EXACT([.G319];&quot;draft&quot;);1;IF(EXACT([.G319];&quot;approval&quot;);2;IF(EXACT([.G319];&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document</text:p>
          </table:table-cell>
          <table:table-cell table:style-name="ce2"/>
          <table:table-cell office:value-type="string">
            <text:p>The icon used for generic document and letter file types.</text:p>
          </table:table-cell>
          <table:table-cell table:style-name="ce2" table:number-columns-repeated="3"/>
          <table:table-cell table:style-name="ce2" table:formula="oooc:=IF(ISBLANK([.G320];&quot;approval&quot;);0;IF(EXACT([.G320];&quot;draft&quot;);1;IF(EXACT([.G320];&quot;approval&quot;);2;IF(EXACT([.G320];&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presentation</text:p>
          </table:table-cell>
          <table:table-cell table:style-name="ce2"/>
          <table:table-cell office:value-type="string">
            <text:p>The icon used for generic presentation file types.</text:p>
          </table:table-cell>
          <table:table-cell table:style-name="ce2" table:number-columns-repeated="3"/>
          <table:table-cell table:style-name="ce2" table:formula="oooc:=IF(ISBLANK([.G321];&quot;approval&quot;);0;IF(EXACT([.G321];&quot;draft&quot;);1;IF(EXACT([.G321];&quot;approval&quot;);2;IF(EXACT([.G321];&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spreadsheet</text:p>
          </table:table-cell>
          <table:table-cell table:style-name="ce2"/>
          <table:table-cell office:value-type="string">
            <text:p>The icon used for generic spreadsheet file types.</text:p>
          </table:table-cell>
          <table:table-cell table:style-name="ce2" table:number-columns-repeated="3"/>
          <table:table-cell table:style-name="ce2" table:formula="oooc:=IF(ISBLANK([.G322];&quot;approval&quot;);0;IF(EXACT([.G322];&quot;draft&quot;);1;IF(EXACT([.G322];&quot;approval&quot;);2;IF(EXACT([.G322];&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start-here</text:p>
          </table:table-cell>
          <table:table-cell table:style-name="ce2"/>
          <table:table-cell office:value-type="string">
            <text:p>The icon used by the desktop's main menu for accessing places, applications, and other features.</text:p>
          </table:table-cell>
          <table:table-cell table:style-name="ce2" table:number-columns-repeated="3"/>
          <table:table-cell table:style-name="ce2" table:formula="oooc:=IF(ISBLANK([.G323];&quot;approval&quot;);0;IF(EXACT([.G323];&quot;draft&quot;);1;IF(EXACT([.G323];&quot;approval&quot;);2;IF(EXACT([.G32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ppointment-missed</text:p>
          </table:table-cell>
          <table:table-cell table:style-name="ce2"/>
          <table:table-cell office:value-type="string">
            <text:p>The icon used when an appointment was missed.</text:p>
          </table:table-cell>
          <table:table-cell table:style-name="ce2" table:number-columns-repeated="3"/>
          <table:table-cell table:style-name="ce2" table:formula="oooc:=IF(ISBLANK([.G324];&quot;approval&quot;);0;IF(EXACT([.G324];&quot;draft&quot;);1;IF(EXACT([.G324];&quot;approval&quot;);2;IF(EXACT([.G32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ppointment-soon</text:p>
          </table:table-cell>
          <table:table-cell table:style-name="ce2"/>
          <table:table-cell office:value-type="string">
            <text:p>The icon used when an appointment will occur soon.</text:p>
          </table:table-cell>
          <table:table-cell table:style-name="ce2" table:number-columns-repeated="3"/>
          <table:table-cell table:style-name="ce2" table:formula="oooc:=IF(ISBLANK([.G325];&quot;approval&quot;);0;IF(EXACT([.G325];&quot;draft&quot;);1;IF(EXACT([.G325];&quot;approval&quot;);2;IF(EXACT([.G32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udio-volume-high</text:p>
          </table:table-cell>
          <table:table-cell table:style-name="ce2"/>
          <table:table-cell office:value-type="string">
            <text:p>The icon used to indicate high audio volume.</text:p>
          </table:table-cell>
          <table:table-cell table:style-name="ce2" table:number-columns-repeated="3"/>
          <table:table-cell table:style-name="ce2" table:formula="oooc:=IF(ISBLANK([.G326];&quot;approval&quot;);0;IF(EXACT([.G326];&quot;draft&quot;);1;IF(EXACT([.G326];&quot;approval&quot;);2;IF(EXACT([.G32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udio-volume-low</text:p>
          </table:table-cell>
          <table:table-cell table:style-name="ce2"/>
          <table:table-cell office:value-type="string">
            <text:p>The icon used to indicate low audio volume.</text:p>
          </table:table-cell>
          <table:table-cell table:style-name="ce2" table:number-columns-repeated="3"/>
          <table:table-cell table:style-name="ce2" table:formula="oooc:=IF(ISBLANK([.G327];&quot;approval&quot;);0;IF(EXACT([.G327];&quot;draft&quot;);1;IF(EXACT([.G327];&quot;approval&quot;);2;IF(EXACT([.G32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udio-volume-medium</text:p>
          </table:table-cell>
          <table:table-cell table:style-name="ce2"/>
          <table:table-cell office:value-type="string">
            <text:p>The icon used to indicate medium audio volume.</text:p>
          </table:table-cell>
          <table:table-cell table:style-name="ce2" table:number-columns-repeated="3"/>
          <table:table-cell table:style-name="ce2" table:formula="oooc:=IF(ISBLANK([.G328];&quot;approval&quot;);0;IF(EXACT([.G328];&quot;draft&quot;);1;IF(EXACT([.G328];&quot;approval&quot;);2;IF(EXACT([.G32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udio-volume-muted</text:p>
          </table:table-cell>
          <table:table-cell table:style-name="ce2"/>
          <table:table-cell office:value-type="string">
            <text:p>The icon used to indicate the muted state for audio playback.</text:p>
          </table:table-cell>
          <table:table-cell table:style-name="ce2" table:number-columns-repeated="3"/>
          <table:table-cell table:style-name="ce2" table:formula="oooc:=IF(ISBLANK([.G329];&quot;approval&quot;);0;IF(EXACT([.G329];&quot;draft&quot;);1;IF(EXACT([.G329];&quot;approval&quot;);2;IF(EXACT([.G32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battery-caution</text:p>
          </table:table-cell>
          <table:table-cell table:style-name="ce2"/>
          <table:table-cell office:value-type="string">
            <text:p>The icon used when the battery is below 40%.</text:p>
          </table:table-cell>
          <table:table-cell table:style-name="ce2" table:number-columns-repeated="3"/>
          <table:table-cell table:style-name="ce2" table:formula="oooc:=IF(ISBLANK([.G330];&quot;approval&quot;);0;IF(EXACT([.G330];&quot;draft&quot;);1;IF(EXACT([.G330];&quot;approval&quot;);2;IF(EXACT([.G33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battery-low</text:p>
          </table:table-cell>
          <table:table-cell table:style-name="ce2"/>
          <table:table-cell office:value-type="string">
            <text:p>The icon used when the battery is below 20%.</text:p>
          </table:table-cell>
          <table:table-cell table:style-name="ce2" table:number-columns-repeated="3"/>
          <table:table-cell table:style-name="ce2" table:formula="oooc:=IF(ISBLANK([.G331];&quot;approval&quot;);0;IF(EXACT([.G331];&quot;draft&quot;);1;IF(EXACT([.G331];&quot;approval&quot;);2;IF(EXACT([.G33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dialog-password</text:p>
          </table:table-cell>
          <table:table-cell table:style-name="ce2"/>
          <table:table-cell office:value-type="string">
            <text:p>The icon used when a dialog requesting the authentication credentials for a user is opened.</text:p>
          </table:table-cell>
          <table:table-cell table:style-name="ce2" table:number-columns-repeated="3"/>
          <table:table-cell table:style-name="ce2" table:formula="oooc:=IF(ISBLANK([.G332];&quot;approval&quot;);0;IF(EXACT([.G332];&quot;draft&quot;);1;IF(EXACT([.G332];&quot;approval&quot;);2;IF(EXACT([.G33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folder-drag-accept</text:p>
          </table:table-cell>
          <table:table-cell table:style-name="ce2"/>
          <table:table-cell office:value-type="string">
            <text:p>The icon used for a folder while an object is being dragged onto it, that is of a type that the directory can contain.</text:p>
          </table:table-cell>
          <table:table-cell table:style-name="ce2" table:number-columns-repeated="3"/>
          <table:table-cell table:style-name="ce2" table:formula="oooc:=IF(ISBLANK([.G333];&quot;approval&quot;);0;IF(EXACT([.G333];&quot;draft&quot;);1;IF(EXACT([.G333];&quot;approval&quot;);2;IF(EXACT([.G33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folder-visiting</text:p>
          </table:table-cell>
          <table:table-cell table:style-name="ce2"/>
          <table:table-cell office:value-type="string">
            <text:p>The icon used for folders, while their contents are being displayed in another window. This icon would typically be used when using multiple windows to navigate the hierarchy, such as in Nautilus's spatial mode.</text:p>
          </table:table-cell>
          <table:table-cell table:style-name="ce2" table:number-columns-repeated="3"/>
          <table:table-cell table:style-name="ce2" table:formula="oooc:=IF(ISBLANK([.G334];&quot;approval&quot;);0;IF(EXACT([.G334];&quot;draft&quot;);1;IF(EXACT([.G334];&quot;approval&quot;);2;IF(EXACT([.G33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image-loading</text:p>
          </table:table-cell>
          <table:table-cell table:style-name="ce2"/>
          <table:table-cell office:value-type="string">
            <text:p>The icon used when another image is being loaded, such as thumnails for larger images in the file manager.</text:p>
          </table:table-cell>
          <table:table-cell table:style-name="ce2" table:number-columns-repeated="3"/>
          <table:table-cell table:style-name="ce2" table:formula="oooc:=IF(ISBLANK([.G335];&quot;approval&quot;);0;IF(EXACT([.G335];&quot;draft&quot;);1;IF(EXACT([.G335];&quot;approval&quot;);2;IF(EXACT([.G33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image-missing</text:p>
          </table:table-cell>
          <table:table-cell table:style-name="ce2"/>
          <table:table-cell office:value-type="string">
            <text:p>The icon used when another image could not be loaded.</text:p>
          </table:table-cell>
          <table:table-cell table:style-name="ce2" table:number-columns-repeated="3"/>
          <table:table-cell table:style-name="ce2" table:formula="oooc:=IF(ISBLANK([.G336];&quot;approval&quot;);0;IF(EXACT([.G336];&quot;draft&quot;);1;IF(EXACT([.G336];&quot;approval&quot;);2;IF(EXACT([.G33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attachment</text:p>
          </table:table-cell>
          <table:table-cell table:style-name="ce2"/>
          <table:table-cell office:value-type="string">
            <text:p>The icon used for an electronic mail that contains attachments.</text:p>
          </table:table-cell>
          <table:table-cell table:style-name="ce2" table:number-columns-repeated="3"/>
          <table:table-cell table:style-name="ce2" table:formula="oooc:=IF(ISBLANK([.G337];&quot;approval&quot;);0;IF(EXACT([.G337];&quot;draft&quot;);1;IF(EXACT([.G337];&quot;approval&quot;);2;IF(EXACT([.G33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read</text:p>
          </table:table-cell>
          <table:table-cell table:style-name="ce2"/>
          <table:table-cell office:value-type="string">
            <text:p>The icon used for an electronic mail that is read.</text:p>
          </table:table-cell>
          <table:table-cell table:style-name="ce2" table:number-columns-repeated="3"/>
          <table:table-cell table:style-name="ce2" table:formula="oooc:=IF(ISBLANK([.G338];&quot;approval&quot;);0;IF(EXACT([.G338];&quot;draft&quot;);1;IF(EXACT([.G338];&quot;approval&quot;);2;IF(EXACT([.G33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replied</text:p>
          </table:table-cell>
          <table:table-cell table:style-name="ce2"/>
          <table:table-cell office:value-type="string">
            <text:p>The icon used for an electronic mail that has been replied to.</text:p>
          </table:table-cell>
          <table:table-cell table:style-name="ce2" table:number-columns-repeated="3"/>
          <table:table-cell table:style-name="ce2" table:formula="oooc:=IF(ISBLANK([.G339];&quot;approval&quot;);0;IF(EXACT([.G339];&quot;draft&quot;);1;IF(EXACT([.G339];&quot;approval&quot;);2;IF(EXACT([.G33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signed</text:p>
          </table:table-cell>
          <table:table-cell table:style-name="ce2"/>
          <table:table-cell office:value-type="string">
            <text:p>The icon used for an electronic mail that contains a signature.</text:p>
          </table:table-cell>
          <table:table-cell table:style-name="ce2" table:number-columns-repeated="3"/>
          <table:table-cell table:style-name="ce2" table:formula="oooc:=IF(ISBLANK([.G340];&quot;approval&quot;);0;IF(EXACT([.G340];&quot;draft&quot;);1;IF(EXACT([.G340];&quot;approval&quot;);2;IF(EXACT([.G34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signed-verified</text:p>
          </table:table-cell>
          <table:table-cell table:style-name="ce2"/>
          <table:table-cell office:value-type="string">
            <text:p>The icon used for an electronic mail that contains a signature which has also been verified by the security system.</text:p>
          </table:table-cell>
          <table:table-cell table:style-name="ce2" table:number-columns-repeated="3"/>
          <table:table-cell table:style-name="ce2" table:formula="oooc:=IF(ISBLANK([.G341];&quot;approval&quot;);0;IF(EXACT([.G341];&quot;draft&quot;);1;IF(EXACT([.G341];&quot;approval&quot;);2;IF(EXACT([.G34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signed-verified</text:p>
          </table:table-cell>
          <table:table-cell table:style-name="ce2"/>
          <table:table-cell office:value-type="string">
            <text:p>The icon used for an electronic mail that contains a signature which has also been verified by the security system.</text:p>
          </table:table-cell>
          <table:table-cell table:style-name="ce2" table:number-columns-repeated="3"/>
          <table:table-cell table:style-name="ce2" table:formula="oooc:=IF(ISBLANK([.G342];&quot;approval&quot;);0;IF(EXACT([.G342];&quot;draft&quot;);1;IF(EXACT([.G342];&quot;approval&quot;);2;IF(EXACT([.G34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unread</text:p>
          </table:table-cell>
          <table:table-cell table:style-name="ce2"/>
          <table:table-cell office:value-type="string">
            <text:p>The icon used for an electronic mail that is unread.</text:p>
          </table:table-cell>
          <table:table-cell table:style-name="ce2" table:number-columns-repeated="3"/>
          <table:table-cell table:style-name="ce2" table:formula="oooc:=IF(ISBLANK([.G343];&quot;approval&quot;);0;IF(EXACT([.G343];&quot;draft&quot;);1;IF(EXACT([.G343];&quot;approval&quot;);2;IF(EXACT([.G34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edia-playlist-repeat</text:p>
          </table:table-cell>
          <table:table-cell table:style-name="ce2"/>
          <table:table-cell office:value-type="string">
            <text:p>The icon for the repeat mode of a media player.</text:p>
          </table:table-cell>
          <table:table-cell table:style-name="ce2" table:number-columns-repeated="3"/>
          <table:table-cell table:style-name="ce2" table:formula="oooc:=IF(ISBLANK([.G344];&quot;approval&quot;);0;IF(EXACT([.G344];&quot;draft&quot;);1;IF(EXACT([.G344];&quot;approval&quot;);2;IF(EXACT([.G34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edia-playlist-shuffle</text:p>
          </table:table-cell>
          <table:table-cell table:style-name="ce2"/>
          <table:table-cell office:value-type="string">
            <text:p>The icon for the shuffle mode of a media player.</text:p>
          </table:table-cell>
          <table:table-cell table:style-name="ce2" table:number-columns-repeated="3"/>
          <table:table-cell table:style-name="ce2" table:formula="oooc:=IF(ISBLANK([.G345];&quot;approval&quot;);0;IF(EXACT([.G345];&quot;draft&quot;);1;IF(EXACT([.G345];&quot;approval&quot;);2;IF(EXACT([.G34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error</text:p>
          </table:table-cell>
          <table:table-cell table:style-name="ce2"/>
          <table:table-cell office:value-type="string">
            <text:p>The icon used when an error occurs trying to intialize the network connection of the computing device. This icon should be two computers, one in the background, with the screens of both computers, colored black, and with the theme's style element for errors, overlayed on top of the icon.</text:p>
          </table:table-cell>
          <table:table-cell table:style-name="ce2" table:number-columns-repeated="3"/>
          <table:table-cell table:style-name="ce2" table:formula="oooc:=IF(ISBLANK([.G346];&quot;approval&quot;);0;IF(EXACT([.G346];&quot;draft&quot;);1;IF(EXACT([.G346];&quot;approval&quot;);2;IF(EXACT([.G34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idle</text:p>
          </table:table-cell>
          <table:table-cell table:style-name="ce2"/>
          <table:table-cell office:value-type="string">
            <text:p>The icon used when no data is being transmitted or received, while the computing device is connected to a network. This icon should be two computers, one in the background, with the screens of both computers, colored black.</text:p>
          </table:table-cell>
          <table:table-cell table:style-name="ce2" table:number-columns-repeated="3"/>
          <table:table-cell table:style-name="ce2" table:formula="oooc:=IF(ISBLANK([.G347];&quot;approval&quot;);0;IF(EXACT([.G347];&quot;draft&quot;);1;IF(EXACT([.G347];&quot;approval&quot;);2;IF(EXACT([.G34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offline</text:p>
          </table:table-cell>
          <table:table-cell table:style-name="ce2"/>
          <table:table-cell office:value-type="string">
            <text:p>The icon used when the computing device is disconnected from the network. This icon should be a computer in the background, with a screen colored black, and the theme's icon element to show that a device is not accessible, in the foreground.</text:p>
          </table:table-cell>
          <table:table-cell table:style-name="ce2" table:number-columns-repeated="3"/>
          <table:table-cell table:style-name="ce2" table:formula="oooc:=IF(ISBLANK([.G348];&quot;approval&quot;);0;IF(EXACT([.G348];&quot;draft&quot;);1;IF(EXACT([.G348];&quot;approval&quot;);2;IF(EXACT([.G34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receive</text:p>
          </table:table-cell>
          <table:table-cell table:style-name="ce2"/>
          <table:table-cell office:value-type="string">
            <text:p>The icon used when data is being received, while the computing device is connected to a network. This icon should be two computers, one in the background, with its screen colored green, and the screen of the computer in the foreground, colored black.</text:p>
          </table:table-cell>
          <table:table-cell table:style-name="ce2" table:number-columns-repeated="3"/>
          <table:table-cell table:style-name="ce2" table:formula="oooc:=IF(ISBLANK([.G349];&quot;approval&quot;);0;IF(EXACT([.G349];&quot;draft&quot;);1;IF(EXACT([.G349];&quot;approval&quot;);2;IF(EXACT([.G34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transmit</text:p>
          </table:table-cell>
          <table:table-cell table:style-name="ce2"/>
          <table:table-cell office:value-type="string">
            <text:p>The icon used when data is being transmitted, while the computing device is connected to a network. This icon should be two computers, one in the background, with its screen colored black, and the screen of the computer in the foreground, colored green.</text:p>
          </table:table-cell>
          <table:table-cell table:style-name="ce2" table:number-columns-repeated="3"/>
          <table:table-cell table:style-name="ce2" table:formula="oooc:=IF(ISBLANK([.G350];&quot;approval&quot;);0;IF(EXACT([.G350];&quot;draft&quot;);1;IF(EXACT([.G350];&quot;approval&quot;);2;IF(EXACT([.G35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transmit-receive</text:p>
          </table:table-cell>
          <table:table-cell table:style-name="ce2"/>
          <table:table-cell office:value-type="string">
            <text:p>The icon used data is being both transmitted and received simultaneously, while the computing device is connected to a network. This icon should be two computers, one in the background, with the screens of both computers, colored green.</text:p>
          </table:table-cell>
          <table:table-cell table:style-name="ce2" table:number-columns-repeated="3"/>
          <table:table-cell table:style-name="ce2" table:formula="oooc:=IF(ISBLANK([.G351];&quot;approval&quot;);0;IF(EXACT([.G351];&quot;draft&quot;);1;IF(EXACT([.G351];&quot;approval&quot;);2;IF(EXACT([.G35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printer-error</text:p>
          </table:table-cell>
          <table:table-cell table:style-name="ce2"/>
          <table:table-cell office:value-type="string">
            <text:p>The icon used when an error occurs while attempting to print. This icon should be the theme's printer device icon, with the theme's style element for errors, overlayed on top of the icon.</text:p>
          </table:table-cell>
          <table:table-cell table:style-name="ce2" table:number-columns-repeated="3"/>
          <table:table-cell table:style-name="ce2" table:formula="oooc:=IF(ISBLANK([.G352];&quot;approval&quot;);0;IF(EXACT([.G352];&quot;draft&quot;);1;IF(EXACT([.G352];&quot;approval&quot;);2;IF(EXACT([.G35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printer-printing</text:p>
          </table:table-cell>
          <table:table-cell table:style-name="ce2"/>
          <table:table-cell office:value-type="string">
            <text:p>The icon used while a print job is successfully being spooled to a printing device. This icon should be the theme's printer device icon, with a document emerging from the printing device.</text:p>
          </table:table-cell>
          <table:table-cell table:style-name="ce2" table:number-columns-repeated="3"/>
          <table:table-cell table:style-name="ce2" table:formula="oooc:=IF(ISBLANK([.G353];&quot;approval&quot;);0;IF(EXACT([.G353];&quot;draft&quot;);1;IF(EXACT([.G353];&quot;approval&quot;);2;IF(EXACT([.G35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ecurity-high</text:p>
          </table:table-cell>
          <table:table-cell table:style-name="ce2"/>
          <table:table-cell office:value-type="string">
            <text:p>The icon used to indicate that the security level of a connection is known to be secure, using strong encryption and a valid certificate.</text:p>
          </table:table-cell>
          <table:table-cell table:style-name="ce2" table:number-columns-repeated="3"/>
          <table:table-cell table:style-name="ce2" table:formula="oooc:=IF(ISBLANK([.G354];&quot;approval&quot;);0;IF(EXACT([.G354];&quot;draft&quot;);1;IF(EXACT([.G354];&quot;approval&quot;);2;IF(EXACT([.G35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ecurity-low</text:p>
          </table:table-cell>
          <table:table-cell table:style-name="ce2"/>
          <table:table-cell office:value-type="string">
            <text:p>The icon used to indicate that the security level of a connection is presumed to be insecure, either by using weak encryption, or by using a certificate that the could not be automatically verified, and which the user has not chosent to trust.</text:p>
          </table:table-cell>
          <table:table-cell table:style-name="ce2" table:number-columns-repeated="3"/>
          <table:table-cell table:style-name="ce2" table:formula="oooc:=IF(ISBLANK([.G355];&quot;approval&quot;);0;IF(EXACT([.G355];&quot;draft&quot;);1;IF(EXACT([.G355];&quot;approval&quot;);2;IF(EXACT([.G35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ecurity-medium</text:p>
          </table:table-cell>
          <table:table-cell table:style-name="ce2"/>
          <table:table-cell office:value-type="string">
            <text:p>The icon used to indicate that the security level of a connection is presumed to be secure, using strong encryption, and a certificate that could not be automatically verified, but which the user has chosen to trust.</text:p>
          </table:table-cell>
          <table:table-cell table:style-name="ce2" table:number-columns-repeated="3"/>
          <table:table-cell table:style-name="ce2" table:formula="oooc:=IF(ISBLANK([.G356];&quot;approval&quot;);0;IF(EXACT([.G356];&quot;draft&quot;);1;IF(EXACT([.G356];&quot;approval&quot;);2;IF(EXACT([.G35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oftware-update-available</text:p>
          </table:table-cell>
          <table:table-cell table:style-name="ce2"/>
          <table:table-cell office:value-type="string">
            <text:p>The icon used when an update is available for software installed on the computing device, through the system software update program.</text:p>
          </table:table-cell>
          <table:table-cell table:style-name="ce2" table:number-columns-repeated="3"/>
          <table:table-cell table:style-name="ce2" table:formula="oooc:=IF(ISBLANK([.G357];&quot;approval&quot;);0;IF(EXACT([.G357];&quot;draft&quot;);1;IF(EXACT([.G357];&quot;approval&quot;);2;IF(EXACT([.G35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oftware-update-urgent</text:p>
          </table:table-cell>
          <table:table-cell table:style-name="ce2"/>
          <table:table-cell office:value-type="string">
            <text:p>The icon used when an urgent update is available through the system software update program.</text:p>
          </table:table-cell>
          <table:table-cell table:style-name="ce2" table:number-columns-repeated="3"/>
          <table:table-cell table:style-name="ce2" table:formula="oooc:=IF(ISBLANK([.G358];&quot;approval&quot;);0;IF(EXACT([.G358];&quot;draft&quot;);1;IF(EXACT([.G358];&quot;approval&quot;);2;IF(EXACT([.G35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ync-error</text:p>
          </table:table-cell>
          <table:table-cell table:style-name="ce2"/>
          <table:table-cell office:value-type="string">
            <text:p>The icon used when an error occurs while attempting to synchronize data from the computing device, to another device.</text:p>
          </table:table-cell>
          <table:table-cell table:style-name="ce2" table:number-columns-repeated="3"/>
          <table:table-cell table:style-name="ce2" table:formula="oooc:=IF(ISBLANK([.G359];&quot;approval&quot;);0;IF(EXACT([.G359];&quot;draft&quot;);1;IF(EXACT([.G359];&quot;approval&quot;);2;IF(EXACT([.G35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ync-synchronizing</text:p>
          </table:table-cell>
          <table:table-cell table:style-name="ce2"/>
          <table:table-cell office:value-type="string">
            <text:p>The icon used while data is successfully synchronizing to another device.</text:p>
          </table:table-cell>
          <table:table-cell table:style-name="ce2" table:number-columns-repeated="3"/>
          <table:table-cell table:style-name="ce2" table:formula="oooc:=IF(ISBLANK([.G360];&quot;approval&quot;);0;IF(EXACT([.G360];&quot;draft&quot;);1;IF(EXACT([.G360];&quot;approval&quot;);2;IF(EXACT([.G36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task-due</text:p>
          </table:table-cell>
          <table:table-cell table:style-name="ce2"/>
          <table:table-cell office:value-type="string">
            <text:p>The icon used when a task is due soon.</text:p>
          </table:table-cell>
          <table:table-cell table:style-name="ce2" table:number-columns-repeated="3"/>
          <table:table-cell table:style-name="ce2" table:formula="oooc:=IF(ISBLANK([.G361];&quot;approval&quot;);0;IF(EXACT([.G361];&quot;draft&quot;);1;IF(EXACT([.G361];&quot;approval&quot;);2;IF(EXACT([.G36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task-passed-due</text:p>
          </table:table-cell>
          <table:table-cell table:style-name="ce2"/>
          <table:table-cell office:value-type="string">
            <text:p>The icon used when a task that was due, has been left incomplete.</text:p>
          </table:table-cell>
          <table:table-cell table:style-name="ce2" table:number-columns-repeated="3"/>
          <table:table-cell table:style-name="ce2" table:formula="oooc:=IF(ISBLANK([.G362];&quot;approval&quot;);0;IF(EXACT([.G362];&quot;draft&quot;);1;IF(EXACT([.G362];&quot;approval&quot;);2;IF(EXACT([.G36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user-away</text:p>
          </table:table-cell>
          <table:table-cell table:style-name="ce2"/>
          <table:table-cell office:value-type="string">
            <text:p>The icon used when a user on a chat network is away from their keyboard and the chat program.</text:p>
          </table:table-cell>
          <table:table-cell table:style-name="ce2" table:number-columns-repeated="3"/>
          <table:table-cell table:style-name="ce2" table:formula="oooc:=IF(ISBLANK([.G363];&quot;approval&quot;);0;IF(EXACT([.G363];&quot;draft&quot;);1;IF(EXACT([.G363];&quot;approval&quot;);2;IF(EXACT([.G36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user-idle</text:p>
          </table:table-cell>
          <table:table-cell table:style-name="ce2"/>
          <table:table-cell office:value-type="string">
            <text:p>The icon used when a user on a chat network has not been an active participant in any chats on the network, for an extended period of time.</text:p>
          </table:table-cell>
          <table:table-cell table:style-name="ce2" table:number-columns-repeated="3"/>
          <table:table-cell table:style-name="ce2" table:formula="oooc:=IF(ISBLANK([.G364];&quot;approval&quot;);0;IF(EXACT([.G364];&quot;draft&quot;);1;IF(EXACT([.G364];&quot;approval&quot;);2;IF(EXACT([.G36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user-offline</text:p>
          </table:table-cell>
          <table:table-cell table:style-name="ce2"/>
          <table:table-cell office:value-type="string">
            <text:p>The icon used when a user on a chat network is not available.</text:p>
          </table:table-cell>
          <table:table-cell table:style-name="ce2" table:number-columns-repeated="3"/>
          <table:table-cell table:style-name="ce2" table:formula="oooc:=IF(ISBLANK([.G365];&quot;approval&quot;);0;IF(EXACT([.G365];&quot;draft&quot;);1;IF(EXACT([.G365];&quot;approval&quot;);2;IF(EXACT([.G36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user-online</text:p>
          </table:table-cell>
          <table:table-cell table:style-name="ce2"/>
          <table:table-cell office:value-type="string">
            <text:p>The icon used when a user on a chat network is available to initiate a conversation with.</text:p>
          </table:table-cell>
          <table:table-cell table:style-name="ce2" table:number-columns-repeated="3"/>
          <table:table-cell table:style-name="ce2" table:formula="oooc:=IF(ISBLANK([.G366];&quot;approval&quot;);0;IF(EXACT([.G366];&quot;draft&quot;);1;IF(EXACT([.G366];&quot;approval&quot;);2;IF(EXACT([.G36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clear</text:p>
          </table:table-cell>
          <table:table-cell table:style-name="ce2"/>
          <table:table-cell office:value-type="string">
            <text:p>The icon used while the weather for a region is &lt;quote&gt;clear skies&lt;/quote&gt;.</text:p>
          </table:table-cell>
          <table:table-cell table:style-name="ce2" table:number-columns-repeated="3"/>
          <table:table-cell table:style-name="ce2" table:formula="oooc:=IF(ISBLANK([.G367];&quot;approval&quot;);0;IF(EXACT([.G367];&quot;draft&quot;);1;IF(EXACT([.G367];&quot;approval&quot;);2;IF(EXACT([.G36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clear-night</text:p>
          </table:table-cell>
          <table:table-cell table:style-name="ce2"/>
          <table:table-cell office:value-type="string">
            <text:p>The icon used while the weather for a region is &lt;quote&gt;clear skies&lt;/quote&gt; during the night.</text:p>
          </table:table-cell>
          <table:table-cell table:style-name="ce2" table:number-columns-repeated="3"/>
          <table:table-cell table:style-name="ce2" table:formula="oooc:=IF(ISBLANK([.G368];&quot;approval&quot;);0;IF(EXACT([.G368];&quot;draft&quot;);1;IF(EXACT([.G368];&quot;approval&quot;);2;IF(EXACT([.G36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clear-night</text:p>
          </table:table-cell>
          <table:table-cell table:style-name="ce2"/>
          <table:table-cell office:value-type="string">
            <text:p>The icon used while the weather for a region is &lt;quote&gt;clear skies&lt;/quote&gt; during the night.</text:p>
          </table:table-cell>
          <table:table-cell table:style-name="ce2" table:number-columns-repeated="3"/>
          <table:table-cell table:style-name="ce2" table:formula="oooc:=IF(ISBLANK([.G369];&quot;approval&quot;);0;IF(EXACT([.G369];&quot;draft&quot;);1;IF(EXACT([.G369];&quot;approval&quot;);2;IF(EXACT([.G36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few-clouds</text:p>
          </table:table-cell>
          <table:table-cell table:style-name="ce2"/>
          <table:table-cell office:value-type="string">
            <text:p>The icon used while the weather for a region is &lt;quote&gt;partly cloudy&lt;/quote&gt;.</text:p>
          </table:table-cell>
          <table:table-cell table:style-name="ce2" table:number-columns-repeated="3"/>
          <table:table-cell table:style-name="ce2" table:formula="oooc:=IF(ISBLANK([.G370];&quot;approval&quot;);0;IF(EXACT([.G370];&quot;draft&quot;);1;IF(EXACT([.G370];&quot;approval&quot;);2;IF(EXACT([.G37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few-clouds-night</text:p>
          </table:table-cell>
          <table:table-cell table:style-name="ce2"/>
          <table:table-cell office:value-type="string">
            <text:p>The icon used while the weather for a region is &lt;quote&gt;partly cloudy&lt;/quote&gt; during the night.</text:p>
          </table:table-cell>
          <table:table-cell table:style-name="ce2" table:number-columns-repeated="3"/>
          <table:table-cell table:style-name="ce2" table:formula="oooc:=IF(ISBLANK([.G371];&quot;approval&quot;);0;IF(EXACT([.G371];&quot;draft&quot;);1;IF(EXACT([.G371];&quot;approval&quot;);2;IF(EXACT([.G37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few-clouds-night</text:p>
          </table:table-cell>
          <table:table-cell table:style-name="ce2"/>
          <table:table-cell office:value-type="string">
            <text:p>The icon used while the weather for a region is &lt;quote&gt;partly cloudy&lt;/quote&gt; during the night.</text:p>
          </table:table-cell>
          <table:table-cell table:style-name="ce2" table:number-columns-repeated="3"/>
          <table:table-cell table:style-name="ce2" table:formula="oooc:=IF(ISBLANK([.G372];&quot;approval&quot;);0;IF(EXACT([.G372];&quot;draft&quot;);1;IF(EXACT([.G372];&quot;approval&quot;);2;IF(EXACT([.G37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fog</text:p>
          </table:table-cell>
          <table:table-cell table:style-name="ce2"/>
          <table:table-cell office:value-type="string">
            <text:p>The icon used while the weather for a region is &lt;quote&gt;foggy&lt;/quote&gt;.</text:p>
          </table:table-cell>
          <table:table-cell table:style-name="ce2" table:number-columns-repeated="3"/>
          <table:table-cell table:style-name="ce2" table:formula="oooc:=IF(ISBLANK([.G373];&quot;approval&quot;);0;IF(EXACT([.G373];&quot;draft&quot;);1;IF(EXACT([.G373];&quot;approval&quot;);2;IF(EXACT([.G37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overcast</text:p>
          </table:table-cell>
          <table:table-cell table:style-name="ce2"/>
          <table:table-cell office:value-type="string">
            <text:p>The icon used while the weather for a region is &lt;quote&gt;overcast&lt;/quote&gt;.</text:p>
          </table:table-cell>
          <table:table-cell table:style-name="ce2" table:number-columns-repeated="3"/>
          <table:table-cell table:style-name="ce2" table:formula="oooc:=IF(ISBLANK([.G374];&quot;approval&quot;);0;IF(EXACT([.G374];&quot;draft&quot;);1;IF(EXACT([.G374];&quot;approval&quot;);2;IF(EXACT([.G37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evere-alert</text:p>
          </table:table-cell>
          <table:table-cell table:style-name="ce2"/>
          <table:table-cell office:value-type="string">
            <text:p>The icon used while a sever weather alert is in effect for a region.</text:p>
          </table:table-cell>
          <table:table-cell table:style-name="ce2" table:number-columns-repeated="3"/>
          <table:table-cell table:style-name="ce2" table:formula="oooc:=IF(ISBLANK([.G375];&quot;approval&quot;);0;IF(EXACT([.G375];&quot;draft&quot;);1;IF(EXACT([.G375];&quot;approval&quot;);2;IF(EXACT([.G37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howers</text:p>
          </table:table-cell>
          <table:table-cell table:style-name="ce2"/>
          <table:table-cell office:value-type="string">
            <text:p>The icon used while rain showers are occurring in a region.</text:p>
          </table:table-cell>
          <table:table-cell table:style-name="ce2" table:number-columns-repeated="3"/>
          <table:table-cell table:style-name="ce2" table:formula="oooc:=IF(ISBLANK([.G376];&quot;approval&quot;);0;IF(EXACT([.G376];&quot;draft&quot;);1;IF(EXACT([.G376];&quot;approval&quot;);2;IF(EXACT([.G37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howers-scattered</text:p>
          </table:table-cell>
          <table:table-cell table:style-name="ce2"/>
          <table:table-cell office:value-type="string">
            <text:p>The icon used while scattered rain showers are occurring in a region.</text:p>
          </table:table-cell>
          <table:table-cell table:style-name="ce2" table:number-columns-repeated="3"/>
          <table:table-cell table:style-name="ce2" table:formula="oooc:=IF(ISBLANK([.G377];&quot;approval&quot;);0;IF(EXACT([.G377];&quot;draft&quot;);1;IF(EXACT([.G377];&quot;approval&quot;);2;IF(EXACT([.G37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howers-scattered</text:p>
          </table:table-cell>
          <table:table-cell table:style-name="ce2"/>
          <table:table-cell office:value-type="string">
            <text:p>The icon used while scattered rain showers are occurring in a region.</text:p>
          </table:table-cell>
          <table:table-cell table:style-name="ce2" table:number-columns-repeated="3"/>
          <table:table-cell table:style-name="ce2" table:formula="oooc:=IF(ISBLANK([.G378];&quot;approval&quot;);0;IF(EXACT([.G378];&quot;draft&quot;);1;IF(EXACT([.G378];&quot;approval&quot;);2;IF(EXACT([.G37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now</text:p>
          </table:table-cell>
          <table:table-cell table:style-name="ce2"/>
          <table:table-cell office:value-type="string">
            <text:p>The icon used while snow showers are occurring in a region.</text:p>
          </table:table-cell>
          <table:table-cell table:style-name="ce2" table:number-columns-repeated="3"/>
          <table:table-cell table:style-name="ce2" table:formula="oooc:=IF(ISBLANK([.G379];&quot;approval&quot;);0;IF(EXACT([.G379];&quot;draft&quot;);1;IF(EXACT([.G379];&quot;approval&quot;);2;IF(EXACT([.G37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torm</text:p>
          </table:table-cell>
          <table:table-cell table:style-name="ce2"/>
          <table:table-cell office:value-type="string">
            <text:p>The icon used while storms are occurring in a region.</text:p>
          </table:table-cell>
          <table:table-cell table:style-name="ce2" table:number-columns-repeated="3"/>
          <table:table-cell table:style-name="ce2" table:formula="oooc:=IF(ISBLANK([.G380];&quot;approval&quot;);0;IF(EXACT([.G380];&quot;draft&quot;);1;IF(EXACT([.G380];&quot;approval&quot;);2;IF(EXACT([.G380];&quot;final&quot;);3;0))))" office:value-type="float" office:value="0">
            <text:p>Err:508</text:p>
          </table:table-cell>
          <table:table-cell table:style-name="ce2"/>
          <table:table-cell table:number-columns-repeated="246"/>
        </table:table-row>
        <table:table-row table:style-name="ro1">
          <table:table-cell table:style-name="ce3" office:value-type="string">
            <text:p>Icons in KDE SVN and not in above categories</text:p>
          </table:table-cell>
          <table:table-cell table:number-columns-repeated="254"/>
        </table:table-row>
        <table:table-row table:style-name="ro1">
          <table:table-cell office:value-type="string">
            <text:p>actions</text:p>
          </table:table-cell>
          <table:table-cell/>
          <table:table-cell office:value-type="string">
            <text:p>14_ellips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ellips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flatte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flatten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gradie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gradient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grou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imag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imag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insertknot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insertknot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deletelay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deletelaye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lowerlay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lowerlaye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newlay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newlaye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novisib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novisibl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raiselay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raiselaye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visib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visibl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atter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attern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enci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encil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olyg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olygon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olyli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olylin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ectang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ectangl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ta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tat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undcorner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undcorner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undrec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undrect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elec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elect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electnode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electnode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hea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hea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inu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inu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pira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piral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ta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ta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text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trans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un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whir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whirl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zo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zoom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d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day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3down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3left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3right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3up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5da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5days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7da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7days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bent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bentry_kdeprint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b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cc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ccount_offline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ccount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ctivity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backup_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field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milest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sub_tas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tar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tas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imagefol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question_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comm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distupgra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inst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notifier_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notifier_war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pre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pur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reinst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sources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upd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upgra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just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justco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just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just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gend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genda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rbru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arm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bumfoldercom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bumfolder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obj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objs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objs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_laptop_no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_laptop_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2_laptop_nobattery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2_laptop_no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2_laptop_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3_laptop_no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3_laptop_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g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gle_bise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gle_siz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s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swer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bottom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bottom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center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centerh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center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centerv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f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grid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lef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lef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narrowe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pos2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pos2grid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righ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righ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shorte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talle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top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top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wide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ppeara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ppoint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ppointmen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c_c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ea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adddi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adddir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addf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addfile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delete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extra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extract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select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selectall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view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an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ang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owhea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owheads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audio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builderexecu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environ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fftsco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mediatyp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midi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tlantik_buy_est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tlantik_buy_estate_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tta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ttac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ction_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dioscrobb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hentic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di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form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num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numb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belfi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ck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ckup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se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2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4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6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8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1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2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4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6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8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1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ell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i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lack_s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lack_sum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l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ok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okmark_folder</text:p>
          </table:table-cell>
          <table:table-cell table:style-name="ce2" table:number-columns-repeated="3"/>
          <table:table-cell table:style-name="ce7" office:value-type="string">
            <text:p>final</text:p>
          </table:table-cell>
          <table:table-cell table:style-name="ce2"/>
          <table:table-cell/>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table:table-cell office:value-type="string">
            <text:p>bookmark_toolb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a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bottom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f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fa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horizont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horizonta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insi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insid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lef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out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outlin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remov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righ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top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up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verti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vertica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bottom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lef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out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outlin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righ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top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acke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ightn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ing_for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ing_forward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ing_stencil_to_fro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g_khtm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siness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siness_us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erfl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cancel_kpercent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fe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m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no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ok_kpercent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kes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kes3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lcu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lculate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m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mera_te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nc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nce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but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butt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r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round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squ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square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sesensit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talog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_da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bur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co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rwbla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sm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small_ksc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tj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ll_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ll_edi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ll_lay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ll_layou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nterofcurvatu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ntralsymmet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ntreju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are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area_3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area_3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area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ar_3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ar_3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ar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oxwhis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oxwhisker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hil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hilo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bottom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bottom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noleg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top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top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ine_3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ine_3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ine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i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ie_3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ie_3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ie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ol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olar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r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ring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ed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edbox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edbox_mask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edclipboard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m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mark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mi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mical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ronome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c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c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p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t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lineinter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umfere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eanup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ear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ear_table_contents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ip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ipart_from_f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ipart_from_fi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ipar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cubicbezier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cubicbeziercurv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freeha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freeha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poly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polylin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quadricbezier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quadricbeziercurv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_fi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_fil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_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_lin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m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man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andpromp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b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bo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men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pf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figure_query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icasympt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icb5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iclineinter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icsradical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nect_creat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nect_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away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busy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food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invisible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phone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xa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ents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r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r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rol_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vexhu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or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ords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py_stenc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ver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vermanager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1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2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5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7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n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r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rop_digik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rop_showfo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ssvalid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bicbezier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bicbeziercurv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rfiledir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rvelineinter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t_stenc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base_impor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bas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sh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show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e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etim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etime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y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yview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gn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gru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grun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gst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crypted</text:p>
          </table:table-cell>
          <table:table-cell table:style-name="ce2" table:number-columns-repeated="3"/>
          <table:table-cell table:style-name="ce7" office:value-type="string">
            <text:p>final</text:p>
          </table:table-cell>
          <table:table-cell table:style-name="ce2"/>
          <table:table-cell table:number-columns-repeated="247"/>
        </table:table-row>
        <table:table-row table:style-name="ro1">
          <table:table-cell office:value-type="string">
            <text:p>actions</text:p>
          </table:table-cell>
          <table:table-cell/>
          <table:table-cell office:value-type="string">
            <text:p>define_cl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co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col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question_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sli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slid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riv_fu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riv_func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gikamimageplug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gitalc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rec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rsyn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rsynch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ssociate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ssociate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sta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v_c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v_justif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v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v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moz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cument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cumentinfo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mtreevie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ntkn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ntknow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wnindicator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uringbreak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ynam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ynamic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ad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co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ictu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ictur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i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i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olygo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table_row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consta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constants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icl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inp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or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plo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plots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question_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sh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ff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ffec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lemp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lempic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llip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llipsebff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ot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oticon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pty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ptybox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ptytr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crypted</text:p>
          </table:table-cell>
          <table:table-cell table:style-name="ce2" table:number-columns-repeated="3"/>
          <table:table-cell table:style-name="ce7" office:value-type="string">
            <text:p>final</text:p>
          </table:table-cell>
          <table:table-cell table:style-name="ce2" table:number-columns-repeated="2"/>
          <table:table-cell table:number-columns-repeated="2" office:value-type="string">
            <text:p>Vignoni</text:p>
          </table:table-cell>
          <table:table-cell table:style-name="ce2"/>
          <table:table-cell table:number-columns-repeated="243"/>
        </table:table-row>
        <table:table-row table:style-name="ro1">
          <table:table-cell office:value-type="string">
            <text:p>actions</text:p>
          </table:table-cell>
          <table:table-cell/>
          <table:table-cell office:value-type="string">
            <text:p>endtur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erg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ergies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um_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um_list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um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umLis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ch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chem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ual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ualizer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uilateralhyperbolab4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uitriang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ra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rror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clam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e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if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tender_clo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tender_open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avori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_transfer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bl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ex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open_digik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openur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repla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simu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s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_colou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ed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edellip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edrectang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ters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terstop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n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ndf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rst_letter_up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rst_letter_upper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bl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bl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g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yell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sh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ightevalu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der_clo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der_closed_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der_gr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der_open_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lowmo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_bold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_italic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_under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ize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izedown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ize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izeup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ot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ce_backup_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actio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newob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decreaseind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decreaseindent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decreaseinden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increaseind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increaseindent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increaseinden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char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edi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fie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field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formu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formula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imag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qu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query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spreadshe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spreadshee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tex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eeha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eeha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t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t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ionhel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ionhelp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adu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enericaffin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enericprojectiv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busy_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bus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connecting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description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gn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gnore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nv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nvi_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nvi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ffline_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nline_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lossa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lossary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nutella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nutella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oogle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adientdlg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aysca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een_b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eenled_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id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id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_stenci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box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ev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even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eventtentative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bus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uides_horizont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uides_verti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alfencrypted</text:p>
          </table:table-cell>
          <table:table-cell table:style-name="ce2" table:number-columns-repeated="3"/>
          <table:table-cell table:style-name="ce6" office:value-type="string">
            <text:p>approval</text:p>
          </table:table-cell>
          <table:table-cell table:style-name="ce2" table:number-columns-repeated="2"/>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table:table-cell office:value-type="string">
            <text:p>halflinebyve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armonichomolog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d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elpdocke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exagonbc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_table_colum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_table_column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_table_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_table_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mo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ghlight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ghlighting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ghsc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nt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story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storydocke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omep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omepage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ot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o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tmlvalid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yperbolabff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dn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ffc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in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n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ccupie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ent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f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h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magecom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magegall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mages_display_khtm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ktu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line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line_imag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line_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line_tab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ar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char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li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link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co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col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cellco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cellcopy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tabl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tegral_fu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tegral_func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ter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verse_recur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vers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ve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p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pf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p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ph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channe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norm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norma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op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server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vo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voic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f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h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ki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kickfl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kick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sotopema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sotopemap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tal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tem_ad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tem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tem_ren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chatt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group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n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rigina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raw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serv_off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serv_on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x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il_p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il_pay_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va_kjav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bev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bevel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mi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mite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r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round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ur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urnal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uk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uk_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boodlelo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la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larm_dis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njid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zaa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zaa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ear-firew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earsite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earsitemanagerd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fx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ruch_exercise_com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ruch_exercise_comp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ruch_exercise_convers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ruch_exercise_factoris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b_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b_form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b_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b_tab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1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2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3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4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5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6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add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addpseudo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configmg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configsrv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defaulthar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defaultsoft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enable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inklevel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printer_info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printstate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queuestate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report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restartsrv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stop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test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uploadsmb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velop_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issert_li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issert_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issert_s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ey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et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et_dock_down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edit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ex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export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g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gen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dent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dentity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m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mport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nfo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1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1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2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2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3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3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4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pho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photo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sh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show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sig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sign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te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term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hotke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html_k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g_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g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mproxy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mproxy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mproxy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t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conne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connector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ha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he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min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p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pl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dese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desert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grown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grownup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grownup_klettres.png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ki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kids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kids_klettres.png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ipper_do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ipper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ipper_dock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b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bs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calendar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contact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journal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note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task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lun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attach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fl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forward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igno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repli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uns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watch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ousetool_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ousetool_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ph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alarm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cl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close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d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date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delete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w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soleblue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solered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contac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d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jour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new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summa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summary_g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v_mess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avail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availa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editstatusmess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rg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rgac_dis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rgac_disabled_korg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rgac_korg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addr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bhotsy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calend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d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fileinstal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rec_rec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rec_record_kre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ro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irc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advanc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atal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b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lin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nam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olo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deepsk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ge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geo_ksta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guid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horiz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m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plane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solarsyst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sta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1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2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3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infowid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nef_extract_all_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nef_extract_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plug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queue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st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start_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s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stop_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verbos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b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be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nguag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nguages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char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nobatt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nobattery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nochar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no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p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p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rgethumbnai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stmov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un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edi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noedi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no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sman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dap_look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dap_lookup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ftju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galmov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g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gend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ss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ssen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arrow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arrow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arrow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arrow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circle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circle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circle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circle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imension_line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imension_line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imension_line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imension_line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arrow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arrow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arrow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arrow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line_arrow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line_arrow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line_arrow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line_arrow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horizonta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line_arrow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line_arrow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line_arrow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line_arrow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normal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normal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normal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normal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rect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rect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rect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rect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vertica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byve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width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box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view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ationbar_er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ked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kzo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gging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w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we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wer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gnif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gnify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fi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fl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flag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for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h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ham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ign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ignore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new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n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post_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post_to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previo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que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repl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reply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repl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send_v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sp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spam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todo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app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app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k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ke_kdevel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rkasbla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rkasblank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ab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bra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bracke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fr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l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l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ma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onetwoma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par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pro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r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r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sq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s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xim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ximum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equal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playlist_cl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playlist_refre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podc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scrip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thumbnai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arrow_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arrow_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button_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button_lock_ho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button_log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button_logout_ho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change_the_settin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kcontrol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kmenu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s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sep_kcontrol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sep_kmenu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scroll_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scroll_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rge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rge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ss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ssage_repl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unkn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unknown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dd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ddl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auto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autoform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circl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clip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clipar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dock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lin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pi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pi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polygo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r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rec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m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mum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too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bo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hor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ve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s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sc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1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2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3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4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5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ifi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ified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ified_k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mod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onhd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ey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op_bo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op_board_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th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use_poi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use_point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gid2msgst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bl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blocke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brb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bus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in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lunch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n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newmsg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ph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pho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g_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p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ple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ple_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32nd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clef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cro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dotted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eight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fermate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fl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full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half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natu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quarter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sixteenth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pster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pster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fir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fir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l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la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new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n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nex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pre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prev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on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onpen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fu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n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r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t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connec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disconnec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incom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outgo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traff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_sig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fo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fun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function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journal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ms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msg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n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parametr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parametric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pol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polar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recurev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recureven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s_subscri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s_unsubscri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sli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slid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todo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fuzz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fuzzyuntra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mar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p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temp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untransla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adhoc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device_wi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device_wired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device_wireless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no_conn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no_connection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0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10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2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5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7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2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3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4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6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7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8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9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1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1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2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3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4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6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7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8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9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1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1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2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3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4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6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7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8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9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1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1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b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fb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ffor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for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loopn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loop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looprand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loopso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pa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p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s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mailapp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mailapp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rm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t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ull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c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cr-sel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cr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il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k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netwoma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nline_stat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nline_statu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_stencils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_stencilset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ft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ft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bl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blue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red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ti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tions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tv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twildcar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rbi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rbits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rganizer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scillosco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scilloscop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utlinedlg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ver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verview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ckage_utilitie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g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gesetup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intbru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lette_col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lette_gr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lette_halft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lette_line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perb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perclipre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rabolabt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rall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r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r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s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ste_stenc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t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d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do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dotd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dotdo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o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n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nope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sol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soli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1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1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10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2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3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4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5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6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7</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7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8</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8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9</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9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bru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brush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c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cil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rc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rcen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rpendicul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gn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gnum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gp-ke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_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_clo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_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history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history_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history_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ia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i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ixmaplab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ixmaplabe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ej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fw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mu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pa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playlist_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playlist_2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rec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r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st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volu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volume_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volume_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s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sound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ot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dc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dcast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int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intx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go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gonsid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gonvert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lin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_min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_minu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_pl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_plu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min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minu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pl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plu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ence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ence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ence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ence_unkn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fuzz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fuzzyuntra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iew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mar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p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temp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untransla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cess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gr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gress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ject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pert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yth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a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adricbezier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adricbeziercurv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_er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_newob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stion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stion_m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stion_mark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ick_st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dical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d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dio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i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is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is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ise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nd_less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nd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ndom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adonlyeven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bui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onc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tang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tangl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u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ur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urs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d_b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dey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dled_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atio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oad_all_tab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oad_p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oad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com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commen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playlist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tr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track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_newob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dir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filed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fil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file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file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co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t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tart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t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tore_dir_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cw_digik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cw_showfo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ion_ac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ion_c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w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wcol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s_t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bound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bounding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multi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n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not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query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sk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skip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pr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prog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atur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ave_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ave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eor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etohe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eto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ing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acoust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advanced_power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p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power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present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rip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ript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ar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arch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arch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arch2msgst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g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gment_mid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gmentaxi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_it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_item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r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nd_back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nd_backward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nd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nd_stencil_to_b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r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rie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rv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t_language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U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U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U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ea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offline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side_pan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table_colum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table_column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table_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table_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uff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uffle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deb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debar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gnals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gnalslo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gnatu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lence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militu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_addentry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_addrecord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_delentry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_delrecord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_effec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sh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o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a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al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lock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thumbnai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larize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lidfilldlg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a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az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az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decre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decreas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inc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incr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incr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incr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num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z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za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ulseek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ulseek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acedoub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acesimp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acetrip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a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a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cial_pas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cial_past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ctr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ctrum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llcheck_actu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llcheck_from_curs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llcheck_selec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i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newg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newgame_kspacedu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newr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newround_kspacedu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pauseg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pausegame_kspacedu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r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ring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ring_vertica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q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qu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m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nd_b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da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data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sq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sq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tex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mat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matter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istic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istics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us_unknown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et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ikethroug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okedo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okedocke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yledo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bm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pe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perimp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spend_to_dis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spend_to_r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witch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ynt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break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duplic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fir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firs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l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las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lef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new_rai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righ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_newob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wid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widge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bo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b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l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u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uli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fol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ng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anim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anim1_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anim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anim2_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not_read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not_ready_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a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a4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lanceshe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lanceshee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r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rchart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sicflow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sicworkfl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m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mi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usinesscards1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usinesscards10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usinesscards1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myk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myk_empty_kri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olorful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reditcardtra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reditcardtracker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land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landscap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portra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portrai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nvelopec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nvelopec6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nveloped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nvelopedl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xpensere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xpenserepor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fax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gray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gray_empty_kri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invo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invoic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is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iso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labelsl16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let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letter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mem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memo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menupl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menuplan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onecolumnland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onecolumnlandscap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onecolumnportra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onecolumnportrai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ackingsl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ackingslip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lain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laintext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ricequot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ricequotation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rgb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rgb_empty_kri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simplelay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studentidc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studentidcard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me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tleland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tlelandscap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tleportra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tleportrai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land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landscap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portra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portrai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s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us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vacationcheck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vacationchecklis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workshe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workshee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_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_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collin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conta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dista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orthogo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parall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b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bottom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c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sub</text:p>
          </table:table-cell>
          <table:table-cell table:style-name="ce2" table:number-columns-repeated="3"/>
          <table:table-cell table:style-name="ce7" office:value-type="string">
            <text:p>final</text:p>
          </table:table-cell>
          <table:table-cell table:style-name="ce2"/>
          <table:table-cell table:number-columns-repeated="247"/>
        </table:table-row>
        <table:table-row table:style-name="ro1">
          <table:table-cell office:value-type="string">
            <text:p>actions</text:p>
          </table:table-cell>
          <table:table-cell/>
          <table:table-cell office:value-type="string">
            <text:p>text_sub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su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super</text:p>
          </table:table-cell>
          <table:table-cell table:style-name="ce2" table:number-columns-repeated="3"/>
          <table:table-cell table:style-name="ce7" office:value-type="string">
            <text:p>final</text:p>
          </table:table-cell>
          <table:table-cell table:style-name="ce2"/>
          <table:table-cell table:number-columns-repeated="247"/>
        </table:table-row>
        <table:table-row table:style-name="ro1">
          <table:table-cell office:value-type="string">
            <text:p>actions</text:p>
          </table:table-cell>
          <table:table-cell/>
          <table:table-cell office:value-type="string">
            <text:p>text_super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supe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top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under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col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colo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waterf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line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sp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in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do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ggle_docbrowse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ggle_l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gglefuzz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bru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brush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clipbo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color_p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color_was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e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isconn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rop_tar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llip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lliptical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ra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raser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xpe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flood_fi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free_form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freeha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logwind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norm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offline_mode_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offline_mode_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as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a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icker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olygonal_sel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polyli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preference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queu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ect_sel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ectang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estar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esum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ounded_rectang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shutdow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sprayca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sta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tex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tim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uselastdi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wizard_sel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2</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option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ti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tip_kalziu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action_expor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action_fin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action_impor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for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la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lat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la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search</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ee_arrang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iang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ux</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d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derconstru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derli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grou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group_koff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group_stencil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linke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locke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locked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markasblan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markasblank_kwordquiz</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sortedLis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sortedList_koff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pindicator_korganiz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rlreques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rlrequest_kexi</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s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ser_fema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ser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alidator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ad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commi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diff</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remov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statu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upda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ecto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ectordiffere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ectors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ertical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ertical_tex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cho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filel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fit_he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fit_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fit_wind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guid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left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marg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orient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orientation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pagebor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remov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ru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sidetre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spl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spli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top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tre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bi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bi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enlar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fa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fu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shri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f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sualizati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sualizations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oicec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olu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clo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closed_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open_khtm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open_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r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archi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camrece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cams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ex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expor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p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pres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ster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hatsn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hatsnex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dgets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dgetst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dgetstack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k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ki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kipedia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nd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ndow_duplic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ndow_suppres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red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rel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reless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zar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or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da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days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brea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da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en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outp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refre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sour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step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step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bus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id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mob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mobi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te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llow_b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llow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llowinfo_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llowled_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s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zoom_dis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zoom_en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1_star_butterfl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2_text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5_spreadsheet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6_drawing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8_presentation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9_presentation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10_presentation_compres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12_html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15_math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16_temp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500_set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501_printeradm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bak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bi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cc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ccessibility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cro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g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im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im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im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kreg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kregator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k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lev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m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ntivir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poll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pplixw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r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rtsbuil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rtscontr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ssista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tlantik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udac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utoreplac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ackgr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ask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len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link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luefi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ookc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row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u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zfl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ch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m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talog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tegor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D-R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elest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ervis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harsel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hat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ivwor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lanbom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de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lo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mpu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oki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pufreq_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aem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cgui-q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efault-applications-c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a_gnome_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gik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gikamcamera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gikamimageplug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sksfilesystem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sp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splay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lg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opewars-pi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ownload_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s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clip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du_languag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du_mathematic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du_miscellaneo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du_scie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mac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nerg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nergy_st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nhanced_brows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nigm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there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ventwatc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volu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xec_w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alconsey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axReciev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fteenpie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lel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lesh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letyp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nances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ref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lashk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o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s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b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du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du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le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flop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im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krell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ks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la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lo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_ap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_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_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about-log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starthe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termi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war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meet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uc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umer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utel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o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pgs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roupwise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roupwise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roupwise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snes9x-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tk_cam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uardd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vdirp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v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wen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xm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xmess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arddr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ardw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ardware_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elp_inde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ighl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ighlight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o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w_unkn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w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ew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onthem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q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q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q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eee139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a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icq</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jab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ms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yaho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agegall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net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nk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nput_devices_settin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rc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rc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rc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rki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sdn-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s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sp-dis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abber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abber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abber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oysti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u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bood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ffe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ffeine-pa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ffeine-p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ffeine-rec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la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m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nagr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ppfin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rchi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steroi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t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tom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udiocre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za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b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beldi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ckgam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ckgammon_eng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tterymon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ttlesh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emusedsr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f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fx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i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inary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lack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log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luetooth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ou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ru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tobex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tserialch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ugbus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achegri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dlab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fgcre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harsel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dev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drkonq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fontin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kbfx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k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kw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memo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mid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openg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partiti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pc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process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sambacon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scs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s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syst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olorchoo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olor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onfigu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ontr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pu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r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b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ap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bluetoo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nl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compu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cancell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complet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erro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proce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stopp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cla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cla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class_proce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class_stopp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defect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proce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remote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remote_proce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remote_stopp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stopp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user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sv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t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vassista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v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vel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velop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i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iff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iskna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m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v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ditbookmark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nolab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rberos-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rn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uro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_bindin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_bindings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board_lay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board-c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board-shortc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boardlay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ax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ilerepla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l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lop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m_ho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c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nt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rm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rmu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uleg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tpgrab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amm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e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eograph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g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host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oldrun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pg_d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hangm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helpc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hex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hotke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con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d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magemap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mdab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ntern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o_ui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o_uiserver_kio_ui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oap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osk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p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tchensy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t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jobvie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jo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jour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jumpingcu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at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cke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n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nkstat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p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pper_do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pq</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hjong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ilcv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ill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mele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th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dr_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dr_execu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dr-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en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enu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erl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d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n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xd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xdocked_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xdocked_mu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ldonk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o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ouse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ou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yfirew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ymoney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atta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wal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workcon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workmanager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wst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d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d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ppix-pengu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l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lour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mman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mman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mp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mp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sidebar_delicio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sidebar_media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sidebar_new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ue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se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solekalend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ta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vers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ver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ok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all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avdev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avdevic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some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some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rganizer_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r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sh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ck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lmdo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ercent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ersonal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i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ilot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la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o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ovmode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ower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p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rint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ro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d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cip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gexp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n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vers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f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i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u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ay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ayit_clip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ayit_talk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c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creensa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enso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erv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his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hut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ir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irt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miletri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nak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napsh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niff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okob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pacedu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pl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ta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treamrip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ysgu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ysguard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ys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alk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echla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hememg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hesaur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im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im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ne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orr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ou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r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ts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uberl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urt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u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g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icksh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ivie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erbo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iewsh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ir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al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avecontr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eat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ifi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ikdis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in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orld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ri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rit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x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xk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xsldb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ynapt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zenexplor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ab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aptop_pcmc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atex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break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dap_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ed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icq</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imewi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ingu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inuxcon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ca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cksc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gj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g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oknfe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sk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v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y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ail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athemati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eanwhile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edia-player-48</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egam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enub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isc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ldonk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d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nop_bo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use-c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_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_mailnew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firef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navig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thunderbi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s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sn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sn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sn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ultih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ultimed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ultisy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y_m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ycom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ycompu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ym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aps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et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etwork_advanc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f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oatu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tp-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v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k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kul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calc_tp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dra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gul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impr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impress_tp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ma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printeradm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set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temp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we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wri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pen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pen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penoffice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p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pack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package_applic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package_applications</text:p>
          </table:table-cell>
          <table:table-cell table:style-name="ce2" table:number-columns-repeated="3"/>
          <table:table-cell office:value-type="string">
            <text:p>no</text:p>
          </table:table-cell>
          <table:table-cell table:style-name="ce2"/>
          <table:table-cell table:number-columns-repeated="247"/>
        </table:table-row>
        <table:table-row table:style-name="ro1" table:number-rows-repeated="18">
          <table:table-cell table:style-name="ce2"/>
          <table:table-cell table:number-columns-repeated="254"/>
        </table:table-row>
        <table:table-row table:style-name="ro1">
          <table:table-cell office:value-type="string">
            <text:p>apps</text:p>
          </table:table-cell>
          <table:table-cell/>
          <table:table-cell office:value-type="string">
            <text:p>palm-pilo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ne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nel_setting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rtition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ye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cmcia</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engui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hotoboo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hppg</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ingui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la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lann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lasmagi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laying</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otracegui</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ower-manageme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owertwea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int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inter2</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inting_s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intmg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oxy</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si</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wmanag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ybliographic</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yso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q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qtel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quan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quanta_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quick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and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ealp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eal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elo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em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sibrea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un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unprocesscatc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_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_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_set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can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chedu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creensa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crib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earch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ettings-s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ells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owfo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owim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red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ira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k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kype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l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mb4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ms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ms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ms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odipod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oftw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oftware2</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oulsee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oundcar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taroff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ty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tyle_koff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tyleshee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uperkaramba</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uppor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us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naescop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naptic</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admi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floppy</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protoco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setting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tray</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askba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ds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llico</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lne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rmina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rminals_s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stbed_protocol_kope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xteffect_kopete</text:p>
          </table:table-cell>
          <table:table-cell table:style-name="ce2"/>
          <table:table-cell table:number-columns-repeated="251"/>
        </table:table-row>
        <table:table-row table:style-name="ro1">
          <table:table-cell office:value-type="string">
            <text:p>apps</text:p>
          </table:table-cell>
          <table:table-cell/>
          <table:table-cell office:value-type="string">
            <text:p>thunderbird</text:p>
          </table:table-cell>
          <table:table-cell table:style-name="ce2"/>
          <table:table-cell table:number-columns-repeated="251"/>
        </table:table-row>
        <table:table-row table:style-name="ro1">
          <table:table-cell office:value-type="string">
            <text:p>apps</text:p>
          </table:table-cell>
          <table:table-cell/>
          <table:table-cell office:value-type="string">
            <text:p>timezo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imezon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todo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tu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t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tv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mbrell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nknownap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s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ser-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ser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vis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v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ab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ait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allpa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ar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eb-brow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l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_ap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dow_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dow-c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pro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maker_ap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w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1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awt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dro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h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lipbo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emac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ey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f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m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mm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os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sa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xterm-termina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xv</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hoo_protoco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hoo_protocol_kaddressboo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hoo_protocol_kope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kuak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S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3floppy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3floppy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5floppy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5floppy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blockdev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a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amera</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amera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amera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audio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audio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rom_audio</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rom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rom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writer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writer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ellular_phone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ellular_phone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hardev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ompact_flash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ompact_flash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dvd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dvd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firewire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firewire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andhel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external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external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usb</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usb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usb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win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win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ipod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ipod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joystic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ksim_cpu</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kxkb</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lapto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linux_hdd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linux_hdd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emory</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emory_stick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emory_stick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o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o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ode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ous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nfs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nfs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pda</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pda_blac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pda_bl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_cla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_pri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er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er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can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c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d_mmc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d_mmc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mart_media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mart_media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yst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tab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t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disk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disk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pendrive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pendrive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webc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webcam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zip_external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zip_external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zip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zip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blockdev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cam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chardev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connect_to_netwo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exe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exec_w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ile_importa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ile_l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ile_tempora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apoll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ina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l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om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r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rown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c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cryst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cy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cyan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de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docume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down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favori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fo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am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reen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r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rey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ho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hom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htm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importa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in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l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m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mid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mus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oran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orange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out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print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red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rp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sent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s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syn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t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t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vide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vio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violet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w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yell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yellow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t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link_over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lock_over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mycom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mycompu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network_lo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pi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serv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sock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ww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zip_overlay</text:p>
          </table:table-cell>
          <table:table-cell table:style-name="ce2"/>
          <table:table-cell table:number-columns-repeated="251"/>
        </table:table-row>
        <table:table-row table:style-name="ro1">
          <table:table-cell office:value-type="string">
            <text:p>mimetypes</text:p>
          </table:table-cell>
          <table:table-cell/>
          <table:table-cell office:value-type="string">
            <text:p>applix</text:p>
          </table:table-cell>
          <table:table-cell table:style-name="ce2"/>
          <table:table-cell table:number-columns-repeated="251"/>
        </table:table-row>
        <table:table-row table:style-name="ro1">
          <table:table-cell office:value-type="string">
            <text:p>mimetypes</text:p>
          </table:table-cell>
          <table:table-cell/>
          <table:table-cell office:value-type="string">
            <text:p>ascii</text:p>
          </table:table-cell>
          <table:table-cell table:style-name="ce2"/>
          <table:table-cell table:number-columns-repeated="251"/>
        </table:table-row>
        <table:table-row table:style-name="ro1">
          <table:table-cell office:value-type="string">
            <text:p>mimetypes</text:p>
          </table:table-cell>
          <table:table-cell/>
          <table:table-cell office:value-type="string">
            <text:p>backup</text:p>
          </table:table-cell>
          <table:table-cell table:style-name="ce2"/>
          <table:table-cell table:number-columns-repeated="251"/>
        </table:table-row>
        <table:table-row table:style-name="ro1">
          <table:table-cell office:value-type="string">
            <text:p>mimetypes</text:p>
          </table:table-cell>
          <table:table-cell/>
          <table:table-cell office:value-type="string">
            <text:p>binary</text:p>
          </table:table-cell>
          <table:table-cell table:style-name="ce2"/>
          <table:table-cell table:number-columns-repeated="251"/>
        </table:table-row>
        <table:table-row table:style-name="ro1">
          <table:table-cell office:value-type="string">
            <text:p>mimetypes</text:p>
          </table:table-cell>
          <table:table-cell/>
          <table:table-cell office:value-type="string">
            <text:p>blender3d</text:p>
          </table:table-cell>
          <table:table-cell table:style-name="ce2"/>
          <table:table-cell table:number-columns-repeated="251"/>
        </table:table-row>
        <table:table-row table:style-name="ro1">
          <table:table-cell office:value-type="string">
            <text:p>mimetypes</text:p>
          </table:table-cell>
          <table:table-cell/>
          <table:table-cell office:value-type="string">
            <text:p>bt</text:p>
          </table:table-cell>
          <table:table-cell table:style-name="ce2"/>
          <table:table-cell table:number-columns-repeated="251"/>
        </table:table-row>
        <table:table-row table:style-name="ro1">
          <table:table-cell office:value-type="string">
            <text:p>mimetypes</text:p>
          </table:table-cell>
          <table:table-cell/>
          <table:table-cell office:value-type="string">
            <text:p>cdbo_list</text:p>
          </table:table-cell>
          <table:table-cell table:style-name="ce2"/>
          <table:table-cell table:number-columns-repeated="251"/>
        </table:table-row>
        <table:table-row table:style-name="ro1">
          <table:table-cell office:value-type="string">
            <text:p>mimetypes</text:p>
          </table:table-cell>
          <table:table-cell/>
          <table:table-cell office:value-type="string">
            <text:p>cdimage</text:p>
          </table:table-cell>
          <table:table-cell table:style-name="ce2"/>
          <table:table-cell table:number-columns-repeated="251"/>
        </table:table-row>
        <table:table-row table:style-name="ro1">
          <table:table-cell office:value-type="string">
            <text:p>mimetypes</text:p>
          </table:table-cell>
          <table:table-cell/>
          <table:table-cell office:value-type="string">
            <text:p>cdr</text:p>
          </table:table-cell>
          <table:table-cell table:style-name="ce2"/>
          <table:table-cell table:number-columns-repeated="251"/>
        </table:table-row>
        <table:table-row table:style-name="ro1">
          <table:table-cell office:value-type="string">
            <text:p>mimetypes</text:p>
          </table:table-cell>
          <table:table-cell/>
          <table:table-cell office:value-type="string">
            <text:p>cdtrack</text:p>
          </table:table-cell>
          <table:table-cell table:style-name="ce2"/>
          <table:table-cell table:number-columns-repeated="251"/>
        </table:table-row>
        <table:table-row table:style-name="ro1">
          <table:table-cell office:value-type="string">
            <text:p>mimetypes</text:p>
          </table:table-cell>
          <table:table-cell/>
          <table:table-cell office:value-type="string">
            <text:p>chart</text:p>
          </table:table-cell>
          <table:table-cell table:style-name="ce2"/>
          <table:table-cell table:number-columns-repeated="251"/>
        </table:table-row>
        <table:table-row table:style-name="ro1">
          <table:table-cell office:value-type="string">
            <text:p>mimetypes</text:p>
          </table:table-cell>
          <table:table-cell/>
          <table:table-cell office:value-type="string">
            <text:p>colorscm</text:p>
          </table:table-cell>
          <table:table-cell table:style-name="ce2"/>
          <table:table-cell table:number-columns-repeated="251"/>
        </table:table-row>
        <table:table-row table:style-name="ro1">
          <table:table-cell office:value-type="string">
            <text:p>mimetypes</text:p>
          </table:table-cell>
          <table:table-cell/>
          <table:table-cell office:value-type="string">
            <text:p>colorset</text:p>
          </table:table-cell>
          <table:table-cell table:style-name="ce2"/>
          <table:table-cell table:number-columns-repeated="251"/>
        </table:table-row>
        <table:table-row table:style-name="ro1">
          <table:table-cell office:value-type="string">
            <text:p>mimetypes</text:p>
          </table:table-cell>
          <table:table-cell/>
          <table:table-cell office:value-type="string">
            <text:p>core</text:p>
          </table:table-cell>
          <table:table-cell table:style-name="ce2"/>
          <table:table-cell table:number-columns-repeated="251"/>
        </table:table-row>
        <table:table-row table:style-name="ro1">
          <table:table-cell office:value-type="string">
            <text:p>mimetypes</text:p>
          </table:table-cell>
          <table:table-cell/>
          <table:table-cell office:value-type="string">
            <text:p>database</text:p>
          </table:table-cell>
          <table:table-cell table:style-name="ce2"/>
          <table:table-cell table:number-columns-repeated="251"/>
        </table:table-row>
        <table:table-row table:style-name="ro1">
          <table:table-cell office:value-type="string">
            <text:p>mimetypes</text:p>
          </table:table-cell>
          <table:table-cell/>
          <table:table-cell office:value-type="string">
            <text:p>deb</text:p>
          </table:table-cell>
          <table:table-cell table:style-name="ce2"/>
          <table:table-cell table:number-columns-repeated="251"/>
        </table:table-row>
        <table:table-row table:style-name="ro1">
          <table:table-cell office:value-type="string">
            <text:p>mimetypes</text:p>
          </table:table-cell>
          <table:table-cell/>
          <table:table-cell office:value-type="string">
            <text:p>djvu</text:p>
          </table:table-cell>
          <table:table-cell table:style-name="ce2"/>
          <table:table-cell table:number-columns-repeated="251"/>
        </table:table-row>
        <table:table-row table:style-name="ro1">
          <table:table-cell office:value-type="string">
            <text:p>mimetypes</text:p>
          </table:table-cell>
          <table:table-cell/>
          <table:table-cell office:value-type="string">
            <text:p>document2</text:p>
          </table:table-cell>
          <table:table-cell table:style-name="ce2"/>
          <table:table-cell table:number-columns-repeated="251"/>
        </table:table-row>
        <table:table-row table:style-name="ro1">
          <table:table-cell office:value-type="string">
            <text:p>mimetypes</text:p>
          </table:table-cell>
          <table:table-cell/>
          <table:table-cell office:value-type="string">
            <text:p>drawing</text:p>
          </table:table-cell>
          <table:table-cell table:style-name="ce2"/>
          <table:table-cell table:number-columns-repeated="251"/>
        </table:table-row>
        <table:table-row table:style-name="ro1">
          <table:table-cell office:value-type="string">
            <text:p>mimetypes</text:p>
          </table:table-cell>
          <table:table-cell/>
          <table:table-cell office:value-type="string">
            <text:p>dvi</text:p>
          </table:table-cell>
          <table:table-cell table:style-name="ce2"/>
          <table:table-cell table:number-columns-repeated="251"/>
        </table:table-row>
        <table:table-row table:style-name="ro1">
          <table:table-cell office:value-type="string">
            <text:p>mimetypes</text:p>
          </table:table-cell>
          <table:table-cell/>
          <table:table-cell office:value-type="string">
            <text:p>empty</text:p>
          </table:table-cell>
          <table:table-cell table:style-name="ce2"/>
          <table:table-cell table:number-columns-repeated="251"/>
        </table:table-row>
        <table:table-row table:style-name="ro1">
          <table:table-cell office:value-type="string">
            <text:p>mimetypes</text:p>
          </table:table-cell>
          <table:table-cell/>
          <table:table-cell office:value-type="string">
            <text:p>encrypted</text:p>
          </table:table-cell>
          <table:table-cell table:style-name="ce2"/>
          <table:table-cell table:number-columns-repeated="251"/>
        </table:table-row>
        <table:table-row table:style-name="ro1">
          <table:table-cell office:value-type="string">
            <text:p>mimetypes</text:p>
          </table:table-cell>
          <table:table-cell/>
          <table:table-cell office:value-type="string">
            <text:p>exec_wine</text:p>
          </table:table-cell>
          <table:table-cell table:style-name="ce2"/>
          <table:table-cell table:number-columns-repeated="251"/>
        </table:table-row>
        <table:table-row table:style-name="ro1">
          <table:table-cell office:value-type="string">
            <text:p>mimetypes</text:p>
          </table:table-cell>
          <table:table-cell/>
          <table:table-cell office:value-type="string">
            <text:p>executable</text:p>
          </table:table-cell>
          <table:table-cell table:style-name="ce2"/>
          <table:table-cell table:number-columns-repeated="251"/>
        </table:table-row>
        <table:table-row table:style-name="ro1">
          <table:table-cell office:value-type="string">
            <text:p>mimetypes</text:p>
          </table:table-cell>
          <table:table-cell/>
          <table:table-cell office:value-type="string">
            <text:p>file_locked</text:p>
          </table:table-cell>
          <table:table-cell table:style-name="ce2"/>
          <table:table-cell table:number-columns-repeated="251"/>
        </table:table-row>
        <table:table-row table:style-name="ro1">
          <table:table-cell office:value-type="string">
            <text:p>mimetypes</text:p>
          </table:table-cell>
          <table:table-cell/>
          <table:table-cell office:value-type="string">
            <text:p>file_temporary</text:p>
          </table:table-cell>
          <table:table-cell table:style-name="ce2"/>
          <table:table-cell table:number-columns-repeated="251"/>
        </table:table-row>
        <table:table-row table:style-name="ro1">
          <table:table-cell office:value-type="string">
            <text:p>mimetypes</text:p>
          </table:table-cell>
          <table:table-cell/>
          <table:table-cell office:value-type="string">
            <text:p>font</text:p>
          </table:table-cell>
          <table:table-cell table:style-name="ce2"/>
          <table:table-cell table:number-columns-repeated="251"/>
        </table:table-row>
        <table:table-row table:style-name="ro1">
          <table:table-cell office:value-type="string">
            <text:p>mimetypes</text:p>
          </table:table-cell>
          <table:table-cell/>
          <table:table-cell office:value-type="string">
            <text:p>font_bitmap</text:p>
          </table:table-cell>
          <table:table-cell table:style-name="ce2"/>
          <table:table-cell table:number-columns-repeated="251"/>
        </table:table-row>
        <table:table-row table:style-name="ro1">
          <table:table-cell office:value-type="string">
            <text:p>mimetypes</text:p>
          </table:table-cell>
          <table:table-cell/>
          <table:table-cell office:value-type="string">
            <text:p>font_truetype</text:p>
          </table:table-cell>
          <table:table-cell table:style-name="ce2"/>
          <table:table-cell table:number-columns-repeated="251"/>
        </table:table-row>
        <table:table-row table:style-name="ro1">
          <table:table-cell office:value-type="string">
            <text:p>mimetypes</text:p>
          </table:table-cell>
          <table:table-cell/>
          <table:table-cell office:value-type="string">
            <text:p>font_type1</text:p>
          </table:table-cell>
          <table:table-cell table:style-name="ce2"/>
          <table:table-cell table:number-columns-repeated="251"/>
        </table:table-row>
        <table:table-row table:style-name="ro1">
          <table:table-cell office:value-type="string">
            <text:p>mimetypes</text:p>
          </table:table-cell>
          <table:table-cell/>
          <table:table-cell office:value-type="string">
            <text:p>formula</text:p>
          </table:table-cell>
          <table:table-cell table:style-name="ce2"/>
          <table:table-cell table:number-columns-repeated="251"/>
        </table:table-row>
        <table:table-row table:style-name="ro1">
          <table:table-cell office:value-type="string">
            <text:p>mimetypes</text:p>
          </table:table-cell>
          <table:table-cell/>
          <table:table-cell office:value-type="string">
            <text:p>gettext</text:p>
          </table:table-cell>
          <table:table-cell table:style-name="ce2"/>
          <table:table-cell table:number-columns-repeated="251"/>
        </table:table-row>
        <table:table-row table:style-name="ro1">
          <table:table-cell office:value-type="string">
            <text:p>mimetypes</text:p>
          </table:table-cell>
          <table:table-cell/>
          <table:table-cell office:value-type="string">
            <text:p>gf</text:p>
          </table:table-cell>
          <table:table-cell table:style-name="ce2"/>
          <table:table-cell table:number-columns-repeated="251"/>
        </table:table-row>
        <table:table-row table:style-name="ro1">
          <table:table-cell office:value-type="string">
            <text:p>mimetypes</text:p>
          </table:table-cell>
          <table:table-cell/>
          <table:table-cell office:value-type="string">
            <text:p>gnome_app_info</text:p>
          </table:table-cell>
          <table:table-cell table:style-name="ce2"/>
          <table:table-cell table:number-columns-repeated="251"/>
        </table:table-row>
        <table:table-row table:style-name="ro1">
          <table:table-cell office:value-type="string">
            <text:p>mimetypes</text:p>
          </table:table-cell>
          <table:table-cell/>
          <table:table-cell office:value-type="string">
            <text:p>gnome-library</text:p>
          </table:table-cell>
          <table:table-cell table:style-name="ce2"/>
          <table:table-cell table:number-columns-repeated="251"/>
        </table:table-row>
        <table:table-row table:style-name="ro1">
          <table:table-cell office:value-type="string">
            <text:p>mimetypes</text:p>
          </table:table-cell>
          <table:table-cell/>
          <table:table-cell office:value-type="string">
            <text:p>graphic</text:p>
          </table:table-cell>
          <table:table-cell table:style-name="ce2"/>
          <table:table-cell table:number-columns-repeated="251"/>
        </table:table-row>
        <table:table-row table:style-name="ro1">
          <table:table-cell office:value-type="string">
            <text:p>mimetypes</text:p>
          </table:table-cell>
          <table:table-cell/>
          <table:table-cell office:value-type="string">
            <text:p>html</text:p>
          </table:table-cell>
          <table:table-cell table:style-name="ce2"/>
          <table:table-cell table:number-columns-repeated="251"/>
        </table:table-row>
        <table:table-row table:style-name="ro1">
          <table:table-cell office:value-type="string">
            <text:p>mimetypes</text:p>
          </table:table-cell>
          <table:table-cell/>
          <table:table-cell office:value-type="string">
            <text:p>igc</text:p>
          </table:table-cell>
          <table:table-cell table:style-name="ce2"/>
          <table:table-cell table:number-columns-repeated="251"/>
        </table:table-row>
        <table:table-row table:style-name="ro1">
          <table:table-cell office:value-type="string">
            <text:p>mimetypes</text:p>
          </table:table-cell>
          <table:table-cell/>
          <table:table-cell office:value-type="string">
            <text:p>image</text:p>
          </table:table-cell>
          <table:table-cell table:style-name="ce2"/>
          <table:table-cell table:number-columns-repeated="251"/>
        </table:table-row>
        <table:table-row table:style-name="ro1">
          <table:table-cell office:value-type="string">
            <text:p>mimetypes</text:p>
          </table:table-cell>
          <table:table-cell/>
          <table:table-cell office:value-type="string">
            <text:p>image2</text:p>
          </table:table-cell>
          <table:table-cell table:style-name="ce2"/>
          <table:table-cell table:number-columns-repeated="251"/>
        </table:table-row>
        <table:table-row table:style-name="ro1">
          <table:table-cell office:value-type="string">
            <text:p>mimetypes</text:p>
          </table:table-cell>
          <table:table-cell/>
          <table:table-cell office:value-type="string">
            <text:p>images</text:p>
          </table:table-cell>
          <table:table-cell table:style-name="ce2"/>
          <table:table-cell table:number-columns-repeated="251"/>
        </table:table-row>
        <table:table-row table:style-name="ro1">
          <table:table-cell office:value-type="string">
            <text:p>mimetypes</text:p>
          </table:table-cell>
          <table:table-cell/>
          <table:table-cell office:value-type="string">
            <text:p>ipod</text:p>
          </table:table-cell>
          <table:table-cell table:style-name="ce2"/>
          <table:table-cell table:number-columns-repeated="251"/>
        </table:table-row>
        <table:table-row table:style-name="ro1">
          <table:table-cell office:value-type="string">
            <text:p>mimetypes</text:p>
          </table:table-cell>
          <table:table-cell/>
          <table:table-cell office:value-type="string">
            <text:p>jar</text:p>
          </table:table-cell>
          <table:table-cell table:style-name="ce2"/>
          <table:table-cell table:number-columns-repeated="251"/>
        </table:table-row>
        <table:table-row table:style-name="ro1">
          <table:table-cell office:value-type="string">
            <text:p>mimetypes</text:p>
          </table:table-cell>
          <table:table-cell/>
          <table:table-cell office:value-type="string">
            <text:p>java_jar</text:p>
          </table:table-cell>
          <table:table-cell table:style-name="ce2"/>
          <table:table-cell table:number-columns-repeated="251"/>
        </table:table-row>
        <table:table-row table:style-name="ro1">
          <table:table-cell office:value-type="string">
            <text:p>mimetypes</text:p>
          </table:table-cell>
          <table:table-cell/>
          <table:table-cell office:value-type="string">
            <text:p>javascript</text:p>
          </table:table-cell>
          <table:table-cell table:style-name="ce2"/>
          <table:table-cell table:number-columns-repeated="251"/>
        </table:table-row>
        <table:table-row table:style-name="ro1">
          <table:table-cell office:value-type="string">
            <text:p>mimetypes</text:p>
          </table:table-cell>
          <table:table-cell/>
          <table:table-cell office:value-type="string">
            <text:p>karbon_karbon</text:p>
          </table:table-cell>
          <table:table-cell table:style-name="ce2"/>
          <table:table-cell table:number-columns-repeated="251"/>
        </table:table-row>
        <table:table-row table:style-name="ro1">
          <table:table-cell office:value-type="string">
            <text:p>mimetypes</text:p>
          </table:table-cell>
          <table:table-cell/>
          <table:table-cell office:value-type="string">
            <text:p>kchart_chrt</text:p>
          </table:table-cell>
          <table:table-cell table:style-name="ce2"/>
          <table:table-cell table:number-columns-repeated="251"/>
        </table:table-row>
        <table:table-row table:style-name="ro1">
          <table:table-cell office:value-type="string">
            <text:p>mimetypes</text:p>
          </table:table-cell>
          <table:table-cell/>
          <table:table-cell office:value-type="string">
            <text:p>kdevelop_project</text:p>
          </table:table-cell>
          <table:table-cell table:style-name="ce2"/>
          <table:table-cell table:number-columns-repeated="251"/>
        </table:table-row>
        <table:table-row table:style-name="ro1">
          <table:table-cell office:value-type="string">
            <text:p>mimetypes</text:p>
          </table:table-cell>
          <table:table-cell/>
          <table:table-cell office:value-type="string">
            <text:p>kexi</text:p>
          </table:table-cell>
          <table:table-cell table:style-name="ce2"/>
          <table:table-cell table:number-columns-repeated="251"/>
        </table:table-row>
        <table:table-row table:style-name="ro1">
          <table:table-cell office:value-type="string">
            <text:p>mimetypes</text:p>
          </table:table-cell>
          <table:table-cell/>
          <table:table-cell office:value-type="string">
            <text:p>kexi_kexi</text:p>
          </table:table-cell>
          <table:table-cell table:style-name="ce2"/>
          <table:table-cell table:number-columns-repeated="251"/>
        </table:table-row>
        <table:table-row table:style-name="ro1">
          <table:table-cell office:value-type="string">
            <text:p>mimetypes</text:p>
          </table:table-cell>
          <table:table-cell/>
          <table:table-cell office:value-type="string">
            <text:p>kexiproject_shortcut</text:p>
          </table:table-cell>
          <table:table-cell table:style-name="ce2"/>
          <table:table-cell table:number-columns-repeated="251"/>
        </table:table-row>
        <table:table-row table:style-name="ro1">
          <table:table-cell office:value-type="string">
            <text:p>mimetypes</text:p>
          </table:table-cell>
          <table:table-cell/>
          <table:table-cell office:value-type="string">
            <text:p>kexiproject_sqlite</text:p>
          </table:table-cell>
          <table:table-cell table:style-name="ce2"/>
          <table:table-cell table:number-columns-repeated="251"/>
        </table:table-row>
        <table:table-row table:style-name="ro1">
          <table:table-cell office:value-type="string">
            <text:p>mimetypes</text:p>
          </table:table-cell>
          <table:table-cell/>
          <table:table-cell office:value-type="string">
            <text:p>kexiproject_sqlite2</text:p>
          </table:table-cell>
          <table:table-cell table:style-name="ce2"/>
          <table:table-cell table:number-columns-repeated="251"/>
        </table:table-row>
        <table:table-row table:style-name="ro1">
          <table:table-cell office:value-type="string">
            <text:p>mimetypes</text:p>
          </table:table-cell>
          <table:table-cell/>
          <table:table-cell office:value-type="string">
            <text:p>kformula_kfo</text:p>
          </table:table-cell>
          <table:table-cell table:style-name="ce2"/>
          <table:table-cell table:number-columns-repeated="251"/>
        </table:table-row>
        <table:table-row table:style-name="ro1">
          <table:table-cell office:value-type="string">
            <text:p>mimetypes</text:p>
          </table:table-cell>
          <table:table-cell/>
          <table:table-cell office:value-type="string">
            <text:p>kget_list</text:p>
          </table:table-cell>
          <table:table-cell table:style-name="ce2"/>
          <table:table-cell table:number-columns-repeated="251"/>
        </table:table-row>
        <table:table-row table:style-name="ro1">
          <table:table-cell office:value-type="string">
            <text:p>mimetypes</text:p>
          </table:table-cell>
          <table:table-cell/>
          <table:table-cell office:value-type="string">
            <text:p>kig_doc</text:p>
          </table:table-cell>
          <table:table-cell table:style-name="ce2"/>
          <table:table-cell table:number-columns-repeated="251"/>
        </table:table-row>
        <table:table-row table:style-name="ro1">
          <table:table-cell office:value-type="string">
            <text:p>mimetypes</text:p>
          </table:table-cell>
          <table:table-cell/>
          <table:table-cell office:value-type="string">
            <text:p>kivio_flw</text:p>
          </table:table-cell>
          <table:table-cell table:style-name="ce2"/>
          <table:table-cell table:number-columns-repeated="251"/>
        </table:table-row>
        <table:table-row table:style-name="ro1">
          <table:table-cell office:value-type="string">
            <text:p>mimetypes</text:p>
          </table:table-cell>
          <table:table-cell/>
          <table:table-cell office:value-type="string">
            <text:p>kmultiple</text:p>
          </table:table-cell>
          <table:table-cell table:style-name="ce2"/>
          <table:table-cell table:number-columns-repeated="251"/>
        </table:table-row>
        <table:table-row table:style-name="ro1">
          <table:table-cell office:value-type="string">
            <text:p>mimetypes</text:p>
          </table:table-cell>
          <table:table-cell/>
          <table:table-cell office:value-type="string">
            <text:p>kmy</text:p>
          </table:table-cell>
          <table:table-cell table:style-name="ce2"/>
          <table:table-cell table:number-columns-repeated="251"/>
        </table:table-row>
        <table:table-row table:style-name="ro1">
          <table:table-cell office:value-type="string">
            <text:p>mimetypes</text:p>
          </table:table-cell>
          <table:table-cell/>
          <table:table-cell office:value-type="string">
            <text:p>koffice</text:p>
          </table:table-cell>
          <table:table-cell table:style-name="ce2"/>
          <table:table-cell table:number-columns-repeated="251"/>
        </table:table-row>
        <table:table-row table:style-name="ro1">
          <table:table-cell office:value-type="string">
            <text:p>mimetypes</text:p>
          </table:table-cell>
          <table:table-cell/>
          <table:table-cell office:value-type="string">
            <text:p>kopete_emoticons</text:p>
          </table:table-cell>
          <table:table-cell table:style-name="ce2"/>
          <table:table-cell table:number-columns-repeated="251"/>
        </table:table-row>
        <table:table-row table:style-name="ro1">
          <table:table-cell office:value-type="string">
            <text:p>mimetypes</text:p>
          </table:table-cell>
          <table:table-cell/>
          <table:table-cell office:value-type="string">
            <text:p>kpovmodeler_doc</text:p>
          </table:table-cell>
          <table:table-cell table:style-name="ce2"/>
          <table:table-cell table:number-columns-repeated="251"/>
        </table:table-row>
        <table:table-row table:style-name="ro1">
          <table:table-cell office:value-type="string">
            <text:p>mimetypes</text:p>
          </table:table-cell>
          <table:table-cell/>
          <table:table-cell office:value-type="string">
            <text:p>kpresenter_kpr</text:p>
          </table:table-cell>
          <table:table-cell table:style-name="ce2"/>
          <table:table-cell table:number-columns-repeated="251"/>
        </table:table-row>
        <table:table-row table:style-name="ro1">
          <table:table-cell office:value-type="string">
            <text:p>mimetypes</text:p>
          </table:table-cell>
          <table:table-cell/>
          <table:table-cell office:value-type="string">
            <text:p>krec_fileempty_krec</text:p>
          </table:table-cell>
          <table:table-cell table:style-name="ce2"/>
          <table:table-cell table:number-columns-repeated="251"/>
        </table:table-row>
        <table:table-row table:style-name="ro1">
          <table:table-cell office:value-type="string">
            <text:p>mimetypes</text:p>
          </table:table-cell>
          <table:table-cell/>
          <table:table-cell office:value-type="string">
            <text:p>krec_fileplay_krec</text:p>
          </table:table-cell>
          <table:table-cell table:style-name="ce2"/>
          <table:table-cell table:number-columns-repeated="251"/>
        </table:table-row>
        <table:table-row table:style-name="ro1">
          <table:table-cell office:value-type="string">
            <text:p>mimetypes</text:p>
          </table:table-cell>
          <table:table-cell/>
          <table:table-cell office:value-type="string">
            <text:p>krec_filerec_krec</text:p>
          </table:table-cell>
          <table:table-cell table:style-name="ce2"/>
          <table:table-cell table:number-columns-repeated="251"/>
        </table:table-row>
        <table:table-row table:style-name="ro1">
          <table:table-cell office:value-type="string">
            <text:p>mimetypes</text:p>
          </table:table-cell>
          <table:table-cell/>
          <table:table-cell office:value-type="string">
            <text:p>krita_kra</text:p>
          </table:table-cell>
          <table:table-cell table:style-name="ce2"/>
          <table:table-cell table:number-columns-repeated="251"/>
        </table:table-row>
        <table:table-row table:style-name="ro1">
          <table:table-cell office:value-type="string">
            <text:p>mimetypes</text:p>
          </table:table-cell>
          <table:table-cell/>
          <table:table-cell office:value-type="string">
            <text:p>kspread_ksp</text:p>
          </table:table-cell>
          <table:table-cell table:style-name="ce2"/>
          <table:table-cell table:number-columns-repeated="251"/>
        </table:table-row>
        <table:table-row table:style-name="ro1">
          <table:table-cell office:value-type="string">
            <text:p>mimetypes</text:p>
          </table:table-cell>
          <table:table-cell/>
          <table:table-cell office:value-type="string">
            <text:p>kugar_kud</text:p>
          </table:table-cell>
          <table:table-cell table:style-name="ce2"/>
          <table:table-cell table:number-columns-repeated="251"/>
        </table:table-row>
        <table:table-row table:style-name="ro1">
          <table:table-cell office:value-type="string">
            <text:p>mimetypes</text:p>
          </table:table-cell>
          <table:table-cell/>
          <table:table-cell office:value-type="string">
            <text:p>kugardata</text:p>
          </table:table-cell>
          <table:table-cell table:style-name="ce2"/>
          <table:table-cell table:number-columns-repeated="251"/>
        </table:table-row>
        <table:table-row table:style-name="ro1">
          <table:table-cell office:value-type="string">
            <text:p>mimetypes</text:p>
          </table:table-cell>
          <table:table-cell/>
          <table:table-cell office:value-type="string">
            <text:p>kword_kwd</text:p>
          </table:table-cell>
          <table:table-cell table:style-name="ce2"/>
          <table:table-cell table:number-columns-repeated="251"/>
        </table:table-row>
        <table:table-row table:style-name="ro1">
          <table:table-cell office:value-type="string">
            <text:p>mimetypes</text:p>
          </table:table-cell>
          <table:table-cell/>
          <table:table-cell office:value-type="string">
            <text:p>kwordquiz_do</text:p>
          </table:table-cell>
          <table:table-cell table:style-name="ce2"/>
          <table:table-cell table:number-columns-repeated="251"/>
        </table:table-row>
        <table:table-row table:style-name="ro1">
          <table:table-cell office:value-type="string">
            <text:p>mimetypes</text:p>
          </table:table-cell>
          <table:table-cell/>
          <table:table-cell office:value-type="string">
            <text:p>kwordquiz_doc</text:p>
          </table:table-cell>
          <table:table-cell table:style-name="ce2"/>
          <table:table-cell table:number-columns-repeated="251"/>
        </table:table-row>
        <table:table-row table:style-name="ro1">
          <table:table-cell office:value-type="string">
            <text:p>mimetypes</text:p>
          </table:table-cell>
          <table:table-cell/>
          <table:table-cell office:value-type="string">
            <text:p>kwordquiz_doc_kwordquiz</text:p>
          </table:table-cell>
          <table:table-cell table:style-name="ce2"/>
          <table:table-cell table:number-columns-repeated="251"/>
        </table:table-row>
        <table:table-row table:style-name="ro1">
          <table:table-cell office:value-type="string">
            <text:p>mimetypes</text:p>
          </table:table-cell>
          <table:table-cell/>
          <table:table-cell office:value-type="string">
            <text:p>log</text:p>
          </table:table-cell>
          <table:table-cell table:style-name="ce2"/>
          <table:table-cell table:number-columns-repeated="251"/>
        </table:table-row>
        <table:table-row table:style-name="ro1">
          <table:table-cell office:value-type="string">
            <text:p>mimetypes</text:p>
          </table:table-cell>
          <table:table-cell/>
          <table:table-cell office:value-type="string">
            <text:p>lpl</text:p>
          </table:table-cell>
          <table:table-cell table:style-name="ce2"/>
          <table:table-cell table:number-columns-repeated="251"/>
        </table:table-row>
        <table:table-row table:style-name="ro1">
          <table:table-cell office:value-type="string">
            <text:p>mimetypes</text:p>
          </table:table-cell>
          <table:table-cell/>
          <table:table-cell office:value-type="string">
            <text:p>make</text:p>
          </table:table-cell>
          <table:table-cell table:style-name="ce2"/>
          <table:table-cell table:number-columns-repeated="251"/>
        </table:table-row>
        <table:table-row table:style-name="ro1">
          <table:table-cell office:value-type="string">
            <text:p>mimetypes</text:p>
          </table:table-cell>
          <table:table-cell/>
          <table:table-cell office:value-type="string">
            <text:p>man</text:p>
          </table:table-cell>
          <table:table-cell table:style-name="ce2"/>
          <table:table-cell table:number-columns-repeated="251"/>
        </table:table-row>
        <table:table-row table:style-name="ro1">
          <table:table-cell office:value-type="string">
            <text:p>mimetypes</text:p>
          </table:table-cell>
          <table:table-cell/>
          <table:table-cell office:value-type="string">
            <text:p>message</text:p>
          </table:table-cell>
          <table:table-cell table:style-name="ce2"/>
          <table:table-cell table:number-columns-repeated="251"/>
        </table:table-row>
        <table:table-row table:style-name="ro1">
          <table:table-cell office:value-type="string">
            <text:p>mimetypes</text:p>
          </table:table-cell>
          <table:table-cell/>
          <table:table-cell office:value-type="string">
            <text:p>metafont</text:p>
          </table:table-cell>
          <table:table-cell table:style-name="ce2"/>
          <table:table-cell table:number-columns-repeated="251"/>
        </table:table-row>
        <table:table-row table:style-name="ro1">
          <table:table-cell office:value-type="string">
            <text:p>mimetypes</text:p>
          </table:table-cell>
          <table:table-cell/>
          <table:table-cell office:value-type="string">
            <text:p>midi</text:p>
          </table:table-cell>
          <table:table-cell table:style-name="ce2"/>
          <table:table-cell table:number-columns-repeated="251"/>
        </table:table-row>
        <table:table-row table:style-name="ro1">
          <table:table-cell office:value-type="string">
            <text:p>mimetypes</text:p>
          </table:table-cell>
          <table:table-cell/>
          <table:table-cell office:value-type="string">
            <text:p>mime</text:p>
          </table:table-cell>
          <table:table-cell table:style-name="ce2"/>
          <table:table-cell table:number-columns-repeated="251"/>
        </table:table-row>
        <table:table-row table:style-name="ro1">
          <table:table-cell office:value-type="string">
            <text:p>mimetypes</text:p>
          </table:table-cell>
          <table:table-cell/>
          <table:table-cell office:value-type="string">
            <text:p>mime_kaffeine</text:p>
          </table:table-cell>
          <table:table-cell table:style-name="ce2"/>
          <table:table-cell table:number-columns-repeated="251"/>
        </table:table-row>
        <table:table-row table:style-name="ro1">
          <table:table-cell office:value-type="string">
            <text:p>mimetypes</text:p>
          </table:table-cell>
          <table:table-cell/>
          <table:table-cell office:value-type="string">
            <text:p>mime_lyx</text:p>
          </table:table-cell>
          <table:table-cell table:style-name="ce2"/>
          <table:table-cell table:number-columns-repeated="251"/>
        </table:table-row>
        <table:table-row table:style-name="ro1">
          <table:table-cell office:value-type="string">
            <text:p>mimetypes</text:p>
          </table:table-cell>
          <table:table-cell/>
          <table:table-cell office:value-type="string">
            <text:p>mime_video</text:p>
          </table:table-cell>
          <table:table-cell table:style-name="ce2"/>
          <table:table-cell table:number-columns-repeated="251"/>
        </table:table-row>
        <table:table-row table:style-name="ro1">
          <table:table-cell office:value-type="string">
            <text:p>mimetypes</text:p>
          </table:table-cell>
          <table:table-cell/>
          <table:table-cell office:value-type="string">
            <text:p>misc</text:p>
          </table:table-cell>
          <table:table-cell table:style-name="ce2"/>
          <table:table-cell table:number-columns-repeated="251"/>
        </table:table-row>
        <table:table-row table:style-name="ro1">
          <table:table-cell office:value-type="string">
            <text:p>mimetypes</text:p>
          </table:table-cell>
          <table:table-cell/>
          <table:table-cell office:value-type="string">
            <text:p>misc_doc</text:p>
          </table:table-cell>
          <table:table-cell table:style-name="ce2"/>
          <table:table-cell table:number-columns-repeated="251"/>
        </table:table-row>
        <table:table-row table:style-name="ro1">
          <table:table-cell office:value-type="string">
            <text:p>mimetypes</text:p>
          </table:table-cell>
          <table:table-cell/>
          <table:table-cell office:value-type="string">
            <text:p>moc_src</text:p>
          </table:table-cell>
          <table:table-cell table:style-name="ce2"/>
          <table:table-cell table:number-columns-repeated="251"/>
        </table:table-row>
        <table:table-row table:style-name="ro1">
          <table:table-cell office:value-type="string">
            <text:p>mimetypes</text:p>
          </table:table-cell>
          <table:table-cell/>
          <table:table-cell office:value-type="string">
            <text:p>money</text:p>
          </table:table-cell>
          <table:table-cell table:style-name="ce2"/>
          <table:table-cell table:number-columns-repeated="251"/>
        </table:table-row>
        <table:table-row table:style-name="ro1">
          <table:table-cell office:value-type="string">
            <text:p>mimetypes</text:p>
          </table:table-cell>
          <table:table-cell/>
          <table:table-cell office:value-type="string">
            <text:p>mozilla_doc</text:p>
          </table:table-cell>
          <table:table-cell table:style-name="ce2"/>
          <table:table-cell table:number-columns-repeated="251"/>
        </table:table-row>
        <table:table-row table:style-name="ro1">
          <table:table-cell office:value-type="string">
            <text:p>mimetypes</text:p>
          </table:table-cell>
          <table:table-cell/>
          <table:table-cell office:value-type="string">
            <text:p>netscape</text:p>
          </table:table-cell>
          <table:table-cell table:style-name="ce2"/>
          <table:table-cell table:number-columns-repeated="251"/>
        </table:table-row>
        <table:table-row table:style-name="ro1">
          <table:table-cell office:value-type="string">
            <text:p>mimetypes</text:p>
          </table:table-cell>
          <table:table-cell/>
          <table:table-cell office:value-type="string">
            <text:p>netscape_doc</text:p>
          </table:table-cell>
          <table:table-cell table:style-name="ce2"/>
          <table:table-cell table:number-columns-repeated="251"/>
        </table:table-row>
        <table:table-row table:style-name="ro1">
          <table:table-cell office:value-type="string">
            <text:p>mimetypes</text:p>
          </table:table-cell>
          <table:table-cell/>
          <table:table-cell office:value-type="string">
            <text:p>news</text:p>
          </table:table-cell>
          <table:table-cell table:style-name="ce2"/>
          <table:table-cell table:number-columns-repeated="251"/>
        </table:table-row>
        <table:table-row table:style-name="ro1">
          <table:table-cell office:value-type="string">
            <text:p>mimetypes</text:p>
          </table:table-cell>
          <table:table-cell/>
          <table:table-cell office:value-type="string">
            <text:p>odf</text:p>
          </table:table-cell>
          <table:table-cell table:style-name="ce2"/>
          <table:table-cell table:number-columns-repeated="251"/>
        </table:table-row>
        <table:table-row table:style-name="ro1">
          <table:table-cell office:value-type="string">
            <text:p>mimetypes</text:p>
          </table:table-cell>
          <table:table-cell/>
          <table:table-cell office:value-type="string">
            <text:p>odf-odb</text:p>
          </table:table-cell>
          <table:table-cell table:style-name="ce2"/>
          <table:table-cell table:number-columns-repeated="251"/>
        </table:table-row>
        <table:table-row table:style-name="ro1">
          <table:table-cell office:value-type="string">
            <text:p>mimetypes</text:p>
          </table:table-cell>
          <table:table-cell/>
          <table:table-cell office:value-type="string">
            <text:p>odf-odc</text:p>
          </table:table-cell>
          <table:table-cell table:style-name="ce2"/>
          <table:table-cell table:number-columns-repeated="251"/>
        </table:table-row>
        <table:table-row table:style-name="ro1">
          <table:table-cell office:value-type="string">
            <text:p>mimetypes</text:p>
          </table:table-cell>
          <table:table-cell/>
          <table:table-cell office:value-type="string">
            <text:p>odf-odf</text:p>
          </table:table-cell>
          <table:table-cell table:style-name="ce2"/>
          <table:table-cell table:number-columns-repeated="251"/>
        </table:table-row>
        <table:table-row table:style-name="ro1">
          <table:table-cell office:value-type="string">
            <text:p>mimetypes</text:p>
          </table:table-cell>
          <table:table-cell/>
          <table:table-cell office:value-type="string">
            <text:p>odf-odg</text:p>
          </table:table-cell>
          <table:table-cell table:style-name="ce2"/>
          <table:table-cell table:number-columns-repeated="251"/>
        </table:table-row>
        <table:table-row table:style-name="ro1">
          <table:table-cell office:value-type="string">
            <text:p>mimetypes</text:p>
          </table:table-cell>
          <table:table-cell/>
          <table:table-cell office:value-type="string">
            <text:p>odf-odi</text:p>
          </table:table-cell>
          <table:table-cell table:style-name="ce2"/>
          <table:table-cell table:number-columns-repeated="251"/>
        </table:table-row>
        <table:table-row table:style-name="ro1">
          <table:table-cell office:value-type="string">
            <text:p>mimetypes</text:p>
          </table:table-cell>
          <table:table-cell/>
          <table:table-cell office:value-type="string">
            <text:p>odf-odp</text:p>
          </table:table-cell>
          <table:table-cell table:style-name="ce2"/>
          <table:table-cell table:number-columns-repeated="251"/>
        </table:table-row>
        <table:table-row table:style-name="ro1">
          <table:table-cell office:value-type="string">
            <text:p>mimetypes</text:p>
          </table:table-cell>
          <table:table-cell/>
          <table:table-cell office:value-type="string">
            <text:p>odf-ods</text:p>
          </table:table-cell>
          <table:table-cell table:style-name="ce2"/>
          <table:table-cell table:number-columns-repeated="251"/>
        </table:table-row>
        <table:table-row table:style-name="ro1">
          <table:table-cell office:value-type="string">
            <text:p>mimetypes</text:p>
          </table:table-cell>
          <table:table-cell/>
          <table:table-cell office:value-type="string">
            <text:p>odf-odt</text:p>
          </table:table-cell>
          <table:table-cell table:style-name="ce2"/>
          <table:table-cell table:number-columns-repeated="251"/>
        </table:table-row>
        <table:table-row table:style-name="ro1">
          <table:table-cell office:value-type="string">
            <text:p>mimetypes</text:p>
          </table:table-cell>
          <table:table-cell/>
          <table:table-cell office:value-type="string">
            <text:p>pdf</text:p>
          </table:table-cell>
          <table:table-cell table:style-name="ce2"/>
          <table:table-cell table:number-columns-repeated="251"/>
        </table:table-row>
        <table:table-row table:style-name="ro1">
          <table:table-cell office:value-type="string">
            <text:p>mimetypes</text:p>
          </table:table-cell>
          <table:table-cell/>
          <table:table-cell office:value-type="string">
            <text:p>php</text:p>
          </table:table-cell>
          <table:table-cell table:style-name="ce2"/>
          <table:table-cell table:number-columns-repeated="251"/>
        </table:table-row>
        <table:table-row table:style-name="ro1">
          <table:table-cell office:value-type="string">
            <text:p>mimetypes</text:p>
          </table:table-cell>
          <table:table-cell/>
          <table:table-cell office:value-type="string">
            <text:p>pk</text:p>
          </table:table-cell>
          <table:table-cell table:style-name="ce2"/>
          <table:table-cell table:number-columns-repeated="251"/>
        </table:table-row>
        <table:table-row table:style-name="ro1">
          <table:table-cell office:value-type="string">
            <text:p>mimetypes</text:p>
          </table:table-cell>
          <table:table-cell/>
          <table:table-cell office:value-type="string">
            <text:p>plasmoid</text:p>
          </table:table-cell>
          <table:table-cell table:style-name="ce2"/>
          <table:table-cell table:number-columns-repeated="251"/>
        </table:table-row>
        <table:table-row table:style-name="ro1">
          <table:table-cell office:value-type="string">
            <text:p>mimetypes</text:p>
          </table:table-cell>
          <table:table-cell/>
          <table:table-cell office:value-type="string">
            <text:p>postscript</text:p>
          </table:table-cell>
          <table:table-cell table:style-name="ce2"/>
          <table:table-cell table:number-columns-repeated="251"/>
        </table:table-row>
        <table:table-row table:style-name="ro1">
          <table:table-cell office:value-type="string">
            <text:p>mimetypes</text:p>
          </table:table-cell>
          <table:table-cell/>
          <table:table-cell office:value-type="string">
            <text:p>presentation</text:p>
          </table:table-cell>
          <table:table-cell table:style-name="ce2"/>
          <table:table-cell table:number-columns-repeated="251"/>
        </table:table-row>
        <table:table-row table:style-name="ro1">
          <table:table-cell office:value-type="string">
            <text:p>mimetypes</text:p>
          </table:table-cell>
          <table:table-cell/>
          <table:table-cell office:value-type="string">
            <text:p>printer</text:p>
          </table:table-cell>
          <table:table-cell table:style-name="ce2"/>
          <table:table-cell table:number-columns-repeated="251"/>
        </table:table-row>
        <table:table-row table:style-name="ro1">
          <table:table-cell office:value-type="string">
            <text:p>mimetypes</text:p>
          </table:table-cell>
          <table:table-cell/>
          <table:table-cell office:value-type="string">
            <text:p>psd</text:p>
          </table:table-cell>
          <table:table-cell table:style-name="ce2"/>
          <table:table-cell table:number-columns-repeated="251"/>
        </table:table-row>
        <table:table-row table:style-name="ro1">
          <table:table-cell office:value-type="string">
            <text:p>mimetypes</text:p>
          </table:table-cell>
          <table:table-cell/>
          <table:table-cell office:value-type="string">
            <text:p>quicktime</text:p>
          </table:table-cell>
          <table:table-cell table:style-name="ce2"/>
          <table:table-cell table:number-columns-repeated="251"/>
        </table:table-row>
        <table:table-row table:style-name="ro1">
          <table:table-cell office:value-type="string">
            <text:p>mimetypes</text:p>
          </table:table-cell>
          <table:table-cell/>
          <table:table-cell office:value-type="string">
            <text:p>readme</text:p>
          </table:table-cell>
          <table:table-cell table:style-name="ce2"/>
          <table:table-cell table:number-columns-repeated="251"/>
        </table:table-row>
        <table:table-row table:style-name="ro1">
          <table:table-cell office:value-type="string">
            <text:p>mimetypes</text:p>
          </table:table-cell>
          <table:table-cell/>
          <table:table-cell office:value-type="string">
            <text:p>real</text:p>
          </table:table-cell>
          <table:table-cell table:style-name="ce2"/>
          <table:table-cell table:number-columns-repeated="251"/>
        </table:table-row>
        <table:table-row table:style-name="ro1">
          <table:table-cell office:value-type="string">
            <text:p>mimetypes</text:p>
          </table:table-cell>
          <table:table-cell/>
          <table:table-cell office:value-type="string">
            <text:p>real_doc</text:p>
          </table:table-cell>
          <table:table-cell table:style-name="ce2"/>
          <table:table-cell table:number-columns-repeated="251"/>
        </table:table-row>
        <table:table-row table:style-name="ro1">
          <table:table-cell office:value-type="string">
            <text:p>mimetypes</text:p>
          </table:table-cell>
          <table:table-cell/>
          <table:table-cell office:value-type="string">
            <text:p>recycled</text:p>
          </table:table-cell>
          <table:table-cell table:style-name="ce2"/>
          <table:table-cell table:number-columns-repeated="251"/>
        </table:table-row>
        <table:table-row table:style-name="ro1">
          <table:table-cell office:value-type="string">
            <text:p>mimetypes</text:p>
          </table:table-cell>
          <table:table-cell/>
          <table:table-cell office:value-type="string">
            <text:p>reject</text:p>
          </table:table-cell>
          <table:table-cell table:style-name="ce2"/>
          <table:table-cell table:number-columns-repeated="251"/>
        </table:table-row>
        <table:table-row table:style-name="ro1">
          <table:table-cell office:value-type="string">
            <text:p>mimetypes</text:p>
          </table:table-cell>
          <table:table-cell/>
          <table:table-cell office:value-type="string">
            <text:p>resource</text:p>
          </table:table-cell>
          <table:table-cell table:style-name="ce2"/>
          <table:table-cell table:number-columns-repeated="251"/>
        </table:table-row>
        <table:table-row table:style-name="ro1">
          <table:table-cell office:value-type="string">
            <text:p>mimetypes</text:p>
          </table:table-cell>
          <table:table-cell/>
          <table:table-cell office:value-type="string">
            <text:p>rpm</text:p>
          </table:table-cell>
          <table:table-cell table:style-name="ce2"/>
          <table:table-cell table:number-columns-repeated="251"/>
        </table:table-row>
        <table:table-row table:style-name="ro1">
          <table:table-cell office:value-type="string">
            <text:p>mimetypes</text:p>
          </table:table-cell>
          <table:table-cell/>
          <table:table-cell office:value-type="string">
            <text:p>shellscript</text:p>
          </table:table-cell>
          <table:table-cell table:style-name="ce2"/>
          <table:table-cell table:number-columns-repeated="251"/>
        </table:table-row>
        <table:table-row table:style-name="ro1">
          <table:table-cell office:value-type="string">
            <text:p>mimetypes</text:p>
          </table:table-cell>
          <table:table-cell/>
          <table:table-cell office:value-type="string">
            <text:p>soffice</text:p>
          </table:table-cell>
          <table:table-cell table:style-name="ce2"/>
          <table:table-cell table:number-columns-repeated="251"/>
        </table:table-row>
        <table:table-row table:style-name="ro1">
          <table:table-cell office:value-type="string">
            <text:p>mimetypes</text:p>
          </table:table-cell>
          <table:table-cell/>
          <table:table-cell office:value-type="string">
            <text:p>sound</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c</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cpp</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csharp</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f</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h</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j</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java</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l</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moc</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mono</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o</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p</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php</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pl</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py</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s</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xml</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y</text:p>
          </table:table-cell>
          <table:table-cell table:style-name="ce2"/>
          <table:table-cell table:number-columns-repeated="251"/>
        </table:table-row>
        <table:table-row table:style-name="ro1">
          <table:table-cell office:value-type="string">
            <text:p>mimetypes</text:p>
          </table:table-cell>
          <table:table-cell/>
          <table:table-cell office:value-type="string">
            <text:p>spreadsheet</text:p>
          </table:table-cell>
          <table:table-cell table:style-name="ce2"/>
          <table:table-cell table:number-columns-repeated="251"/>
        </table:table-row>
        <table:table-row table:style-name="ro1">
          <table:table-cell office:value-type="string">
            <text:p>mimetypes</text:p>
          </table:table-cell>
          <table:table-cell/>
          <table:table-cell office:value-type="string">
            <text:p>sql</text:p>
          </table:table-cell>
          <table:table-cell table:style-name="ce2"/>
          <table:table-cell table:number-columns-repeated="251"/>
        </table:table-row>
        <table:table-row table:style-name="ro1">
          <table:table-cell office:value-type="string">
            <text:p>mimetypes</text:p>
          </table:table-cell>
          <table:table-cell/>
          <table:table-cell office:value-type="string">
            <text:p>superkaramba_theme</text:p>
          </table:table-cell>
          <table:table-cell table:style-name="ce2"/>
          <table:table-cell table:number-columns-repeated="251"/>
        </table:table-row>
        <table:table-row table:style-name="ro1">
          <table:table-cell office:value-type="string">
            <text:p>mimetypes</text:p>
          </table:table-cell>
          <table:table-cell/>
          <table:table-cell office:value-type="string">
            <text:p>swf</text:p>
          </table:table-cell>
          <table:table-cell table:style-name="ce2"/>
          <table:table-cell table:number-columns-repeated="251"/>
        </table:table-row>
        <table:table-row table:style-name="ro1">
          <table:table-cell office:value-type="string">
            <text:p>mimetypes</text:p>
          </table:table-cell>
          <table:table-cell/>
          <table:table-cell office:value-type="string">
            <text:p>tar</text:p>
          </table:table-cell>
          <table:table-cell table:style-name="ce2"/>
          <table:table-cell table:number-columns-repeated="251"/>
        </table:table-row>
        <table:table-row table:style-name="ro1">
          <table:table-cell office:value-type="string">
            <text:p>mimetypes</text:p>
          </table:table-cell>
          <table:table-cell/>
          <table:table-cell office:value-type="string">
            <text:p>tellico</text:p>
          </table:table-cell>
          <table:table-cell table:style-name="ce2"/>
          <table:table-cell table:number-columns-repeated="251"/>
        </table:table-row>
        <table:table-row table:style-name="ro1">
          <table:table-cell office:value-type="string">
            <text:p>mimetypes</text:p>
          </table:table-cell>
          <table:table-cell/>
          <table:table-cell office:value-type="string">
            <text:p>template</text:p>
          </table:table-cell>
          <table:table-cell table:style-name="ce2"/>
          <table:table-cell table:number-columns-repeated="251"/>
        </table:table-row>
        <table:table-row table:style-name="ro1">
          <table:table-cell office:value-type="string">
            <text:p>mimetypes</text:p>
          </table:table-cell>
          <table:table-cell/>
          <table:table-cell office:value-type="string">
            <text:p>tex</text:p>
          </table:table-cell>
          <table:table-cell table:style-name="ce2"/>
          <table:table-cell table:number-columns-repeated="251"/>
        </table:table-row>
        <table:table-row table:style-name="ro1">
          <table:table-cell office:value-type="string">
            <text:p>mimetypes</text:p>
          </table:table-cell>
          <table:table-cell/>
          <table:table-cell office:value-type="string">
            <text:p>text</text:p>
          </table:table-cell>
          <table:table-cell table:style-name="ce2"/>
          <table:table-cell table:number-columns-repeated="251"/>
        </table:table-row>
        <table:table-row table:style-name="ro1">
          <table:table-cell office:value-type="string">
            <text:p>mimetypes</text:p>
          </table:table-cell>
          <table:table-cell/>
          <table:table-cell office:value-type="string">
            <text:p>tgz</text:p>
          </table:table-cell>
          <table:table-cell table:style-name="ce2"/>
          <table:table-cell table:number-columns-repeated="251"/>
        </table:table-row>
        <table:table-row table:style-name="ro1">
          <table:table-cell office:value-type="string">
            <text:p>mimetypes</text:p>
          </table:table-cell>
          <table:table-cell/>
          <table:table-cell office:value-type="string">
            <text:p>trash</text:p>
          </table:table-cell>
          <table:table-cell table:style-name="ce2"/>
          <table:table-cell table:number-columns-repeated="251"/>
        </table:table-row>
        <table:table-row table:style-name="ro1">
          <table:table-cell office:value-type="string">
            <text:p>mimetypes</text:p>
          </table:table-cell>
          <table:table-cell/>
          <table:table-cell office:value-type="string">
            <text:p>txt</text:p>
          </table:table-cell>
          <table:table-cell table:style-name="ce2"/>
          <table:table-cell table:number-columns-repeated="251"/>
        </table:table-row>
        <table:table-row table:style-name="ro1">
          <table:table-cell office:value-type="string">
            <text:p>mimetypes</text:p>
          </table:table-cell>
          <table:table-cell/>
          <table:table-cell office:value-type="string">
            <text:p>txt2</text:p>
          </table:table-cell>
          <table:table-cell table:style-name="ce2"/>
          <table:table-cell table:number-columns-repeated="251"/>
        </table:table-row>
        <table:table-row table:style-name="ro1">
          <table:table-cell office:value-type="string">
            <text:p>mimetypes</text:p>
          </table:table-cell>
          <table:table-cell/>
          <table:table-cell office:value-type="string">
            <text:p>umbrellofile</text:p>
          </table:table-cell>
          <table:table-cell table:style-name="ce2"/>
          <table:table-cell table:number-columns-repeated="251"/>
        </table:table-row>
        <table:table-row table:style-name="ro1">
          <table:table-cell office:value-type="string">
            <text:p>mimetypes</text:p>
          </table:table-cell>
          <table:table-cell/>
          <table:table-cell office:value-type="string">
            <text:p>vcalendar</text:p>
          </table:table-cell>
          <table:table-cell table:style-name="ce2"/>
          <table:table-cell table:number-columns-repeated="251"/>
        </table:table-row>
        <table:table-row table:style-name="ro1">
          <table:table-cell office:value-type="string">
            <text:p>mimetypes</text:p>
          </table:table-cell>
          <table:table-cell/>
          <table:table-cell office:value-type="string">
            <text:p>vcard</text:p>
          </table:table-cell>
          <table:table-cell table:style-name="ce2"/>
          <table:table-cell table:number-columns-repeated="251"/>
        </table:table-row>
        <table:table-row table:style-name="ro1">
          <table:table-cell office:value-type="string">
            <text:p>mimetypes</text:p>
          </table:table-cell>
          <table:table-cell/>
          <table:table-cell office:value-type="string">
            <text:p>vectorgfx</text:p>
          </table:table-cell>
          <table:table-cell table:style-name="ce2"/>
          <table:table-cell table:number-columns-repeated="251"/>
        </table:table-row>
        <table:table-row table:style-name="ro1">
          <table:table-cell office:value-type="string">
            <text:p>mimetypes</text:p>
          </table:table-cell>
          <table:table-cell/>
          <table:table-cell office:value-type="string">
            <text:p>video</text:p>
          </table:table-cell>
          <table:table-cell table:style-name="ce2"/>
          <table:table-cell table:number-columns-repeated="251"/>
        </table:table-row>
        <table:table-row table:style-name="ro1">
          <table:table-cell office:value-type="string">
            <text:p>mimetypes</text:p>
          </table:table-cell>
          <table:table-cell/>
          <table:table-cell office:value-type="string">
            <text:p>widget_doc</text:p>
          </table:table-cell>
          <table:table-cell table:style-name="ce2"/>
          <table:table-cell table:number-columns-repeated="251"/>
        </table:table-row>
        <table:table-row table:style-name="ro1">
          <table:table-cell office:value-type="string">
            <text:p>mimetypes</text:p>
          </table:table-cell>
          <table:table-cell/>
          <table:table-cell office:value-type="string">
            <text:p>wordprocessing</text:p>
          </table:table-cell>
          <table:table-cell table:style-name="ce2"/>
          <table:table-cell table:number-columns-repeated="251"/>
        </table:table-row>
        <table:table-row table:style-name="ro1">
          <table:table-cell office:value-type="string">
            <text:p>mimetypes</text:p>
          </table:table-cell>
          <table:table-cell/>
          <table:table-cell office:value-type="string">
            <text:p>xml</text:p>
          </table:table-cell>
          <table:table-cell table:style-name="ce2"/>
          <table:table-cell table:number-columns-repeated="251"/>
        </table:table-row>
        <table:table-row table:style-name="ro1">
          <table:table-cell office:value-type="string">
            <text:p>mimetypes</text:p>
          </table:table-cell>
          <table:table-cell/>
          <table:table-cell office:value-type="string">
            <text:p>you</text:p>
          </table:table-cell>
          <table:table-cell table:style-name="ce2"/>
          <table:table-cell table:number-columns-repeated="251"/>
        </table:table-row>
        <table:table-row table:style-name="ro2">
          <table:table-cell table:style-name="ce2"/>
          <table:table-cell table:number-columns-repeated="254"/>
        </table:table-row>
        <table:table-row table:style-name="ro3">
          <table:table-cell office:value-type="string">
            <text:p>mimetypes</text:p>
          </table:table-cell>
          <table:table-cell office:value-type="string">
            <text:p>application-chm</text:p>
          </table:table-cell>
          <table:table-cell office:value-type="string">
            <text:p>help</text:p>
          </table:table-cell>
          <table:table-cell table:number-columns-repeated="252"/>
        </table:table-row>
        <table:table-row table:style-name="ro3">
          <table:table-cell office:value-type="string">
            <text:p>mimetypes</text:p>
          </table:table-cell>
          <table:table-cell office:value-type="string">
            <text:p>application-fits</text:p>
          </table:table-cell>
          <table:table-cell office:value-type="string">
            <text:p>binary</text:p>
          </table:table-cell>
          <table:table-cell table:number-columns-repeated="252"/>
        </table:table-row>
        <table:table-row table:style-name="ro3">
          <table:table-cell office:value-type="string">
            <text:p>mimetypes</text:p>
          </table:table-cell>
          <table:table-cell office:value-type="string">
            <text:p>application-illustrator</text:p>
          </table:table-cell>
          <table:table-cell office:value-type="string">
            <text:p>pdf</text:p>
          </table:table-cell>
          <table:table-cell table:number-columns-repeated="252"/>
        </table:table-row>
        <table:table-row table:style-name="ro3">
          <table:table-cell office:value-type="string">
            <text:p>mimetypes</text:p>
          </table:table-cell>
          <table:table-cell office:value-type="string">
            <text:p>application-java</text:p>
          </table:table-cell>
          <table:table-cell office:value-type="string">
            <text:p>source_java</text:p>
          </table:table-cell>
          <table:table-cell table:number-columns-repeated="252"/>
        </table:table-row>
        <table:table-row table:style-name="ro3">
          <table:table-cell office:value-type="string">
            <text:p>mimetypes</text:p>
          </table:table-cell>
          <table:table-cell office:value-type="string">
            <text:p>application-mathml+xml</text:p>
          </table:table-cell>
          <table:table-cell office:value-type="string">
            <text:p>html</text:p>
          </table:table-cell>
          <table:table-cell table:number-columns-repeated="252"/>
        </table:table-row>
        <table:table-row table:style-name="ro3">
          <table:table-cell office:value-type="string">
            <text:p>mimetypes</text:p>
          </table:table-cell>
          <table:table-cell office:value-type="string">
            <text:p>application-msexcel</text:p>
          </table:table-cell>
          <table:table-cell office:value-type="string">
            <text:p>spreadsheet</text:p>
          </table:table-cell>
          <table:table-cell table:number-columns-repeated="252"/>
        </table:table-row>
        <table:table-row table:style-name="ro3">
          <table:table-cell office:value-type="string">
            <text:p>mimetypes</text:p>
          </table:table-cell>
          <table:table-cell office:value-type="string">
            <text:p>application-mspowerpoint</text:p>
          </table:table-cell>
          <table:table-cell office:value-type="string">
            <text:p>presentation</text:p>
          </table:table-cell>
          <table:table-cell table:number-columns-repeated="252"/>
        </table:table-row>
        <table:table-row table:style-name="ro3">
          <table:table-cell office:value-type="string">
            <text:p>mimetypes</text:p>
          </table:table-cell>
          <table:table-cell office:value-type="string">
            <text:p>application-msword</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ogg</text:p>
          </table:table-cell>
          <table:table-cell office:value-type="string">
            <text:p>multimedia</text:p>
          </table:table-cell>
          <table:table-cell table:number-columns-repeated="252"/>
        </table:table-row>
        <table:table-row table:style-name="ro3">
          <table:table-cell office:value-type="string">
            <text:p>mimetypes</text:p>
          </table:table-cell>
          <table:table-cell office:value-type="string">
            <text:p>application-pdf</text:p>
          </table:table-cell>
          <table:table-cell office:value-type="string">
            <text:p>pdf</text:p>
          </table:table-cell>
          <table:table-cell table:number-columns-repeated="252"/>
        </table:table-row>
        <table:table-row table:style-name="ro3">
          <table:table-cell office:value-type="string">
            <text:p>mimetypes</text:p>
          </table:table-cell>
          <table:table-cell office:value-type="string">
            <text:p>application-pgp-encrypted</text:p>
          </table:table-cell>
          <table:table-cell office:value-type="string">
            <text:p>encrypted</text:p>
          </table:table-cell>
          <table:table-cell table:number-columns-repeated="252"/>
        </table:table-row>
        <table:table-row table:style-name="ro3">
          <table:table-cell office:value-type="string">
            <text:p>mimetypes</text:p>
          </table:table-cell>
          <table:table-cell office:value-type="string">
            <text:p>application-pgp-keys</text:p>
          </table:table-cell>
          <table:table-cell office:value-type="string">
            <text:p>certificate</text:p>
          </table:table-cell>
          <table:table-cell table:number-columns-repeated="252"/>
        </table:table-row>
        <table:table-row table:style-name="ro3">
          <table:table-cell office:value-type="string">
            <text:p>mimetypes</text:p>
          </table:table-cell>
          <table:table-cell office:value-type="string">
            <text:p>application-pgp-signature</text:p>
          </table:table-cell>
          <table:table-cell office:value-type="string">
            <text:p>encrypted</text:p>
          </table:table-cell>
          <table:table-cell table:number-columns-repeated="252"/>
        </table:table-row>
        <table:table-row table:style-name="ro3">
          <table:table-cell office:value-type="string">
            <text:p>mimetypes</text:p>
          </table:table-cell>
          <table:table-cell office:value-type="string">
            <text:p>application-pgp</text:p>
          </table:table-cell>
          <table:table-cell office:value-type="string">
            <text:p>encrypted</text:p>
          </table:table-cell>
          <table:table-cell table:number-columns-repeated="252"/>
        </table:table-row>
        <table:table-row table:style-name="ro3">
          <table:table-cell office:value-type="string">
            <text:p>mimetypes</text:p>
          </table:table-cell>
          <table:table-cell office:value-type="string">
            <text:p>application-pkcs10</text:p>
          </table:table-cell>
          <table:table-cell office:value-type="string">
            <text:p>certificate</text:p>
          </table:table-cell>
          <table:table-cell table:number-columns-repeated="252"/>
        </table:table-row>
        <table:table-row table:style-name="ro3">
          <table:table-cell office:value-type="string">
            <text:p>mimetypes</text:p>
          </table:table-cell>
          <table:table-cell office:value-type="string">
            <text:p>application-pkcs7-mime</text:p>
          </table:table-cell>
          <table:table-cell office:value-type="string">
            <text:p>encrypted</text:p>
          </table:table-cell>
          <table:table-cell table:number-columns-repeated="252"/>
        </table:table-row>
        <table:table-row table:style-name="ro3">
          <table:table-cell office:value-type="string">
            <text:p>mimetypes</text:p>
          </table:table-cell>
          <table:table-cell office:value-type="string">
            <text:p>application-pkcs7-signature</text:p>
          </table:table-cell>
          <table:table-cell office:value-type="string">
            <text:p>certificate</text:p>
          </table:table-cell>
          <table:table-cell table:number-columns-repeated="252"/>
        </table:table-row>
        <table:table-row table:style-name="ro3">
          <table:table-cell office:value-type="string">
            <text:p>mimetypes</text:p>
          </table:table-cell>
          <table:table-cell office:value-type="string">
            <text:p>application-postscript</text:p>
          </table:table-cell>
          <table:table-cell office:value-type="string">
            <text:p>postscript</text:p>
          </table:table-cell>
          <table:table-cell table:number-columns-repeated="252"/>
        </table:table-row>
        <table:table-row table:style-name="ro3">
          <table:table-cell office:value-type="string">
            <text:p>mimetypes</text:p>
          </table:table-cell>
          <table:table-cell office:value-type="string">
            <text:p>application-relaxng</text:p>
          </table:table-cell>
          <table:table-cell office:value-type="string">
            <text:p>html</text:p>
          </table:table-cell>
          <table:table-cell table:number-columns-repeated="252"/>
        </table:table-row>
        <table:table-row table:style-name="ro3">
          <table:table-cell office:value-type="string">
            <text:p>mimetypes</text:p>
          </table:table-cell>
          <table:table-cell office:value-type="string">
            <text:p>application-smil</text:p>
          </table:table-cell>
          <table:table-cell office:value-type="string">
            <text:p>multimedia</text:p>
          </table:table-cell>
          <table:table-cell table:number-columns-repeated="252"/>
        </table:table-row>
        <table:table-row table:style-name="ro3">
          <table:table-cell office:value-type="string">
            <text:p>mimetypes</text:p>
          </table:table-cell>
          <table:table-cell office:value-type="string">
            <text:p>application-vnd.mozilla.xul+xml</text:p>
          </table:table-cell>
          <table:table-cell office:value-type="string">
            <text:p>netscape_doc</text:p>
          </table:table-cell>
          <table:table-cell table:number-columns-repeated="252"/>
        </table:table-row>
        <table:table-row table:style-name="ro3">
          <table:table-cell office:value-type="string">
            <text:p>mimetypes</text:p>
          </table:table-cell>
          <table:table-cell office:value-type="string">
            <text:p>application-vnd.ms-asf</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application-vnd.ms-excel</text:p>
          </table:table-cell>
          <table:table-cell office:value-type="string">
            <text:p>spreadsheet</text:p>
          </table:table-cell>
          <table:table-cell table:number-columns-repeated="252"/>
        </table:table-row>
        <table:table-row table:style-name="ro3">
          <table:table-cell office:value-type="string">
            <text:p>mimetypes</text:p>
          </table:table-cell>
          <table:table-cell office:value-type="string">
            <text:p>application-vnd.ms-powerpoint</text:p>
          </table:table-cell>
          <table:table-cell office:value-type="string">
            <text:p>presentation</text:p>
          </table:table-cell>
          <table:table-cell table:number-columns-repeated="252"/>
        </table:table-row>
        <table:table-row table:style-name="ro3">
          <table:table-cell office:value-type="string">
            <text:p>mimetypes</text:p>
          </table:table-cell>
          <table:table-cell office:value-type="string">
            <text:p>application-vnd.ms-word</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vnd.ms-xpsdocument</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vnd.oasis.opendocument.chart</text:p>
          </table:table-cell>
          <table:table-cell office:value-type="string">
            <text:p>kchart_chrt</text:p>
          </table:table-cell>
          <table:table-cell table:number-columns-repeated="252"/>
        </table:table-row>
        <table:table-row table:style-name="ro3">
          <table:table-cell office:value-type="string">
            <text:p>mimetypes</text:p>
          </table:table-cell>
          <table:table-cell office:value-type="string">
            <text:p>application-vnd.oasis.opendocument.formula</text:p>
          </table:table-cell>
          <table:table-cell office:value-type="string">
            <text:p>formula</text:p>
          </table:table-cell>
          <table:table-cell table:number-columns-repeated="252"/>
        </table:table-row>
        <table:table-row table:style-name="ro3">
          <table:table-cell office:value-type="string">
            <text:p>mimetypes</text:p>
          </table:table-cell>
          <table:table-cell office:value-type="string">
            <text:p>application-vnd.oasis.opendocument.graphics-template</text:p>
          </table:table-cell>
          <table:table-cell office:value-type="string">
            <text:p>drawing</text:p>
          </table:table-cell>
          <table:table-cell table:number-columns-repeated="252"/>
        </table:table-row>
        <table:table-row table:style-name="ro3">
          <table:table-cell office:value-type="string">
            <text:p>mimetypes</text:p>
          </table:table-cell>
          <table:table-cell office:value-type="string">
            <text:p>application-vnd.oasis.opendocument.graphics</text:p>
          </table:table-cell>
          <table:table-cell office:value-type="string">
            <text:p>drawing</text:p>
          </table:table-cell>
          <table:table-cell table:number-columns-repeated="252"/>
        </table:table-row>
        <table:table-row table:style-name="ro3">
          <table:table-cell office:value-type="string">
            <text:p>mimetypes</text:p>
          </table:table-cell>
          <table:table-cell office:value-type="string">
            <text:p>application-vnd.oasis.opendocument.image</text:p>
          </table:table-cell>
          <table:table-cell office:value-type="string">
            <text:p>krita_kra</text:p>
          </table:table-cell>
          <table:table-cell table:number-columns-repeated="252"/>
        </table:table-row>
        <table:table-row table:style-name="ro3">
          <table:table-cell office:value-type="string">
            <text:p>mimetypes</text:p>
          </table:table-cell>
          <table:table-cell office:value-type="string">
            <text:p>application-vnd.oasis.opendocument.presentation-template</text:p>
          </table:table-cell>
          <table:table-cell office:value-type="string">
            <text:p>presentation</text:p>
          </table:table-cell>
          <table:table-cell table:number-columns-repeated="252"/>
        </table:table-row>
        <table:table-row table:style-name="ro3">
          <table:table-cell office:value-type="string">
            <text:p>mimetypes</text:p>
          </table:table-cell>
          <table:table-cell office:value-type="string">
            <text:p>application-vnd.oasis.opendocument.presentation</text:p>
          </table:table-cell>
          <table:table-cell office:value-type="string">
            <text:p>presentation</text:p>
          </table:table-cell>
          <table:table-cell table:number-columns-repeated="252"/>
        </table:table-row>
        <table:table-row table:style-name="ro3">
          <table:table-cell office:value-type="string">
            <text:p>mimetypes</text:p>
          </table:table-cell>
          <table:table-cell office:value-type="string">
            <text:p>application-vnd.oasis.opendocument.spreadsheet-template</text:p>
          </table:table-cell>
          <table:table-cell office:value-type="string">
            <text:p>spreadsheet</text:p>
          </table:table-cell>
          <table:table-cell table:number-columns-repeated="252"/>
        </table:table-row>
        <table:table-row table:style-name="ro3">
          <table:table-cell office:value-type="string">
            <text:p>mimetypes</text:p>
          </table:table-cell>
          <table:table-cell office:value-type="string">
            <text:p>application-vnd.oasis.opendocument.spreadsheet</text:p>
          </table:table-cell>
          <table:table-cell office:value-type="string">
            <text:p>spreadsheet</text:p>
          </table:table-cell>
          <table:table-cell table:number-columns-repeated="252"/>
        </table:table-row>
        <table:table-row table:style-name="ro3">
          <table:table-cell office:value-type="string">
            <text:p>mimetypes</text:p>
          </table:table-cell>
          <table:table-cell office:value-type="string">
            <text:p>application-vnd.oasis.opendocument.text-template</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vnd.oasis.opendocument.text</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vnd.palm</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vnd.rn-realmedia</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application-vnd.stardivision.calc</text:p>
          </table:table-cell>
          <table:table-cell office:value-type="string">
            <text:p>spreadsheet</text:p>
          </table:table-cell>
          <table:table-cell table:number-columns-repeated="252"/>
        </table:table-row>
        <table:table-row table:style-name="ro3">
          <table:table-cell office:value-type="string">
            <text:p>mimetypes</text:p>
          </table:table-cell>
          <table:table-cell office:value-type="string">
            <text:p>application-vnd.stardivision.chart</text:p>
          </table:table-cell>
          <table:table-cell office:value-type="string">
            <text:p>kchart_chrt</text:p>
          </table:table-cell>
          <table:table-cell table:number-columns-repeated="252"/>
        </table:table-row>
        <table:table-row table:style-name="ro3">
          <table:table-cell office:value-type="string">
            <text:p>mimetypes</text:p>
          </table:table-cell>
          <table:table-cell office:value-type="string">
            <text:p>application-vnd.stardivision.draw</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application-vnd.stardivision.impress</text:p>
          </table:table-cell>
          <table:table-cell office:value-type="string">
            <text:p>presentation</text:p>
          </table:table-cell>
          <table:table-cell table:number-columns-repeated="252"/>
        </table:table-row>
        <table:table-row table:style-name="ro3">
          <table:table-cell office:value-type="string">
            <text:p>mimetypes</text:p>
          </table:table-cell>
          <table:table-cell office:value-type="string">
            <text:p>application-vnd.stardivision.math</text:p>
          </table:table-cell>
          <table:table-cell office:value-type="string">
            <text:p>kformula_kfo</text:p>
          </table:table-cell>
          <table:table-cell table:number-columns-repeated="252"/>
        </table:table-row>
        <table:table-row table:style-name="ro3">
          <table:table-cell office:value-type="string">
            <text:p>mimetypes</text:p>
          </table:table-cell>
          <table:table-cell office:value-type="string">
            <text:p>application-vnd.stardivision.writer-global</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vnd.stardivision.writer</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vnd.sun.xml.base</text:p>
          </table:table-cell>
          <table:table-cell office:value-type="string">
            <text:p>spreadsheet</text:p>
          </table:table-cell>
          <table:table-cell table:number-columns-repeated="252"/>
        </table:table-row>
        <table:table-row table:style-name="ro3">
          <table:table-cell office:value-type="string">
            <text:p>mimetypes</text:p>
          </table:table-cell>
          <table:table-cell office:value-type="string">
            <text:p>application-vnd.sun.xml.calc</text:p>
          </table:table-cell>
          <table:table-cell office:value-type="string">
            <text:p>spreadsheet</text:p>
          </table:table-cell>
          <table:table-cell table:number-columns-repeated="252"/>
        </table:table-row>
        <table:table-row table:style-name="ro3">
          <table:table-cell office:value-type="string">
            <text:p>mimetypes</text:p>
          </table:table-cell>
          <table:table-cell office:value-type="string">
            <text:p>application-vnd.sun.xml.calc.template</text:p>
          </table:table-cell>
          <table:table-cell office:value-type="string">
            <text:p>spreadsheet</text:p>
          </table:table-cell>
          <table:table-cell table:number-columns-repeated="252"/>
        </table:table-row>
        <table:table-row table:style-name="ro3">
          <table:table-cell office:value-type="string">
            <text:p>mimetypes</text:p>
          </table:table-cell>
          <table:table-cell office:value-type="string">
            <text:p>application-vnd.sun.xml.draw</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application-vnd.sun.xml.draw.template</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application-vnd.sun.xml.impress</text:p>
          </table:table-cell>
          <table:table-cell office:value-type="string">
            <text:p>presentation</text:p>
          </table:table-cell>
          <table:table-cell table:number-columns-repeated="252"/>
        </table:table-row>
        <table:table-row table:style-name="ro3">
          <table:table-cell office:value-type="string">
            <text:p>mimetypes</text:p>
          </table:table-cell>
          <table:table-cell office:value-type="string">
            <text:p>application-vnd.sun.xml.impress.template</text:p>
          </table:table-cell>
          <table:table-cell office:value-type="string">
            <text:p>presentation</text:p>
          </table:table-cell>
          <table:table-cell table:number-columns-repeated="252"/>
        </table:table-row>
        <table:table-row table:style-name="ro3">
          <table:table-cell office:value-type="string">
            <text:p>mimetypes</text:p>
          </table:table-cell>
          <table:table-cell office:value-type="string">
            <text:p>application-vnd.sun.xml.writer</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vnd.sun.xml.writer.master</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vnd.sun.xml.writer.template</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wordperfect</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x-7z</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abiword</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x-ace</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afm</text:p>
          </table:table-cell>
          <table:table-cell office:value-type="string">
            <text:p>font_type1</text:p>
          </table:table-cell>
          <table:table-cell table:number-columns-repeated="252"/>
        </table:table-row>
        <table:table-row table:style-name="ro3">
          <table:table-cell office:value-type="string">
            <text:p>mimetypes</text:p>
          </table:table-cell>
          <table:table-cell office:value-type="string">
            <text:p>application-x-amipro</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x-applixgraphics</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application-x-applixspread</text:p>
          </table:table-cell>
          <table:table-cell office:value-type="string">
            <text:p>spreadsheet</text:p>
          </table:table-cell>
          <table:table-cell table:number-columns-repeated="252"/>
        </table:table-row>
        <table:table-row table:style-name="ro3">
          <table:table-cell office:value-type="string">
            <text:p>mimetypes</text:p>
          </table:table-cell>
          <table:table-cell office:value-type="string">
            <text:p>application-x-applixword</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x-arc</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archive</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arj</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awk</text:p>
          </table:table-cell>
          <table:table-cell office:value-type="string">
            <text:p>shellscript</text:p>
          </table:table-cell>
          <table:table-cell table:number-columns-repeated="252"/>
        </table:table-row>
        <table:table-row table:style-name="ro3">
          <table:table-cell office:value-type="string">
            <text:p>mimetypes</text:p>
          </table:table-cell>
          <table:table-cell office:value-type="string">
            <text:p>application-x-bittorrent</text:p>
          </table:table-cell>
          <table:table-cell office:value-type="string">
            <text:p>bt</text:p>
          </table:table-cell>
          <table:table-cell table:number-columns-repeated="252"/>
        </table:table-row>
        <table:table-row table:style-name="ro3">
          <table:table-cell office:value-type="string">
            <text:p>mimetypes</text:p>
          </table:table-cell>
          <table:table-cell office:value-type="string">
            <text:p>application-x-bz2dvi</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bzip</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bzip2</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cda</text:p>
          </table:table-cell>
          <table:table-cell office:value-type="string">
            <text:p>cdtrack</text:p>
          </table:table-cell>
          <table:table-cell table:number-columns-repeated="252"/>
        </table:table-row>
        <table:table-row table:style-name="ro3">
          <table:table-cell office:value-type="string">
            <text:p>mimetypes</text:p>
          </table:table-cell>
          <table:table-cell office:value-type="string">
            <text:p>application-x-compress</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core</text:p>
          </table:table-cell>
          <table:table-cell office:value-type="string">
            <text:p>core</text:p>
          </table:table-cell>
          <table:table-cell table:number-columns-repeated="252"/>
        </table:table-row>
        <table:table-row table:style-name="ro3">
          <table:table-cell office:value-type="string">
            <text:p>mimetypes</text:p>
          </table:table-cell>
          <table:table-cell office:value-type="string">
            <text:p>application-x-cpio</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cue</text:p>
          </table:table-cell>
          <table:table-cell office:value-type="string">
            <text:p>cdimage</text:p>
          </table:table-cell>
          <table:table-cell table:number-columns-repeated="252"/>
        </table:table-row>
        <table:table-row table:style-name="ro3">
          <table:table-cell office:value-type="string">
            <text:p>mimetypes</text:p>
          </table:table-cell>
          <table:table-cell office:value-type="string">
            <text:p>application-x-dbase</text:p>
          </table:table-cell>
          <table:table-cell office:value-type="string">
            <text:p>database</text:p>
          </table:table-cell>
          <table:table-cell table:number-columns-repeated="252"/>
        </table:table-row>
        <table:table-row table:style-name="ro3">
          <table:table-cell office:value-type="string">
            <text:p>mimetypes</text:p>
          </table:table-cell>
          <table:table-cell office:value-type="string">
            <text:p>application-x-deb</text:p>
          </table:table-cell>
          <table:table-cell office:value-type="string">
            <text:p>deb</text:p>
          </table:table-cell>
          <table:table-cell table:number-columns-repeated="252"/>
        </table:table-row>
        <table:table-row table:style-name="ro3">
          <table:table-cell office:value-type="string">
            <text:p>mimetypes</text:p>
          </table:table-cell>
          <table:table-cell office:value-type="string">
            <text:p>application-x-designer</text:p>
          </table:table-cell>
          <table:table-cell office:value-type="string">
            <text:p>widget_doc</text:p>
          </table:table-cell>
          <table:table-cell table:number-columns-repeated="252"/>
        </table:table-row>
        <table:table-row table:style-name="ro3">
          <table:table-cell office:value-type="string">
            <text:p>mimetypes</text:p>
          </table:table-cell>
          <table:table-cell office:value-type="string">
            <text:p>application-x-desktop</text:p>
          </table:table-cell>
          <table:table-cell office:value-type="string">
            <text:p>exec</text:p>
          </table:table-cell>
          <table:table-cell table:number-columns-repeated="252"/>
        </table:table-row>
        <table:table-row table:style-name="ro3">
          <table:table-cell office:value-type="string">
            <text:p>mimetypes</text:p>
          </table:table-cell>
          <table:table-cell office:value-type="string">
            <text:p>application-x-dvi</text:p>
          </table:table-cell>
          <table:table-cell office:value-type="string">
            <text:p>dvi</text:p>
          </table:table-cell>
          <table:table-cell table:number-columns-repeated="252"/>
        </table:table-row>
        <table:table-row table:style-name="ro3">
          <table:table-cell office:value-type="string">
            <text:p>mimetypes</text:p>
          </table:table-cell>
          <table:table-cell office:value-type="string">
            <text:p>application-x-egon</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application-x-executable-script</text:p>
          </table:table-cell>
          <table:table-cell office:value-type="string">
            <text:p>exec</text:p>
          </table:table-cell>
          <table:table-cell table:number-columns-repeated="252"/>
        </table:table-row>
        <table:table-row table:style-name="ro3">
          <table:table-cell office:value-type="string">
            <text:p>mimetypes</text:p>
          </table:table-cell>
          <table:table-cell office:value-type="string">
            <text:p>application-x-executable</text:p>
          </table:table-cell>
          <table:table-cell office:value-type="string">
            <text:p>exec</text:p>
          </table:table-cell>
          <table:table-cell table:number-columns-repeated="252"/>
        </table:table-row>
        <table:table-row table:style-name="ro3">
          <table:table-cell office:value-type="string">
            <text:p>mimetypes</text:p>
          </table:table-cell>
          <table:table-cell office:value-type="string">
            <text:p>application-x-font-bdf</text:p>
          </table:table-cell>
          <table:table-cell office:value-type="string">
            <text:p>font_bitmap</text:p>
          </table:table-cell>
          <table:table-cell table:number-columns-repeated="252"/>
        </table:table-row>
        <table:table-row table:style-name="ro3">
          <table:table-cell office:value-type="string">
            <text:p>mimetypes</text:p>
          </table:table-cell>
          <table:table-cell office:value-type="string">
            <text:p>application-x-font-ghostscript</text:p>
          </table:table-cell>
          <table:table-cell office:value-type="string">
            <text:p>font</text:p>
          </table:table-cell>
          <table:table-cell table:number-columns-repeated="252"/>
        </table:table-row>
        <table:table-row table:style-name="ro3">
          <table:table-cell office:value-type="string">
            <text:p>mimetypes</text:p>
          </table:table-cell>
          <table:table-cell office:value-type="string">
            <text:p>application-x-font-otf</text:p>
          </table:table-cell>
          <table:table-cell office:value-type="string">
            <text:p>font_truetype</text:p>
          </table:table-cell>
          <table:table-cell table:number-columns-repeated="252"/>
        </table:table-row>
        <table:table-row table:style-name="ro3">
          <table:table-cell office:value-type="string">
            <text:p>mimetypes</text:p>
          </table:table-cell>
          <table:table-cell office:value-type="string">
            <text:p>application-x-font-pcf</text:p>
          </table:table-cell>
          <table:table-cell office:value-type="string">
            <text:p>font_bitmap</text:p>
          </table:table-cell>
          <table:table-cell table:number-columns-repeated="252"/>
        </table:table-row>
        <table:table-row table:style-name="ro3">
          <table:table-cell office:value-type="string">
            <text:p>mimetypes</text:p>
          </table:table-cell>
          <table:table-cell office:value-type="string">
            <text:p>application-x-font-snf</text:p>
          </table:table-cell>
          <table:table-cell office:value-type="string">
            <text:p>font_bitmap</text:p>
          </table:table-cell>
          <table:table-cell table:number-columns-repeated="252"/>
        </table:table-row>
        <table:table-row table:style-name="ro3">
          <table:table-cell office:value-type="string">
            <text:p>mimetypes</text:p>
          </table:table-cell>
          <table:table-cell office:value-type="string">
            <text:p>application-x-font-speedo</text:p>
          </table:table-cell>
          <table:table-cell office:value-type="string">
            <text:p>font</text:p>
          </table:table-cell>
          <table:table-cell table:number-columns-repeated="252"/>
        </table:table-row>
        <table:table-row table:style-name="ro3">
          <table:table-cell office:value-type="string">
            <text:p>mimetypes</text:p>
          </table:table-cell>
          <table:table-cell office:value-type="string">
            <text:p>application-x-font-ttc</text:p>
          </table:table-cell>
          <table:table-cell office:value-type="string">
            <text:p>font_truetype</text:p>
          </table:table-cell>
          <table:table-cell table:number-columns-repeated="252"/>
        </table:table-row>
        <table:table-row table:style-name="ro3">
          <table:table-cell office:value-type="string">
            <text:p>mimetypes</text:p>
          </table:table-cell>
          <table:table-cell office:value-type="string">
            <text:p>application-x-font-ttf</text:p>
          </table:table-cell>
          <table:table-cell office:value-type="string">
            <text:p>font_truetype</text:p>
          </table:table-cell>
          <table:table-cell table:number-columns-repeated="252"/>
        </table:table-row>
        <table:table-row table:style-name="ro3">
          <table:table-cell office:value-type="string">
            <text:p>mimetypes</text:p>
          </table:table-cell>
          <table:table-cell office:value-type="string">
            <text:p>application-x-font-type1</text:p>
          </table:table-cell>
          <table:table-cell office:value-type="string">
            <text:p>font_type1</text:p>
          </table:table-cell>
          <table:table-cell table:number-columns-repeated="252"/>
        </table:table-row>
        <table:table-row table:style-name="ro3">
          <table:table-cell office:value-type="string">
            <text:p>mimetypes</text:p>
          </table:table-cell>
          <table:table-cell office:value-type="string">
            <text:p>application-x-gettext</text:p>
          </table:table-cell>
          <table:table-cell office:value-type="string">
            <text:p>gettext</text:p>
          </table:table-cell>
          <table:table-cell table:number-columns-repeated="252"/>
        </table:table-row>
        <table:table-row table:style-name="ro3">
          <table:table-cell office:value-type="string">
            <text:p>mimetypes</text:p>
          </table:table-cell>
          <table:table-cell office:value-type="string">
            <text:p>application-x-gnumeric</text:p>
          </table:table-cell>
          <table:table-cell office:value-type="string">
            <text:p>spreadsheet</text:p>
          </table:table-cell>
          <table:table-cell table:number-columns-repeated="252"/>
        </table:table-row>
        <table:table-row table:style-name="ro3">
          <table:table-cell office:value-type="string">
            <text:p>mimetypes</text:p>
          </table:table-cell>
          <table:table-cell office:value-type="string">
            <text:p>application-x-gzdvi</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gzip</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gzpostscript</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hancomword</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x-ica</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x-iso</text:p>
          </table:table-cell>
          <table:table-cell office:value-type="string">
            <text:p>cdtrack</text:p>
          </table:table-cell>
          <table:table-cell table:number-columns-repeated="252"/>
        </table:table-row>
        <table:table-row table:style-name="ro3">
          <table:table-cell office:value-type="string">
            <text:p>mimetypes</text:p>
          </table:table-cell>
          <table:table-cell office:value-type="string">
            <text:p>application-x-jar</text:p>
          </table:table-cell>
          <table:table-cell office:value-type="string">
            <text:p>source_java</text:p>
          </table:table-cell>
          <table:table-cell table:number-columns-repeated="252"/>
        </table:table-row>
        <table:table-row table:style-name="ro3">
          <table:table-cell office:value-type="string">
            <text:p>mimetypes</text:p>
          </table:table-cell>
          <table:table-cell office:value-type="string">
            <text:p>application-x-java-applet</text:p>
          </table:table-cell>
          <table:table-cell office:value-type="string">
            <text:p>java_jar</text:p>
          </table:table-cell>
          <table:table-cell table:number-columns-repeated="252"/>
        </table:table-row>
        <table:table-row table:style-name="ro3">
          <table:table-cell office:value-type="string">
            <text:p>mimetypes</text:p>
          </table:table-cell>
          <table:table-cell office:value-type="string">
            <text:p>application-x-java</text:p>
          </table:table-cell>
          <table:table-cell office:value-type="string">
            <text:p>source_java</text:p>
          </table:table-cell>
          <table:table-cell table:number-columns-repeated="252"/>
        </table:table-row>
        <table:table-row table:style-name="ro3">
          <table:table-cell office:value-type="string">
            <text:p>mimetypes</text:p>
          </table:table-cell>
          <table:table-cell office:value-type="string">
            <text:p>application-x-javascript</text:p>
          </table:table-cell>
          <table:table-cell office:value-type="string">
            <text:p>javascript</text:p>
          </table:table-cell>
          <table:table-cell table:number-columns-repeated="252"/>
        </table:table-row>
        <table:table-row table:style-name="ro3">
          <table:table-cell office:value-type="string">
            <text:p>mimetypes</text:p>
          </table:table-cell>
          <table:table-cell office:value-type="string">
            <text:p>application-x-karbon</text:p>
          </table:table-cell>
          <table:table-cell office:value-type="string">
            <text:p>karbon_karbon</text:p>
          </table:table-cell>
          <table:table-cell table:number-columns-repeated="252"/>
        </table:table-row>
        <table:table-row table:style-name="ro3">
          <table:table-cell office:value-type="string">
            <text:p>mimetypes</text:p>
          </table:table-cell>
          <table:table-cell office:value-type="string">
            <text:p>application-x-kchart</text:p>
          </table:table-cell>
          <table:table-cell office:value-type="string">
            <text:p>kchart_chrt</text:p>
          </table:table-cell>
          <table:table-cell table:number-columns-repeated="252"/>
        </table:table-row>
        <table:table-row table:style-name="ro3">
          <table:table-cell office:value-type="string">
            <text:p>mimetypes</text:p>
          </table:table-cell>
          <table:table-cell office:value-type="string">
            <text:p>application-x-kcsrc</text:p>
          </table:table-cell>
          <table:table-cell office:value-type="string">
            <text:p>colorscm</text:p>
          </table:table-cell>
          <table:table-cell table:number-columns-repeated="252"/>
        </table:table-row>
        <table:table-row table:style-name="ro3">
          <table:table-cell office:value-type="string">
            <text:p>mimetypes</text:p>
          </table:table-cell>
          <table:table-cell office:value-type="string">
            <text:p>application-x-kformula</text:p>
          </table:table-cell>
          <table:table-cell office:value-type="string">
            <text:p>kformula_kfo</text:p>
          </table:table-cell>
          <table:table-cell table:number-columns-repeated="252"/>
        </table:table-row>
        <table:table-row table:style-name="ro3">
          <table:table-cell office:value-type="string">
            <text:p>mimetypes</text:p>
          </table:table-cell>
          <table:table-cell office:value-type="string">
            <text:p>application-x-kivio</text:p>
          </table:table-cell>
          <table:table-cell office:value-type="string">
            <text:p>kivio_flw</text:p>
          </table:table-cell>
          <table:table-cell table:number-columns-repeated="252"/>
        </table:table-row>
        <table:table-row table:style-name="ro3">
          <table:table-cell office:value-type="string">
            <text:p>mimetypes</text:p>
          </table:table-cell>
          <table:table-cell office:value-type="string">
            <text:p>application-x-kontour</text:p>
          </table:table-cell>
          <table:table-cell office:value-type="string">
            <text:p>vectorgfx</text:p>
          </table:table-cell>
          <table:table-cell table:number-columns-repeated="252"/>
        </table:table-row>
        <table:table-row table:style-name="ro3">
          <table:table-cell office:value-type="string">
            <text:p>mimetypes</text:p>
          </table:table-cell>
          <table:table-cell office:value-type="string">
            <text:p>application-x-kpovmodeler</text:p>
          </table:table-cell>
          <table:table-cell office:value-type="string">
            <text:p>kpovmodeler_doc</text:p>
          </table:table-cell>
          <table:table-cell table:number-columns-repeated="252"/>
        </table:table-row>
        <table:table-row table:style-name="ro3">
          <table:table-cell office:value-type="string">
            <text:p>mimetypes</text:p>
          </table:table-cell>
          <table:table-cell office:value-type="string">
            <text:p>application-x-kpresenter</text:p>
          </table:table-cell>
          <table:table-cell office:value-type="string">
            <text:p>kpresenter_kpr</text:p>
          </table:table-cell>
          <table:table-cell table:number-columns-repeated="252"/>
        </table:table-row>
        <table:table-row table:style-name="ro3">
          <table:table-cell office:value-type="string">
            <text:p>mimetypes</text:p>
          </table:table-cell>
          <table:table-cell office:value-type="string">
            <text:p>application-x-krita</text:p>
          </table:table-cell>
          <table:table-cell office:value-type="string">
            <text:p>krita_kra</text:p>
          </table:table-cell>
          <table:table-cell table:number-columns-repeated="252"/>
        </table:table-row>
        <table:table-row table:style-name="ro3">
          <table:table-cell office:value-type="string">
            <text:p>mimetypes</text:p>
          </table:table-cell>
          <table:table-cell office:value-type="string">
            <text:p>application-x-kspread</text:p>
          </table:table-cell>
          <table:table-cell office:value-type="string">
            <text:p>kspread_ksp</text:p>
          </table:table-cell>
          <table:table-cell table:number-columns-repeated="252"/>
        </table:table-row>
        <table:table-row table:style-name="ro3">
          <table:table-cell office:value-type="string">
            <text:p>mimetypes</text:p>
          </table:table-cell>
          <table:table-cell office:value-type="string">
            <text:p>application-x-kudesigner</text:p>
          </table:table-cell>
          <table:table-cell office:value-type="string">
            <text:p>kugardata</text:p>
          </table:table-cell>
          <table:table-cell table:number-columns-repeated="252"/>
        </table:table-row>
        <table:table-row table:style-name="ro3">
          <table:table-cell office:value-type="string">
            <text:p>mimetypes</text:p>
          </table:table-cell>
          <table:table-cell office:value-type="string">
            <text:p>application-x-kugar</text:p>
          </table:table-cell>
          <table:table-cell office:value-type="string">
            <text:p>kugar_kud</text:p>
          </table:table-cell>
          <table:table-cell table:number-columns-repeated="252"/>
        </table:table-row>
        <table:table-row table:style-name="ro3">
          <table:table-cell office:value-type="string">
            <text:p>mimetypes</text:p>
          </table:table-cell>
          <table:table-cell office:value-type="string">
            <text:p>application-x-kword</text:p>
          </table:table-cell>
          <table:table-cell office:value-type="string">
            <text:p>kword_kwd</text:p>
          </table:table-cell>
          <table:table-cell table:number-columns-repeated="252"/>
        </table:table-row>
        <table:table-row table:style-name="ro3">
          <table:table-cell office:value-type="string">
            <text:p>mimetypes</text:p>
          </table:table-cell>
          <table:table-cell office:value-type="string">
            <text:p>application-x-lha</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linguist</text:p>
          </table:table-cell>
          <table:table-cell office:value-type="string">
            <text:p>gettext</text:p>
          </table:table-cell>
          <table:table-cell table:number-columns-repeated="252"/>
        </table:table-row>
        <table:table-row table:style-name="ro3">
          <table:table-cell office:value-type="string">
            <text:p>mimetypes</text:p>
          </table:table-cell>
          <table:table-cell office:value-type="string">
            <text:p>application-x-lyx</text:p>
          </table:table-cell>
          <table:table-cell office:value-type="string">
            <text:p>dvi</text:p>
          </table:table-cell>
          <table:table-cell table:number-columns-repeated="252"/>
        </table:table-row>
        <table:table-row table:style-name="ro3">
          <table:table-cell office:value-type="string">
            <text:p>mimetypes</text:p>
          </table:table-cell>
          <table:table-cell office:value-type="string">
            <text:p>application-x-lzop</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magicpoint</text:p>
          </table:table-cell>
          <table:table-cell office:value-type="string">
            <text:p>presentation</text:p>
          </table:table-cell>
          <table:table-cell table:number-columns-repeated="252"/>
        </table:table-row>
        <table:table-row table:style-name="ro3">
          <table:table-cell office:value-type="string">
            <text:p>mimetypes</text:p>
          </table:table-cell>
          <table:table-cell office:value-type="string">
            <text:p>application-x-mimearchive</text:p>
          </table:table-cell>
          <table:table-cell office:value-type="string">
            <text:p>message</text:p>
          </table:table-cell>
          <table:table-cell table:number-columns-repeated="252"/>
        </table:table-row>
        <table:table-row table:style-name="ro3">
          <table:table-cell office:value-type="string">
            <text:p>mimetypes</text:p>
          </table:table-cell>
          <table:table-cell office:value-type="string">
            <text:p>application-x-mplayer2</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application-x-msaccess</text:p>
          </table:table-cell>
          <table:table-cell office:value-type="string">
            <text:p>database</text:p>
          </table:table-cell>
          <table:table-cell table:number-columns-repeated="252"/>
        </table:table-row>
        <table:table-row table:style-name="ro3">
          <table:table-cell office:value-type="string">
            <text:p>mimetypes</text:p>
          </table:table-cell>
          <table:table-cell office:value-type="string">
            <text:p>application-x-msdos-program</text:p>
          </table:table-cell>
          <table:table-cell office:value-type="string">
            <text:p>exec</text:p>
          </table:table-cell>
          <table:table-cell table:number-columns-repeated="252"/>
        </table:table-row>
        <table:table-row table:style-name="ro3">
          <table:table-cell office:value-type="string">
            <text:p>mimetypes</text:p>
          </table:table-cell>
          <table:table-cell office:value-type="string">
            <text:p>application-x-msmetafile</text:p>
          </table:table-cell>
          <table:table-cell office:value-type="string">
            <text:p>vectorgfx</text:p>
          </table:table-cell>
          <table:table-cell table:number-columns-repeated="252"/>
        </table:table-row>
        <table:table-row table:style-name="ro3">
          <table:table-cell office:value-type="string">
            <text:p>mimetypes</text:p>
          </table:table-cell>
          <table:table-cell office:value-type="string">
            <text:p>application-x-mswrite</text:p>
          </table:table-cell>
          <table:table-cell office:value-type="string">
            <text:p>document</text:p>
          </table:table-cell>
          <table:table-cell table:number-columns-repeated="252"/>
        </table:table-row>
        <table:table-row table:style-name="ro3">
          <table:table-cell office:value-type="string">
            <text:p>mimetypes</text:p>
          </table:table-cell>
          <table:table-cell office:value-type="string">
            <text:p>application-x-nzb</text:p>
          </table:table-cell>
          <table:table-cell office:value-type="string">
            <text:p>bt</text:p>
          </table:table-cell>
          <table:table-cell table:number-columns-repeated="252"/>
        </table:table-row>
        <table:table-row table:style-name="ro3">
          <table:table-cell office:value-type="string">
            <text:p>mimetypes</text:p>
          </table:table-cell>
          <table:table-cell office:value-type="string">
            <text:p>application-x-object</text:p>
          </table:table-cell>
          <table:table-cell office:value-type="string">
            <text:p>binary</text:p>
          </table:table-cell>
          <table:table-cell table:number-columns-repeated="252"/>
        </table:table-row>
        <table:table-row table:style-name="ro3">
          <table:table-cell office:value-type="string">
            <text:p>mimetypes</text:p>
          </table:table-cell>
          <table:table-cell office:value-type="string">
            <text:p>application-x-ogg</text:p>
          </table:table-cell>
          <table:table-cell office:value-type="string">
            <text:p>multimedia</text:p>
          </table:table-cell>
          <table:table-cell table:number-columns-repeated="252"/>
        </table:table-row>
        <table:table-row table:style-name="ro3">
          <table:table-cell office:value-type="string">
            <text:p>mimetypes</text:p>
          </table:table-cell>
          <table:table-cell office:value-type="string">
            <text:p>application-x-openraster</text:p>
          </table:table-cell>
          <table:table-cell office:value-type="string">
            <text:p>krita_kra</text:p>
          </table:table-cell>
          <table:table-cell table:number-columns-repeated="252"/>
        </table:table-row>
        <table:table-row table:style-name="ro3">
          <table:table-cell office:value-type="string">
            <text:p>mimetypes</text:p>
          </table:table-cell>
          <table:table-cell office:value-type="string">
            <text:p>application-x-pak</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perl-module</text:p>
          </table:table-cell>
          <table:table-cell office:value-type="string">
            <text:p>source_pl</text:p>
          </table:table-cell>
          <table:table-cell table:number-columns-repeated="252"/>
        </table:table-row>
        <table:table-row table:style-name="ro3">
          <table:table-cell office:value-type="string">
            <text:p>mimetypes</text:p>
          </table:table-cell>
          <table:table-cell office:value-type="string">
            <text:p>application-x-perl</text:p>
          </table:table-cell>
          <table:table-cell office:value-type="string">
            <text:p>source_pl</text:p>
          </table:table-cell>
          <table:table-cell table:number-columns-repeated="252"/>
        </table:table-row>
        <table:table-row table:style-name="ro3">
          <table:table-cell office:value-type="string">
            <text:p>mimetypes</text:p>
          </table:table-cell>
          <table:table-cell office:value-type="string">
            <text:p>application-x-php</text:p>
          </table:table-cell>
          <table:table-cell office:value-type="string">
            <text:p>source_php</text:p>
          </table:table-cell>
          <table:table-cell table:number-columns-repeated="252"/>
        </table:table-row>
        <table:table-row table:style-name="ro3">
          <table:table-cell office:value-type="string">
            <text:p>mimetypes</text:p>
          </table:table-cell>
          <table:table-cell office:value-type="string">
            <text:p>application-x-pkcs12</text:p>
          </table:table-cell>
          <table:table-cell office:value-type="string">
            <text:p>certificate</text:p>
          </table:table-cell>
          <table:table-cell table:number-columns-repeated="252"/>
        </table:table-row>
        <table:table-row table:style-name="ro3">
          <table:table-cell office:value-type="string">
            <text:p>mimetypes</text:p>
          </table:table-cell>
          <table:table-cell office:value-type="string">
            <text:p>application-x-plasma</text:p>
          </table:table-cell>
          <table:table-cell office:value-type="string">
            <text:p>plasmoid</text:p>
          </table:table-cell>
          <table:table-cell table:number-columns-repeated="252"/>
        </table:table-row>
        <table:table-row table:style-name="ro3">
          <table:table-cell office:value-type="string">
            <text:p>mimetypes</text:p>
          </table:table-cell>
          <table:table-cell office:value-type="string">
            <text:p>application-x-pw</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x-python-bytecode</text:p>
          </table:table-cell>
          <table:table-cell office:value-type="string">
            <text:p>binary</text:p>
          </table:table-cell>
          <table:table-cell table:number-columns-repeated="252"/>
        </table:table-row>
        <table:table-row table:style-name="ro3">
          <table:table-cell office:value-type="string">
            <text:p>mimetypes</text:p>
          </table:table-cell>
          <table:table-cell office:value-type="string">
            <text:p>application-x-python</text:p>
          </table:table-cell>
          <table:table-cell office:value-type="string">
            <text:p>source_py</text:p>
          </table:table-cell>
          <table:table-cell table:number-columns-repeated="252"/>
        </table:table-row>
        <table:table-row table:style-name="ro3">
          <table:table-cell office:value-type="string">
            <text:p>mimetypes</text:p>
          </table:table-cell>
          <table:table-cell office:value-type="string">
            <text:p>application-x-quattropro</text:p>
          </table:table-cell>
          <table:table-cell office:value-type="string">
            <text:p>spreadsheet</text:p>
          </table:table-cell>
          <table:table-cell table:number-columns-repeated="252"/>
        </table:table-row>
        <table:table-row table:style-name="ro3">
          <table:table-cell office:value-type="string">
            <text:p>mimetypes</text:p>
          </table:table-cell>
          <table:table-cell office:value-type="string">
            <text:p>application-x-rar-compressed</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rar</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rpm</text:p>
          </table:table-cell>
          <table:table-cell office:value-type="string">
            <text:p>rpm</text:p>
          </table:table-cell>
          <table:table-cell table:number-columns-repeated="252"/>
        </table:table-row>
        <table:table-row table:style-name="ro3">
          <table:table-cell office:value-type="string">
            <text:p>mimetypes</text:p>
          </table:table-cell>
          <table:table-cell office:value-type="string">
            <text:p>application-x-ruby</text:p>
          </table:table-cell>
          <table:table-cell office:value-type="string">
            <text:p>source</text:p>
          </table:table-cell>
          <table:table-cell table:number-columns-repeated="252"/>
        </table:table-row>
        <table:table-row table:style-name="ro3">
          <table:table-cell office:value-type="string">
            <text:p>mimetypes</text:p>
          </table:table-cell>
          <table:table-cell office:value-type="string">
            <text:p>application-x-sharedlib</text:p>
          </table:table-cell>
          <table:table-cell office:value-type="string">
            <text:p>binary</text:p>
          </table:table-cell>
          <table:table-cell table:number-columns-repeated="252"/>
        </table:table-row>
        <table:table-row table:style-name="ro3">
          <table:table-cell office:value-type="string">
            <text:p>mimetypes</text:p>
          </table:table-cell>
          <table:table-cell office:value-type="string">
            <text:p>application-x-shellscript</text:p>
          </table:table-cell>
          <table:table-cell office:value-type="string">
            <text:p>shellscript</text:p>
          </table:table-cell>
          <table:table-cell table:number-columns-repeated="252"/>
        </table:table-row>
        <table:table-row table:style-name="ro3">
          <table:table-cell office:value-type="string">
            <text:p>mimetypes</text:p>
          </table:table-cell>
          <table:table-cell office:value-type="string">
            <text:p>application-x-shockwave-flash</text:p>
          </table:table-cell>
          <table:table-cell office:value-type="string">
            <text:p>multimedia</text:p>
          </table:table-cell>
          <table:table-cell table:number-columns-repeated="252"/>
        </table:table-row>
        <table:table-row table:style-name="ro3">
          <table:table-cell office:value-type="string">
            <text:p>mimetypes</text:p>
          </table:table-cell>
          <table:table-cell office:value-type="string">
            <text:p>application-x-siag</text:p>
          </table:table-cell>
          <table:table-cell office:value-type="string">
            <text:p>spreadsheet</text:p>
          </table:table-cell>
          <table:table-cell table:number-columns-repeated="252"/>
        </table:table-row>
        <table:table-row table:style-name="ro3">
          <table:table-cell office:value-type="string">
            <text:p>mimetypes</text:p>
          </table:table-cell>
          <table:table-cell office:value-type="string">
            <text:p>application-x-superkaramba</text:p>
          </table:table-cell>
          <table:table-cell office:value-type="string">
            <text:p>superkaramba_theme</text:p>
          </table:table-cell>
          <table:table-cell table:number-columns-repeated="252"/>
        </table:table-row>
        <table:table-row table:style-name="ro3">
          <table:table-cell office:value-type="string">
            <text:p>mimetypes</text:p>
          </table:table-cell>
          <table:table-cell office:value-type="string">
            <text:p>application-x-tar</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tarz</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tbz</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tex-gf</text:p>
          </table:table-cell>
          <table:table-cell office:value-type="string">
            <text:p>gf</text:p>
          </table:table-cell>
          <table:table-cell table:number-columns-repeated="252"/>
        </table:table-row>
        <table:table-row table:style-name="ro3">
          <table:table-cell office:value-type="string">
            <text:p>mimetypes</text:p>
          </table:table-cell>
          <table:table-cell office:value-type="string">
            <text:p>application-x-tex-pk</text:p>
          </table:table-cell>
          <table:table-cell office:value-type="string">
            <text:p>pk</text:p>
          </table:table-cell>
          <table:table-cell table:number-columns-repeated="252"/>
        </table:table-row>
        <table:table-row table:style-name="ro3">
          <table:table-cell office:value-type="string">
            <text:p>mimetypes</text:p>
          </table:table-cell>
          <table:table-cell office:value-type="string">
            <text:p>application-x-tgif</text:p>
          </table:table-cell>
          <table:table-cell office:value-type="string">
            <text:p>vectorgfx</text:p>
          </table:table-cell>
          <table:table-cell table:number-columns-repeated="252"/>
        </table:table-row>
        <table:table-row table:style-name="ro3">
          <table:table-cell office:value-type="string">
            <text:p>mimetypes</text:p>
          </table:table-cell>
          <table:table-cell office:value-type="string">
            <text:p>application-x-tgz</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trash</text:p>
          </table:table-cell>
          <table:table-cell office:value-type="string">
            <text:p>recycled</text:p>
          </table:table-cell>
          <table:table-cell table:number-columns-repeated="252"/>
        </table:table-row>
        <table:table-row table:style-name="ro3">
          <table:table-cell office:value-type="string">
            <text:p>mimetypes</text:p>
          </table:table-cell>
          <table:table-cell office:value-type="string">
            <text:p>application-x-troff-man</text:p>
          </table:table-cell>
          <table:table-cell office:value-type="string">
            <text:p>man</text:p>
          </table:table-cell>
          <table:table-cell table:number-columns-repeated="252"/>
        </table:table-row>
        <table:table-row table:style-name="ro3">
          <table:table-cell office:value-type="string">
            <text:p>mimetypes</text:p>
          </table:table-cell>
          <table:table-cell office:value-type="string">
            <text:p>application-x-troff</text:p>
          </table:table-cell>
          <table:table-cell office:value-type="string">
            <text:p>man</text:p>
          </table:table-cell>
          <table:table-cell table:number-columns-repeated="252"/>
        </table:table-row>
        <table:table-row table:style-name="ro3">
          <table:table-cell office:value-type="string">
            <text:p>mimetypes</text:p>
          </table:table-cell>
          <table:table-cell office:value-type="string">
            <text:p>application-x-tzo</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vnd.kde.kexi</text:p>
          </table:table-cell>
          <table:table-cell office:value-type="string">
            <text:p>kexi_kexi</text:p>
          </table:table-cell>
          <table:table-cell table:number-columns-repeated="252"/>
        </table:table-row>
        <table:table-row table:style-name="ro3">
          <table:table-cell office:value-type="string">
            <text:p>mimetypes</text:p>
          </table:table-cell>
          <table:table-cell office:value-type="string">
            <text:p>application-x-vnd.kde.kugar.mixed</text:p>
          </table:table-cell>
          <table:table-cell office:value-type="string">
            <text:p>kugar_kud</text:p>
          </table:table-cell>
          <table:table-cell table:number-columns-repeated="252"/>
        </table:table-row>
        <table:table-row table:style-name="ro3">
          <table:table-cell office:value-type="string">
            <text:p>mimetypes</text:p>
          </table:table-cell>
          <table:table-cell office:value-type="string">
            <text:p>application-x-webarchive</text:p>
          </table:table-cell>
          <table:table-cell office:value-type="string">
            <text:p>www</text:p>
          </table:table-cell>
          <table:table-cell table:number-columns-repeated="252"/>
        </table:table-row>
        <table:table-row table:style-name="ro3">
          <table:table-cell office:value-type="string">
            <text:p>mimetypes</text:p>
          </table:table-cell>
          <table:table-cell office:value-type="string">
            <text:p>application-x-x509-ca-cert</text:p>
          </table:table-cell>
          <table:table-cell office:value-type="string">
            <text:p>certificate</text:p>
          </table:table-cell>
          <table:table-cell table:number-columns-repeated="252"/>
        </table:table-row>
        <table:table-row table:style-name="ro3">
          <table:table-cell office:value-type="string">
            <text:p>mimetypes</text:p>
          </table:table-cell>
          <table:table-cell office:value-type="string">
            <text:p>application-x-xliff</text:p>
          </table:table-cell>
          <table:table-cell office:value-type="string">
            <text:p>gettext</text:p>
          </table:table-cell>
          <table:table-cell table:number-columns-repeated="252"/>
        </table:table-row>
        <table:table-row table:style-name="ro3">
          <table:table-cell office:value-type="string">
            <text:p>mimetypes</text:p>
          </table:table-cell>
          <table:table-cell office:value-type="string">
            <text:p>application-x-zerosize</text:p>
          </table:table-cell>
          <table:table-cell office:value-type="string">
            <text:p>empty</text:p>
          </table:table-cell>
          <table:table-cell table:number-columns-repeated="252"/>
        </table:table-row>
        <table:table-row table:style-name="ro3">
          <table:table-cell office:value-type="string">
            <text:p>mimetypes</text:p>
          </table:table-cell>
          <table:table-cell office:value-type="string">
            <text:p>application-x-zip-compressed</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zip</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zoo</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html+xml</text:p>
          </table:table-cell>
          <table:table-cell office:value-type="string">
            <text:p>html</text:p>
          </table:table-cell>
          <table:table-cell table:number-columns-repeated="252"/>
        </table:table-row>
        <table:table-row table:style-name="ro3">
          <table:table-cell office:value-type="string">
            <text:p>mimetypes</text:p>
          </table:table-cell>
          <table:table-cell office:value-type="string">
            <text:p>application-xml-dtd</text:p>
          </table:table-cell>
          <table:table-cell office:value-type="string">
            <text:p>html</text:p>
          </table:table-cell>
          <table:table-cell table:number-columns-repeated="252"/>
        </table:table-row>
        <table:table-row table:style-name="ro3">
          <table:table-cell office:value-type="string">
            <text:p>mimetypes</text:p>
          </table:table-cell>
          <table:table-cell office:value-type="string">
            <text:p>application-xml</text:p>
          </table:table-cell>
          <table:table-cell office:value-type="string">
            <text:p>html</text:p>
          </table:table-cell>
          <table:table-cell table:number-columns-repeated="252"/>
        </table:table-row>
        <table:table-row table:style-name="ro3">
          <table:table-cell office:value-type="string">
            <text:p>mimetypes</text:p>
          </table:table-cell>
          <table:table-cell office:value-type="string">
            <text:p>application-xsd</text:p>
          </table:table-cell>
          <table:table-cell office:value-type="string">
            <text:p>html</text:p>
          </table:table-cell>
          <table:table-cell table:number-columns-repeated="252"/>
        </table:table-row>
        <table:table-row table:style-name="ro3">
          <table:table-cell office:value-type="string">
            <text:p>mimetypes</text:p>
          </table:table-cell>
          <table:table-cell office:value-type="string">
            <text:p>audio-aac</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ac3</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basic</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mp4</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mpeg</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mpegurl</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prs.sid</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vnd.rn-realaudio</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vorbis</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adpcm</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aiff</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flac</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matroska</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midi</text:p>
          </table:table-cell>
          <table:table-cell office:value-type="string">
            <text:p>midi</text:p>
          </table:table-cell>
          <table:table-cell table:number-columns-repeated="252"/>
        </table:table-row>
        <table:table-row table:style-name="ro3">
          <table:table-cell office:value-type="string">
            <text:p>mimetypes</text:p>
          </table:table-cell>
          <table:table-cell office:value-type="string">
            <text:p>audio-x-mod</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mp2</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mp3</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mpegurl</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ms-wma</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musepack</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oggflac</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pn-realaudio-plugin</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pn-realaudio</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scpls</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speex</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vorbis</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wav</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image-cgm</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fax-g3</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fits</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gif</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jp2</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jpeg</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jpg</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pjpeg</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png</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svg+xml</text:p>
          </table:table-cell>
          <table:table-cell office:value-type="string">
            <text:p>vectorgfx</text:p>
          </table:table-cell>
          <table:table-cell table:number-columns-repeated="252"/>
        </table:table-row>
        <table:table-row table:style-name="ro3">
          <table:table-cell office:value-type="string">
            <text:p>mimetypes</text:p>
          </table:table-cell>
          <table:table-cell office:value-type="string">
            <text:p>image-tiff</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bmp</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dds</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djvu</text:p>
          </table:table-cell>
          <table:table-cell office:value-type="string">
            <text:p>djvu</text:p>
          </table:table-cell>
          <table:table-cell table:number-columns-repeated="252"/>
        </table:table-row>
        <table:table-row table:style-name="ro3">
          <table:table-cell office:value-type="string">
            <text:p>mimetypes</text:p>
          </table:table-cell>
          <table:table-cell office:value-type="string">
            <text:p>image-x-eps</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exr</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hdr</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ico</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jng</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msod</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pcx</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photo-cd</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portable-bitmap</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portable-greymap</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portable-pixmap</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raw</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rgb</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targa</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vnd.adobe.photoshop</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vnd.trolltech.qpicture</text:p>
          </table:table-cell>
          <table:table-cell office:value-type="string">
            <text:p>vectorgfx</text:p>
          </table:table-cell>
          <table:table-cell table:number-columns-repeated="252"/>
        </table:table-row>
        <table:table-row table:style-name="ro3">
          <table:table-cell office:value-type="string">
            <text:p>mimetypes</text:p>
          </table:table-cell>
          <table:table-cell office:value-type="string">
            <text:p>image-x-wmf</text:p>
          </table:table-cell>
          <table:table-cell office:value-type="string">
            <text:p>vectorgfx</text:p>
          </table:table-cell>
          <table:table-cell table:number-columns-repeated="252"/>
        </table:table-row>
        <table:table-row table:style-name="ro3">
          <table:table-cell office:value-type="string">
            <text:p>mimetypes</text:p>
          </table:table-cell>
          <table:table-cell office:value-type="string">
            <text:p>image-x-xbm</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xcf-gimp</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xcursor</text:p>
          </table:table-cell>
          <table:table-cell office:value-type="string">
            <text:p>cursor</text:p>
          </table:table-cell>
          <table:table-cell table:number-columns-repeated="252"/>
        </table:table-row>
        <table:table-row table:style-name="ro3">
          <table:table-cell office:value-type="string">
            <text:p>mimetypes</text:p>
          </table:table-cell>
          <table:table-cell office:value-type="string">
            <text:p>image-x-xfig</text:p>
          </table:table-cell>
          <table:table-cell office:value-type="string">
            <text:p>vectorgfx</text:p>
          </table:table-cell>
          <table:table-cell table:number-columns-repeated="252"/>
        </table:table-row>
        <table:table-row table:style-name="ro3">
          <table:table-cell office:value-type="string">
            <text:p>mimetypes</text:p>
          </table:table-cell>
          <table:table-cell office:value-type="string">
            <text:p>image-x-xpm</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node-block</text:p>
          </table:table-cell>
          <table:table-cell office:value-type="string">
            <text:p>blockdevice</text:p>
          </table:table-cell>
          <table:table-cell table:number-columns-repeated="252"/>
        </table:table-row>
        <table:table-row table:style-name="ro3">
          <table:table-cell office:value-type="string">
            <text:p>mimetypes</text:p>
          </table:table-cell>
          <table:table-cell office:value-type="string">
            <text:p>inode-chardevice</text:p>
          </table:table-cell>
          <table:table-cell office:value-type="string">
            <text:p>chardevice</text:p>
          </table:table-cell>
          <table:table-cell table:number-columns-repeated="252"/>
        </table:table-row>
        <table:table-row table:style-name="ro3">
          <table:table-cell office:value-type="string">
            <text:p>mimetypes</text:p>
          </table:table-cell>
          <table:table-cell office:value-type="string">
            <text:p>inode-directory-locked</text:p>
          </table:table-cell>
          <table:table-cell office:value-type="string">
            <text:p>folder_locked</text:p>
          </table:table-cell>
          <table:table-cell table:number-columns-repeated="252"/>
        </table:table-row>
        <table:table-row table:style-name="ro3">
          <table:table-cell office:value-type="string">
            <text:p>mimetypes</text:p>
          </table:table-cell>
          <table:table-cell office:value-type="string">
            <text:p>inode-directory</text:p>
          </table:table-cell>
          <table:table-cell office:value-type="string">
            <text:p>folder</text:p>
          </table:table-cell>
          <table:table-cell table:number-columns-repeated="252"/>
        </table:table-row>
        <table:table-row table:style-name="ro3">
          <table:table-cell office:value-type="string">
            <text:p>mimetypes</text:p>
          </table:table-cell>
          <table:table-cell office:value-type="string">
            <text:p>inode-fifo</text:p>
          </table:table-cell>
          <table:table-cell office:value-type="string">
            <text:p>pipe</text:p>
          </table:table-cell>
          <table:table-cell table:number-columns-repeated="252"/>
        </table:table-row>
        <table:table-row table:style-name="ro3">
          <table:table-cell office:value-type="string">
            <text:p>mimetypes</text:p>
          </table:table-cell>
          <table:table-cell office:value-type="string">
            <text:p>inode-socket</text:p>
          </table:table-cell>
          <table:table-cell office:value-type="string">
            <text:p>socket</text:p>
          </table:table-cell>
          <table:table-cell table:number-columns-repeated="252"/>
        </table:table-row>
        <table:table-row table:style-name="ro3">
          <table:table-cell office:value-type="string">
            <text:p>mimetypes</text:p>
          </table:table-cell>
          <table:table-cell office:value-type="string">
            <text:p>message-news</text:p>
          </table:table-cell>
          <table:table-cell office:value-type="string">
            <text:p>news</text:p>
          </table:table-cell>
          <table:table-cell table:number-columns-repeated="252"/>
        </table:table-row>
        <table:table-row table:style-name="ro3">
          <table:table-cell office:value-type="string">
            <text:p>mimetypes</text:p>
          </table:table-cell>
          <table:table-cell office:value-type="string">
            <text:p>message-rfc822</text:p>
          </table:table-cell>
          <table:table-cell office:value-type="string">
            <text:p>message</text:p>
          </table:table-cell>
          <table:table-cell table:number-columns-repeated="252"/>
        </table:table-row>
        <table:table-row table:style-name="ro3">
          <table:table-cell office:value-type="string">
            <text:p>mimetypes</text:p>
          </table:table-cell>
          <table:table-cell office:value-type="string">
            <text:p>model-vrml</text:p>
          </table:table-cell>
          <table:table-cell office:value-type="string">
            <text:p>multimedia</text:p>
          </table:table-cell>
          <table:table-cell table:number-columns-repeated="252"/>
        </table:table-row>
        <table:table-row table:style-name="ro3">
          <table:table-cell office:value-type="string">
            <text:p>mimetypes</text:p>
          </table:table-cell>
          <table:table-cell office:value-type="string">
            <text:p>text-calendar</text:p>
          </table:table-cell>
          <table:table-cell office:value-type="string">
            <text:p>vcalendar</text:p>
          </table:table-cell>
          <table:table-cell table:number-columns-repeated="252"/>
        </table:table-row>
        <table:table-row table:style-name="ro3">
          <table:table-cell office:value-type="string">
            <text:p>mimetypes</text:p>
          </table:table-cell>
          <table:table-cell office:value-type="string">
            <text:p>text-css</text:p>
          </table:table-cell>
          <table:table-cell office:value-type="string">
            <text:p>txt</text:p>
          </table:table-cell>
          <table:table-cell table:number-columns-repeated="252"/>
        </table:table-row>
        <table:table-row table:style-name="ro3">
          <table:table-cell office:value-type="string">
            <text:p>mimetypes</text:p>
          </table:table-cell>
          <table:table-cell office:value-type="string">
            <text:p>text-csv</text:p>
          </table:table-cell>
          <table:table-cell office:value-type="string">
            <text:p>txt</text:p>
          </table:table-cell>
          <table:table-cell table:number-columns-repeated="252"/>
        </table:table-row>
        <table:table-row table:style-name="ro3">
          <table:table-cell office:value-type="string">
            <text:p>mimetypes</text:p>
          </table:table-cell>
          <table:table-cell office:value-type="string">
            <text:p>text-directory</text:p>
          </table:table-cell>
          <table:table-cell office:value-type="string">
            <text:p>vcard</text:p>
          </table:table-cell>
          <table:table-cell table:number-columns-repeated="252"/>
        </table:table-row>
        <table:table-row table:style-name="ro3">
          <table:table-cell office:value-type="string">
            <text:p>mimetypes</text:p>
          </table:table-cell>
          <table:table-cell office:value-type="string">
            <text:p>text-docbook</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text-enriched</text:p>
          </table:table-cell>
          <table:table-cell office:value-type="string">
            <text:p>txt</text:p>
          </table:table-cell>
          <table:table-cell table:number-columns-repeated="252"/>
        </table:table-row>
        <table:table-row table:style-name="ro3">
          <table:table-cell office:value-type="string">
            <text:p>mimetypes</text:p>
          </table:table-cell>
          <table:table-cell office:value-type="string">
            <text:p>text-html</text:p>
          </table:table-cell>
          <table:table-cell office:value-type="string">
            <text:p>html</text:p>
          </table:table-cell>
          <table:table-cell table:number-columns-repeated="252"/>
        </table:table-row>
        <table:table-row table:style-name="ro3">
          <table:table-cell office:value-type="string">
            <text:p>mimetypes</text:p>
          </table:table-cell>
          <table:table-cell office:value-type="string">
            <text:p>text-javascript</text:p>
          </table:table-cell>
          <table:table-cell office:value-type="string">
            <text:p>javascript</text:p>
          </table:table-cell>
          <table:table-cell table:number-columns-repeated="252"/>
        </table:table-row>
        <table:table-row table:style-name="ro3">
          <table:table-cell office:value-type="string">
            <text:p>mimetypes</text:p>
          </table:table-cell>
          <table:table-cell office:value-type="string">
            <text:p>text-plain</text:p>
          </table:table-cell>
          <table:table-cell office:value-type="string">
            <text:p>txt</text:p>
          </table:table-cell>
          <table:table-cell table:number-columns-repeated="252"/>
        </table:table-row>
        <table:table-row table:style-name="ro3">
          <table:table-cell office:value-type="string">
            <text:p>mimetypes</text:p>
          </table:table-cell>
          <table:table-cell office:value-type="string">
            <text:p>text-rdf</text:p>
          </table:table-cell>
          <table:table-cell office:value-type="string">
            <text:p>news</text:p>
          </table:table-cell>
          <table:table-cell table:number-columns-repeated="252"/>
        </table:table-row>
        <table:table-row table:style-name="ro3">
          <table:table-cell office:value-type="string">
            <text:p>mimetypes</text:p>
          </table:table-cell>
          <table:table-cell office:value-type="string">
            <text:p>text-rss</text:p>
          </table:table-cell>
          <table:table-cell office:value-type="string">
            <text:p>news</text:p>
          </table:table-cell>
          <table:table-cell table:number-columns-repeated="252"/>
        </table:table-row>
        <table:table-row table:style-name="ro3">
          <table:table-cell office:value-type="string">
            <text:p>mimetypes</text:p>
          </table:table-cell>
          <table:table-cell office:value-type="string">
            <text:p>text-rtf</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text-sgml</text:p>
          </table:table-cell>
          <table:table-cell office:value-type="string">
            <text:p>txt</text:p>
          </table:table-cell>
          <table:table-cell table:number-columns-repeated="252"/>
        </table:table-row>
        <table:table-row table:style-name="ro3">
          <table:table-cell office:value-type="string">
            <text:p>mimetypes</text:p>
          </table:table-cell>
          <table:table-cell office:value-type="string">
            <text:p>text-vnd.abc</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text-vnd.wap.wml</text:p>
          </table:table-cell>
          <table:table-cell office:value-type="string">
            <text:p>html</text:p>
          </table:table-cell>
          <table:table-cell table:number-columns-repeated="252"/>
        </table:table-row>
        <table:table-row table:style-name="ro3">
          <table:table-cell office:value-type="string">
            <text:p>mimetypes</text:p>
          </table:table-cell>
          <table:table-cell office:value-type="string">
            <text:p>text-x-adasrc</text:p>
          </table:table-cell>
          <table:table-cell office:value-type="string">
            <text:p>source_cpp</text:p>
          </table:table-cell>
          <table:table-cell table:number-columns-repeated="252"/>
        </table:table-row>
        <table:table-row table:style-name="ro3">
          <table:table-cell office:value-type="string">
            <text:p>mimetypes</text:p>
          </table:table-cell>
          <table:table-cell office:value-type="string">
            <text:p>text-x-bibtex</text:p>
          </table:table-cell>
          <table:table-cell office:value-type="string">
            <text:p>tex</text:p>
          </table:table-cell>
          <table:table-cell table:number-columns-repeated="252"/>
        </table:table-row>
        <table:table-row table:style-name="ro3">
          <table:table-cell office:value-type="string">
            <text:p>mimetypes</text:p>
          </table:table-cell>
          <table:table-cell office:value-type="string">
            <text:p>text-x-c++hdr</text:p>
          </table:table-cell>
          <table:table-cell office:value-type="string">
            <text:p>source_h</text:p>
          </table:table-cell>
          <table:table-cell table:number-columns-repeated="252"/>
        </table:table-row>
        <table:table-row table:style-name="ro3">
          <table:table-cell office:value-type="string">
            <text:p>mimetypes</text:p>
          </table:table-cell>
          <table:table-cell office:value-type="string">
            <text:p>text-x-c++src</text:p>
          </table:table-cell>
          <table:table-cell office:value-type="string">
            <text:p>source_cpp</text:p>
          </table:table-cell>
          <table:table-cell table:number-columns-repeated="252"/>
        </table:table-row>
        <table:table-row table:style-name="ro3">
          <table:table-cell office:value-type="string">
            <text:p>mimetypes</text:p>
          </table:table-cell>
          <table:table-cell office:value-type="string">
            <text:p>text-x-chdr</text:p>
          </table:table-cell>
          <table:table-cell office:value-type="string">
            <text:p>source_h</text:p>
          </table:table-cell>
          <table:table-cell table:number-columns-repeated="252"/>
        </table:table-row>
        <table:table-row table:style-name="ro3">
          <table:table-cell office:value-type="string">
            <text:p>mimetypes</text:p>
          </table:table-cell>
          <table:table-cell office:value-type="string">
            <text:p>text-x-csharp</text:p>
          </table:table-cell>
          <table:table-cell office:value-type="string">
            <text:p>source</text:p>
          </table:table-cell>
          <table:table-cell table:number-columns-repeated="252"/>
        </table:table-row>
        <table:table-row table:style-name="ro3">
          <table:table-cell office:value-type="string">
            <text:p>mimetypes</text:p>
          </table:table-cell>
          <table:table-cell office:value-type="string">
            <text:p>text-x-csrc</text:p>
          </table:table-cell>
          <table:table-cell office:value-type="string">
            <text:p>source_c</text:p>
          </table:table-cell>
          <table:table-cell table:number-columns-repeated="252"/>
        </table:table-row>
        <table:table-row table:style-name="ro3">
          <table:table-cell office:value-type="string">
            <text:p>mimetypes</text:p>
          </table:table-cell>
          <table:table-cell office:value-type="string">
            <text:p>text-x-csv</text:p>
          </table:table-cell>
          <table:table-cell office:value-type="string">
            <text:p>txt</text:p>
          </table:table-cell>
          <table:table-cell table:number-columns-repeated="252"/>
        </table:table-row>
        <table:table-row table:style-name="ro3">
          <table:table-cell office:value-type="string">
            <text:p>mimetypes</text:p>
          </table:table-cell>
          <table:table-cell office:value-type="string">
            <text:p>text-x-diff</text:p>
          </table:table-cell>
          <table:table-cell office:value-type="string">
            <text:p>txt</text:p>
          </table:table-cell>
          <table:table-cell table:number-columns-repeated="252"/>
        </table:table-row>
        <table:table-row table:style-name="ro3">
          <table:table-cell office:value-type="string">
            <text:p>mimetypes</text:p>
          </table:table-cell>
          <table:table-cell office:value-type="string">
            <text:p>text-x-hex</text:p>
          </table:table-cell>
          <table:table-cell office:value-type="string">
            <text:p>source</text:p>
          </table:table-cell>
          <table:table-cell table:number-columns-repeated="252"/>
        </table:table-row>
        <table:table-row table:style-name="ro3">
          <table:table-cell office:value-type="string">
            <text:p>mimetypes</text:p>
          </table:table-cell>
          <table:table-cell office:value-type="string">
            <text:p>text-x-java</text:p>
          </table:table-cell>
          <table:table-cell office:value-type="string">
            <text:p>source_java</text:p>
          </table:table-cell>
          <table:table-cell table:number-columns-repeated="252"/>
        </table:table-row>
        <table:table-row table:style-name="ro3">
          <table:table-cell office:value-type="string">
            <text:p>mimetypes</text:p>
          </table:table-cell>
          <table:table-cell office:value-type="string">
            <text:p>text-x-katefilelist</text:p>
          </table:table-cell>
          <table:table-cell office:value-type="string">
            <text:p>unknown</text:p>
          </table:table-cell>
          <table:table-cell table:number-columns-repeated="252"/>
        </table:table-row>
        <table:table-row table:style-name="ro3">
          <table:table-cell office:value-type="string">
            <text:p>mimetypes</text:p>
          </table:table-cell>
          <table:table-cell office:value-type="string">
            <text:p>text-x-latex</text:p>
          </table:table-cell>
          <table:table-cell office:value-type="string">
            <text:p>tex</text:p>
          </table:table-cell>
          <table:table-cell table:number-columns-repeated="252"/>
        </table:table-row>
        <table:table-row table:style-name="ro3">
          <table:table-cell office:value-type="string">
            <text:p>mimetypes</text:p>
          </table:table-cell>
          <table:table-cell office:value-type="string">
            <text:p>text-x-ldif</text:p>
          </table:table-cell>
          <table:table-cell office:value-type="string">
            <text:p>vcard</text:p>
          </table:table-cell>
          <table:table-cell table:number-columns-repeated="252"/>
        </table:table-row>
        <table:table-row table:style-name="ro3">
          <table:table-cell office:value-type="string">
            <text:p>mimetypes</text:p>
          </table:table-cell>
          <table:table-cell office:value-type="string">
            <text:p>text-x-log</text:p>
          </table:table-cell>
          <table:table-cell office:value-type="string">
            <text:p>log</text:p>
          </table:table-cell>
          <table:table-cell table:number-columns-repeated="252"/>
        </table:table-row>
        <table:table-row table:style-name="ro3">
          <table:table-cell office:value-type="string">
            <text:p>mimetypes</text:p>
          </table:table-cell>
          <table:table-cell office:value-type="string">
            <text:p>text-x-makefile</text:p>
          </table:table-cell>
          <table:table-cell office:value-type="string">
            <text:p>make</text:p>
          </table:table-cell>
          <table:table-cell table:number-columns-repeated="252"/>
        </table:table-row>
        <table:table-row table:style-name="ro3">
          <table:table-cell office:value-type="string">
            <text:p>mimetypes</text:p>
          </table:table-cell>
          <table:table-cell office:value-type="string">
            <text:p>text-x-moc</text:p>
          </table:table-cell>
          <table:table-cell office:value-type="string">
            <text:p>source_moc</text:p>
          </table:table-cell>
          <table:table-cell table:number-columns-repeated="252"/>
        </table:table-row>
        <table:table-row table:style-name="ro3">
          <table:table-cell office:value-type="string">
            <text:p>mimetypes</text:p>
          </table:table-cell>
          <table:table-cell office:value-type="string">
            <text:p>text-x-mswinurl</text:p>
          </table:table-cell>
          <table:table-cell office:value-type="string">
            <text:p>html</text:p>
          </table:table-cell>
          <table:table-cell table:number-columns-repeated="252"/>
        </table:table-row>
        <table:table-row table:style-name="ro3">
          <table:table-cell office:value-type="string">
            <text:p>mimetypes</text:p>
          </table:table-cell>
          <table:table-cell office:value-type="string">
            <text:p>text-x-objchdr</text:p>
          </table:table-cell>
          <table:table-cell office:value-type="string">
            <text:p>source_h</text:p>
          </table:table-cell>
          <table:table-cell table:number-columns-repeated="252"/>
        </table:table-row>
        <table:table-row table:style-name="ro3">
          <table:table-cell office:value-type="string">
            <text:p>mimetypes</text:p>
          </table:table-cell>
          <table:table-cell office:value-type="string">
            <text:p>text-x-objcsrc</text:p>
          </table:table-cell>
          <table:table-cell office:value-type="string">
            <text:p>source_c</text:p>
          </table:table-cell>
          <table:table-cell table:number-columns-repeated="252"/>
        </table:table-row>
        <table:table-row table:style-name="ro3">
          <table:table-cell office:value-type="string">
            <text:p>mimetypes</text:p>
          </table:table-cell>
          <table:table-cell office:value-type="string">
            <text:p>text-x-pascal</text:p>
          </table:table-cell>
          <table:table-cell office:value-type="string">
            <text:p>source_p</text:p>
          </table:table-cell>
          <table:table-cell table:number-columns-repeated="252"/>
        </table:table-row>
        <table:table-row table:style-name="ro3">
          <table:table-cell office:value-type="string">
            <text:p>mimetypes</text:p>
          </table:table-cell>
          <table:table-cell office:value-type="string">
            <text:p>text-x-tcl</text:p>
          </table:table-cell>
          <table:table-cell office:value-type="string">
            <text:p>source</text:p>
          </table:table-cell>
          <table:table-cell table:number-columns-repeated="252"/>
        </table:table-row>
        <table:table-row table:style-name="ro3">
          <table:table-cell office:value-type="string">
            <text:p>mimetypes</text:p>
          </table:table-cell>
          <table:table-cell office:value-type="string">
            <text:p>text-x-tex</text:p>
          </table:table-cell>
          <table:table-cell office:value-type="string">
            <text:p>tex</text:p>
          </table:table-cell>
          <table:table-cell table:number-columns-repeated="252"/>
        </table:table-row>
        <table:table-row table:style-name="ro3">
          <table:table-cell office:value-type="string">
            <text:p>mimetypes</text:p>
          </table:table-cell>
          <table:table-cell office:value-type="string">
            <text:p>text-x-vcalendar</text:p>
          </table:table-cell>
          <table:table-cell office:value-type="string">
            <text:p>vcalendar</text:p>
          </table:table-cell>
          <table:table-cell table:number-columns-repeated="252"/>
        </table:table-row>
        <table:table-row table:style-name="ro3">
          <table:table-cell office:value-type="string">
            <text:p>mimetypes</text:p>
          </table:table-cell>
          <table:table-cell office:value-type="string">
            <text:p>text-x-vcard</text:p>
          </table:table-cell>
          <table:table-cell office:value-type="string">
            <text:p>vcard</text:p>
          </table:table-cell>
          <table:table-cell table:number-columns-repeated="252"/>
        </table:table-row>
        <table:table-row table:style-name="ro3">
          <table:table-cell office:value-type="string">
            <text:p>mimetypes</text:p>
          </table:table-cell>
          <table:table-cell office:value-type="string">
            <text:p>text-x-xslfo</text:p>
          </table:table-cell>
          <table:table-cell office:value-type="string">
            <text:p>html</text:p>
          </table:table-cell>
          <table:table-cell table:number-columns-repeated="252"/>
        </table:table-row>
        <table:table-row table:style-name="ro3">
          <table:table-cell office:value-type="string">
            <text:p>mimetypes</text:p>
          </table:table-cell>
          <table:table-cell office:value-type="string">
            <text:p>text-x-xslt</text:p>
          </table:table-cell>
          <table:table-cell office:value-type="string">
            <text:p>html</text:p>
          </table:table-cell>
          <table:table-cell table:number-columns-repeated="252"/>
        </table:table-row>
        <table:table-row table:style-name="ro3">
          <table:table-cell office:value-type="string">
            <text:p>mimetypes</text:p>
          </table:table-cell>
          <table:table-cell office:value-type="string">
            <text:p>text-xml</text:p>
          </table:table-cell>
          <table:table-cell office:value-type="string">
            <text:p>html</text:p>
          </table:table-cell>
          <table:table-cell table:number-columns-repeated="252"/>
        </table:table-row>
        <table:table-row table:style-name="ro3">
          <table:table-cell office:value-type="string">
            <text:p>mimetypes</text:p>
          </table:table-cell>
          <table:table-cell office:value-type="string">
            <text:p>uri-mms</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uri-mmst</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uri-mmsu</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uri-pnm</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uri-rtspt</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uri-rtspu</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video-avi</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video-mp4</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video-mpeg</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video-quicktime</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video-vnd.rn-realvideo</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video-x-flic</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video-x-matroska</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video-x-mng</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video-x-ms-asf</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video-x-ms-wmv</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video-x-msvideo</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video-x-ogm</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video-x-theora</text:p>
          </table:table-cell>
          <table:table-cell office:value-type="string">
            <text:p>video</text:p>
          </table:table-cell>
          <table:table-cell table:number-columns-repeated="252"/>
        </table:table-row>
        <table:table-row table:style-name="ro2" table:number-rows-repeated="28689">
          <table:table-cell table:style-name="ce2"/>
          <table:table-cell table:number-columns-repeated="254"/>
        </table:table-row>
        <table:table-row table:style-name="ro4" table:number-rows-repeated="32771">
          <table:table-cell table:number-columns-repeated="255"/>
        </table:table-row>
        <table:table-row table:style-name="ro4">
          <table:table-cell table:number-columns-repeated="255"/>
        </table:table-row>
      </table:table>
      <table:table table:name="Sheet2" table:style-name="ta1">
        <table:table-column table:style-name="co1" table:default-cell-style-name="Default"/>
        <table:table-row table:style-name="ro1">
          <table:table-cell office:value-type="string">
            <text:p>get rid of overlays, use emblems instead</text:p>
          </table:table-cell>
        </table:table-row>
        <table:table-row table:style-name="ro1">
          <table:table-cell office:value-type="string">
            <text:p>add mount emblem</text:p>
          </table:table-cell>
        </table:table-row>
        <table:table-row table:style-name="ro1">
          <table:table-cell office:value-type="string">
            <text:p>rename filesystem to places</text:p>
          </table:table-cell>
        </table:table-row>
        <table:table-row table:style-name="ro1">
          <table:table-cell office:value-type="string">
            <text:p>category category</text:p>
          </table:table-cell>
        </table:table-row>
        <table:table-row table:style-name="ro1">
          <table:table-cell office:value-type="string">
            <text:p>sort out kdeprint icons</text:p>
          </table:table-cell>
        </table:table-row>
        <table:table-row table:style-name="ro1">
          <table:table-cell office:value-type="string">
            <text:p>handle other existing oxygen icons</text:p>
          </table:table-cell>
        </table:table-row>
        <table:table-row table:style-name="ro1">
          <table:table-cell office:value-type="string">
            <text:p>work out what's missing</text:p>
          </table:table-cell>
        </table:table-row>
      </table:table>
      <table:table table:name="Sheet3" table:style-name="ta1">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ans Serif" svg:font-family="'Sans Serif'"/>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Tahoma" style:language-asian="it" style:country-asian="IT" style:font-name-complex="Tahoma" style:language-complex="it" style:country-complex="IT"/>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3-05">05/03/2007</text:date>, <text:time>13.09.34</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Aaron Seigo</meta:initial-creator>
    <meta:creation-date>2006-12-28T11:04:59</meta:creation-date>
    <dc:creator>Pino Toscano</dc:creator>
    <dc:date>2007-03-05T13:09:34</dc:date>
    <dc:language>en-US</dc:language>
    <meta:editing-cycles>44</meta:editing-cycles>
    <meta:editing-duration>PT53M46S</meta:editing-duration>
    <meta:user-defined meta:name="Info 1"/>
    <meta:user-defined meta:name="Info 2"/>
    <meta:user-defined meta:name="Info 3"/>
    <meta:user-defined meta:name="Info 4"/>
    <meta:document-statistic meta:table-count="3" meta:cell-count="13121"/>
  </office:meta>
</office:document-meta>
</file>